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804cm" svg:height="15.141cm" svg:x="13.113cm" svg:y="0.531cm">
            <draw:object draw:notify-on-update-of-ranges="LOGGER03.B2:LOGGER03.B1091 LOGGER03.C1:LOGGER03.C1 LOGGER03.C2:LOGGER03.C10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5" calcext:value-type="float">
            <text:p>1.25</text:p>
          </table:table-cell>
          <table:table-cell office:value-type="float" office:value="501.52" calcext:value-type="float">
            <text:p>501.52</text:p>
          </table:table-cell>
          <table:table-cell office:value-type="float" office:value="628.98" calcext:value-type="float">
            <text:p>628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8" calcext:value-type="float">
            <text:p>15298</text:p>
          </table:table-cell>
          <table:table-cell table:formula="of:=[.A3]/1000/(60*60*24)" office:value-type="time" office:time-value="PT00H00M15.298S" calcext:value-type="time">
            <text:p>00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8" calcext:value-type="float">
            <text:p>499.8</text:p>
          </table:table-cell>
          <table:table-cell office:value-type="float" office:value="622.74" calcext:value-type="float">
            <text:p>622.74</text:p>
          </table:table-cell>
          <table:table-cell office:value-type="float" office:value="2.12" calcext:value-type="float">
            <text:p>2.1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table:formula="of:=[.A4]/1000/(60*60*24)" office:value-type="time" office:time-value="PT00H00M31.298S" calcext:value-type="time">
            <text:p>00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1.97" calcext:value-type="float">
            <text:p>621.97</text:p>
          </table:table-cell>
          <table:table-cell office:value-type="float" office:value="4.34" calcext:value-type="float">
            <text:p>4.34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47299" calcext:value-type="float">
            <text:p>47299</text:p>
          </table:table-cell>
          <table:table-cell table:formula="of:=[.A5]/1000/(60*60*24)" office:value-type="time" office:time-value="PT00H00M47.299S" calcext:value-type="time">
            <text:p>00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0.12" calcext:value-type="float">
            <text:p>620.12</text:p>
          </table:table-cell>
          <table:table-cell office:value-type="float" office:value="6.56" calcext:value-type="float">
            <text:p>6.56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63298" calcext:value-type="float">
            <text:p>63298</text:p>
          </table:table-cell>
          <table:table-cell table:formula="of:=[.A6]/1000/(60*60*24)" office:value-type="time" office:time-value="PT00H01M03.298S" calcext:value-type="time">
            <text:p>00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0.14" calcext:value-type="float">
            <text:p>620.14</text:p>
          </table:table-cell>
          <table:table-cell office:value-type="float" office:value="8.78" calcext:value-type="float">
            <text:p>8.78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79298" calcext:value-type="float">
            <text:p>79298</text:p>
          </table:table-cell>
          <table:table-cell table:formula="of:=[.A7]/1000/(60*60*24)" office:value-type="time" office:time-value="PT00H01M19.298S" calcext:value-type="time">
            <text:p>00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2" calcext:value-type="float">
            <text:p>618.22</text:p>
          </table:table-cell>
          <table:table-cell office:value-type="float" office:value="11" calcext:value-type="float">
            <text:p>11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95298" calcext:value-type="float">
            <text:p>95298</text:p>
          </table:table-cell>
          <table:table-cell table:formula="of:=[.A8]/1000/(60*60*24)" office:value-type="time" office:time-value="PT00H01M35.298S" calcext:value-type="time">
            <text:p>00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8" calcext:value-type="float">
            <text:p>617.98</text:p>
          </table:table-cell>
          <table:table-cell office:value-type="float" office:value="13.22" calcext:value-type="float">
            <text:p>13.22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111298" calcext:value-type="float">
            <text:p>111298</text:p>
          </table:table-cell>
          <table:table-cell table:formula="of:=[.A9]/1000/(60*60*24)" office:value-type="time" office:time-value="PT00H01M51.298S" calcext:value-type="time">
            <text:p>00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18.73" calcext:value-type="float">
            <text:p>618.73</text:p>
          </table:table-cell>
          <table:table-cell office:value-type="float" office:value="15.44" calcext:value-type="float">
            <text:p>15.44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127298" calcext:value-type="float">
            <text:p>127298</text:p>
          </table:table-cell>
          <table:table-cell table:formula="of:=[.A10]/1000/(60*60*24)" office:value-type="time" office:time-value="PT00H02M07.298S" calcext:value-type="time">
            <text:p>00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17.66" calcext:value-type="float">
            <text:p>17.66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143299" calcext:value-type="float">
            <text:p>143299</text:p>
          </table:table-cell>
          <table:table-cell table:formula="of:=[.A11]/1000/(60*60*24)" office:value-type="time" office:time-value="PT00H02M23.299S" calcext:value-type="time">
            <text:p>00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19.88" calcext:value-type="float">
            <text:p>19.88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59298" calcext:value-type="float">
            <text:p>159298</text:p>
          </table:table-cell>
          <table:table-cell table:formula="of:=[.A12]/1000/(60*60*24)" office:value-type="time" office:time-value="PT00H02M39.298S" calcext:value-type="time">
            <text:p>00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22.1" calcext:value-type="float">
            <text:p>22.1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75298" calcext:value-type="float">
            <text:p>175298</text:p>
          </table:table-cell>
          <table:table-cell table:formula="of:=[.A13]/1000/(60*60*24)" office:value-type="time" office:time-value="PT00H02M55.298S" calcext:value-type="time">
            <text:p>00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24.32" calcext:value-type="float">
            <text:p>24.32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float" office:value="191298" calcext:value-type="float">
            <text:p>191298</text:p>
          </table:table-cell>
          <table:table-cell table:formula="of:=[.A14]/1000/(60*60*24)" office:value-type="time" office:time-value="PT00H03M11.298S" calcext:value-type="time">
            <text:p>00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26.54" calcext:value-type="float">
            <text:p>26.54</text:p>
          </table:table-cell>
          <table:table-cell office:value-type="float" office:value="32.87" calcext:value-type="float">
            <text:p>32.87</text:p>
          </table:table-cell>
        </table:table-row>
        <table:table-row table:style-name="ro1">
          <table:table-cell office:value-type="float" office:value="207298" calcext:value-type="float">
            <text:p>207298</text:p>
          </table:table-cell>
          <table:table-cell table:formula="of:=[.A15]/1000/(60*60*24)" office:value-type="time" office:time-value="PT00H03M27.298S" calcext:value-type="time">
            <text:p>00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4" calcext:value-type="float">
            <text:p>614</text:p>
          </table:table-cell>
          <table:table-cell office:value-type="float" office:value="28.76" calcext:value-type="float">
            <text:p>28.7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23298" calcext:value-type="float">
            <text:p>223298</text:p>
          </table:table-cell>
          <table:table-cell table:formula="of:=[.A16]/1000/(60*60*24)" office:value-type="time" office:time-value="PT00H03M43.298S" calcext:value-type="time">
            <text:p>00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30.98" calcext:value-type="float">
            <text:p>30.98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float" office:value="239298" calcext:value-type="float">
            <text:p>239298</text:p>
          </table:table-cell>
          <table:table-cell table:formula="of:=[.A17]/1000/(60*60*24)" office:value-type="time" office:time-value="PT00H03M59.298S" calcext:value-type="time">
            <text:p>00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33.2" calcext:value-type="float">
            <text:p>33.2</text:p>
          </table:table-cell>
          <table:table-cell office:value-type="float" office:value="41.04" calcext:value-type="float">
            <text:p>41.04</text:p>
          </table:table-cell>
        </table:table-row>
        <table:table-row table:style-name="ro1">
          <table:table-cell office:value-type="float" office:value="255298" calcext:value-type="float">
            <text:p>255298</text:p>
          </table:table-cell>
          <table:table-cell table:formula="of:=[.A18]/1000/(60*60*24)" office:value-type="time" office:time-value="PT00H04M15.298S" calcext:value-type="time">
            <text:p>00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35.42" calcext:value-type="float">
            <text:p>35.42</text:p>
          </table:table-cell>
          <table:table-cell office:value-type="float" office:value="43.76" calcext:value-type="float">
            <text:p>43.76</text:p>
          </table:table-cell>
        </table:table-row>
        <table:table-row table:style-name="ro1">
          <table:table-cell office:value-type="float" office:value="271298" calcext:value-type="float">
            <text:p>271298</text:p>
          </table:table-cell>
          <table:table-cell table:formula="of:=[.A19]/1000/(60*60*24)" office:value-type="time" office:time-value="PT00H04M31.298S" calcext:value-type="time">
            <text:p>00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37.64" calcext:value-type="float">
            <text:p>37.64</text:p>
          </table:table-cell>
          <table:table-cell office:value-type="float" office:value="46.47" calcext:value-type="float">
            <text:p>46.47</text:p>
          </table:table-cell>
        </table:table-row>
        <table:table-row table:style-name="ro1">
          <table:table-cell office:value-type="float" office:value="287298" calcext:value-type="float">
            <text:p>287298</text:p>
          </table:table-cell>
          <table:table-cell table:formula="of:=[.A20]/1000/(60*60*24)" office:value-type="time" office:time-value="PT00H04M47.298S" calcext:value-type="time">
            <text:p>00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4" calcext:value-type="float">
            <text:p>610.14</text:p>
          </table:table-cell>
          <table:table-cell office:value-type="float" office:value="39.86" calcext:value-type="float">
            <text:p>39.86</text:p>
          </table:table-cell>
          <table:table-cell office:value-type="float" office:value="49.19" calcext:value-type="float">
            <text:p>49.19</text:p>
          </table:table-cell>
        </table:table-row>
        <table:table-row table:style-name="ro1">
          <table:table-cell office:value-type="float" office:value="303298" calcext:value-type="float">
            <text:p>303298</text:p>
          </table:table-cell>
          <table:table-cell table:formula="of:=[.A21]/1000/(60*60*24)" office:value-type="time" office:time-value="PT00H05M03.298S" calcext:value-type="time">
            <text:p>00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8" calcext:value-type="float">
            <text:p>608.48</text:p>
          </table:table-cell>
          <table:table-cell office:value-type="float" office:value="42.08" calcext:value-type="float">
            <text:p>42.08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319298" calcext:value-type="float">
            <text:p>319298</text:p>
          </table:table-cell>
          <table:table-cell table:formula="of:=[.A22]/1000/(60*60*24)" office:value-type="time" office:time-value="PT00H05M19.298S" calcext:value-type="time">
            <text:p>00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3" calcext:value-type="float">
            <text:p>610.13</text:p>
          </table:table-cell>
          <table:table-cell office:value-type="float" office:value="44.3" calcext:value-type="float">
            <text:p>44.3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float" office:value="335298" calcext:value-type="float">
            <text:p>335298</text:p>
          </table:table-cell>
          <table:table-cell table:formula="of:=[.A23]/1000/(60*60*24)" office:value-type="time" office:time-value="PT00H05M35.298S" calcext:value-type="time">
            <text:p>00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3" calcext:value-type="float">
            <text:p>608.13</text:p>
          </table:table-cell>
          <table:table-cell office:value-type="float" office:value="46.52" calcext:value-type="float">
            <text:p>46.52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>
          <table:table-cell office:value-type="float" office:value="351298" calcext:value-type="float">
            <text:p>351298</text:p>
          </table:table-cell>
          <table:table-cell table:formula="of:=[.A24]/1000/(60*60*24)" office:value-type="time" office:time-value="PT00H05M51.298S" calcext:value-type="time">
            <text:p>00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48.74" calcext:value-type="float">
            <text:p>48.74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float" office:value="367298" calcext:value-type="float">
            <text:p>367298</text:p>
          </table:table-cell>
          <table:table-cell table:formula="of:=[.A25]/1000/(60*60*24)" office:value-type="time" office:time-value="PT00H06M07.298S" calcext:value-type="time">
            <text:p>00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50.96" calcext:value-type="float">
            <text:p>50.96</text:p>
          </table:table-cell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float" office:value="383298" calcext:value-type="float">
            <text:p>383298</text:p>
          </table:table-cell>
          <table:table-cell table:formula="of:=[.A26]/1000/(60*60*24)" office:value-type="time" office:time-value="PT00H06M23.298S" calcext:value-type="time">
            <text:p>00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7.9" calcext:value-type="float">
            <text:p>607.9</text:p>
          </table:table-cell>
          <table:table-cell office:value-type="float" office:value="53.18" calcext:value-type="float">
            <text:p>53.18</text:p>
          </table:table-cell>
          <table:table-cell office:value-type="float" office:value="65.42" calcext:value-type="float">
            <text:p>65.42</text:p>
          </table:table-cell>
        </table:table-row>
        <table:table-row table:style-name="ro1">
          <table:table-cell office:value-type="float" office:value="399298" calcext:value-type="float">
            <text:p>399298</text:p>
          </table:table-cell>
          <table:table-cell table:formula="of:=[.A27]/1000/(60*60*24)" office:value-type="time" office:time-value="PT00H06M39.298S" calcext:value-type="time">
            <text:p>00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9" calcext:value-type="float">
            <text:p>608.39</text:p>
          </table:table-cell>
          <table:table-cell office:value-type="float" office:value="55.4" calcext:value-type="float">
            <text:p>55.4</text:p>
          </table:table-cell>
          <table:table-cell office:value-type="float" office:value="68.12" calcext:value-type="float">
            <text:p>68.12</text:p>
          </table:table-cell>
        </table:table-row>
        <table:table-row table:style-name="ro1">
          <table:table-cell office:value-type="float" office:value="415298" calcext:value-type="float">
            <text:p>415298</text:p>
          </table:table-cell>
          <table:table-cell table:formula="of:=[.A28]/1000/(60*60*24)" office:value-type="time" office:time-value="PT00H06M55.298S" calcext:value-type="time">
            <text:p>00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57.62" calcext:value-type="float">
            <text:p>57.62</text:p>
          </table:table-cell>
          <table:table-cell office:value-type="float" office:value="70.81" calcext:value-type="float">
            <text:p>70.81</text:p>
          </table:table-cell>
        </table:table-row>
        <table:table-row table:style-name="ro1">
          <table:table-cell office:value-type="float" office:value="431298" calcext:value-type="float">
            <text:p>431298</text:p>
          </table:table-cell>
          <table:table-cell table:formula="of:=[.A29]/1000/(60*60*24)" office:value-type="time" office:time-value="PT00H07M11.298S" calcext:value-type="time">
            <text:p>00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59.84" calcext:value-type="float">
            <text:p>59.84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447298" calcext:value-type="float">
            <text:p>447298</text:p>
          </table:table-cell>
          <table:table-cell table:formula="of:=[.A30]/1000/(60*60*24)" office:value-type="time" office:time-value="PT00H07M27.298S" calcext:value-type="time">
            <text:p>00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62.06" calcext:value-type="float">
            <text:p>62.06</text:p>
          </table:table-cell>
          <table:table-cell office:value-type="float" office:value="76.19" calcext:value-type="float">
            <text:p>76.19</text:p>
          </table:table-cell>
        </table:table-row>
        <table:table-row table:style-name="ro1">
          <table:table-cell office:value-type="float" office:value="463298" calcext:value-type="float">
            <text:p>463298</text:p>
          </table:table-cell>
          <table:table-cell table:formula="of:=[.A31]/1000/(60*60*24)" office:value-type="time" office:time-value="PT00H07M43.298S" calcext:value-type="time">
            <text:p>00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64.28" calcext:value-type="float">
            <text:p>64.28</text:p>
          </table:table-cell>
          <table:table-cell office:value-type="float" office:value="78.88" calcext:value-type="float">
            <text:p>78.88</text:p>
          </table:table-cell>
        </table:table-row>
        <table:table-row table:style-name="ro1">
          <table:table-cell office:value-type="float" office:value="479298" calcext:value-type="float">
            <text:p>479298</text:p>
          </table:table-cell>
          <table:table-cell table:formula="of:=[.A32]/1000/(60*60*24)" office:value-type="time" office:time-value="PT00H07M59.298S" calcext:value-type="time">
            <text:p>00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6.01" calcext:value-type="float">
            <text:p>606.01</text:p>
          </table:table-cell>
          <table:table-cell office:value-type="float" office:value="66.49" calcext:value-type="float">
            <text:p>66.49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office:value-type="float" office:value="495299" calcext:value-type="float">
            <text:p>495299</text:p>
          </table:table-cell>
          <table:table-cell table:formula="of:=[.A33]/1000/(60*60*24)" office:value-type="time" office:time-value="PT00H08M15.299S" calcext:value-type="time">
            <text:p>00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68.71" calcext:value-type="float">
            <text:p>68.71</text:p>
          </table:table-cell>
          <table:table-cell office:value-type="float" office:value="84.26" calcext:value-type="float">
            <text:p>84.26</text:p>
          </table:table-cell>
        </table:table-row>
        <table:table-row table:style-name="ro1">
          <table:table-cell office:value-type="float" office:value="511298" calcext:value-type="float">
            <text:p>511298</text:p>
          </table:table-cell>
          <table:table-cell table:formula="of:=[.A34]/1000/(60*60*24)" office:value-type="time" office:time-value="PT00H08M31.298S" calcext:value-type="time">
            <text:p>00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70.93" calcext:value-type="float">
            <text:p>70.93</text:p>
          </table:table-cell>
          <table:table-cell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527298" calcext:value-type="float">
            <text:p>527298</text:p>
          </table:table-cell>
          <table:table-cell table:formula="of:=[.A35]/1000/(60*60*24)" office:value-type="time" office:time-value="PT00H08M47.298S" calcext:value-type="time">
            <text:p>00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73.15" calcext:value-type="float">
            <text:p>73.15</text:p>
          </table:table-cell>
          <table:table-cell office:value-type="float" office:value="89.63" calcext:value-type="float">
            <text:p>89.63</text:p>
          </table:table-cell>
        </table:table-row>
        <table:table-row table:style-name="ro1">
          <table:table-cell office:value-type="float" office:value="543298" calcext:value-type="float">
            <text:p>543298</text:p>
          </table:table-cell>
          <table:table-cell table:formula="of:=[.A36]/1000/(60*60*24)" office:value-type="time" office:time-value="PT00H09M03.298S" calcext:value-type="time">
            <text:p>00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75.37" calcext:value-type="float">
            <text:p>75.37</text:p>
          </table:table-cell>
          <table:table-cell office:value-type="float" office:value="92.31" calcext:value-type="float">
            <text:p>92.31</text:p>
          </table:table-cell>
        </table:table-row>
        <table:table-row table:style-name="ro1">
          <table:table-cell office:value-type="float" office:value="559298" calcext:value-type="float">
            <text:p>559298</text:p>
          </table:table-cell>
          <table:table-cell table:formula="of:=[.A37]/1000/(60*60*24)" office:value-type="time" office:time-value="PT00H09M19.298S" calcext:value-type="time">
            <text:p>00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77.59" calcext:value-type="float">
            <text:p>77.59</text:p>
          </table:table-cell>
          <table:table-cell office:value-type="float" office:value="94.99" calcext:value-type="float">
            <text:p>94.99</text:p>
          </table:table-cell>
        </table:table-row>
        <table:table-row table:style-name="ro1">
          <table:table-cell office:value-type="float" office:value="575299" calcext:value-type="float">
            <text:p>575299</text:p>
          </table:table-cell>
          <table:table-cell table:formula="of:=[.A38]/1000/(60*60*24)" office:value-type="time" office:time-value="PT00H09M35.299S" calcext:value-type="time">
            <text:p>00:0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79.81" calcext:value-type="float">
            <text:p>79.81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591298" calcext:value-type="float">
            <text:p>591298</text:p>
          </table:table-cell>
          <table:table-cell table:formula="of:=[.A39]/1000/(60*60*24)" office:value-type="time" office:time-value="PT00H09M51.298S" calcext:value-type="time">
            <text:p>00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82.03" calcext:value-type="float">
            <text:p>82.03</text:p>
          </table:table-cell>
          <table:table-cell office:value-type="float" office:value="100.34" calcext:value-type="float">
            <text:p>100.34</text:p>
          </table:table-cell>
        </table:table-row>
        <table:table-row table:style-name="ro1">
          <table:table-cell office:value-type="float" office:value="607298" calcext:value-type="float">
            <text:p>607298</text:p>
          </table:table-cell>
          <table:table-cell table:formula="of:=[.A40]/1000/(60*60*24)" office:value-type="time" office:time-value="PT00H10M07.298S" calcext:value-type="time">
            <text:p>00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84.25" calcext:value-type="float">
            <text:p>84.25</text:p>
          </table:table-cell>
          <table:table-cell office:value-type="float" office:value="103.02" calcext:value-type="float">
            <text:p>103.02</text:p>
          </table:table-cell>
        </table:table-row>
        <table:table-row table:style-name="ro1">
          <table:table-cell office:value-type="float" office:value="623298" calcext:value-type="float">
            <text:p>623298</text:p>
          </table:table-cell>
          <table:table-cell table:formula="of:=[.A41]/1000/(60*60*24)" office:value-type="time" office:time-value="PT00H10M23.298S" calcext:value-type="time">
            <text:p>00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.02" calcext:value-type="float">
            <text:p>604.02</text:p>
          </table:table-cell>
          <table:table-cell office:value-type="float" office:value="86.47" calcext:value-type="float">
            <text:p>86.47</text:p>
          </table:table-cell>
          <table:table-cell office:value-type="float" office:value="105.69" calcext:value-type="float">
            <text:p>105.69</text:p>
          </table:table-cell>
        </table:table-row>
        <table:table-row table:style-name="ro1">
          <table:table-cell office:value-type="float" office:value="639299" calcext:value-type="float">
            <text:p>639299</text:p>
          </table:table-cell>
          <table:table-cell table:formula="of:=[.A42]/1000/(60*60*24)" office:value-type="time" office:time-value="PT00H10M39.299S" calcext:value-type="time">
            <text:p>00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88.69" calcext:value-type="float">
            <text:p>88.69</text:p>
          </table:table-cell>
          <table:table-cell office:value-type="float" office:value="108.37" calcext:value-type="float">
            <text:p>108.37</text:p>
          </table:table-cell>
        </table:table-row>
        <table:table-row table:style-name="ro1">
          <table:table-cell office:value-type="float" office:value="655298" calcext:value-type="float">
            <text:p>655298</text:p>
          </table:table-cell>
          <table:table-cell table:formula="of:=[.A43]/1000/(60*60*24)" office:value-type="time" office:time-value="PT00H10M55.298S" calcext:value-type="time">
            <text:p>00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6" calcext:value-type="float">
            <text:p>602.16</text:p>
          </table:table-cell>
          <table:table-cell office:value-type="float" office:value="90.91" calcext:value-type="float">
            <text:p>90.91</text:p>
          </table:table-cell>
          <table:table-cell office:value-type="float" office:value="111.04" calcext:value-type="float">
            <text:p>111.04</text:p>
          </table:table-cell>
        </table:table-row>
        <table:table-row table:style-name="ro1">
          <table:table-cell office:value-type="float" office:value="671298" calcext:value-type="float">
            <text:p>671298</text:p>
          </table:table-cell>
          <table:table-cell table:formula="of:=[.A44]/1000/(60*60*24)" office:value-type="time" office:time-value="PT00H11M11.298S" calcext:value-type="time">
            <text:p>00:11:1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93.13" calcext:value-type="float">
            <text:p>93.13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687298" calcext:value-type="float">
            <text:p>687298</text:p>
          </table:table-cell>
          <table:table-cell table:formula="of:=[.A45]/1000/(60*60*24)" office:value-type="time" office:time-value="PT00H11M27.298S" calcext:value-type="time">
            <text:p>00:11:27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95.35" calcext:value-type="float">
            <text:p>95.35</text:p>
          </table:table-cell>
          <table:table-cell office:value-type="float" office:value="116.37" calcext:value-type="float">
            <text:p>116.37</text:p>
          </table:table-cell>
        </table:table-row>
        <table:table-row table:style-name="ro1">
          <table:table-cell office:value-type="float" office:value="703298" calcext:value-type="float">
            <text:p>703298</text:p>
          </table:table-cell>
          <table:table-cell table:formula="of:=[.A46]/1000/(60*60*24)" office:value-type="time" office:time-value="PT00H11M43.298S" calcext:value-type="time">
            <text:p>00:1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97.57" calcext:value-type="float">
            <text:p>97.57</text:p>
          </table:table-cell>
          <table:table-cell office:value-type="float" office:value="119.04" calcext:value-type="float">
            <text:p>119.04</text:p>
          </table:table-cell>
        </table:table-row>
        <table:table-row table:style-name="ro1">
          <table:table-cell office:value-type="float" office:value="719298" calcext:value-type="float">
            <text:p>719298</text:p>
          </table:table-cell>
          <table:table-cell table:formula="of:=[.A47]/1000/(60*60*24)" office:value-type="time" office:time-value="PT00H11M59.298S" calcext:value-type="time">
            <text:p>00:11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3" calcext:value-type="float">
            <text:p>600.23</text:p>
          </table:table-cell>
          <table:table-cell office:value-type="float" office:value="99.79" calcext:value-type="float">
            <text:p>99.79</text:p>
          </table:table-cell>
          <table:table-cell office:value-type="float" office:value="121.71" calcext:value-type="float">
            <text:p>121.71</text:p>
          </table:table-cell>
        </table:table-row>
        <table:table-row table:style-name="ro1">
          <table:table-cell office:value-type="float" office:value="735298" calcext:value-type="float">
            <text:p>735298</text:p>
          </table:table-cell>
          <table:table-cell table:formula="of:=[.A48]/1000/(60*60*24)" office:value-type="time" office:time-value="PT00H12M15.298S" calcext:value-type="time">
            <text:p>00:1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8" calcext:value-type="float">
            <text:p>600.38</text:p>
          </table:table-cell>
          <table:table-cell office:value-type="float" office:value="102.01" calcext:value-type="float">
            <text:p>102.01</text:p>
          </table:table-cell>
          <table:table-cell office:value-type="float" office:value="124.37" calcext:value-type="float">
            <text:p>124.37</text:p>
          </table:table-cell>
        </table:table-row>
        <table:table-row table:style-name="ro1">
          <table:table-cell office:value-type="float" office:value="751298" calcext:value-type="float">
            <text:p>751298</text:p>
          </table:table-cell>
          <table:table-cell table:formula="of:=[.A49]/1000/(60*60*24)" office:value-type="time" office:time-value="PT00H12M31.298S" calcext:value-type="time">
            <text:p>00:1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104.23" calcext:value-type="float">
            <text:p>104.23</text:p>
          </table:table-cell>
          <table:table-cell office:value-type="float" office:value="127.04" calcext:value-type="float">
            <text:p>127.04</text:p>
          </table:table-cell>
        </table:table-row>
        <table:table-row table:style-name="ro1">
          <table:table-cell office:value-type="float" office:value="767298" calcext:value-type="float">
            <text:p>767298</text:p>
          </table:table-cell>
          <table:table-cell table:formula="of:=[.A50]/1000/(60*60*24)" office:value-type="time" office:time-value="PT00H12M47.298S" calcext:value-type="time">
            <text:p>00:12:4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106.44" calcext:value-type="float">
            <text:p>106.44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1">
          <table:table-cell office:value-type="float" office:value="783298" calcext:value-type="float">
            <text:p>783298</text:p>
          </table:table-cell>
          <table:table-cell table:formula="of:=[.A51]/1000/(60*60*24)" office:value-type="time" office:time-value="PT00H13M03.298S" calcext:value-type="time">
            <text:p>00:13:0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108.66" calcext:value-type="float">
            <text:p>108.66</text:p>
          </table:table-cell>
          <table:table-cell office:value-type="float" office:value="132.36" calcext:value-type="float">
            <text:p>132.36</text:p>
          </table:table-cell>
        </table:table-row>
        <table:table-row table:style-name="ro1">
          <table:table-cell office:value-type="float" office:value="799299" calcext:value-type="float">
            <text:p>799299</text:p>
          </table:table-cell>
          <table:table-cell table:formula="of:=[.A52]/1000/(60*60*24)" office:value-type="time" office:time-value="PT00H13M19.299S" calcext:value-type="time">
            <text:p>00:1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110.88" calcext:value-type="float">
            <text:p>110.88</text:p>
          </table:table-cell>
          <table:table-cell office:value-type="float" office:value="135.02" calcext:value-type="float">
            <text:p>135.02</text:p>
          </table:table-cell>
        </table:table-row>
        <table:table-row table:style-name="ro1">
          <table:table-cell office:value-type="float" office:value="815298" calcext:value-type="float">
            <text:p>815298</text:p>
          </table:table-cell>
          <table:table-cell table:formula="of:=[.A53]/1000/(60*60*24)" office:value-type="time" office:time-value="PT00H13M35.298S" calcext:value-type="time">
            <text:p>00:1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13.1" calcext:value-type="float">
            <text:p>113.1</text:p>
          </table:table-cell>
          <table:table-cell office:value-type="float" office:value="137.68" calcext:value-type="float">
            <text:p>137.68</text:p>
          </table:table-cell>
        </table:table-row>
        <table:table-row table:style-name="ro1">
          <table:table-cell office:value-type="float" office:value="831298" calcext:value-type="float">
            <text:p>831298</text:p>
          </table:table-cell>
          <table:table-cell table:formula="of:=[.A54]/1000/(60*60*24)" office:value-type="time" office:time-value="PT00H13M51.298S" calcext:value-type="time">
            <text:p>00:1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7" calcext:value-type="float">
            <text:p>598.17</text:p>
          </table:table-cell>
          <table:table-cell office:value-type="float" office:value="115.32" calcext:value-type="float">
            <text:p>115.32</text:p>
          </table:table-cell>
          <table:table-cell office:value-type="float" office:value="140.34" calcext:value-type="float">
            <text:p>140.34</text:p>
          </table:table-cell>
        </table:table-row>
        <table:table-row table:style-name="ro1">
          <table:table-cell office:value-type="float" office:value="847299" calcext:value-type="float">
            <text:p>847299</text:p>
          </table:table-cell>
          <table:table-cell table:formula="of:=[.A55]/1000/(60*60*24)" office:value-type="time" office:time-value="PT00H14M07.299S" calcext:value-type="time">
            <text:p>00:1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117.54" calcext:value-type="float">
            <text:p>117.5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63298" calcext:value-type="float">
            <text:p>863298</text:p>
          </table:table-cell>
          <table:table-cell table:formula="of:=[.A56]/1000/(60*60*24)" office:value-type="time" office:time-value="PT00H14M23.298S" calcext:value-type="time">
            <text:p>00:14:2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119.76" calcext:value-type="float">
            <text:p>119.76</text:p>
          </table:table-cell>
          <table:table-cell office:value-type="float" office:value="145.66" calcext:value-type="float">
            <text:p>145.66</text:p>
          </table:table-cell>
        </table:table-row>
        <table:table-row table:style-name="ro1">
          <table:table-cell office:value-type="float" office:value="879298" calcext:value-type="float">
            <text:p>879298</text:p>
          </table:table-cell>
          <table:table-cell table:formula="of:=[.A57]/1000/(60*60*24)" office:value-type="time" office:time-value="PT00H14M39.298S" calcext:value-type="time">
            <text:p>00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121.98" calcext:value-type="float">
            <text:p>121.98</text:p>
          </table:table-cell>
          <table:table-cell office:value-type="float" office:value="148.31" calcext:value-type="float">
            <text:p>148.31</text:p>
          </table:table-cell>
        </table:table-row>
        <table:table-row table:style-name="ro1">
          <table:table-cell office:value-type="float" office:value="895299" calcext:value-type="float">
            <text:p>895299</text:p>
          </table:table-cell>
          <table:table-cell table:formula="of:=[.A58]/1000/(60*60*24)" office:value-type="time" office:time-value="PT00H14M55.299S" calcext:value-type="time">
            <text:p>00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124.2" calcext:value-type="float">
            <text:p>124.2</text:p>
          </table:table-cell>
          <table:table-cell office:value-type="float" office:value="150.97" calcext:value-type="float">
            <text:p>150.97</text:p>
          </table:table-cell>
        </table:table-row>
        <table:table-row table:style-name="ro1">
          <table:table-cell office:value-type="float" office:value="911298" calcext:value-type="float">
            <text:p>911298</text:p>
          </table:table-cell>
          <table:table-cell table:formula="of:=[.A59]/1000/(60*60*24)" office:value-type="time" office:time-value="PT00H15M11.298S" calcext:value-type="time">
            <text:p>00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1" calcext:value-type="float">
            <text:p>595.91</text:p>
          </table:table-cell>
          <table:table-cell office:value-type="float" office:value="126.42" calcext:value-type="float">
            <text:p>126.42</text:p>
          </table:table-cell>
          <table:table-cell office:value-type="float" office:value="153.62" calcext:value-type="float">
            <text:p>153.62</text:p>
          </table:table-cell>
        </table:table-row>
        <table:table-row table:style-name="ro1">
          <table:table-cell office:value-type="float" office:value="927299" calcext:value-type="float">
            <text:p>927299</text:p>
          </table:table-cell>
          <table:table-cell table:formula="of:=[.A60]/1000/(60*60*24)" office:value-type="time" office:time-value="PT00H15M27.299S" calcext:value-type="time">
            <text:p>00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128.64" calcext:value-type="float">
            <text:p>128.64</text:p>
          </table:table-cell>
          <table:table-cell office:value-type="float" office:value="156.27" calcext:value-type="float">
            <text:p>156.27</text:p>
          </table:table-cell>
        </table:table-row>
        <table:table-row table:style-name="ro1">
          <table:table-cell office:value-type="float" office:value="943299" calcext:value-type="float">
            <text:p>943299</text:p>
          </table:table-cell>
          <table:table-cell table:formula="of:=[.A61]/1000/(60*60*24)" office:value-type="time" office:time-value="PT00H15M43.299S" calcext:value-type="time">
            <text:p>00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130.86" calcext:value-type="float">
            <text:p>130.86</text:p>
          </table:table-cell>
          <table:table-cell office:value-type="float" office:value="158.92" calcext:value-type="float">
            <text:p>158.92</text:p>
          </table:table-cell>
        </table:table-row>
        <table:table-row table:style-name="ro1">
          <table:table-cell office:value-type="float" office:value="959298" calcext:value-type="float">
            <text:p>959298</text:p>
          </table:table-cell>
          <table:table-cell table:formula="of:=[.A62]/1000/(60*60*24)" office:value-type="time" office:time-value="PT00H15M59.298S" calcext:value-type="time">
            <text:p>00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133.08" calcext:value-type="float">
            <text:p>133.08</text:p>
          </table:table-cell>
          <table:table-cell office:value-type="float" office:value="161.57" calcext:value-type="float">
            <text:p>161.57</text:p>
          </table:table-cell>
        </table:table-row>
        <table:table-row table:style-name="ro1">
          <table:table-cell office:value-type="float" office:value="975298" calcext:value-type="float">
            <text:p>975298</text:p>
          </table:table-cell>
          <table:table-cell table:formula="of:=[.A63]/1000/(60*60*24)" office:value-type="time" office:time-value="PT00H16M15.298S" calcext:value-type="time">
            <text:p>00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135.3" calcext:value-type="float">
            <text:p>135.3</text:p>
          </table:table-cell>
          <table:table-cell office:value-type="float" office:value="164.21" calcext:value-type="float">
            <text:p>164.21</text:p>
          </table:table-cell>
        </table:table-row>
        <table:table-row table:style-name="ro1">
          <table:table-cell office:value-type="float" office:value="991298" calcext:value-type="float">
            <text:p>991298</text:p>
          </table:table-cell>
          <table:table-cell table:formula="of:=[.A64]/1000/(60*60*24)" office:value-type="time" office:time-value="PT00H16M31.298S" calcext:value-type="time">
            <text:p>00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2" calcext:value-type="float">
            <text:p>595.92</text:p>
          </table:table-cell>
          <table:table-cell office:value-type="float" office:value="137.51" calcext:value-type="float">
            <text:p>137.51</text:p>
          </table:table-cell>
          <table:table-cell office:value-type="float" office:value="166.86" calcext:value-type="float">
            <text:p>166.86</text:p>
          </table:table-cell>
        </table:table-row>
        <table:table-row table:style-name="ro1">
          <table:table-cell office:value-type="float" office:value="1007298" calcext:value-type="float">
            <text:p>1007298</text:p>
          </table:table-cell>
          <table:table-cell table:formula="of:=[.A65]/1000/(60*60*24)" office:value-type="time" office:time-value="PT00H16M47.298S" calcext:value-type="time">
            <text:p>00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139.73" calcext:value-type="float">
            <text:p>139.73</text:p>
          </table:table-cell>
          <table:table-cell office:value-type="float" office:value="169.51" calcext:value-type="float">
            <text:p>169.51</text:p>
          </table:table-cell>
        </table:table-row>
        <table:table-row table:style-name="ro1">
          <table:table-cell office:value-type="float" office:value="1023298" calcext:value-type="float">
            <text:p>1023298</text:p>
          </table:table-cell>
          <table:table-cell table:formula="of:=[.A66]/1000/(60*60*24)" office:value-type="time" office:time-value="PT00H17M03.298S" calcext:value-type="time">
            <text:p>00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141.95" calcext:value-type="float">
            <text:p>141.95</text:p>
          </table:table-cell>
          <table:table-cell office:value-type="float" office:value="172.16" calcext:value-type="float">
            <text:p>172.16</text:p>
          </table:table-cell>
        </table:table-row>
        <table:table-row table:style-name="ro1">
          <table:table-cell office:value-type="float" office:value="1039298" calcext:value-type="float">
            <text:p>1039298</text:p>
          </table:table-cell>
          <table:table-cell table:formula="of:=[.A67]/1000/(60*60*24)" office:value-type="time" office:time-value="PT00H17M19.298S" calcext:value-type="time">
            <text:p>00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144.17" calcext:value-type="float">
            <text:p>144.17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float" office:value="1055299" calcext:value-type="float">
            <text:p>1055299</text:p>
          </table:table-cell>
          <table:table-cell table:formula="of:=[.A68]/1000/(60*60*24)" office:value-type="time" office:time-value="PT00H17M35.299S" calcext:value-type="time">
            <text:p>00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146.39" calcext:value-type="float">
            <text:p>146.39</text:p>
          </table:table-cell>
          <table:table-cell office:value-type="float" office:value="177.44" calcext:value-type="float">
            <text:p>177.44</text:p>
          </table:table-cell>
        </table:table-row>
        <table:table-row table:style-name="ro1">
          <table:table-cell office:value-type="float" office:value="1071298" calcext:value-type="float">
            <text:p>1071298</text:p>
          </table:table-cell>
          <table:table-cell table:formula="of:=[.A69]/1000/(60*60*24)" office:value-type="time" office:time-value="PT00H17M51.298S" calcext:value-type="time">
            <text:p>00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148.61" calcext:value-type="float">
            <text:p>148.61</text:p>
          </table:table-cell>
          <table:table-cell office:value-type="float" office:value="180.09" calcext:value-type="float">
            <text:p>180.09</text:p>
          </table:table-cell>
        </table:table-row>
        <table:table-row table:style-name="ro1">
          <table:table-cell office:value-type="float" office:value="1087298" calcext:value-type="float">
            <text:p>1087298</text:p>
          </table:table-cell>
          <table:table-cell table:formula="of:=[.A70]/1000/(60*60*24)" office:value-type="time" office:time-value="PT00H18M07.298S" calcext:value-type="time">
            <text:p>00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150.83" calcext:value-type="float">
            <text:p>150.83</text:p>
          </table:table-cell>
          <table:table-cell office:value-type="float" office:value="182.73" calcext:value-type="float">
            <text:p>182.73</text:p>
          </table:table-cell>
        </table:table-row>
        <table:table-row table:style-name="ro1">
          <table:table-cell office:value-type="float" office:value="1103298" calcext:value-type="float">
            <text:p>1103298</text:p>
          </table:table-cell>
          <table:table-cell table:formula="of:=[.A71]/1000/(60*60*24)" office:value-type="time" office:time-value="PT00H18M23.298S" calcext:value-type="time">
            <text:p>00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153.05" calcext:value-type="float">
            <text:p>153.05</text:p>
          </table:table-cell>
          <table:table-cell office:value-type="float" office:value="185.37" calcext:value-type="float">
            <text:p>185.37</text:p>
          </table:table-cell>
        </table:table-row>
        <table:table-row table:style-name="ro1">
          <table:table-cell office:value-type="float" office:value="1119298" calcext:value-type="float">
            <text:p>1119298</text:p>
          </table:table-cell>
          <table:table-cell table:formula="of:=[.A72]/1000/(60*60*24)" office:value-type="time" office:time-value="PT00H18M39.298S" calcext:value-type="time">
            <text:p>00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155.27" calcext:value-type="float">
            <text:p>155.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35298" calcext:value-type="float">
            <text:p>1135298</text:p>
          </table:table-cell>
          <table:table-cell table:formula="of:=[.A73]/1000/(60*60*24)" office:value-type="time" office:time-value="PT00H18M55.298S" calcext:value-type="time">
            <text:p>00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157.49" calcext:value-type="float">
            <text:p>157.49</text:p>
          </table:table-cell>
          <table:table-cell office:value-type="float" office:value="190.64" calcext:value-type="float">
            <text:p>190.64</text:p>
          </table:table-cell>
        </table:table-row>
        <table:table-row table:style-name="ro1">
          <table:table-cell office:value-type="float" office:value="1151298" calcext:value-type="float">
            <text:p>1151298</text:p>
          </table:table-cell>
          <table:table-cell table:formula="of:=[.A74]/1000/(60*60*24)" office:value-type="time" office:time-value="PT00H19M11.298S" calcext:value-type="time">
            <text:p>00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159.71" calcext:value-type="float">
            <text:p>159.71</text:p>
          </table:table-cell>
          <table:table-cell office:value-type="float" office:value="193.28" calcext:value-type="float">
            <text:p>193.28</text:p>
          </table:table-cell>
        </table:table-row>
        <table:table-row table:style-name="ro1">
          <table:table-cell office:value-type="float" office:value="1167299" calcext:value-type="float">
            <text:p>1167299</text:p>
          </table:table-cell>
          <table:table-cell table:formula="of:=[.A75]/1000/(60*60*24)" office:value-type="time" office:time-value="PT00H19M27.299S" calcext:value-type="time">
            <text:p>00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161.93" calcext:value-type="float">
            <text:p>161.93</text:p>
          </table:table-cell>
          <table:table-cell office:value-type="float" office:value="195.91" calcext:value-type="float">
            <text:p>195.91</text:p>
          </table:table-cell>
        </table:table-row>
        <table:table-row table:style-name="ro1">
          <table:table-cell office:value-type="float" office:value="1183298" calcext:value-type="float">
            <text:p>1183298</text:p>
          </table:table-cell>
          <table:table-cell table:formula="of:=[.A76]/1000/(60*60*24)" office:value-type="time" office:time-value="PT00H19M43.298S" calcext:value-type="time">
            <text:p>00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164.15" calcext:value-type="float">
            <text:p>164.15</text:p>
          </table:table-cell>
          <table:table-cell office:value-type="float" office:value="198.55" calcext:value-type="float">
            <text:p>198.55</text:p>
          </table:table-cell>
        </table:table-row>
        <table:table-row table:style-name="ro1">
          <table:table-cell office:value-type="float" office:value="1199299" calcext:value-type="float">
            <text:p>1199299</text:p>
          </table:table-cell>
          <table:table-cell table:formula="of:=[.A77]/1000/(60*60*24)" office:value-type="time" office:time-value="PT00H19M59.299S" calcext:value-type="time">
            <text:p>00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1" calcext:value-type="float">
            <text:p>590.51</text:p>
          </table:table-cell>
          <table:table-cell office:value-type="float" office:value="166.37" calcext:value-type="float">
            <text:p>166.37</text:p>
          </table:table-cell>
          <table:table-cell office:value-type="float" office:value="201.18" calcext:value-type="float">
            <text:p>201.18</text:p>
          </table:table-cell>
        </table:table-row>
        <table:table-row table:style-name="ro1">
          <table:table-cell office:value-type="float" office:value="1215298" calcext:value-type="float">
            <text:p>1215298</text:p>
          </table:table-cell>
          <table:table-cell table:formula="of:=[.A78]/1000/(60*60*24)" office:value-type="time" office:time-value="PT00H20M15.298S" calcext:value-type="time">
            <text:p>00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168.59" calcext:value-type="float">
            <text:p>168.59</text:p>
          </table:table-cell>
          <table:table-cell office:value-type="float" office:value="203.81" calcext:value-type="float">
            <text:p>203.81</text:p>
          </table:table-cell>
        </table:table-row>
        <table:table-row table:style-name="ro1">
          <table:table-cell office:value-type="float" office:value="1231298" calcext:value-type="float">
            <text:p>1231298</text:p>
          </table:table-cell>
          <table:table-cell table:formula="of:=[.A79]/1000/(60*60*24)" office:value-type="time" office:time-value="PT00H20M31.298S" calcext:value-type="time">
            <text:p>00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170.81" calcext:value-type="float">
            <text:p>170.81</text:p>
          </table:table-cell>
          <table:table-cell office:value-type="float" office:value="206.44" calcext:value-type="float">
            <text:p>206.44</text:p>
          </table:table-cell>
        </table:table-row>
        <table:table-row table:style-name="ro1">
          <table:table-cell office:value-type="float" office:value="1247299" calcext:value-type="float">
            <text:p>1247299</text:p>
          </table:table-cell>
          <table:table-cell table:formula="of:=[.A80]/1000/(60*60*24)" office:value-type="time" office:time-value="PT00H20M47.299S" calcext:value-type="time">
            <text:p>00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173.02" calcext:value-type="float">
            <text:p>173.02</text:p>
          </table:table-cell>
          <table:table-cell office:value-type="float" office:value="209.08" calcext:value-type="float">
            <text:p>209.08</text:p>
          </table:table-cell>
        </table:table-row>
        <table:table-row table:style-name="ro1">
          <table:table-cell office:value-type="float" office:value="1263298" calcext:value-type="float">
            <text:p>1263298</text:p>
          </table:table-cell>
          <table:table-cell table:formula="of:=[.A81]/1000/(60*60*24)" office:value-type="time" office:time-value="PT00H21M03.298S" calcext:value-type="time">
            <text:p>00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8" calcext:value-type="float">
            <text:p>591.78</text:p>
          </table:table-cell>
          <table:table-cell office:value-type="float" office:value="175.24" calcext:value-type="float">
            <text:p>175.24</text:p>
          </table:table-cell>
          <table:table-cell office:value-type="float" office:value="211.71" calcext:value-type="float">
            <text:p>211.71</text:p>
          </table:table-cell>
        </table:table-row>
        <table:table-row table:style-name="ro1">
          <table:table-cell office:value-type="float" office:value="1279298" calcext:value-type="float">
            <text:p>1279298</text:p>
          </table:table-cell>
          <table:table-cell table:formula="of:=[.A82]/1000/(60*60*24)" office:value-type="time" office:time-value="PT00H21M19.298S" calcext:value-type="time">
            <text:p>00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177.46" calcext:value-type="float">
            <text:p>177.46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float" office:value="1295298" calcext:value-type="float">
            <text:p>1295298</text:p>
          </table:table-cell>
          <table:table-cell table:formula="of:=[.A83]/1000/(60*60*24)" office:value-type="time" office:time-value="PT00H21M35.298S" calcext:value-type="time">
            <text:p>00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9" calcext:value-type="float">
            <text:p>589.79</text:p>
          </table:table-cell>
          <table:table-cell office:value-type="float" office:value="179.68" calcext:value-type="float">
            <text:p>179.68</text:p>
          </table:table-cell>
          <table:table-cell office:value-type="float" office:value="216.97" calcext:value-type="float">
            <text:p>216.97</text:p>
          </table:table-cell>
        </table:table-row>
        <table:table-row table:style-name="ro1">
          <table:table-cell office:value-type="float" office:value="1311299" calcext:value-type="float">
            <text:p>1311299</text:p>
          </table:table-cell>
          <table:table-cell table:formula="of:=[.A84]/1000/(60*60*24)" office:value-type="time" office:time-value="PT00H21M51.299S" calcext:value-type="time">
            <text:p>00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181.9" calcext:value-type="float">
            <text:p>181.9</text:p>
          </table:table-cell>
          <table:table-cell office:value-type="float" office:value="219.6" calcext:value-type="float">
            <text:p>219.6</text:p>
          </table:table-cell>
        </table:table-row>
        <table:table-row table:style-name="ro1">
          <table:table-cell office:value-type="float" office:value="1327298" calcext:value-type="float">
            <text:p>1327298</text:p>
          </table:table-cell>
          <table:table-cell table:formula="of:=[.A85]/1000/(60*60*24)" office:value-type="time" office:time-value="PT00H22M07.298S" calcext:value-type="time">
            <text:p>00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184.12" calcext:value-type="float">
            <text:p>184.12</text:p>
          </table:table-cell>
          <table:table-cell office:value-type="float" office:value="222.23" calcext:value-type="float">
            <text:p>222.23</text:p>
          </table:table-cell>
        </table:table-row>
        <table:table-row table:style-name="ro1">
          <table:table-cell office:value-type="float" office:value="1343298" calcext:value-type="float">
            <text:p>1343298</text:p>
          </table:table-cell>
          <table:table-cell table:formula="of:=[.A86]/1000/(60*60*24)" office:value-type="time" office:time-value="PT00H22M23.298S" calcext:value-type="time">
            <text:p>00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501.12" calcext:value-type="float">
            <text:p>501.12</text:p>
          </table:table-cell>
          <table:table-cell office:value-type="float" office:value="594.38" calcext:value-type="float">
            <text:p>594.38</text:p>
          </table:table-cell>
          <table:table-cell office:value-type="float" office:value="186.35" calcext:value-type="float">
            <text:p>186.35</text:p>
          </table:table-cell>
          <table:table-cell office:value-type="float" office:value="224.86" calcext:value-type="float">
            <text:p>224.86</text:p>
          </table:table-cell>
        </table:table-row>
        <table:table-row table:style-name="ro1">
          <table:table-cell office:value-type="float" office:value="1359298" calcext:value-type="float">
            <text:p>1359298</text:p>
          </table:table-cell>
          <table:table-cell table:formula="of:=[.A87]/1000/(60*60*24)" office:value-type="time" office:time-value="PT00H22M39.298S" calcext:value-type="time">
            <text:p>00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501" calcext:value-type="float">
            <text:p>501</text:p>
          </table:table-cell>
          <table:table-cell office:value-type="float" office:value="592.21" calcext:value-type="float">
            <text:p>592.21</text:p>
          </table:table-cell>
          <table:table-cell office:value-type="float" office:value="188.57" calcext:value-type="float">
            <text:p>188.57</text:p>
          </table:table-cell>
          <table:table-cell office:value-type="float" office:value="227.49" calcext:value-type="float">
            <text:p>227.49</text:p>
          </table:table-cell>
        </table:table-row>
        <table:table-row table:style-name="ro1">
          <table:table-cell office:value-type="float" office:value="1375299" calcext:value-type="float">
            <text:p>1375299</text:p>
          </table:table-cell>
          <table:table-cell table:formula="of:=[.A88]/1000/(60*60*24)" office:value-type="time" office:time-value="PT00H22M55.299S" calcext:value-type="time">
            <text:p>00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9" calcext:value-type="float">
            <text:p>591.9</text:p>
          </table:table-cell>
          <table:table-cell office:value-type="float" office:value="190.8" calcext:value-type="float">
            <text:p>190.8</text:p>
          </table:table-cell>
          <table:table-cell office:value-type="float" office:value="230.13" calcext:value-type="float">
            <text:p>230.13</text:p>
          </table:table-cell>
        </table:table-row>
        <table:table-row table:style-name="ro1">
          <table:table-cell office:value-type="float" office:value="1391298" calcext:value-type="float">
            <text:p>1391298</text:p>
          </table:table-cell>
          <table:table-cell table:formula="of:=[.A89]/1000/(60*60*24)" office:value-type="time" office:time-value="PT00H23M11.298S" calcext:value-type="time">
            <text:p>00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193.02" calcext:value-type="float">
            <text:p>193.02</text:p>
          </table:table-cell>
          <table:table-cell office:value-type="float" office:value="232.76" calcext:value-type="float">
            <text:p>232.76</text:p>
          </table:table-cell>
        </table:table-row>
        <table:table-row table:style-name="ro1">
          <table:table-cell office:value-type="float" office:value="1407298" calcext:value-type="float">
            <text:p>1407298</text:p>
          </table:table-cell>
          <table:table-cell table:formula="of:=[.A90]/1000/(60*60*24)" office:value-type="time" office:time-value="PT00H23M27.298S" calcext:value-type="time">
            <text:p>00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195.24" calcext:value-type="float">
            <text:p>195.24</text:p>
          </table:table-cell>
          <table:table-cell office:value-type="float" office:value="235.38" calcext:value-type="float">
            <text:p>235.38</text:p>
          </table:table-cell>
        </table:table-row>
        <table:table-row table:style-name="ro1">
          <table:table-cell office:value-type="float" office:value="1423298" calcext:value-type="float">
            <text:p>1423298</text:p>
          </table:table-cell>
          <table:table-cell table:formula="of:=[.A91]/1000/(60*60*24)" office:value-type="time" office:time-value="PT00H23M43.298S" calcext:value-type="time">
            <text:p>00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97.46" calcext:value-type="float">
            <text:p>197.46</text:p>
          </table:table-cell>
          <table:table-cell office:value-type="float" office:value="238.01" calcext:value-type="float">
            <text:p>238.01</text:p>
          </table:table-cell>
        </table:table-row>
        <table:table-row table:style-name="ro1">
          <table:table-cell office:value-type="float" office:value="1439298" calcext:value-type="float">
            <text:p>1439298</text:p>
          </table:table-cell>
          <table:table-cell table:formula="of:=[.A92]/1000/(60*60*24)" office:value-type="time" office:time-value="PT00H23M59.298S" calcext:value-type="time">
            <text:p>00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99.68" calcext:value-type="float">
            <text:p>199.68</text:p>
          </table:table-cell>
          <table:table-cell office:value-type="float" office:value="240.63" calcext:value-type="float">
            <text:p>240.63</text:p>
          </table:table-cell>
        </table:table-row>
        <table:table-row table:style-name="ro1">
          <table:table-cell office:value-type="float" office:value="1455298" calcext:value-type="float">
            <text:p>1455298</text:p>
          </table:table-cell>
          <table:table-cell table:formula="of:=[.A93]/1000/(60*60*24)" office:value-type="time" office:time-value="PT00H24M15.298S" calcext:value-type="time">
            <text:p>00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201.9" calcext:value-type="float">
            <text:p>201.9</text:p>
          </table:table-cell>
          <table:table-cell office:value-type="float" office:value="243.25" calcext:value-type="float">
            <text:p>243.25</text:p>
          </table:table-cell>
        </table:table-row>
        <table:table-row table:style-name="ro1">
          <table:table-cell office:value-type="float" office:value="1471299" calcext:value-type="float">
            <text:p>1471299</text:p>
          </table:table-cell>
          <table:table-cell table:formula="of:=[.A94]/1000/(60*60*24)" office:value-type="time" office:time-value="PT00H24M31.299S" calcext:value-type="time">
            <text:p>00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204.12" calcext:value-type="float">
            <text:p>204.12</text:p>
          </table:table-cell>
          <table:table-cell office:value-type="float" office:value="245.88" calcext:value-type="float">
            <text:p>245.88</text:p>
          </table:table-cell>
        </table:table-row>
        <table:table-row table:style-name="ro1">
          <table:table-cell office:value-type="float" office:value="1487298" calcext:value-type="float">
            <text:p>1487298</text:p>
          </table:table-cell>
          <table:table-cell table:formula="of:=[.A95]/1000/(60*60*24)" office:value-type="time" office:time-value="PT00H24M47.298S" calcext:value-type="time">
            <text:p>00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206.34" calcext:value-type="float">
            <text:p>206.34</text:p>
          </table:table-cell>
          <table:table-cell office:value-type="float" office:value="248.51" calcext:value-type="float">
            <text:p>248.51</text:p>
          </table:table-cell>
        </table:table-row>
        <table:table-row table:style-name="ro1">
          <table:table-cell office:value-type="float" office:value="1503299" calcext:value-type="float">
            <text:p>1503299</text:p>
          </table:table-cell>
          <table:table-cell table:formula="of:=[.A96]/1000/(60*60*24)" office:value-type="time" office:time-value="PT00H25M03.299S" calcext:value-type="time">
            <text:p>00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208.57" calcext:value-type="float">
            <text:p>208.57</text:p>
          </table:table-cell>
          <table:table-cell office:value-type="float" office:value="251.14" calcext:value-type="float">
            <text:p>251.14</text:p>
          </table:table-cell>
        </table:table-row>
        <table:table-row table:style-name="ro1">
          <table:table-cell office:value-type="float" office:value="1519298" calcext:value-type="float">
            <text:p>1519298</text:p>
          </table:table-cell>
          <table:table-cell table:formula="of:=[.A97]/1000/(60*60*24)" office:value-type="time" office:time-value="PT00H25M19.298S" calcext:value-type="time">
            <text:p>00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9" calcext:value-type="float">
            <text:p>589.9</text:p>
          </table:table-cell>
          <table:table-cell office:value-type="float" office:value="210.79" calcext:value-type="float">
            <text:p>210.79</text:p>
          </table:table-cell>
          <table:table-cell office:value-type="float" office:value="253.77" calcext:value-type="float">
            <text:p>253.77</text:p>
          </table:table-cell>
        </table:table-row>
        <table:table-row table:style-name="ro1">
          <table:table-cell office:value-type="float" office:value="1535299" calcext:value-type="float">
            <text:p>1535299</text:p>
          </table:table-cell>
          <table:table-cell table:formula="of:=[.A98]/1000/(60*60*24)" office:value-type="time" office:time-value="PT00H25M35.299S" calcext:value-type="time">
            <text:p>00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213.02" calcext:value-type="float">
            <text:p>213.02</text:p>
          </table:table-cell>
          <table:table-cell office:value-type="float" office:value="256.39" calcext:value-type="float">
            <text:p>256.39</text:p>
          </table:table-cell>
        </table:table-row>
        <table:table-row table:style-name="ro1">
          <table:table-cell office:value-type="float" office:value="1551298" calcext:value-type="float">
            <text:p>1551298</text:p>
          </table:table-cell>
          <table:table-cell table:formula="of:=[.A99]/1000/(60*60*24)" office:value-type="time" office:time-value="PT00H25M51.298S" calcext:value-type="time">
            <text:p>00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215.24" calcext:value-type="float">
            <text:p>215.24</text:p>
          </table:table-cell>
          <table:table-cell office:value-type="float" office:value="259.02" calcext:value-type="float">
            <text:p>259.02</text:p>
          </table:table-cell>
        </table:table-row>
        <table:table-row table:style-name="ro1">
          <table:table-cell office:value-type="float" office:value="1567298" calcext:value-type="float">
            <text:p>1567298</text:p>
          </table:table-cell>
          <table:table-cell table:formula="of:=[.A100]/1000/(60*60*24)" office:value-type="time" office:time-value="PT00H26M07.298S" calcext:value-type="time">
            <text:p>00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217.47" calcext:value-type="float">
            <text:p>217.47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float" office:value="1583298" calcext:value-type="float">
            <text:p>1583298</text:p>
          </table:table-cell>
          <table:table-cell table:formula="of:=[.A101]/1000/(60*60*24)" office:value-type="time" office:time-value="PT00H26M23.298S" calcext:value-type="time">
            <text:p>00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219.69" calcext:value-type="float">
            <text:p>219.69</text:p>
          </table:table-cell>
          <table:table-cell office:value-type="float" office:value="264.26" calcext:value-type="float">
            <text:p>264.26</text:p>
          </table:table-cell>
        </table:table-row>
        <table:table-row table:style-name="ro1">
          <table:table-cell office:value-type="float" office:value="1599299" calcext:value-type="float">
            <text:p>1599299</text:p>
          </table:table-cell>
          <table:table-cell table:formula="of:=[.A102]/1000/(60*60*24)" office:value-type="time" office:time-value="PT00H26M39.299S" calcext:value-type="time">
            <text:p>00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221.91" calcext:value-type="float">
            <text:p>221.91</text:p>
          </table:table-cell>
          <table:table-cell office:value-type="float" office:value="266.88" calcext:value-type="float">
            <text:p>266.88</text:p>
          </table:table-cell>
        </table:table-row>
        <table:table-row table:style-name="ro1">
          <table:table-cell office:value-type="float" office:value="1615299" calcext:value-type="float">
            <text:p>1615299</text:p>
          </table:table-cell>
          <table:table-cell table:formula="of:=[.A103]/1000/(60*60*24)" office:value-type="time" office:time-value="PT00H26M55.299S" calcext:value-type="time">
            <text:p>00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7.79" calcext:value-type="float">
            <text:p>587.79</text:p>
          </table:table-cell>
          <table:table-cell office:value-type="float" office:value="224.13" calcext:value-type="float">
            <text:p>224.13</text:p>
          </table:table-cell>
          <table:table-cell office:value-type="float" office:value="269.49" calcext:value-type="float">
            <text:p>269.49</text:p>
          </table:table-cell>
        </table:table-row>
        <table:table-row table:style-name="ro1">
          <table:table-cell office:value-type="float" office:value="1631298" calcext:value-type="float">
            <text:p>1631298</text:p>
          </table:table-cell>
          <table:table-cell table:formula="of:=[.A104]/1000/(60*60*24)" office:value-type="time" office:time-value="PT00H27M11.298S" calcext:value-type="time">
            <text:p>00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226.34" calcext:value-type="float">
            <text:p>226.34</text:p>
          </table:table-cell>
          <table:table-cell office:value-type="float" office:value="272.11" calcext:value-type="float">
            <text:p>272.11</text:p>
          </table:table-cell>
        </table:table-row>
        <table:table-row table:style-name="ro1">
          <table:table-cell office:value-type="float" office:value="1647298" calcext:value-type="float">
            <text:p>1647298</text:p>
          </table:table-cell>
          <table:table-cell table:formula="of:=[.A105]/1000/(60*60*24)" office:value-type="time" office:time-value="PT00H27M27.298S" calcext:value-type="time">
            <text:p>00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228.56" calcext:value-type="float">
            <text:p>228.56</text:p>
          </table:table-cell>
          <table:table-cell office:value-type="float" office:value="274.72" calcext:value-type="float">
            <text:p>274.72</text:p>
          </table:table-cell>
        </table:table-row>
        <table:table-row table:style-name="ro1">
          <table:table-cell office:value-type="float" office:value="1663299" calcext:value-type="float">
            <text:p>1663299</text:p>
          </table:table-cell>
          <table:table-cell table:formula="of:=[.A106]/1000/(60*60*24)" office:value-type="time" office:time-value="PT00H27M43.299S" calcext:value-type="time">
            <text:p>00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230.78" calcext:value-type="float">
            <text:p>230.78</text:p>
          </table:table-cell>
          <table:table-cell office:value-type="float" office:value="277.34" calcext:value-type="float">
            <text:p>277.34</text:p>
          </table:table-cell>
        </table:table-row>
        <table:table-row table:style-name="ro1">
          <table:table-cell office:value-type="float" office:value="1679298" calcext:value-type="float">
            <text:p>1679298</text:p>
          </table:table-cell>
          <table:table-cell table:formula="of:=[.A107]/1000/(60*60*24)" office:value-type="time" office:time-value="PT00H27M59.298S" calcext:value-type="time">
            <text:p>00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233" calcext:value-type="float">
            <text:p>233</text:p>
          </table:table-cell>
          <table:table-cell office:value-type="float" office:value="279.95" calcext:value-type="float">
            <text:p>279.95</text:p>
          </table:table-cell>
        </table:table-row>
        <table:table-row table:style-name="ro1">
          <table:table-cell office:value-type="float" office:value="1695298" calcext:value-type="float">
            <text:p>1695298</text:p>
          </table:table-cell>
          <table:table-cell table:formula="of:=[.A108]/1000/(60*60*24)" office:value-type="time" office:time-value="PT00H28M15.298S" calcext:value-type="time">
            <text:p>00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235.22" calcext:value-type="float">
            <text:p>235.22</text:p>
          </table:table-cell>
          <table:table-cell office:value-type="float" office:value="282.56" calcext:value-type="float">
            <text:p>282.56</text:p>
          </table:table-cell>
        </table:table-row>
        <table:table-row table:style-name="ro1">
          <table:table-cell office:value-type="float" office:value="1711298" calcext:value-type="float">
            <text:p>1711298</text:p>
          </table:table-cell>
          <table:table-cell table:formula="of:=[.A109]/1000/(60*60*24)" office:value-type="time" office:time-value="PT00H28M31.298S" calcext:value-type="time">
            <text:p>00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237.44" calcext:value-type="float">
            <text:p>237.44</text:p>
          </table:table-cell>
          <table:table-cell office:value-type="float" office:value="285.18" calcext:value-type="float">
            <text:p>285.18</text:p>
          </table:table-cell>
        </table:table-row>
        <table:table-row table:style-name="ro1">
          <table:table-cell office:value-type="float" office:value="1727298" calcext:value-type="float">
            <text:p>1727298</text:p>
          </table:table-cell>
          <table:table-cell table:formula="of:=[.A110]/1000/(60*60*24)" office:value-type="time" office:time-value="PT00H28M47.298S" calcext:value-type="time">
            <text:p>00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239.66" calcext:value-type="float">
            <text:p>239.66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 office:value-type="float" office:value="1743299" calcext:value-type="float">
            <text:p>1743299</text:p>
          </table:table-cell>
          <table:table-cell table:formula="of:=[.A111]/1000/(60*60*24)" office:value-type="time" office:time-value="PT00H29M03.299S" calcext:value-type="time">
            <text:p>00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241.89" calcext:value-type="float">
            <text:p>241.89</text:p>
          </table:table-cell>
          <table:table-cell office:value-type="float" office:value="290.42" calcext:value-type="float">
            <text:p>290.42</text:p>
          </table:table-cell>
        </table:table-row>
        <table:table-row table:style-name="ro1">
          <table:table-cell office:value-type="float" office:value="1759298" calcext:value-type="float">
            <text:p>1759298</text:p>
          </table:table-cell>
          <table:table-cell table:formula="of:=[.A112]/1000/(60*60*24)" office:value-type="time" office:time-value="PT00H29M19.298S" calcext:value-type="time">
            <text:p>00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244.11" calcext:value-type="float">
            <text:p>244.11</text:p>
          </table:table-cell>
          <table:table-cell office:value-type="float" office:value="293.04" calcext:value-type="float">
            <text:p>293.04</text:p>
          </table:table-cell>
        </table:table-row>
        <table:table-row table:style-name="ro1">
          <table:table-cell office:value-type="float" office:value="1775299" calcext:value-type="float">
            <text:p>1775299</text:p>
          </table:table-cell>
          <table:table-cell table:formula="of:=[.A113]/1000/(60*60*24)" office:value-type="time" office:time-value="PT00H29M35.299S" calcext:value-type="time">
            <text:p>00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246.33" calcext:value-type="float">
            <text:p>246.33</text:p>
          </table:table-cell>
          <table:table-cell office:value-type="float" office:value="295.65" calcext:value-type="float">
            <text:p>295.65</text:p>
          </table:table-cell>
        </table:table-row>
        <table:table-row table:style-name="ro1">
          <table:table-cell office:value-type="float" office:value="1791298" calcext:value-type="float">
            <text:p>1791298</text:p>
          </table:table-cell>
          <table:table-cell table:formula="of:=[.A114]/1000/(60*60*24)" office:value-type="time" office:time-value="PT00H29M51.298S" calcext:value-type="time">
            <text:p>00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248.55" calcext:value-type="float">
            <text:p>248.55</text:p>
          </table:table-cell>
          <table:table-cell office:value-type="float" office:value="298.26" calcext:value-type="float">
            <text:p>298.26</text:p>
          </table:table-cell>
        </table:table-row>
        <table:table-row table:style-name="ro1">
          <table:table-cell office:value-type="float" office:value="1807298" calcext:value-type="float">
            <text:p>1807298</text:p>
          </table:table-cell>
          <table:table-cell table:formula="of:=[.A115]/1000/(60*60*24)" office:value-type="time" office:time-value="PT00H30M07.298S" calcext:value-type="time">
            <text:p>00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250.77" calcext:value-type="float">
            <text:p>250.77</text:p>
          </table:table-cell>
          <table:table-cell office:value-type="float" office:value="300.88" calcext:value-type="float">
            <text:p>300.88</text:p>
          </table:table-cell>
        </table:table-row>
        <table:table-row table:style-name="ro1">
          <table:table-cell office:value-type="float" office:value="1823299" calcext:value-type="float">
            <text:p>1823299</text:p>
          </table:table-cell>
          <table:table-cell table:formula="of:=[.A116]/1000/(60*60*24)" office:value-type="time" office:time-value="PT00H30M23.299S" calcext:value-type="time">
            <text:p>00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253" calcext:value-type="float">
            <text:p>253</text:p>
          </table:table-cell>
          <table:table-cell office:value-type="float" office:value="303.49" calcext:value-type="float">
            <text:p>303.49</text:p>
          </table:table-cell>
        </table:table-row>
        <table:table-row table:style-name="ro1">
          <table:table-cell office:value-type="float" office:value="1839298" calcext:value-type="float">
            <text:p>1839298</text:p>
          </table:table-cell>
          <table:table-cell table:formula="of:=[.A117]/1000/(60*60*24)" office:value-type="time" office:time-value="PT00H30M39.298S" calcext:value-type="time">
            <text:p>00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255.22" calcext:value-type="float">
            <text:p>255.22</text:p>
          </table:table-cell>
          <table:table-cell office:value-type="float" office:value="306.11" calcext:value-type="float">
            <text:p>306.11</text:p>
          </table:table-cell>
        </table:table-row>
        <table:table-row table:style-name="ro1">
          <table:table-cell office:value-type="float" office:value="1855299" calcext:value-type="float">
            <text:p>1855299</text:p>
          </table:table-cell>
          <table:table-cell table:formula="of:=[.A118]/1000/(60*60*24)" office:value-type="time" office:time-value="PT00H30M55.299S" calcext:value-type="time">
            <text:p>00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257.45" calcext:value-type="float">
            <text:p>257.45</text:p>
          </table:table-cell>
          <table:table-cell office:value-type="float" office:value="308.73" calcext:value-type="float">
            <text:p>308.73</text:p>
          </table:table-cell>
        </table:table-row>
        <table:table-row table:style-name="ro1">
          <table:table-cell office:value-type="float" office:value="1871298" calcext:value-type="float">
            <text:p>1871298</text:p>
          </table:table-cell>
          <table:table-cell table:formula="of:=[.A119]/1000/(60*60*24)" office:value-type="time" office:time-value="PT00H31M11.298S" calcext:value-type="time">
            <text:p>00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259.67" calcext:value-type="float">
            <text:p>259.67</text:p>
          </table:table-cell>
          <table:table-cell office:value-type="float" office:value="311.35" calcext:value-type="float">
            <text:p>311.35</text:p>
          </table:table-cell>
        </table:table-row>
        <table:table-row table:style-name="ro1">
          <table:table-cell office:value-type="float" office:value="1887299" calcext:value-type="float">
            <text:p>1887299</text:p>
          </table:table-cell>
          <table:table-cell table:formula="of:=[.A120]/1000/(60*60*24)" office:value-type="time" office:time-value="PT00H31M27.299S" calcext:value-type="time">
            <text:p>00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261.9" calcext:value-type="float">
            <text:p>261.9</text:p>
          </table:table-cell>
          <table:table-cell office:value-type="float" office:value="313.96" calcext:value-type="float">
            <text:p>313.96</text:p>
          </table:table-cell>
        </table:table-row>
        <table:table-row table:style-name="ro1">
          <table:table-cell office:value-type="float" office:value="1903298" calcext:value-type="float">
            <text:p>1903298</text:p>
          </table:table-cell>
          <table:table-cell table:formula="of:=[.A121]/1000/(60*60*24)" office:value-type="time" office:time-value="PT00H31M43.298S" calcext:value-type="time">
            <text:p>00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264.13" calcext:value-type="float">
            <text:p>264.13</text:p>
          </table:table-cell>
          <table:table-cell office:value-type="float" office:value="316.58" calcext:value-type="float">
            <text:p>316.58</text:p>
          </table:table-cell>
        </table:table-row>
        <table:table-row table:style-name="ro1">
          <table:table-cell office:value-type="float" office:value="1919299" calcext:value-type="float">
            <text:p>1919299</text:p>
          </table:table-cell>
          <table:table-cell table:formula="of:=[.A122]/1000/(60*60*24)" office:value-type="time" office:time-value="PT00H31M59.299S" calcext:value-type="time">
            <text:p>00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266.35" calcext:value-type="float">
            <text:p>266.35</text:p>
          </table:table-cell>
          <table:table-cell office:value-type="float" office:value="319.19" calcext:value-type="float">
            <text:p>319.19</text:p>
          </table:table-cell>
        </table:table-row>
        <table:table-row table:style-name="ro1">
          <table:table-cell office:value-type="float" office:value="1935298" calcext:value-type="float">
            <text:p>1935298</text:p>
          </table:table-cell>
          <table:table-cell table:formula="of:=[.A123]/1000/(60*60*24)" office:value-type="time" office:time-value="PT00H32M15.298S" calcext:value-type="time">
            <text:p>00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" calcext:value-type="float">
            <text:p>588.2</text:p>
          </table:table-cell>
          <table:table-cell office:value-type="float" office:value="268.58" calcext:value-type="float">
            <text:p>268.58</text:p>
          </table:table-cell>
          <table:table-cell office:value-type="float" office:value="321.81" calcext:value-type="float">
            <text:p>321.81</text:p>
          </table:table-cell>
        </table:table-row>
        <table:table-row table:style-name="ro1">
          <table:table-cell office:value-type="float" office:value="1951298" calcext:value-type="float">
            <text:p>1951298</text:p>
          </table:table-cell>
          <table:table-cell table:formula="of:=[.A124]/1000/(60*60*24)" office:value-type="time" office:time-value="PT00H32M31.298S" calcext:value-type="time">
            <text:p>00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8.21" calcext:value-type="float">
            <text:p>588.21</text:p>
          </table:table-cell>
          <table:table-cell office:value-type="float" office:value="270.8" calcext:value-type="float">
            <text:p>270.8</text:p>
          </table:table-cell>
          <table:table-cell office:value-type="float" office:value="324.42" calcext:value-type="float">
            <text:p>324.42</text:p>
          </table:table-cell>
        </table:table-row>
        <table:table-row table:style-name="ro1">
          <table:table-cell office:value-type="float" office:value="1967299" calcext:value-type="float">
            <text:p>1967299</text:p>
          </table:table-cell>
          <table:table-cell table:formula="of:=[.A125]/1000/(60*60*24)" office:value-type="time" office:time-value="PT00H32M47.299S" calcext:value-type="time">
            <text:p>00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273.02" calcext:value-type="float">
            <text:p>273.02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>
          <table:table-cell office:value-type="float" office:value="1983298" calcext:value-type="float">
            <text:p>1983298</text:p>
          </table:table-cell>
          <table:table-cell table:formula="of:=[.A126]/1000/(60*60*24)" office:value-type="time" office:time-value="PT00H33M03.298S" calcext:value-type="time">
            <text:p>00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275.24" calcext:value-type="float">
            <text:p>275.24</text:p>
          </table:table-cell>
          <table:table-cell office:value-type="float" office:value="329.64" calcext:value-type="float">
            <text:p>329.64</text:p>
          </table:table-cell>
        </table:table-row>
        <table:table-row table:style-name="ro1">
          <table:table-cell office:value-type="float" office:value="1999299" calcext:value-type="float">
            <text:p>1999299</text:p>
          </table:table-cell>
          <table:table-cell table:formula="of:=[.A127]/1000/(60*60*24)" office:value-type="time" office:time-value="PT00H33M19.299S" calcext:value-type="time">
            <text:p>00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277.46" calcext:value-type="float">
            <text:p>277.46</text:p>
          </table:table-cell>
          <table:table-cell office:value-type="float" office:value="332.24" calcext:value-type="float">
            <text:p>332.24</text:p>
          </table:table-cell>
        </table:table-row>
        <table:table-row table:style-name="ro1">
          <table:table-cell office:value-type="float" office:value="2015298" calcext:value-type="float">
            <text:p>2015298</text:p>
          </table:table-cell>
          <table:table-cell table:formula="of:=[.A128]/1000/(60*60*24)" office:value-type="time" office:time-value="PT00H33M35.298S" calcext:value-type="time">
            <text:p>00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279.69" calcext:value-type="float">
            <text:p>279.69</text:p>
          </table:table-cell>
          <table:table-cell office:value-type="float" office:value="334.86" calcext:value-type="float">
            <text:p>334.86</text:p>
          </table:table-cell>
        </table:table-row>
        <table:table-row table:style-name="ro1">
          <table:table-cell office:value-type="float" office:value="2031298" calcext:value-type="float">
            <text:p>2031298</text:p>
          </table:table-cell>
          <table:table-cell table:formula="of:=[.A129]/1000/(60*60*24)" office:value-type="time" office:time-value="PT00H33M51.298S" calcext:value-type="time">
            <text:p>00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281.91" calcext:value-type="float">
            <text:p>281.91</text:p>
          </table:table-cell>
          <table:table-cell office:value-type="float" office:value="337.47" calcext:value-type="float">
            <text:p>337.47</text:p>
          </table:table-cell>
        </table:table-row>
        <table:table-row table:style-name="ro1">
          <table:table-cell office:value-type="float" office:value="2047298" calcext:value-type="float">
            <text:p>2047298</text:p>
          </table:table-cell>
          <table:table-cell table:formula="of:=[.A130]/1000/(60*60*24)" office:value-type="time" office:time-value="PT00H34M07.298S" calcext:value-type="time">
            <text:p>00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284.14" calcext:value-type="float">
            <text:p>284.14</text:p>
          </table:table-cell>
          <table:table-cell office:value-type="float" office:value="340.08" calcext:value-type="float">
            <text:p>340.08</text:p>
          </table:table-cell>
        </table:table-row>
        <table:table-row table:style-name="ro1">
          <table:table-cell office:value-type="float" office:value="2063298" calcext:value-type="float">
            <text:p>2063298</text:p>
          </table:table-cell>
          <table:table-cell table:formula="of:=[.A131]/1000/(60*60*24)" office:value-type="time" office:time-value="PT00H34M23.298S" calcext:value-type="time">
            <text:p>00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286.36" calcext:value-type="float">
            <text:p>286.36</text:p>
          </table:table-cell>
          <table:table-cell office:value-type="float" office:value="342.68" calcext:value-type="float">
            <text:p>342.68</text:p>
          </table:table-cell>
        </table:table-row>
        <table:table-row table:style-name="ro1">
          <table:table-cell office:value-type="float" office:value="2079298" calcext:value-type="float">
            <text:p>2079298</text:p>
          </table:table-cell>
          <table:table-cell table:formula="of:=[.A132]/1000/(60*60*24)" office:value-type="time" office:time-value="PT00H34M39.298S" calcext:value-type="time">
            <text:p>00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288.58" calcext:value-type="float">
            <text:p>288.58</text:p>
          </table:table-cell>
          <table:table-cell office:value-type="float" office:value="345.29" calcext:value-type="float">
            <text:p>345.29</text:p>
          </table:table-cell>
        </table:table-row>
        <table:table-row table:style-name="ro1">
          <table:table-cell office:value-type="float" office:value="2095299" calcext:value-type="float">
            <text:p>2095299</text:p>
          </table:table-cell>
          <table:table-cell table:formula="of:=[.A133]/1000/(60*60*24)" office:value-type="time" office:time-value="PT00H34M55.299S" calcext:value-type="time">
            <text:p>00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290.81" calcext:value-type="float">
            <text:p>290.81</text:p>
          </table:table-cell>
          <table:table-cell office:value-type="float" office:value="347.9" calcext:value-type="float">
            <text:p>347.9</text:p>
          </table:table-cell>
        </table:table-row>
        <table:table-row table:style-name="ro1">
          <table:table-cell office:value-type="float" office:value="2111298" calcext:value-type="float">
            <text:p>2111298</text:p>
          </table:table-cell>
          <table:table-cell table:formula="of:=[.A134]/1000/(60*60*24)" office:value-type="time" office:time-value="PT00H35M11.298S" calcext:value-type="time">
            <text:p>00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8.35" calcext:value-type="float">
            <text:p>588.35</text:p>
          </table:table-cell>
          <table:table-cell office:value-type="float" office:value="293.04" calcext:value-type="float">
            <text:p>293.04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office:value-type="float" office:value="2127299" calcext:value-type="float">
            <text:p>2127299</text:p>
          </table:table-cell>
          <table:table-cell table:formula="of:=[.A135]/1000/(60*60*24)" office:value-type="time" office:time-value="PT00H35M27.299S" calcext:value-type="time">
            <text:p>00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295.26" calcext:value-type="float">
            <text:p>295.26</text:p>
          </table:table-cell>
          <table:table-cell office:value-type="float" office:value="353.12" calcext:value-type="float">
            <text:p>353.12</text:p>
          </table:table-cell>
        </table:table-row>
        <table:table-row table:style-name="ro1">
          <table:table-cell office:value-type="float" office:value="2143298" calcext:value-type="float">
            <text:p>2143298</text:p>
          </table:table-cell>
          <table:table-cell table:formula="of:=[.A136]/1000/(60*60*24)" office:value-type="time" office:time-value="PT00H35M43.298S" calcext:value-type="time">
            <text:p>00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297.48" calcext:value-type="float">
            <text:p>297.48</text:p>
          </table:table-cell>
          <table:table-cell office:value-type="float" office:value="355.72" calcext:value-type="float">
            <text:p>355.72</text:p>
          </table:table-cell>
        </table:table-row>
        <table:table-row table:style-name="ro1">
          <table:table-cell office:value-type="float" office:value="2159298" calcext:value-type="float">
            <text:p>2159298</text:p>
          </table:table-cell>
          <table:table-cell table:formula="of:=[.A137]/1000/(60*60*24)" office:value-type="time" office:time-value="PT00H35M59.298S" calcext:value-type="time">
            <text:p>00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299.7" calcext:value-type="float">
            <text:p>299.7</text:p>
          </table:table-cell>
          <table:table-cell office:value-type="float" office:value="358.33" calcext:value-type="float">
            <text:p>358.33</text:p>
          </table:table-cell>
        </table:table-row>
        <table:table-row table:style-name="ro1">
          <table:table-cell office:value-type="float" office:value="2175298" calcext:value-type="float">
            <text:p>2175298</text:p>
          </table:table-cell>
          <table:table-cell table:formula="of:=[.A138]/1000/(60*60*24)" office:value-type="time" office:time-value="PT00H36M15.298S" calcext:value-type="time">
            <text:p>00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301.92" calcext:value-type="float">
            <text:p>301.92</text:p>
          </table:table-cell>
          <table:table-cell office:value-type="float" office:value="360.93" calcext:value-type="float">
            <text:p>360.93</text:p>
          </table:table-cell>
        </table:table-row>
        <table:table-row table:style-name="ro1">
          <table:table-cell office:value-type="float" office:value="2191298" calcext:value-type="float">
            <text:p>2191298</text:p>
          </table:table-cell>
          <table:table-cell table:formula="of:=[.A139]/1000/(60*60*24)" office:value-type="time" office:time-value="PT00H36M31.298S" calcext:value-type="time">
            <text:p>00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304.14" calcext:value-type="float">
            <text:p>304.14</text:p>
          </table:table-cell>
          <table:table-cell office:value-type="float" office:value="363.53" calcext:value-type="float">
            <text:p>363.53</text:p>
          </table:table-cell>
        </table:table-row>
        <table:table-row table:style-name="ro1">
          <table:table-cell office:value-type="float" office:value="2207299" calcext:value-type="float">
            <text:p>2207299</text:p>
          </table:table-cell>
          <table:table-cell table:formula="of:=[.A140]/1000/(60*60*24)" office:value-type="time" office:time-value="PT00H36M47.299S" calcext:value-type="time">
            <text:p>00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7" calcext:value-type="float">
            <text:p>587.87</text:p>
          </table:table-cell>
          <table:table-cell office:value-type="float" office:value="306.37" calcext:value-type="float">
            <text:p>306.37</text:p>
          </table:table-cell>
          <table:table-cell office:value-type="float" office:value="366.14" calcext:value-type="float">
            <text:p>366.14</text:p>
          </table:table-cell>
        </table:table-row>
        <table:table-row table:style-name="ro1">
          <table:table-cell office:value-type="float" office:value="2223298" calcext:value-type="float">
            <text:p>2223298</text:p>
          </table:table-cell>
          <table:table-cell table:formula="of:=[.A141]/1000/(60*60*24)" office:value-type="time" office:time-value="PT00H37M03.298S" calcext:value-type="time">
            <text:p>00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8" calcext:value-type="float">
            <text:p>585.78</text:p>
          </table:table-cell>
          <table:table-cell office:value-type="float" office:value="308.59" calcext:value-type="float">
            <text:p>308.59</text:p>
          </table:table-cell>
          <table:table-cell office:value-type="float" office:value="368.74" calcext:value-type="float">
            <text:p>368.74</text:p>
          </table:table-cell>
        </table:table-row>
        <table:table-row table:style-name="ro1">
          <table:table-cell office:value-type="float" office:value="2239298" calcext:value-type="float">
            <text:p>2239298</text:p>
          </table:table-cell>
          <table:table-cell table:formula="of:=[.A142]/1000/(60*60*24)" office:value-type="time" office:time-value="PT00H37M19.298S" calcext:value-type="time">
            <text:p>00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310.81" calcext:value-type="float">
            <text:p>310.81</text:p>
          </table:table-cell>
          <table:table-cell office:value-type="float" office:value="371.34" calcext:value-type="float">
            <text:p>371.34</text:p>
          </table:table-cell>
        </table:table-row>
        <table:table-row table:style-name="ro1">
          <table:table-cell office:value-type="float" office:value="2255299" calcext:value-type="float">
            <text:p>2255299</text:p>
          </table:table-cell>
          <table:table-cell table:formula="of:=[.A143]/1000/(60*60*24)" office:value-type="time" office:time-value="PT00H37M35.299S" calcext:value-type="time">
            <text:p>00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8" calcext:value-type="float">
            <text:p>585.8</text:p>
          </table:table-cell>
          <table:table-cell office:value-type="float" office:value="313.03" calcext:value-type="float">
            <text:p>313.03</text:p>
          </table:table-cell>
          <table:table-cell office:value-type="float" office:value="373.94" calcext:value-type="float">
            <text:p>373.94</text:p>
          </table:table-cell>
        </table:table-row>
        <table:table-row table:style-name="ro1">
          <table:table-cell office:value-type="float" office:value="2271298" calcext:value-type="float">
            <text:p>2271298</text:p>
          </table:table-cell>
          <table:table-cell table:formula="of:=[.A144]/1000/(60*60*24)" office:value-type="time" office:time-value="PT00H37M51.298S" calcext:value-type="time">
            <text:p>00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315.24" calcext:value-type="float">
            <text:p>315.24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>
          <table:table-cell office:value-type="float" office:value="2287298" calcext:value-type="float">
            <text:p>2287298</text:p>
          </table:table-cell>
          <table:table-cell table:formula="of:=[.A145]/1000/(60*60*24)" office:value-type="time" office:time-value="PT00H38M07.298S" calcext:value-type="time">
            <text:p>00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317.46" calcext:value-type="float">
            <text:p>317.46</text:p>
          </table:table-cell>
          <table:table-cell office:value-type="float" office:value="379.14" calcext:value-type="float">
            <text:p>379.14</text:p>
          </table:table-cell>
        </table:table-row>
        <table:table-row table:style-name="ro1">
          <table:table-cell office:value-type="float" office:value="2303298" calcext:value-type="float">
            <text:p>2303298</text:p>
          </table:table-cell>
          <table:table-cell table:formula="of:=[.A146]/1000/(60*60*24)" office:value-type="time" office:time-value="PT00H38M23.298S" calcext:value-type="time">
            <text:p>00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319.68" calcext:value-type="float">
            <text:p>319.68</text:p>
          </table:table-cell>
          <table:table-cell office:value-type="float" office:value="381.73" calcext:value-type="float">
            <text:p>381.73</text:p>
          </table:table-cell>
        </table:table-row>
        <table:table-row table:style-name="ro1">
          <table:table-cell office:value-type="float" office:value="2319299" calcext:value-type="float">
            <text:p>2319299</text:p>
          </table:table-cell>
          <table:table-cell table:formula="of:=[.A147]/1000/(60*60*24)" office:value-type="time" office:time-value="PT00H38M39.299S" calcext:value-type="time">
            <text:p>00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321.9" calcext:value-type="float">
            <text:p>321.9</text:p>
          </table:table-cell>
          <table:table-cell office:value-type="float" office:value="384.34" calcext:value-type="float">
            <text:p>384.34</text:p>
          </table:table-cell>
        </table:table-row>
        <table:table-row table:style-name="ro1">
          <table:table-cell office:value-type="float" office:value="2335298" calcext:value-type="float">
            <text:p>2335298</text:p>
          </table:table-cell>
          <table:table-cell table:formula="of:=[.A148]/1000/(60*60*24)" office:value-type="time" office:time-value="PT00H38M55.298S" calcext:value-type="time">
            <text:p>00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324.13" calcext:value-type="float">
            <text:p>324.13</text:p>
          </table:table-cell>
          <table:table-cell office:value-type="float" office:value="386.94" calcext:value-type="float">
            <text:p>386.94</text:p>
          </table:table-cell>
        </table:table-row>
        <table:table-row table:style-name="ro1">
          <table:table-cell office:value-type="float" office:value="2351298" calcext:value-type="float">
            <text:p>2351298</text:p>
          </table:table-cell>
          <table:table-cell table:formula="of:=[.A149]/1000/(60*60*24)" office:value-type="time" office:time-value="PT00H39M11.298S" calcext:value-type="time">
            <text:p>00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326.36" calcext:value-type="float">
            <text:p>326.36</text:p>
          </table:table-cell>
          <table:table-cell office:value-type="float" office:value="389.55" calcext:value-type="float">
            <text:p>389.55</text:p>
          </table:table-cell>
        </table:table-row>
        <table:table-row table:style-name="ro1">
          <table:table-cell office:value-type="float" office:value="2367299" calcext:value-type="float">
            <text:p>2367299</text:p>
          </table:table-cell>
          <table:table-cell table:formula="of:=[.A150]/1000/(60*60*24)" office:value-type="time" office:time-value="PT00H39M27.299S" calcext:value-type="time">
            <text:p>00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328.58" calcext:value-type="float">
            <text:p>328.58</text:p>
          </table:table-cell>
          <table:table-cell office:value-type="float" office:value="392.15" calcext:value-type="float">
            <text:p>392.15</text:p>
          </table:table-cell>
        </table:table-row>
        <table:table-row table:style-name="ro1">
          <table:table-cell office:value-type="float" office:value="2383298" calcext:value-type="float">
            <text:p>2383298</text:p>
          </table:table-cell>
          <table:table-cell table:formula="of:=[.A151]/1000/(60*60*24)" office:value-type="time" office:time-value="PT00H39M43.298S" calcext:value-type="time">
            <text:p>00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330.81" calcext:value-type="float">
            <text:p>330.81</text:p>
          </table:table-cell>
          <table:table-cell office:value-type="float" office:value="394.75" calcext:value-type="float">
            <text:p>394.75</text:p>
          </table:table-cell>
        </table:table-row>
        <table:table-row table:style-name="ro1">
          <table:table-cell office:value-type="float" office:value="2399298" calcext:value-type="float">
            <text:p>2399298</text:p>
          </table:table-cell>
          <table:table-cell table:formula="of:=[.A152]/1000/(60*60*24)" office:value-type="time" office:time-value="PT00H39M59.298S" calcext:value-type="time">
            <text:p>00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333.03" calcext:value-type="float">
            <text:p>333.03</text:p>
          </table:table-cell>
          <table:table-cell office:value-type="float" office:value="397.36" calcext:value-type="float">
            <text:p>397.36</text:p>
          </table:table-cell>
        </table:table-row>
        <table:table-row table:style-name="ro1">
          <table:table-cell office:value-type="float" office:value="2415298" calcext:value-type="float">
            <text:p>2415298</text:p>
          </table:table-cell>
          <table:table-cell table:formula="of:=[.A153]/1000/(60*60*24)" office:value-type="time" office:time-value="PT00H40M15.298S" calcext:value-type="time">
            <text:p>00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335.26" calcext:value-type="float">
            <text:p>335.26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>
          <table:table-cell office:value-type="float" office:value="2431298" calcext:value-type="float">
            <text:p>2431298</text:p>
          </table:table-cell>
          <table:table-cell table:formula="of:=[.A154]/1000/(60*60*24)" office:value-type="time" office:time-value="PT00H40M31.298S" calcext:value-type="time">
            <text:p>00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337.48" calcext:value-type="float">
            <text:p>337.48</text:p>
          </table:table-cell>
          <table:table-cell office:value-type="float" office:value="402.56" calcext:value-type="float">
            <text:p>402.56</text:p>
          </table:table-cell>
        </table:table-row>
        <table:table-row table:style-name="ro1">
          <table:table-cell office:value-type="float" office:value="2447299" calcext:value-type="float">
            <text:p>2447299</text:p>
          </table:table-cell>
          <table:table-cell table:formula="of:=[.A155]/1000/(60*60*24)" office:value-type="time" office:time-value="PT00H40M47.299S" calcext:value-type="time">
            <text:p>00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339.71" calcext:value-type="float">
            <text:p>339.71</text:p>
          </table:table-cell>
          <table:table-cell office:value-type="float" office:value="405.17" calcext:value-type="float">
            <text:p>405.17</text:p>
          </table:table-cell>
        </table:table-row>
        <table:table-row table:style-name="ro1">
          <table:table-cell office:value-type="float" office:value="2463299" calcext:value-type="float">
            <text:p>2463299</text:p>
          </table:table-cell>
          <table:table-cell table:formula="of:=[.A156]/1000/(60*60*24)" office:value-type="time" office:time-value="PT00H41M03.299S" calcext:value-type="time">
            <text:p>00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341.93" calcext:value-type="float">
            <text:p>341.93</text:p>
          </table:table-cell>
          <table:table-cell office:value-type="float" office:value="407.77" calcext:value-type="float">
            <text:p>407.77</text:p>
          </table:table-cell>
        </table:table-row>
        <table:table-row table:style-name="ro1">
          <table:table-cell office:value-type="float" office:value="2479298" calcext:value-type="float">
            <text:p>2479298</text:p>
          </table:table-cell>
          <table:table-cell table:formula="of:=[.A157]/1000/(60*60*24)" office:value-type="time" office:time-value="PT00H41M19.298S" calcext:value-type="time">
            <text:p>00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344.16" calcext:value-type="float">
            <text:p>344.16</text:p>
          </table:table-cell>
          <table:table-cell office:value-type="float" office:value="410.37" calcext:value-type="float">
            <text:p>410.37</text:p>
          </table:table-cell>
        </table:table-row>
        <table:table-row table:style-name="ro1">
          <table:table-cell office:value-type="float" office:value="2495299" calcext:value-type="float">
            <text:p>2495299</text:p>
          </table:table-cell>
          <table:table-cell table:formula="of:=[.A158]/1000/(60*60*24)" office:value-type="time" office:time-value="PT00H41M35.299S" calcext:value-type="time">
            <text:p>00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4" calcext:value-type="float">
            <text:p>585.64</text:p>
          </table:table-cell>
          <table:table-cell office:value-type="float" office:value="346.38" calcext:value-type="float">
            <text:p>346.38</text:p>
          </table:table-cell>
          <table:table-cell office:value-type="float" office:value="412.97" calcext:value-type="float">
            <text:p>412.97</text:p>
          </table:table-cell>
        </table:table-row>
        <table:table-row table:style-name="ro1">
          <table:table-cell office:value-type="float" office:value="2511298" calcext:value-type="float">
            <text:p>2511298</text:p>
          </table:table-cell>
          <table:table-cell table:formula="of:=[.A159]/1000/(60*60*24)" office:value-type="time" office:time-value="PT00H41M51.298S" calcext:value-type="time">
            <text:p>00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348.61" calcext:value-type="float">
            <text:p>348.61</text:p>
          </table:table-cell>
          <table:table-cell office:value-type="float" office:value="415.57" calcext:value-type="float">
            <text:p>415.57</text:p>
          </table:table-cell>
        </table:table-row>
        <table:table-row table:style-name="ro1">
          <table:table-cell office:value-type="float" office:value="2527298" calcext:value-type="float">
            <text:p>2527298</text:p>
          </table:table-cell>
          <table:table-cell table:formula="of:=[.A160]/1000/(60*60*24)" office:value-type="time" office:time-value="PT00H42M07.298S" calcext:value-type="time">
            <text:p>00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350.83" calcext:value-type="float">
            <text:p>350.83</text:p>
          </table:table-cell>
          <table:table-cell office:value-type="float" office:value="418.17" calcext:value-type="float">
            <text:p>418.17</text:p>
          </table:table-cell>
        </table:table-row>
        <table:table-row table:style-name="ro1">
          <table:table-cell office:value-type="float" office:value="2543298" calcext:value-type="float">
            <text:p>2543298</text:p>
          </table:table-cell>
          <table:table-cell table:formula="of:=[.A161]/1000/(60*60*24)" office:value-type="time" office:time-value="PT00H42M23.298S" calcext:value-type="time">
            <text:p>00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353.05" calcext:value-type="float">
            <text:p>353.05</text:p>
          </table:table-cell>
          <table:table-cell office:value-type="float" office:value="420.76" calcext:value-type="float">
            <text:p>420.76</text:p>
          </table:table-cell>
        </table:table-row>
        <table:table-row table:style-name="ro1">
          <table:table-cell office:value-type="float" office:value="2559299" calcext:value-type="float">
            <text:p>2559299</text:p>
          </table:table-cell>
          <table:table-cell table:formula="of:=[.A162]/1000/(60*60*24)" office:value-type="time" office:time-value="PT00H42M39.299S" calcext:value-type="time">
            <text:p>00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355.26" calcext:value-type="float">
            <text:p>355.26</text:p>
          </table:table-cell>
          <table:table-cell office:value-type="float" office:value="423.36" calcext:value-type="float">
            <text:p>423.36</text:p>
          </table:table-cell>
        </table:table-row>
        <table:table-row table:style-name="ro1">
          <table:table-cell office:value-type="float" office:value="2575298" calcext:value-type="float">
            <text:p>2575298</text:p>
          </table:table-cell>
          <table:table-cell table:formula="of:=[.A163]/1000/(60*60*24)" office:value-type="time" office:time-value="PT00H42M55.298S" calcext:value-type="time">
            <text:p>00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8" calcext:value-type="float">
            <text:p>584.48</text:p>
          </table:table-cell>
          <table:table-cell office:value-type="float" office:value="357.48" calcext:value-type="float">
            <text:p>357.48</text:p>
          </table:table-cell>
          <table:table-cell office:value-type="float" office:value="425.95" calcext:value-type="float">
            <text:p>425.95</text:p>
          </table:table-cell>
        </table:table-row>
        <table:table-row table:style-name="ro1">
          <table:table-cell office:value-type="float" office:value="2591298" calcext:value-type="float">
            <text:p>2591298</text:p>
          </table:table-cell>
          <table:table-cell table:formula="of:=[.A164]/1000/(60*60*24)" office:value-type="time" office:time-value="PT00H43M11.298S" calcext:value-type="time">
            <text:p>00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8.8" calcext:value-type="float">
            <text:p>498.8</text:p>
          </table:table-cell>
          <table:table-cell office:value-type="float" office:value="583.55" calcext:value-type="float">
            <text:p>583.55</text:p>
          </table:table-cell>
          <table:table-cell office:value-type="float" office:value="359.7" calcext:value-type="float">
            <text:p>359.7</text:p>
          </table:table-cell>
          <table:table-cell office:value-type="float" office:value="428.55" calcext:value-type="float">
            <text:p>428.55</text:p>
          </table:table-cell>
        </table:table-row>
        <table:table-row table:style-name="ro1">
          <table:table-cell office:value-type="float" office:value="2607298" calcext:value-type="float">
            <text:p>2607298</text:p>
          </table:table-cell>
          <table:table-cell table:formula="of:=[.A165]/1000/(60*60*24)" office:value-type="time" office:time-value="PT00H43M27.298S" calcext:value-type="time">
            <text:p>00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361.92" calcext:value-type="float">
            <text:p>361.92</text:p>
          </table:table-cell>
          <table:table-cell office:value-type="float" office:value="431.14" calcext:value-type="float">
            <text:p>431.14</text:p>
          </table:table-cell>
        </table:table-row>
        <table:table-row table:style-name="ro1">
          <table:table-cell office:value-type="float" office:value="2623298" calcext:value-type="float">
            <text:p>2623298</text:p>
          </table:table-cell>
          <table:table-cell table:formula="of:=[.A166]/1000/(60*60*24)" office:value-type="time" office:time-value="PT00H43M43.298S" calcext:value-type="time">
            <text:p>00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364.14" calcext:value-type="float">
            <text:p>364.14</text:p>
          </table:table-cell>
          <table:table-cell office:value-type="float" office:value="433.74" calcext:value-type="float">
            <text:p>433.74</text:p>
          </table:table-cell>
        </table:table-row>
        <table:table-row table:style-name="ro1">
          <table:table-cell office:value-type="float" office:value="2639298" calcext:value-type="float">
            <text:p>2639298</text:p>
          </table:table-cell>
          <table:table-cell table:formula="of:=[.A167]/1000/(60*60*24)" office:value-type="time" office:time-value="PT00H43M59.298S" calcext:value-type="time">
            <text:p>00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366.36" calcext:value-type="float">
            <text:p>366.36</text:p>
          </table:table-cell>
          <table:table-cell office:value-type="float" office:value="436.33" calcext:value-type="float">
            <text:p>436.33</text:p>
          </table:table-cell>
        </table:table-row>
        <table:table-row table:style-name="ro1">
          <table:table-cell office:value-type="float" office:value="2655299" calcext:value-type="float">
            <text:p>2655299</text:p>
          </table:table-cell>
          <table:table-cell table:formula="of:=[.A168]/1000/(60*60*24)" office:value-type="time" office:time-value="PT00H44M15.299S" calcext:value-type="time">
            <text:p>00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" calcext:value-type="float">
            <text:p>583.8</text:p>
          </table:table-cell>
          <table:table-cell office:value-type="float" office:value="368.58" calcext:value-type="float">
            <text:p>368.58</text:p>
          </table:table-cell>
          <table:table-cell office:value-type="float" office:value="438.93" calcext:value-type="float">
            <text:p>438.93</text:p>
          </table:table-cell>
        </table:table-row>
        <table:table-row table:style-name="ro1">
          <table:table-cell office:value-type="float" office:value="2671299" calcext:value-type="float">
            <text:p>2671299</text:p>
          </table:table-cell>
          <table:table-cell table:formula="of:=[.A169]/1000/(60*60*24)" office:value-type="time" office:time-value="PT00H44M31.299S" calcext:value-type="time">
            <text:p>00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370.8" calcext:value-type="float">
            <text:p>370.8</text:p>
          </table:table-cell>
          <table:table-cell office:value-type="float" office:value="441.52" calcext:value-type="float">
            <text:p>441.52</text:p>
          </table:table-cell>
        </table:table-row>
        <table:table-row table:style-name="ro1">
          <table:table-cell office:value-type="float" office:value="2687298" calcext:value-type="float">
            <text:p>2687298</text:p>
          </table:table-cell>
          <table:table-cell table:formula="of:=[.A170]/1000/(60*60*24)" office:value-type="time" office:time-value="PT00H44M47.298S" calcext:value-type="time">
            <text:p>00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373.02" calcext:value-type="float">
            <text:p>373.02</text:p>
          </table:table-cell>
          <table:table-cell office:value-type="float" office:value="444.12" calcext:value-type="float">
            <text:p>444.12</text:p>
          </table:table-cell>
        </table:table-row>
        <table:table-row table:style-name="ro1">
          <table:table-cell office:value-type="float" office:value="2703298" calcext:value-type="float">
            <text:p>2703298</text:p>
          </table:table-cell>
          <table:table-cell table:formula="of:=[.A171]/1000/(60*60*24)" office:value-type="time" office:time-value="PT00H45M03.298S" calcext:value-type="time">
            <text:p>00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375.25" calcext:value-type="float">
            <text:p>375.25</text:p>
          </table:table-cell>
          <table:table-cell office:value-type="float" office:value="446.72" calcext:value-type="float">
            <text:p>446.72</text:p>
          </table:table-cell>
        </table:table-row>
        <table:table-row table:style-name="ro1">
          <table:table-cell office:value-type="float" office:value="2719298" calcext:value-type="float">
            <text:p>2719298</text:p>
          </table:table-cell>
          <table:table-cell table:formula="of:=[.A172]/1000/(60*60*24)" office:value-type="time" office:time-value="PT00H45M19.298S" calcext:value-type="time">
            <text:p>00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6" calcext:value-type="float">
            <text:p>583.86</text:p>
          </table:table-cell>
          <table:table-cell office:value-type="float" office:value="377.47" calcext:value-type="float">
            <text:p>377.47</text:p>
          </table:table-cell>
          <table:table-cell office:value-type="float" office:value="449.32" calcext:value-type="float">
            <text:p>449.32</text:p>
          </table:table-cell>
        </table:table-row>
        <table:table-row table:style-name="ro1">
          <table:table-cell office:value-type="float" office:value="2735298" calcext:value-type="float">
            <text:p>2735298</text:p>
          </table:table-cell>
          <table:table-cell table:formula="of:=[.A173]/1000/(60*60*24)" office:value-type="time" office:time-value="PT00H45M35.298S" calcext:value-type="time">
            <text:p>00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6.34" calcext:value-type="float">
            <text:p>586.34</text:p>
          </table:table-cell>
          <table:table-cell office:value-type="float" office:value="379.7" calcext:value-type="float">
            <text:p>379.7</text:p>
          </table:table-cell>
          <table:table-cell office:value-type="float" office:value="451.92" calcext:value-type="float">
            <text:p>451.92</text:p>
          </table:table-cell>
        </table:table-row>
        <table:table-row table:style-name="ro1">
          <table:table-cell office:value-type="float" office:value="2751298" calcext:value-type="float">
            <text:p>2751298</text:p>
          </table:table-cell>
          <table:table-cell table:formula="of:=[.A174]/1000/(60*60*24)" office:value-type="time" office:time-value="PT00H45M51.298S" calcext:value-type="time">
            <text:p>00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381.92" calcext:value-type="float">
            <text:p>381.92</text:p>
          </table:table-cell>
          <table:table-cell office:value-type="float" office:value="454.52" calcext:value-type="float">
            <text:p>454.52</text:p>
          </table:table-cell>
        </table:table-row>
        <table:table-row table:style-name="ro1">
          <table:table-cell office:value-type="float" office:value="2767298" calcext:value-type="float">
            <text:p>2767298</text:p>
          </table:table-cell>
          <table:table-cell table:formula="of:=[.A175]/1000/(60*60*24)" office:value-type="time" office:time-value="PT00H46M07.298S" calcext:value-type="time">
            <text:p>00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384.14" calcext:value-type="float">
            <text:p>384.14</text:p>
          </table:table-cell>
          <table:table-cell office:value-type="float" office:value="457.11" calcext:value-type="float">
            <text:p>457.11</text:p>
          </table:table-cell>
        </table:table-row>
        <table:table-row table:style-name="ro1">
          <table:table-cell office:value-type="float" office:value="2783298" calcext:value-type="float">
            <text:p>2783298</text:p>
          </table:table-cell>
          <table:table-cell table:formula="of:=[.A176]/1000/(60*60*24)" office:value-type="time" office:time-value="PT00H46M23.298S" calcext:value-type="time">
            <text:p>00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386.36" calcext:value-type="float">
            <text:p>386.36</text:p>
          </table:table-cell>
          <table:table-cell office:value-type="float" office:value="459.7" calcext:value-type="float">
            <text:p>459.7</text:p>
          </table:table-cell>
        </table:table-row>
        <table:table-row table:style-name="ro1">
          <table:table-cell office:value-type="float" office:value="2799298" calcext:value-type="float">
            <text:p>2799298</text:p>
          </table:table-cell>
          <table:table-cell table:formula="of:=[.A177]/1000/(60*60*24)" office:value-type="time" office:time-value="PT00H46M39.298S" calcext:value-type="time">
            <text:p>00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388.58" calcext:value-type="float">
            <text:p>388.58</text:p>
          </table:table-cell>
          <table:table-cell office:value-type="float" office:value="462.29" calcext:value-type="float">
            <text:p>462.29</text:p>
          </table:table-cell>
        </table:table-row>
        <table:table-row table:style-name="ro1">
          <table:table-cell office:value-type="float" office:value="2815298" calcext:value-type="float">
            <text:p>2815298</text:p>
          </table:table-cell>
          <table:table-cell table:formula="of:=[.A178]/1000/(60*60*24)" office:value-type="time" office:time-value="PT00H46M55.298S" calcext:value-type="time">
            <text:p>00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390.8" calcext:value-type="float">
            <text:p>390.8</text:p>
          </table:table-cell>
          <table:table-cell office:value-type="float" office:value="464.88" calcext:value-type="float">
            <text:p>464.88</text:p>
          </table:table-cell>
        </table:table-row>
        <table:table-row table:style-name="ro1">
          <table:table-cell office:value-type="float" office:value="2831299" calcext:value-type="float">
            <text:p>2831299</text:p>
          </table:table-cell>
          <table:table-cell table:formula="of:=[.A179]/1000/(60*60*24)" office:value-type="time" office:time-value="PT00H47M11.299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393.02" calcext:value-type="float">
            <text:p>393.02</text:p>
          </table:table-cell>
          <table:table-cell office:value-type="float" office:value="467.48" calcext:value-type="float">
            <text:p>467.48</text:p>
          </table:table-cell>
        </table:table-row>
        <table:table-row table:style-name="ro1">
          <table:table-cell office:value-type="float" office:value="2847299" calcext:value-type="float">
            <text:p>2847299</text:p>
          </table:table-cell>
          <table:table-cell table:formula="of:=[.A180]/1000/(60*60*24)" office:value-type="time" office:time-value="PT00H47M27.299S" calcext:value-type="time">
            <text:p>00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395.24" calcext:value-type="float">
            <text:p>395.24</text:p>
          </table:table-cell>
          <table:table-cell office:value-type="float" office:value="470.07" calcext:value-type="float">
            <text:p>470.07</text:p>
          </table:table-cell>
        </table:table-row>
        <table:table-row table:style-name="ro1">
          <table:table-cell office:value-type="float" office:value="2863298" calcext:value-type="float">
            <text:p>2863298</text:p>
          </table:table-cell>
          <table:table-cell table:formula="of:=[.A181]/1000/(60*60*24)" office:value-type="time" office:time-value="PT00H47M43.298S" calcext:value-type="time">
            <text:p>00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397.46" calcext:value-type="float">
            <text:p>397.46</text:p>
          </table:table-cell>
          <table:table-cell office:value-type="float" office:value="472.66" calcext:value-type="float">
            <text:p>472.66</text:p>
          </table:table-cell>
        </table:table-row>
        <table:table-row table:style-name="ro1">
          <table:table-cell office:value-type="float" office:value="2879298" calcext:value-type="float">
            <text:p>2879298</text:p>
          </table:table-cell>
          <table:table-cell table:formula="of:=[.A182]/1000/(60*60*24)" office:value-type="time" office:time-value="PT00H47M59.298S" calcext:value-type="time">
            <text:p>00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399.68" calcext:value-type="float">
            <text:p>399.68</text:p>
          </table:table-cell>
          <table:table-cell office:value-type="float" office:value="475.25" calcext:value-type="float">
            <text:p>475.25</text:p>
          </table:table-cell>
        </table:table-row>
        <table:table-row table:style-name="ro1">
          <table:table-cell office:value-type="float" office:value="2895298" calcext:value-type="float">
            <text:p>2895298</text:p>
          </table:table-cell>
          <table:table-cell table:formula="of:=[.A183]/1000/(60*60*24)" office:value-type="time" office:time-value="PT00H48M15.298S" calcext:value-type="time">
            <text:p>00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401.9" calcext:value-type="float">
            <text:p>401.9</text:p>
          </table:table-cell>
          <table:table-cell office:value-type="float" office:value="477.84" calcext:value-type="float">
            <text:p>477.84</text:p>
          </table:table-cell>
        </table:table-row>
        <table:table-row table:style-name="ro1">
          <table:table-cell office:value-type="float" office:value="2911298" calcext:value-type="float">
            <text:p>2911298</text:p>
          </table:table-cell>
          <table:table-cell table:formula="of:=[.A184]/1000/(60*60*24)" office:value-type="time" office:time-value="PT00H48M31.298S" calcext:value-type="time">
            <text:p>00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404.12" calcext:value-type="float">
            <text:p>404.12</text:p>
          </table:table-cell>
          <table:table-cell office:value-type="float" office:value="480.43" calcext:value-type="float">
            <text:p>480.43</text:p>
          </table:table-cell>
        </table:table-row>
        <table:table-row table:style-name="ro1">
          <table:table-cell office:value-type="float" office:value="2927298" calcext:value-type="float">
            <text:p>2927298</text:p>
          </table:table-cell>
          <table:table-cell table:formula="of:=[.A185]/1000/(60*60*24)" office:value-type="time" office:time-value="PT00H48M47.298S" calcext:value-type="time">
            <text:p>00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06.34" calcext:value-type="float">
            <text:p>406.34</text:p>
          </table:table-cell>
          <table:table-cell office:value-type="float" office:value="483.02" calcext:value-type="float">
            <text:p>483.02</text:p>
          </table:table-cell>
        </table:table-row>
        <table:table-row table:style-name="ro1">
          <table:table-cell office:value-type="float" office:value="2943298" calcext:value-type="float">
            <text:p>2943298</text:p>
          </table:table-cell>
          <table:table-cell table:formula="of:=[.A186]/1000/(60*60*24)" office:value-type="time" office:time-value="PT00H49M03.298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408.56" calcext:value-type="float">
            <text:p>408.56</text:p>
          </table:table-cell>
          <table:table-cell office:value-type="float" office:value="485.62" calcext:value-type="float">
            <text:p>485.62</text:p>
          </table:table-cell>
        </table:table-row>
        <table:table-row table:style-name="ro1">
          <table:table-cell office:value-type="float" office:value="2959298" calcext:value-type="float">
            <text:p>2959298</text:p>
          </table:table-cell>
          <table:table-cell table:formula="of:=[.A187]/1000/(60*60*24)" office:value-type="time" office:time-value="PT00H49M19.298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10.78" calcext:value-type="float">
            <text:p>410.78</text:p>
          </table:table-cell>
          <table:table-cell office:value-type="float" office:value="488.21" calcext:value-type="float">
            <text:p>488.21</text:p>
          </table:table-cell>
        </table:table-row>
        <table:table-row table:style-name="ro1">
          <table:table-cell office:value-type="float" office:value="2975298" calcext:value-type="float">
            <text:p>2975298</text:p>
          </table:table-cell>
          <table:table-cell table:formula="of:=[.A188]/1000/(60*60*24)" office:value-type="time" office:time-value="PT00H49M35.298S" calcext:value-type="time">
            <text:p>00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413" calcext:value-type="float">
            <text:p>413</text:p>
          </table:table-cell>
          <table:table-cell office:value-type="float" office:value="490.8" calcext:value-type="float">
            <text:p>490.8</text:p>
          </table:table-cell>
        </table:table-row>
        <table:table-row table:style-name="ro1">
          <table:table-cell office:value-type="float" office:value="2991298" calcext:value-type="float">
            <text:p>2991298</text:p>
          </table:table-cell>
          <table:table-cell table:formula="of:=[.A189]/1000/(60*60*24)" office:value-type="time" office:time-value="PT00H49M51.298S" calcext:value-type="time">
            <text:p>00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15.22" calcext:value-type="float">
            <text:p>415.22</text:p>
          </table:table-cell>
          <table:table-cell office:value-type="float" office:value="493.39" calcext:value-type="float">
            <text:p>493.39</text:p>
          </table:table-cell>
        </table:table-row>
        <table:table-row table:style-name="ro1">
          <table:table-cell office:value-type="float" office:value="3007298" calcext:value-type="float">
            <text:p>3007298</text:p>
          </table:table-cell>
          <table:table-cell table:formula="of:=[.A190]/1000/(60*60*24)" office:value-type="time" office:time-value="PT00H50M07.298S" calcext:value-type="time">
            <text:p>00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417.43" calcext:value-type="float">
            <text:p>417.43</text:p>
          </table:table-cell>
          <table:table-cell office:value-type="float" office:value="495.98" calcext:value-type="float">
            <text:p>495.98</text:p>
          </table:table-cell>
        </table:table-row>
        <table:table-row table:style-name="ro1">
          <table:table-cell office:value-type="float" office:value="3023299" calcext:value-type="float">
            <text:p>3023299</text:p>
          </table:table-cell>
          <table:table-cell table:formula="of:=[.A191]/1000/(60*60*24)" office:value-type="time" office:time-value="PT00H50M23.299S" calcext:value-type="time">
            <text:p>00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4.34" calcext:value-type="float">
            <text:p>584.34</text:p>
          </table:table-cell>
          <table:table-cell office:value-type="float" office:value="419.66" calcext:value-type="float">
            <text:p>419.66</text:p>
          </table:table-cell>
          <table:table-cell office:value-type="float" office:value="498.57" calcext:value-type="float">
            <text:p>498.57</text:p>
          </table:table-cell>
        </table:table-row>
        <table:table-row table:style-name="ro1">
          <table:table-cell office:value-type="float" office:value="3039298" calcext:value-type="float">
            <text:p>3039298</text:p>
          </table:table-cell>
          <table:table-cell table:formula="of:=[.A192]/1000/(60*60*24)" office:value-type="time" office:time-value="PT00H50M39.298S" calcext:value-type="time">
            <text:p>00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421.88" calcext:value-type="float">
            <text:p>421.88</text:p>
          </table:table-cell>
          <table:table-cell office:value-type="float" office:value="501.17" calcext:value-type="float">
            <text:p>501.17</text:p>
          </table:table-cell>
        </table:table-row>
        <table:table-row table:style-name="ro1">
          <table:table-cell office:value-type="float" office:value="3055298" calcext:value-type="float">
            <text:p>3055298</text:p>
          </table:table-cell>
          <table:table-cell table:formula="of:=[.A193]/1000/(60*60*24)" office:value-type="time" office:time-value="PT00H50M55.298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424.11" calcext:value-type="float">
            <text:p>424.11</text:p>
          </table:table-cell>
          <table:table-cell office:value-type="float" office:value="503.76" calcext:value-type="float">
            <text:p>503.76</text:p>
          </table:table-cell>
        </table:table-row>
        <table:table-row table:style-name="ro1">
          <table:table-cell office:value-type="float" office:value="3071298" calcext:value-type="float">
            <text:p>3071298</text:p>
          </table:table-cell>
          <table:table-cell table:formula="of:=[.A194]/1000/(60*60*24)" office:value-type="time" office:time-value="PT00H51M11.298S" calcext:value-type="time">
            <text:p>00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426.33" calcext:value-type="float">
            <text:p>426.33</text:p>
          </table:table-cell>
          <table:table-cell office:value-type="float" office:value="506.36" calcext:value-type="float">
            <text:p>506.36</text:p>
          </table:table-cell>
        </table:table-row>
        <table:table-row table:style-name="ro1">
          <table:table-cell office:value-type="float" office:value="3087298" calcext:value-type="float">
            <text:p>3087298</text:p>
          </table:table-cell>
          <table:table-cell table:formula="of:=[.A195]/1000/(60*60*24)" office:value-type="time" office:time-value="PT00H51M27.298S" calcext:value-type="time">
            <text:p>00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428.56" calcext:value-type="float">
            <text:p>428.56</text:p>
          </table:table-cell>
          <table:table-cell office:value-type="float" office:value="508.95" calcext:value-type="float">
            <text:p>508.95</text:p>
          </table:table-cell>
        </table:table-row>
        <table:table-row table:style-name="ro1">
          <table:table-cell office:value-type="float" office:value="3103299" calcext:value-type="float">
            <text:p>3103299</text:p>
          </table:table-cell>
          <table:table-cell table:formula="of:=[.A196]/1000/(60*60*24)" office:value-type="time" office:time-value="PT00H51M43.299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430.78" calcext:value-type="float">
            <text:p>430.78</text:p>
          </table:table-cell>
          <table:table-cell office:value-type="float" office:value="511.54" calcext:value-type="float">
            <text:p>511.54</text:p>
          </table:table-cell>
        </table:table-row>
        <table:table-row table:style-name="ro1">
          <table:table-cell office:value-type="float" office:value="3119298" calcext:value-type="float">
            <text:p>3119298</text:p>
          </table:table-cell>
          <table:table-cell table:formula="of:=[.A197]/1000/(60*60*24)" office:value-type="time" office:time-value="PT00H51M59.298S" calcext:value-type="time">
            <text:p>00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432.99" calcext:value-type="float">
            <text:p>432.99</text:p>
          </table:table-cell>
          <table:table-cell office:value-type="float" office:value="514.13" calcext:value-type="float">
            <text:p>514.13</text:p>
          </table:table-cell>
        </table:table-row>
        <table:table-row table:style-name="ro1">
          <table:table-cell office:value-type="float" office:value="3135298" calcext:value-type="float">
            <text:p>3135298</text:p>
          </table:table-cell>
          <table:table-cell table:formula="of:=[.A198]/1000/(60*60*24)" office:value-type="time" office:time-value="PT00H52M15.298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435.21" calcext:value-type="float">
            <text:p>435.21</text:p>
          </table:table-cell>
          <table:table-cell office:value-type="float" office:value="516.72" calcext:value-type="float">
            <text:p>516.72</text:p>
          </table:table-cell>
        </table:table-row>
        <table:table-row table:style-name="ro1">
          <table:table-cell office:value-type="float" office:value="3151298" calcext:value-type="float">
            <text:p>3151298</text:p>
          </table:table-cell>
          <table:table-cell table:formula="of:=[.A199]/1000/(60*60*24)" office:value-type="time" office:time-value="PT00H52M31.298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437.43" calcext:value-type="float">
            <text:p>437.43</text:p>
          </table:table-cell>
          <table:table-cell office:value-type="float" office:value="519.31" calcext:value-type="float">
            <text:p>519.31</text:p>
          </table:table-cell>
        </table:table-row>
        <table:table-row table:style-name="ro1">
          <table:table-cell office:value-type="float" office:value="3167298" calcext:value-type="float">
            <text:p>3167298</text:p>
          </table:table-cell>
          <table:table-cell table:formula="of:=[.A200]/1000/(60*60*24)" office:value-type="time" office:time-value="PT00H52M47.298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439.65" calcext:value-type="float">
            <text:p>439.65</text:p>
          </table:table-cell>
          <table:table-cell office:value-type="float" office:value="521.9" calcext:value-type="float">
            <text:p>521.9</text:p>
          </table:table-cell>
        </table:table-row>
        <table:table-row table:style-name="ro1">
          <table:table-cell office:value-type="float" office:value="3183298" calcext:value-type="float">
            <text:p>3183298</text:p>
          </table:table-cell>
          <table:table-cell table:formula="of:=[.A201]/1000/(60*60*24)" office:value-type="time" office:time-value="PT00H53M03.298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441.87" calcext:value-type="float">
            <text:p>441.87</text:p>
          </table:table-cell>
          <table:table-cell office:value-type="float" office:value="524.49" calcext:value-type="float">
            <text:p>524.49</text:p>
          </table:table-cell>
        </table:table-row>
        <table:table-row table:style-name="ro1">
          <table:table-cell office:value-type="float" office:value="3199298" calcext:value-type="float">
            <text:p>3199298</text:p>
          </table:table-cell>
          <table:table-cell table:formula="of:=[.A202]/1000/(60*60*24)" office:value-type="time" office:time-value="PT00H53M19.298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44.09" calcext:value-type="float">
            <text:p>444.09</text:p>
          </table:table-cell>
          <table:table-cell office:value-type="float" office:value="527.08" calcext:value-type="float">
            <text:p>527.08</text:p>
          </table:table-cell>
        </table:table-row>
        <table:table-row table:style-name="ro1">
          <table:table-cell office:value-type="float" office:value="3215298" calcext:value-type="float">
            <text:p>3215298</text:p>
          </table:table-cell>
          <table:table-cell table:formula="of:=[.A203]/1000/(60*60*24)" office:value-type="time" office:time-value="PT00H53M35.298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446.31" calcext:value-type="float">
            <text:p>446.31</text:p>
          </table:table-cell>
          <table:table-cell office:value-type="float" office:value="529.67" calcext:value-type="float">
            <text:p>529.67</text:p>
          </table:table-cell>
        </table:table-row>
        <table:table-row table:style-name="ro1">
          <table:table-cell office:value-type="float" office:value="3231298" calcext:value-type="float">
            <text:p>3231298</text:p>
          </table:table-cell>
          <table:table-cell table:formula="of:=[.A204]/1000/(60*60*24)" office:value-type="time" office:time-value="PT00H53M51.298S" calcext:value-type="time">
            <text:p>00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448.53" calcext:value-type="float">
            <text:p>448.53</text:p>
          </table:table-cell>
          <table:table-cell office:value-type="float" office:value="532.26" calcext:value-type="float">
            <text:p>532.26</text:p>
          </table:table-cell>
        </table:table-row>
        <table:table-row table:style-name="ro1">
          <table:table-cell office:value-type="float" office:value="3247299" calcext:value-type="float">
            <text:p>3247299</text:p>
          </table:table-cell>
          <table:table-cell table:formula="of:=[.A205]/1000/(60*60*24)" office:value-type="time" office:time-value="PT00H54M07.299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450.76" calcext:value-type="float">
            <text:p>450.76</text:p>
          </table:table-cell>
          <table:table-cell office:value-type="float" office:value="534.86" calcext:value-type="float">
            <text:p>534.86</text:p>
          </table:table-cell>
        </table:table-row>
        <table:table-row table:style-name="ro1">
          <table:table-cell office:value-type="float" office:value="3263298" calcext:value-type="float">
            <text:p>3263298</text:p>
          </table:table-cell>
          <table:table-cell table:formula="of:=[.A206]/1000/(60*60*24)" office:value-type="time" office:time-value="PT00H54M23.298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452.98" calcext:value-type="float">
            <text:p>452.98</text:p>
          </table:table-cell>
          <table:table-cell office:value-type="float" office:value="537.45" calcext:value-type="float">
            <text:p>537.45</text:p>
          </table:table-cell>
        </table:table-row>
        <table:table-row table:style-name="ro1">
          <table:table-cell office:value-type="float" office:value="3279299" calcext:value-type="float">
            <text:p>3279299</text:p>
          </table:table-cell>
          <table:table-cell table:formula="of:=[.A207]/1000/(60*60*24)" office:value-type="time" office:time-value="PT00H54M39.299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455.21" calcext:value-type="float">
            <text:p>455.21</text:p>
          </table:table-cell>
          <table:table-cell office:value-type="float" office:value="540.05" calcext:value-type="float">
            <text:p>540.05</text:p>
          </table:table-cell>
        </table:table-row>
        <table:table-row table:style-name="ro1">
          <table:table-cell office:value-type="float" office:value="3295299" calcext:value-type="float">
            <text:p>3295299</text:p>
          </table:table-cell>
          <table:table-cell table:formula="of:=[.A208]/1000/(60*60*24)" office:value-type="time" office:time-value="PT00H54M55.299S" calcext:value-type="time">
            <text:p>00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57.43" calcext:value-type="float">
            <text:p>457.43</text:p>
          </table:table-cell>
          <table:table-cell office:value-type="float" office:value="542.64" calcext:value-type="float">
            <text:p>542.64</text:p>
          </table:table-cell>
        </table:table-row>
        <table:table-row table:style-name="ro1">
          <table:table-cell office:value-type="float" office:value="3311298" calcext:value-type="float">
            <text:p>3311298</text:p>
          </table:table-cell>
          <table:table-cell table:formula="of:=[.A209]/1000/(60*60*24)" office:value-type="time" office:time-value="PT00H55M11.298S" calcext:value-type="time">
            <text:p>00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459.65" calcext:value-type="float">
            <text:p>459.65</text:p>
          </table:table-cell>
          <table:table-cell office:value-type="float" office:value="545.23" calcext:value-type="float">
            <text:p>545.23</text:p>
          </table:table-cell>
        </table:table-row>
        <table:table-row table:style-name="ro1">
          <table:table-cell office:value-type="float" office:value="3327298" calcext:value-type="float">
            <text:p>3327298</text:p>
          </table:table-cell>
          <table:table-cell table:formula="of:=[.A210]/1000/(60*60*24)" office:value-type="time" office:time-value="PT00H55M27.298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61.87" calcext:value-type="float">
            <text:p>461.87</text:p>
          </table:table-cell>
          <table:table-cell office:value-type="float" office:value="547.82" calcext:value-type="float">
            <text:p>547.82</text:p>
          </table:table-cell>
        </table:table-row>
        <table:table-row table:style-name="ro1">
          <table:table-cell office:value-type="float" office:value="3343298" calcext:value-type="float">
            <text:p>3343298</text:p>
          </table:table-cell>
          <table:table-cell table:formula="of:=[.A211]/1000/(60*60*24)" office:value-type="time" office:time-value="PT00H55M43.298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464.08" calcext:value-type="float">
            <text:p>464.08</text:p>
          </table:table-cell>
          <table:table-cell office:value-type="float" office:value="550.41" calcext:value-type="float">
            <text:p>550.41</text:p>
          </table:table-cell>
        </table:table-row>
        <table:table-row table:style-name="ro1">
          <table:table-cell office:value-type="float" office:value="3359298" calcext:value-type="float">
            <text:p>3359298</text:p>
          </table:table-cell>
          <table:table-cell table:formula="of:=[.A212]/1000/(60*60*24)" office:value-type="time" office:time-value="PT00H55M59.298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466.3" calcext:value-type="float">
            <text:p>466.3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375298" calcext:value-type="float">
            <text:p>3375298</text:p>
          </table:table-cell>
          <table:table-cell table:formula="of:=[.A213]/1000/(60*60*24)" office:value-type="time" office:time-value="PT00H56M15.298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468.52" calcext:value-type="float">
            <text:p>468.52</text:p>
          </table:table-cell>
          <table:table-cell office:value-type="float" office:value="555.59" calcext:value-type="float">
            <text:p>555.59</text:p>
          </table:table-cell>
        </table:table-row>
        <table:table-row table:style-name="ro1">
          <table:table-cell office:value-type="float" office:value="3391298" calcext:value-type="float">
            <text:p>3391298</text:p>
          </table:table-cell>
          <table:table-cell table:formula="of:=[.A214]/1000/(60*60*24)" office:value-type="time" office:time-value="PT00H56M31.298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470.74" calcext:value-type="float">
            <text:p>470.74</text:p>
          </table:table-cell>
          <table:table-cell office:value-type="float" office:value="558.18" calcext:value-type="float">
            <text:p>558.18</text:p>
          </table:table-cell>
        </table:table-row>
        <table:table-row table:style-name="ro1">
          <table:table-cell office:value-type="float" office:value="3407298" calcext:value-type="float">
            <text:p>3407298</text:p>
          </table:table-cell>
          <table:table-cell table:formula="of:=[.A215]/1000/(60*60*24)" office:value-type="time" office:time-value="PT00H56M47.298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72.96" calcext:value-type="float">
            <text:p>472.96</text:p>
          </table:table-cell>
          <table:table-cell office:value-type="float" office:value="560.77" calcext:value-type="float">
            <text:p>560.77</text:p>
          </table:table-cell>
        </table:table-row>
        <table:table-row table:style-name="ro1">
          <table:table-cell office:value-type="float" office:value="3423298" calcext:value-type="float">
            <text:p>3423298</text:p>
          </table:table-cell>
          <table:table-cell table:formula="of:=[.A216]/1000/(60*60*24)" office:value-type="time" office:time-value="PT00H57M03.298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475.18" calcext:value-type="float">
            <text:p>475.18</text:p>
          </table:table-cell>
          <table:table-cell office:value-type="float" office:value="563.36" calcext:value-type="float">
            <text:p>563.36</text:p>
          </table:table-cell>
        </table:table-row>
        <table:table-row table:style-name="ro1">
          <table:table-cell office:value-type="float" office:value="3439298" calcext:value-type="float">
            <text:p>3439298</text:p>
          </table:table-cell>
          <table:table-cell table:formula="of:=[.A217]/1000/(60*60*24)" office:value-type="time" office:time-value="PT00H57M19.298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2" calcext:value-type="float">
            <text:p>581.92</text:p>
          </table:table-cell>
          <table:table-cell office:value-type="float" office:value="477.4" calcext:value-type="float">
            <text:p>477.4</text:p>
          </table:table-cell>
          <table:table-cell office:value-type="float" office:value="565.94" calcext:value-type="float">
            <text:p>565.94</text:p>
          </table:table-cell>
        </table:table-row>
        <table:table-row table:style-name="ro1">
          <table:table-cell office:value-type="float" office:value="3455299" calcext:value-type="float">
            <text:p>3455299</text:p>
          </table:table-cell>
          <table:table-cell table:formula="of:=[.A218]/1000/(60*60*24)" office:value-type="time" office:time-value="PT00H57M35.299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479.62" calcext:value-type="float">
            <text:p>479.62</text:p>
          </table:table-cell>
          <table:table-cell office:value-type="float" office:value="568.54" calcext:value-type="float">
            <text:p>568.54</text:p>
          </table:table-cell>
        </table:table-row>
        <table:table-row table:style-name="ro1">
          <table:table-cell office:value-type="float" office:value="3471298" calcext:value-type="float">
            <text:p>3471298</text:p>
          </table:table-cell>
          <table:table-cell table:formula="of:=[.A219]/1000/(60*60*24)" office:value-type="time" office:time-value="PT00H57M51.298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481.85" calcext:value-type="float">
            <text:p>481.85</text:p>
          </table:table-cell>
          <table:table-cell office:value-type="float" office:value="571.13" calcext:value-type="float">
            <text:p>571.13</text:p>
          </table:table-cell>
        </table:table-row>
        <table:table-row table:style-name="ro1">
          <table:table-cell office:value-type="float" office:value="3487298" calcext:value-type="float">
            <text:p>3487298</text:p>
          </table:table-cell>
          <table:table-cell table:formula="of:=[.A220]/1000/(60*60*24)" office:value-type="time" office:time-value="PT00H58M07.298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484.07" calcext:value-type="float">
            <text:p>484.07</text:p>
          </table:table-cell>
          <table:table-cell office:value-type="float" office:value="573.72" calcext:value-type="float">
            <text:p>573.72</text:p>
          </table:table-cell>
        </table:table-row>
        <table:table-row table:style-name="ro1">
          <table:table-cell office:value-type="float" office:value="3503298" calcext:value-type="float">
            <text:p>3503298</text:p>
          </table:table-cell>
          <table:table-cell table:formula="of:=[.A221]/1000/(60*60*24)" office:value-type="time" office:time-value="PT00H58M23.298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486.28" calcext:value-type="float">
            <text:p>486.28</text:p>
          </table:table-cell>
          <table:table-cell office:value-type="float" office:value="576.31" calcext:value-type="float">
            <text:p>576.31</text:p>
          </table:table-cell>
        </table:table-row>
        <table:table-row table:style-name="ro1">
          <table:table-cell office:value-type="float" office:value="3519299" calcext:value-type="float">
            <text:p>3519299</text:p>
          </table:table-cell>
          <table:table-cell table:formula="of:=[.A222]/1000/(60*60*24)" office:value-type="time" office:time-value="PT00H58M39.299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488.5" calcext:value-type="float">
            <text:p>488.5</text:p>
          </table:table-cell>
          <table:table-cell office:value-type="float" office:value="578.9" calcext:value-type="float">
            <text:p>578.9</text:p>
          </table:table-cell>
        </table:table-row>
        <table:table-row table:style-name="ro1">
          <table:table-cell office:value-type="float" office:value="3535298" calcext:value-type="float">
            <text:p>3535298</text:p>
          </table:table-cell>
          <table:table-cell table:formula="of:=[.A223]/1000/(60*60*24)" office:value-type="time" office:time-value="PT00H58M55.298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490.72" calcext:value-type="float">
            <text:p>490.72</text:p>
          </table:table-cell>
          <table:table-cell office:value-type="float" office:value="581.49" calcext:value-type="float">
            <text:p>581.49</text:p>
          </table:table-cell>
        </table:table-row>
        <table:table-row table:style-name="ro1">
          <table:table-cell office:value-type="float" office:value="3551299" calcext:value-type="float">
            <text:p>3551299</text:p>
          </table:table-cell>
          <table:table-cell table:formula="of:=[.A224]/1000/(60*60*24)" office:value-type="time" office:time-value="PT00H59M11.299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492.94" calcext:value-type="float">
            <text:p>492.94</text:p>
          </table:table-cell>
          <table:table-cell office:value-type="float" office:value="584.08" calcext:value-type="float">
            <text:p>584.08</text:p>
          </table:table-cell>
        </table:table-row>
        <table:table-row table:style-name="ro1">
          <table:table-cell office:value-type="float" office:value="3567298" calcext:value-type="float">
            <text:p>3567298</text:p>
          </table:table-cell>
          <table:table-cell table:formula="of:=[.A225]/1000/(60*60*24)" office:value-type="time" office:time-value="PT00H59M27.298S" calcext:value-type="time">
            <text:p>00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495.16" calcext:value-type="float">
            <text:p>495.16</text:p>
          </table:table-cell>
          <table:table-cell office:value-type="float" office:value="586.67" calcext:value-type="float">
            <text:p>586.67</text:p>
          </table:table-cell>
        </table:table-row>
        <table:table-row table:style-name="ro1">
          <table:table-cell office:value-type="float" office:value="3583298" calcext:value-type="float">
            <text:p>3583298</text:p>
          </table:table-cell>
          <table:table-cell table:formula="of:=[.A226]/1000/(60*60*24)" office:value-type="time" office:time-value="PT00H59M43.298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497.39" calcext:value-type="float">
            <text:p>497.39</text:p>
          </table:table-cell>
          <table:table-cell office:value-type="float" office:value="589.26" calcext:value-type="float">
            <text:p>589.26</text:p>
          </table:table-cell>
        </table:table-row>
        <table:table-row table:style-name="ro1">
          <table:table-cell office:value-type="float" office:value="3599298" calcext:value-type="float">
            <text:p>3599298</text:p>
          </table:table-cell>
          <table:table-cell table:formula="of:=[.A227]/1000/(60*60*24)" office:value-type="time" office:time-value="PT00H59M59.298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499.61" calcext:value-type="float">
            <text:p>499.61</text:p>
          </table:table-cell>
          <table:table-cell office:value-type="float" office:value="591.86" calcext:value-type="float">
            <text:p>591.86</text:p>
          </table:table-cell>
        </table:table-row>
        <table:table-row table:style-name="ro1">
          <table:table-cell office:value-type="float" office:value="3615298" calcext:value-type="float">
            <text:p>3615298</text:p>
          </table:table-cell>
          <table:table-cell table:formula="of:=[.A228]/1000/(60*60*24)" office:value-type="time" office:time-value="PT01H00M15.298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501.84" calcext:value-type="float">
            <text:p>501.84</text:p>
          </table:table-cell>
          <table:table-cell office:value-type="float" office:value="594.45" calcext:value-type="float">
            <text:p>594.45</text:p>
          </table:table-cell>
        </table:table-row>
        <table:table-row table:style-name="ro1">
          <table:table-cell office:value-type="float" office:value="3631298" calcext:value-type="float">
            <text:p>3631298</text:p>
          </table:table-cell>
          <table:table-cell table:formula="of:=[.A229]/1000/(60*60*24)" office:value-type="time" office:time-value="PT01H00M31.298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504.06" calcext:value-type="float">
            <text:p>504.06</text:p>
          </table:table-cell>
          <table:table-cell office:value-type="float" office:value="597.04" calcext:value-type="float">
            <text:p>597.04</text:p>
          </table:table-cell>
        </table:table-row>
        <table:table-row table:style-name="ro1">
          <table:table-cell office:value-type="float" office:value="3647298" calcext:value-type="float">
            <text:p>3647298</text:p>
          </table:table-cell>
          <table:table-cell table:formula="of:=[.A230]/1000/(60*60*24)" office:value-type="time" office:time-value="PT01H00M47.298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506.27" calcext:value-type="float">
            <text:p>506.27</text:p>
          </table:table-cell>
          <table:table-cell office:value-type="float" office:value="599.63" calcext:value-type="float">
            <text:p>599.63</text:p>
          </table:table-cell>
        </table:table-row>
        <table:table-row table:style-name="ro1">
          <table:table-cell office:value-type="float" office:value="3663299" calcext:value-type="float">
            <text:p>3663299</text:p>
          </table:table-cell>
          <table:table-cell table:formula="of:=[.A231]/1000/(60*60*24)" office:value-type="time" office:time-value="PT01H01M03.299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08.49" calcext:value-type="float">
            <text:p>508.49</text:p>
          </table:table-cell>
          <table:table-cell office:value-type="float" office:value="602.22" calcext:value-type="float">
            <text:p>602.22</text:p>
          </table:table-cell>
        </table:table-row>
        <table:table-row table:style-name="ro1">
          <table:table-cell office:value-type="float" office:value="3679298" calcext:value-type="float">
            <text:p>3679298</text:p>
          </table:table-cell>
          <table:table-cell table:formula="of:=[.A232]/1000/(60*60*24)" office:value-type="time" office:time-value="PT01H01M19.298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10.71" calcext:value-type="float">
            <text:p>510.71</text:p>
          </table:table-cell>
          <table:table-cell office:value-type="float" office:value="604.81" calcext:value-type="float">
            <text:p>604.81</text:p>
          </table:table-cell>
        </table:table-row>
        <table:table-row table:style-name="ro1">
          <table:table-cell office:value-type="float" office:value="3695298" calcext:value-type="float">
            <text:p>3695298</text:p>
          </table:table-cell>
          <table:table-cell table:formula="of:=[.A233]/1000/(60*60*24)" office:value-type="time" office:time-value="PT01H01M35.298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12.93" calcext:value-type="float">
            <text:p>512.93</text:p>
          </table:table-cell>
          <table:table-cell office:value-type="float" office:value="607.39" calcext:value-type="float">
            <text:p>607.39</text:p>
          </table:table-cell>
        </table:table-row>
        <table:table-row table:style-name="ro1">
          <table:table-cell office:value-type="float" office:value="3711299" calcext:value-type="float">
            <text:p>3711299</text:p>
          </table:table-cell>
          <table:table-cell table:formula="of:=[.A234]/1000/(60*60*24)" office:value-type="time" office:time-value="PT01H01M51.299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515.15" calcext:value-type="float">
            <text:p>515.15</text:p>
          </table:table-cell>
          <table:table-cell office:value-type="float" office:value="609.98" calcext:value-type="float">
            <text:p>609.98</text:p>
          </table:table-cell>
        </table:table-row>
        <table:table-row table:style-name="ro1">
          <table:table-cell office:value-type="float" office:value="3727299" calcext:value-type="float">
            <text:p>3727299</text:p>
          </table:table-cell>
          <table:table-cell table:formula="of:=[.A235]/1000/(60*60*24)" office:value-type="time" office:time-value="PT01H02M07.299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517.37" calcext:value-type="float">
            <text:p>517.37</text:p>
          </table:table-cell>
          <table:table-cell office:value-type="float" office:value="612.57" calcext:value-type="float">
            <text:p>612.57</text:p>
          </table:table-cell>
        </table:table-row>
        <table:table-row table:style-name="ro1">
          <table:table-cell office:value-type="float" office:value="3743298" calcext:value-type="float">
            <text:p>3743298</text:p>
          </table:table-cell>
          <table:table-cell table:formula="of:=[.A236]/1000/(60*60*24)" office:value-type="time" office:time-value="PT01H02M23.298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519.59" calcext:value-type="float">
            <text:p>519.59</text:p>
          </table:table-cell>
          <table:table-cell office:value-type="float" office:value="615.16" calcext:value-type="float">
            <text:p>615.16</text:p>
          </table:table-cell>
        </table:table-row>
        <table:table-row table:style-name="ro1">
          <table:table-cell office:value-type="float" office:value="3759298" calcext:value-type="float">
            <text:p>3759298</text:p>
          </table:table-cell>
          <table:table-cell table:formula="of:=[.A237]/1000/(60*60*24)" office:value-type="time" office:time-value="PT01H02M39.298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21.81" calcext:value-type="float">
            <text:p>521.81</text:p>
          </table:table-cell>
          <table:table-cell office:value-type="float" office:value="617.75" calcext:value-type="float">
            <text:p>617.75</text:p>
          </table:table-cell>
        </table:table-row>
        <table:table-row table:style-name="ro1">
          <table:table-cell office:value-type="float" office:value="3775298" calcext:value-type="float">
            <text:p>3775298</text:p>
          </table:table-cell>
          <table:table-cell table:formula="of:=[.A238]/1000/(60*60*24)" office:value-type="time" office:time-value="PT01H02M55.298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24.03" calcext:value-type="float">
            <text:p>524.03</text:p>
          </table:table-cell>
          <table:table-cell office:value-type="float" office:value="620.34" calcext:value-type="float">
            <text:p>620.34</text:p>
          </table:table-cell>
        </table:table-row>
        <table:table-row table:style-name="ro1">
          <table:table-cell office:value-type="float" office:value="3791298" calcext:value-type="float">
            <text:p>3791298</text:p>
          </table:table-cell>
          <table:table-cell table:formula="of:=[.A239]/1000/(60*60*24)" office:value-type="time" office:time-value="PT01H03M11.298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526.25" calcext:value-type="float">
            <text:p>526.25</text:p>
          </table:table-cell>
          <table:table-cell office:value-type="float" office:value="622.93" calcext:value-type="float">
            <text:p>622.93</text:p>
          </table:table-cell>
        </table:table-row>
        <table:table-row table:style-name="ro1">
          <table:table-cell office:value-type="float" office:value="3807298" calcext:value-type="float">
            <text:p>3807298</text:p>
          </table:table-cell>
          <table:table-cell table:formula="of:=[.A240]/1000/(60*60*24)" office:value-type="time" office:time-value="PT01H03M27.298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528.47" calcext:value-type="float">
            <text:p>528.47</text:p>
          </table:table-cell>
          <table:table-cell office:value-type="float" office:value="625.52" calcext:value-type="float">
            <text:p>625.52</text:p>
          </table:table-cell>
        </table:table-row>
        <table:table-row table:style-name="ro1">
          <table:table-cell office:value-type="float" office:value="3823299" calcext:value-type="float">
            <text:p>3823299</text:p>
          </table:table-cell>
          <table:table-cell table:formula="of:=[.A241]/1000/(60*60*24)" office:value-type="time" office:time-value="PT01H03M43.299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530.68" calcext:value-type="float">
            <text:p>530.68</text:p>
          </table:table-cell>
          <table:table-cell office:value-type="float" office:value="628.11" calcext:value-type="float">
            <text:p>628.11</text:p>
          </table:table-cell>
        </table:table-row>
        <table:table-row table:style-name="ro1">
          <table:table-cell office:value-type="float" office:value="3839298" calcext:value-type="float">
            <text:p>3839298</text:p>
          </table:table-cell>
          <table:table-cell table:formula="of:=[.A242]/1000/(60*60*24)" office:value-type="time" office:time-value="PT01H03M59.298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532.9" calcext:value-type="float">
            <text:p>532.9</text:p>
          </table:table-cell>
          <table:table-cell office:value-type="float" office:value="630.69" calcext:value-type="float">
            <text:p>630.69</text:p>
          </table:table-cell>
        </table:table-row>
        <table:table-row table:style-name="ro1">
          <table:table-cell office:value-type="float" office:value="3855299" calcext:value-type="float">
            <text:p>3855299</text:p>
          </table:table-cell>
          <table:table-cell table:formula="of:=[.A243]/1000/(60*60*24)" office:value-type="time" office:time-value="PT01H04M15.299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535.12" calcext:value-type="float">
            <text:p>535.12</text:p>
          </table:table-cell>
          <table:table-cell office:value-type="float" office:value="633.28" calcext:value-type="float">
            <text:p>633.28</text:p>
          </table:table-cell>
        </table:table-row>
        <table:table-row table:style-name="ro1">
          <table:table-cell office:value-type="float" office:value="3871298" calcext:value-type="float">
            <text:p>3871298</text:p>
          </table:table-cell>
          <table:table-cell table:formula="of:=[.A244]/1000/(60*60*24)" office:value-type="time" office:time-value="PT01H04M31.298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537.34" calcext:value-type="float">
            <text:p>537.34</text:p>
          </table:table-cell>
          <table:table-cell office:value-type="float" office:value="635.87" calcext:value-type="float">
            <text:p>635.87</text:p>
          </table:table-cell>
        </table:table-row>
        <table:table-row table:style-name="ro1">
          <table:table-cell office:value-type="float" office:value="3887299" calcext:value-type="float">
            <text:p>3887299</text:p>
          </table:table-cell>
          <table:table-cell table:formula="of:=[.A245]/1000/(60*60*24)" office:value-type="time" office:time-value="PT01H04M47.299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539.57" calcext:value-type="float">
            <text:p>539.57</text:p>
          </table:table-cell>
          <table:table-cell office:value-type="float" office:value="638.47" calcext:value-type="float">
            <text:p>638.47</text:p>
          </table:table-cell>
        </table:table-row>
        <table:table-row table:style-name="ro1">
          <table:table-cell office:value-type="float" office:value="3903298" calcext:value-type="float">
            <text:p>3903298</text:p>
          </table:table-cell>
          <table:table-cell table:formula="of:=[.A246]/1000/(60*60*24)" office:value-type="time" office:time-value="PT01H05M03.298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541.8" calcext:value-type="float">
            <text:p>541.8</text:p>
          </table:table-cell>
          <table:table-cell office:value-type="float" office:value="641.06" calcext:value-type="float">
            <text:p>641.06</text:p>
          </table:table-cell>
        </table:table-row>
        <table:table-row table:style-name="ro1">
          <table:table-cell office:value-type="float" office:value="3919298" calcext:value-type="float">
            <text:p>3919298</text:p>
          </table:table-cell>
          <table:table-cell table:formula="of:=[.A247]/1000/(60*60*24)" office:value-type="time" office:time-value="PT01H05M19.298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544.01" calcext:value-type="float">
            <text:p>544.01</text:p>
          </table:table-cell>
          <table:table-cell office:value-type="float" office:value="643.65" calcext:value-type="float">
            <text:p>643.65</text:p>
          </table:table-cell>
        </table:table-row>
        <table:table-row table:style-name="ro1">
          <table:table-cell office:value-type="float" office:value="3935298" calcext:value-type="float">
            <text:p>3935298</text:p>
          </table:table-cell>
          <table:table-cell table:formula="of:=[.A248]/1000/(60*60*24)" office:value-type="time" office:time-value="PT01H05M35.298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546.23" calcext:value-type="float">
            <text:p>546.23</text:p>
          </table:table-cell>
          <table:table-cell office:value-type="float" office:value="646.24" calcext:value-type="float">
            <text:p>646.24</text:p>
          </table:table-cell>
        </table:table-row>
        <table:table-row table:style-name="ro1">
          <table:table-cell office:value-type="float" office:value="3951298" calcext:value-type="float">
            <text:p>3951298</text:p>
          </table:table-cell>
          <table:table-cell table:formula="of:=[.A249]/1000/(60*60*24)" office:value-type="time" office:time-value="PT01H05M51.298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3.64" calcext:value-type="float">
            <text:p>583.64</text:p>
          </table:table-cell>
          <table:table-cell office:value-type="float" office:value="548.46" calcext:value-type="float">
            <text:p>548.46</text:p>
          </table:table-cell>
          <table:table-cell office:value-type="float" office:value="648.84" calcext:value-type="float">
            <text:p>648.84</text:p>
          </table:table-cell>
        </table:table-row>
        <table:table-row table:style-name="ro1">
          <table:table-cell office:value-type="float" office:value="3967298" calcext:value-type="float">
            <text:p>3967298</text:p>
          </table:table-cell>
          <table:table-cell table:formula="of:=[.A250]/1000/(60*60*24)" office:value-type="time" office:time-value="PT01H06M07.298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550.68" calcext:value-type="float">
            <text:p>550.68</text:p>
          </table:table-cell>
          <table:table-cell office:value-type="float" office:value="651.43" calcext:value-type="float">
            <text:p>651.43</text:p>
          </table:table-cell>
        </table:table-row>
        <table:table-row table:style-name="ro1">
          <table:table-cell office:value-type="float" office:value="3983299" calcext:value-type="float">
            <text:p>3983299</text:p>
          </table:table-cell>
          <table:table-cell table:formula="of:=[.A251]/1000/(60*60*24)" office:value-type="time" office:time-value="PT01H06M23.299S" calcext:value-type="time">
            <text:p>01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552.91" calcext:value-type="float">
            <text:p>552.91</text:p>
          </table:table-cell>
          <table:table-cell office:value-type="float" office:value="654.03" calcext:value-type="float">
            <text:p>654.03</text:p>
          </table:table-cell>
        </table:table-row>
        <table:table-row table:style-name="ro1">
          <table:table-cell office:value-type="float" office:value="3999299" calcext:value-type="float">
            <text:p>3999299</text:p>
          </table:table-cell>
          <table:table-cell table:formula="of:=[.A252]/1000/(60*60*24)" office:value-type="time" office:time-value="PT01H06M39.299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55.13" calcext:value-type="float">
            <text:p>555.13</text:p>
          </table:table-cell>
          <table:table-cell office:value-type="float" office:value="656.62" calcext:value-type="float">
            <text:p>656.62</text:p>
          </table:table-cell>
        </table:table-row>
        <table:table-row table:style-name="ro1">
          <table:table-cell office:value-type="float" office:value="4015298" calcext:value-type="float">
            <text:p>4015298</text:p>
          </table:table-cell>
          <table:table-cell table:formula="of:=[.A253]/1000/(60*60*24)" office:value-type="time" office:time-value="PT01H06M55.298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57.35" calcext:value-type="float">
            <text:p>557.35</text:p>
          </table:table-cell>
          <table:table-cell office:value-type="float" office:value="659.21" calcext:value-type="float">
            <text:p>659.21</text:p>
          </table:table-cell>
        </table:table-row>
        <table:table-row table:style-name="ro1">
          <table:table-cell office:value-type="float" office:value="4031299" calcext:value-type="float">
            <text:p>4031299</text:p>
          </table:table-cell>
          <table:table-cell table:formula="of:=[.A254]/1000/(60*60*24)" office:value-type="time" office:time-value="PT01H07M11.299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559.57" calcext:value-type="float">
            <text:p>559.57</text:p>
          </table:table-cell>
          <table:table-cell office:value-type="float" office:value="661.8" calcext:value-type="float">
            <text:p>661.8</text:p>
          </table:table-cell>
        </table:table-row>
        <table:table-row table:style-name="ro1">
          <table:table-cell office:value-type="float" office:value="4047298" calcext:value-type="float">
            <text:p>4047298</text:p>
          </table:table-cell>
          <table:table-cell table:formula="of:=[.A255]/1000/(60*60*24)" office:value-type="time" office:time-value="PT01H07M27.298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561.79" calcext:value-type="float">
            <text:p>561.79</text:p>
          </table:table-cell>
          <table:table-cell office:value-type="float" office:value="664.39" calcext:value-type="float">
            <text:p>664.39</text:p>
          </table:table-cell>
        </table:table-row>
        <table:table-row table:style-name="ro1">
          <table:table-cell office:value-type="float" office:value="4063298" calcext:value-type="float">
            <text:p>4063298</text:p>
          </table:table-cell>
          <table:table-cell table:formula="of:=[.A256]/1000/(60*60*24)" office:value-type="time" office:time-value="PT01H07M43.298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564.01" calcext:value-type="float">
            <text:p>564.01</text:p>
          </table:table-cell>
          <table:table-cell office:value-type="float" office:value="666.97" calcext:value-type="float">
            <text:p>666.97</text:p>
          </table:table-cell>
        </table:table-row>
        <table:table-row table:style-name="ro1">
          <table:table-cell office:value-type="float" office:value="4079299" calcext:value-type="float">
            <text:p>4079299</text:p>
          </table:table-cell>
          <table:table-cell table:formula="of:=[.A257]/1000/(60*60*24)" office:value-type="time" office:time-value="PT01H07M59.299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566.23" calcext:value-type="float">
            <text:p>566.23</text:p>
          </table:table-cell>
          <table:table-cell office:value-type="float" office:value="669.56" calcext:value-type="float">
            <text:p>669.56</text:p>
          </table:table-cell>
        </table:table-row>
        <table:table-row table:style-name="ro1">
          <table:table-cell office:value-type="float" office:value="4095298" calcext:value-type="float">
            <text:p>4095298</text:p>
          </table:table-cell>
          <table:table-cell table:formula="of:=[.A258]/1000/(60*60*24)" office:value-type="time" office:time-value="PT01H08M15.298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568.45" calcext:value-type="float">
            <text:p>568.45</text:p>
          </table:table-cell>
          <table:table-cell office:value-type="float" office:value="672.15" calcext:value-type="float">
            <text:p>672.15</text:p>
          </table:table-cell>
        </table:table-row>
        <table:table-row table:style-name="ro1">
          <table:table-cell office:value-type="float" office:value="4111299" calcext:value-type="float">
            <text:p>4111299</text:p>
          </table:table-cell>
          <table:table-cell table:formula="of:=[.A259]/1000/(60*60*24)" office:value-type="time" office:time-value="PT01H08M31.299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570.67" calcext:value-type="float">
            <text:p>570.67</text:p>
          </table:table-cell>
          <table:table-cell office:value-type="float" office:value="674.75" calcext:value-type="float">
            <text:p>674.75</text:p>
          </table:table-cell>
        </table:table-row>
        <table:table-row table:style-name="ro1">
          <table:table-cell office:value-type="float" office:value="4127298" calcext:value-type="float">
            <text:p>4127298</text:p>
          </table:table-cell>
          <table:table-cell table:formula="of:=[.A260]/1000/(60*60*24)" office:value-type="time" office:time-value="PT01H08M47.298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9" calcext:value-type="float">
            <text:p>583.89</text:p>
          </table:table-cell>
          <table:table-cell office:value-type="float" office:value="572.89" calcext:value-type="float">
            <text:p>572.89</text:p>
          </table:table-cell>
          <table:table-cell office:value-type="float" office:value="677.34" calcext:value-type="float">
            <text:p>677.34</text:p>
          </table:table-cell>
        </table:table-row>
        <table:table-row table:style-name="ro1">
          <table:table-cell office:value-type="float" office:value="4143299" calcext:value-type="float">
            <text:p>4143299</text:p>
          </table:table-cell>
          <table:table-cell table:formula="of:=[.A261]/1000/(60*60*24)" office:value-type="time" office:time-value="PT01H09M03.299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575.12" calcext:value-type="float">
            <text:p>575.12</text:p>
          </table:table-cell>
          <table:table-cell office:value-type="float" office:value="679.93" calcext:value-type="float">
            <text:p>679.93</text:p>
          </table:table-cell>
        </table:table-row>
        <table:table-row table:style-name="ro1">
          <table:table-cell office:value-type="float" office:value="4159298" calcext:value-type="float">
            <text:p>4159298</text:p>
          </table:table-cell>
          <table:table-cell table:formula="of:=[.A262]/1000/(60*60*24)" office:value-type="time" office:time-value="PT01H09M19.298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577.34" calcext:value-type="float">
            <text:p>577.34</text:p>
          </table:table-cell>
          <table:table-cell office:value-type="float" office:value="682.53" calcext:value-type="float">
            <text:p>682.53</text:p>
          </table:table-cell>
        </table:table-row>
        <table:table-row table:style-name="ro1">
          <table:table-cell office:value-type="float" office:value="4175298" calcext:value-type="float">
            <text:p>4175298</text:p>
          </table:table-cell>
          <table:table-cell table:formula="of:=[.A263]/1000/(60*60*24)" office:value-type="time" office:time-value="PT01H09M35.298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579.57" calcext:value-type="float">
            <text:p>579.57</text:p>
          </table:table-cell>
          <table:table-cell office:value-type="float" office:value="685.12" calcext:value-type="float">
            <text:p>685.12</text:p>
          </table:table-cell>
        </table:table-row>
        <table:table-row table:style-name="ro1">
          <table:table-cell office:value-type="float" office:value="4191299" calcext:value-type="float">
            <text:p>4191299</text:p>
          </table:table-cell>
          <table:table-cell table:formula="of:=[.A264]/1000/(60*60*24)" office:value-type="time" office:time-value="PT01H09M51.299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581.79" calcext:value-type="float">
            <text:p>581.79</text:p>
          </table:table-cell>
          <table:table-cell office:value-type="float" office:value="687.72" calcext:value-type="float">
            <text:p>687.72</text:p>
          </table:table-cell>
        </table:table-row>
        <table:table-row table:style-name="ro1">
          <table:table-cell office:value-type="float" office:value="4207299" calcext:value-type="float">
            <text:p>4207299</text:p>
          </table:table-cell>
          <table:table-cell table:formula="of:=[.A265]/1000/(60*60*24)" office:value-type="time" office:time-value="PT01H10M07.299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584.02" calcext:value-type="float">
            <text:p>584.02</text:p>
          </table:table-cell>
          <table:table-cell office:value-type="float" office:value="690.31" calcext:value-type="float">
            <text:p>690.31</text:p>
          </table:table-cell>
        </table:table-row>
        <table:table-row table:style-name="ro1">
          <table:table-cell office:value-type="float" office:value="4223298" calcext:value-type="float">
            <text:p>4223298</text:p>
          </table:table-cell>
          <table:table-cell table:formula="of:=[.A266]/1000/(60*60*24)" office:value-type="time" office:time-value="PT01H10M23.298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586.24" calcext:value-type="float">
            <text:p>586.24</text:p>
          </table:table-cell>
          <table:table-cell office:value-type="float" office:value="692.91" calcext:value-type="float">
            <text:p>692.91</text:p>
          </table:table-cell>
        </table:table-row>
        <table:table-row table:style-name="ro1">
          <table:table-cell office:value-type="float" office:value="4239298" calcext:value-type="float">
            <text:p>4239298</text:p>
          </table:table-cell>
          <table:table-cell table:formula="of:=[.A267]/1000/(60*60*24)" office:value-type="time" office:time-value="PT01H10M39.298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588.47" calcext:value-type="float">
            <text:p>588.47</text:p>
          </table:table-cell>
          <table:table-cell office:value-type="float" office:value="695.5" calcext:value-type="float">
            <text:p>695.5</text:p>
          </table:table-cell>
        </table:table-row>
        <table:table-row table:style-name="ro1">
          <table:table-cell office:value-type="float" office:value="4255298" calcext:value-type="float">
            <text:p>4255298</text:p>
          </table:table-cell>
          <table:table-cell table:formula="of:=[.A268]/1000/(60*60*24)" office:value-type="time" office:time-value="PT01H10M55.298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590.69" calcext:value-type="float">
            <text:p>590.69</text:p>
          </table:table-cell>
          <table:table-cell office:value-type="float" office:value="698.1" calcext:value-type="float">
            <text:p>698.1</text:p>
          </table:table-cell>
        </table:table-row>
        <table:table-row table:style-name="ro1">
          <table:table-cell office:value-type="float" office:value="4271299" calcext:value-type="float">
            <text:p>4271299</text:p>
          </table:table-cell>
          <table:table-cell table:formula="of:=[.A269]/1000/(60*60*24)" office:value-type="time" office:time-value="PT01H11M11.299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592.92" calcext:value-type="float">
            <text:p>592.92</text:p>
          </table:table-cell>
          <table:table-cell office:value-type="float" office:value="700.69" calcext:value-type="float">
            <text:p>700.69</text:p>
          </table:table-cell>
        </table:table-row>
        <table:table-row table:style-name="ro1">
          <table:table-cell office:value-type="float" office:value="4287298" calcext:value-type="float">
            <text:p>4287298</text:p>
          </table:table-cell>
          <table:table-cell table:formula="of:=[.A270]/1000/(60*60*24)" office:value-type="time" office:time-value="PT01H11M27.298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595.14" calcext:value-type="float">
            <text:p>595.14</text:p>
          </table:table-cell>
          <table:table-cell office:value-type="float" office:value="703.29" calcext:value-type="float">
            <text:p>703.29</text:p>
          </table:table-cell>
        </table:table-row>
        <table:table-row table:style-name="ro1">
          <table:table-cell office:value-type="float" office:value="4303298" calcext:value-type="float">
            <text:p>4303298</text:p>
          </table:table-cell>
          <table:table-cell table:formula="of:=[.A271]/1000/(60*60*24)" office:value-type="time" office:time-value="PT01H11M43.298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597.37" calcext:value-type="float">
            <text:p>597.37</text:p>
          </table:table-cell>
          <table:table-cell office:value-type="float" office:value="705.88" calcext:value-type="float">
            <text:p>705.88</text:p>
          </table:table-cell>
        </table:table-row>
        <table:table-row table:style-name="ro1">
          <table:table-cell office:value-type="float" office:value="4319298" calcext:value-type="float">
            <text:p>4319298</text:p>
          </table:table-cell>
          <table:table-cell table:formula="of:=[.A272]/1000/(60*60*24)" office:value-type="time" office:time-value="PT01H11M59.298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599.6" calcext:value-type="float">
            <text:p>599.6</text:p>
          </table:table-cell>
          <table:table-cell office:value-type="float" office:value="708.48" calcext:value-type="float">
            <text:p>708.48</text:p>
          </table:table-cell>
        </table:table-row>
        <table:table-row table:style-name="ro1">
          <table:table-cell office:value-type="float" office:value="4335298" calcext:value-type="float">
            <text:p>4335298</text:p>
          </table:table-cell>
          <table:table-cell table:formula="of:=[.A273]/1000/(60*60*24)" office:value-type="time" office:time-value="PT01H12M15.298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01.82" calcext:value-type="float">
            <text:p>601.82</text:p>
          </table:table-cell>
          <table:table-cell office:value-type="float" office:value="711.07" calcext:value-type="float">
            <text:p>711.07</text:p>
          </table:table-cell>
        </table:table-row>
        <table:table-row table:style-name="ro1">
          <table:table-cell office:value-type="float" office:value="4351298" calcext:value-type="float">
            <text:p>4351298</text:p>
          </table:table-cell>
          <table:table-cell table:formula="of:=[.A274]/1000/(60*60*24)" office:value-type="time" office:time-value="PT01H12M31.298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6" calcext:value-type="float">
            <text:p>583.96</text:p>
          </table:table-cell>
          <table:table-cell office:value-type="float" office:value="604.04" calcext:value-type="float">
            <text:p>604.04</text:p>
          </table:table-cell>
          <table:table-cell office:value-type="float" office:value="713.66" calcext:value-type="float">
            <text:p>713.66</text:p>
          </table:table-cell>
        </table:table-row>
        <table:table-row table:style-name="ro1">
          <table:table-cell office:value-type="float" office:value="4367299" calcext:value-type="float">
            <text:p>4367299</text:p>
          </table:table-cell>
          <table:table-cell table:formula="of:=[.A275]/1000/(60*60*24)" office:value-type="time" office:time-value="PT01H12M47.299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3" calcext:value-type="float">
            <text:p>581.93</text:p>
          </table:table-cell>
          <table:table-cell office:value-type="float" office:value="606.26" calcext:value-type="float">
            <text:p>606.26</text:p>
          </table:table-cell>
          <table:table-cell office:value-type="float" office:value="716.25" calcext:value-type="float">
            <text:p>716.25</text:p>
          </table:table-cell>
        </table:table-row>
        <table:table-row table:style-name="ro1">
          <table:table-cell office:value-type="float" office:value="4383298" calcext:value-type="float">
            <text:p>4383298</text:p>
          </table:table-cell>
          <table:table-cell table:formula="of:=[.A276]/1000/(60*60*24)" office:value-type="time" office:time-value="PT01H13M03.298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608.48" calcext:value-type="float">
            <text:p>608.48</text:p>
          </table:table-cell>
          <table:table-cell office:value-type="float" office:value="718.84" calcext:value-type="float">
            <text:p>718.84</text:p>
          </table:table-cell>
        </table:table-row>
        <table:table-row table:style-name="ro1">
          <table:table-cell office:value-type="float" office:value="4399298" calcext:value-type="float">
            <text:p>4399298</text:p>
          </table:table-cell>
          <table:table-cell table:formula="of:=[.A277]/1000/(60*60*24)" office:value-type="time" office:time-value="PT01H13M19.298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6" calcext:value-type="float">
            <text:p>583.96</text:p>
          </table:table-cell>
          <table:table-cell office:value-type="float" office:value="610.71" calcext:value-type="float">
            <text:p>610.71</text:p>
          </table:table-cell>
          <table:table-cell office:value-type="float" office:value="721.44" calcext:value-type="float">
            <text:p>721.44</text:p>
          </table:table-cell>
        </table:table-row>
        <table:table-row table:style-name="ro1">
          <table:table-cell office:value-type="float" office:value="4415298" calcext:value-type="float">
            <text:p>4415298</text:p>
          </table:table-cell>
          <table:table-cell table:formula="of:=[.A278]/1000/(60*60*24)" office:value-type="time" office:time-value="PT01H13M35.298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" calcext:value-type="float">
            <text:p>584.1</text:p>
          </table:table-cell>
          <table:table-cell office:value-type="float" office:value="612.94" calcext:value-type="float">
            <text:p>612.94</text:p>
          </table:table-cell>
          <table:table-cell office:value-type="float" office:value="724.03" calcext:value-type="float">
            <text:p>724.03</text:p>
          </table:table-cell>
        </table:table-row>
        <table:table-row table:style-name="ro1">
          <table:table-cell office:value-type="float" office:value="4431298" calcext:value-type="float">
            <text:p>4431298</text:p>
          </table:table-cell>
          <table:table-cell table:formula="of:=[.A279]/1000/(60*60*24)" office:value-type="time" office:time-value="PT01H13M51.298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615.16" calcext:value-type="float">
            <text:p>615.16</text:p>
          </table:table-cell>
          <table:table-cell office:value-type="float" office:value="726.63" calcext:value-type="float">
            <text:p>726.63</text:p>
          </table:table-cell>
        </table:table-row>
        <table:table-row table:style-name="ro1">
          <table:table-cell office:value-type="float" office:value="4447299" calcext:value-type="float">
            <text:p>4447299</text:p>
          </table:table-cell>
          <table:table-cell table:formula="of:=[.A280]/1000/(60*60*24)" office:value-type="time" office:time-value="PT01H14M07.299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617.39" calcext:value-type="float">
            <text:p>617.39</text:p>
          </table:table-cell>
          <table:table-cell office:value-type="float" office:value="729.22" calcext:value-type="float">
            <text:p>729.22</text:p>
          </table:table-cell>
        </table:table-row>
        <table:table-row table:style-name="ro1">
          <table:table-cell office:value-type="float" office:value="4463298" calcext:value-type="float">
            <text:p>4463298</text:p>
          </table:table-cell>
          <table:table-cell table:formula="of:=[.A281]/1000/(60*60*24)" office:value-type="time" office:time-value="PT01H14M23.298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19.61" calcext:value-type="float">
            <text:p>619.61</text:p>
          </table:table-cell>
          <table:table-cell office:value-type="float" office:value="731.81" calcext:value-type="float">
            <text:p>731.81</text:p>
          </table:table-cell>
        </table:table-row>
        <table:table-row table:style-name="ro1">
          <table:table-cell office:value-type="float" office:value="4479298" calcext:value-type="float">
            <text:p>4479298</text:p>
          </table:table-cell>
          <table:table-cell table:formula="of:=[.A282]/1000/(60*60*24)" office:value-type="time" office:time-value="PT01H14M39.298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621.83" calcext:value-type="float">
            <text:p>621.83</text:p>
          </table:table-cell>
          <table:table-cell office:value-type="float" office:value="734.4" calcext:value-type="float">
            <text:p>734.4</text:p>
          </table:table-cell>
        </table:table-row>
        <table:table-row table:style-name="ro1">
          <table:table-cell office:value-type="float" office:value="4495299" calcext:value-type="float">
            <text:p>4495299</text:p>
          </table:table-cell>
          <table:table-cell table:formula="of:=[.A283]/1000/(60*60*24)" office:value-type="time" office:time-value="PT01H14M55.299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624.05" calcext:value-type="float">
            <text:p>624.05</text:p>
          </table:table-cell>
          <table:table-cell office:value-type="float" office:value="736.99" calcext:value-type="float">
            <text:p>736.99</text:p>
          </table:table-cell>
        </table:table-row>
        <table:table-row table:style-name="ro1">
          <table:table-cell office:value-type="float" office:value="4511298" calcext:value-type="float">
            <text:p>4511298</text:p>
          </table:table-cell>
          <table:table-cell table:formula="of:=[.A284]/1000/(60*60*24)" office:value-type="time" office:time-value="PT01H15M11.298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626.27" calcext:value-type="float">
            <text:p>626.27</text:p>
          </table:table-cell>
          <table:table-cell office:value-type="float" office:value="739.58" calcext:value-type="float">
            <text:p>739.58</text:p>
          </table:table-cell>
        </table:table-row>
        <table:table-row table:style-name="ro1">
          <table:table-cell office:value-type="float" office:value="4527298" calcext:value-type="float">
            <text:p>4527298</text:p>
          </table:table-cell>
          <table:table-cell table:formula="of:=[.A285]/1000/(60*60*24)" office:value-type="time" office:time-value="PT01H15M27.298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628.49" calcext:value-type="float">
            <text:p>628.49</text:p>
          </table:table-cell>
          <table:table-cell office:value-type="float" office:value="742.17" calcext:value-type="float">
            <text:p>742.17</text:p>
          </table:table-cell>
        </table:table-row>
        <table:table-row table:style-name="ro1">
          <table:table-cell office:value-type="float" office:value="4543298" calcext:value-type="float">
            <text:p>4543298</text:p>
          </table:table-cell>
          <table:table-cell table:formula="of:=[.A286]/1000/(60*60*24)" office:value-type="time" office:time-value="PT01H15M43.298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30.7" calcext:value-type="float">
            <text:p>630.7</text:p>
          </table:table-cell>
          <table:table-cell office:value-type="float" office:value="744.76" calcext:value-type="float">
            <text:p>744.76</text:p>
          </table:table-cell>
        </table:table-row>
        <table:table-row table:style-name="ro1">
          <table:table-cell office:value-type="float" office:value="4559298" calcext:value-type="float">
            <text:p>4559298</text:p>
          </table:table-cell>
          <table:table-cell table:formula="of:=[.A287]/1000/(60*60*24)" office:value-type="time" office:time-value="PT01H15M59.298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632.92" calcext:value-type="float">
            <text:p>632.92</text:p>
          </table:table-cell>
          <table:table-cell office:value-type="float" office:value="747.34" calcext:value-type="float">
            <text:p>747.34</text:p>
          </table:table-cell>
        </table:table-row>
        <table:table-row table:style-name="ro1">
          <table:table-cell office:value-type="float" office:value="4575299" calcext:value-type="float">
            <text:p>4575299</text:p>
          </table:table-cell>
          <table:table-cell table:formula="of:=[.A288]/1000/(60*60*24)" office:value-type="time" office:time-value="PT01H16M15.299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35.14" calcext:value-type="float">
            <text:p>635.14</text:p>
          </table:table-cell>
          <table:table-cell office:value-type="float" office:value="749.93" calcext:value-type="float">
            <text:p>749.93</text:p>
          </table:table-cell>
        </table:table-row>
        <table:table-row table:style-name="ro1">
          <table:table-cell office:value-type="float" office:value="4591298" calcext:value-type="float">
            <text:p>4591298</text:p>
          </table:table-cell>
          <table:table-cell table:formula="of:=[.A289]/1000/(60*60*24)" office:value-type="time" office:time-value="PT01H16M31.298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37.36" calcext:value-type="float">
            <text:p>637.36</text:p>
          </table:table-cell>
          <table:table-cell office:value-type="float" office:value="752.52" calcext:value-type="float">
            <text:p>752.52</text:p>
          </table:table-cell>
        </table:table-row>
        <table:table-row table:style-name="ro1">
          <table:table-cell office:value-type="float" office:value="4607298" calcext:value-type="float">
            <text:p>4607298</text:p>
          </table:table-cell>
          <table:table-cell table:formula="of:=[.A290]/1000/(60*60*24)" office:value-type="time" office:time-value="PT01H16M47.298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639.58" calcext:value-type="float">
            <text:p>639.58</text:p>
          </table:table-cell>
          <table:table-cell office:value-type="float" office:value="755.11" calcext:value-type="float">
            <text:p>755.11</text:p>
          </table:table-cell>
        </table:table-row>
        <table:table-row table:style-name="ro1">
          <table:table-cell office:value-type="float" office:value="4623299" calcext:value-type="float">
            <text:p>4623299</text:p>
          </table:table-cell>
          <table:table-cell table:formula="of:=[.A291]/1000/(60*60*24)" office:value-type="time" office:time-value="PT01H17M03.299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641.8" calcext:value-type="float">
            <text:p>641.8</text:p>
          </table:table-cell>
          <table:table-cell office:value-type="float" office:value="757.7" calcext:value-type="float">
            <text:p>757.7</text:p>
          </table:table-cell>
        </table:table-row>
        <table:table-row table:style-name="ro1">
          <table:table-cell office:value-type="float" office:value="4639298" calcext:value-type="float">
            <text:p>4639298</text:p>
          </table:table-cell>
          <table:table-cell table:formula="of:=[.A292]/1000/(60*60*24)" office:value-type="time" office:time-value="PT01H17M19.298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2" calcext:value-type="float">
            <text:p>581.92</text:p>
          </table:table-cell>
          <table:table-cell office:value-type="float" office:value="644.02" calcext:value-type="float">
            <text:p>644.02</text:p>
          </table:table-cell>
          <table:table-cell office:value-type="float" office:value="760.29" calcext:value-type="float">
            <text:p>760.29</text:p>
          </table:table-cell>
        </table:table-row>
        <table:table-row table:style-name="ro1">
          <table:table-cell office:value-type="float" office:value="4655298" calcext:value-type="float">
            <text:p>4655298</text:p>
          </table:table-cell>
          <table:table-cell table:formula="of:=[.A293]/1000/(60*60*24)" office:value-type="time" office:time-value="PT01H17M35.298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46.24" calcext:value-type="float">
            <text:p>646.24</text:p>
          </table:table-cell>
          <table:table-cell office:value-type="float" office:value="762.88" calcext:value-type="float">
            <text:p>762.88</text:p>
          </table:table-cell>
        </table:table-row>
        <table:table-row table:style-name="ro1">
          <table:table-cell office:value-type="float" office:value="4671298" calcext:value-type="float">
            <text:p>4671298</text:p>
          </table:table-cell>
          <table:table-cell table:formula="of:=[.A294]/1000/(60*60*24)" office:value-type="time" office:time-value="PT01H17M51.298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48.46" calcext:value-type="float">
            <text:p>648.46</text:p>
          </table:table-cell>
          <table:table-cell office:value-type="float" office:value="765.46" calcext:value-type="float">
            <text:p>765.46</text:p>
          </table:table-cell>
        </table:table-row>
        <table:table-row table:style-name="ro1">
          <table:table-cell office:value-type="float" office:value="4687298" calcext:value-type="float">
            <text:p>4687298</text:p>
          </table:table-cell>
          <table:table-cell table:formula="of:=[.A295]/1000/(60*60*24)" office:value-type="time" office:time-value="PT01H18M07.298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50.68" calcext:value-type="float">
            <text:p>650.68</text:p>
          </table:table-cell>
          <table:table-cell office:value-type="float" office:value="768.05" calcext:value-type="float">
            <text:p>768.05</text:p>
          </table:table-cell>
        </table:table-row>
        <table:table-row table:style-name="ro1">
          <table:table-cell office:value-type="float" office:value="4703298" calcext:value-type="float">
            <text:p>4703298</text:p>
          </table:table-cell>
          <table:table-cell table:formula="of:=[.A296]/1000/(60*60*24)" office:value-type="time" office:time-value="PT01H18M23.298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52.9" calcext:value-type="float">
            <text:p>652.9</text:p>
          </table:table-cell>
          <table:table-cell office:value-type="float" office:value="770.64" calcext:value-type="float">
            <text:p>770.64</text:p>
          </table:table-cell>
        </table:table-row>
        <table:table-row table:style-name="ro1">
          <table:table-cell office:value-type="float" office:value="4719298" calcext:value-type="float">
            <text:p>4719298</text:p>
          </table:table-cell>
          <table:table-cell table:formula="of:=[.A297]/1000/(60*60*24)" office:value-type="time" office:time-value="PT01H18M39.298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655.12" calcext:value-type="float">
            <text:p>655.12</text:p>
          </table:table-cell>
          <table:table-cell office:value-type="float" office:value="773.23" calcext:value-type="float">
            <text:p>773.23</text:p>
          </table:table-cell>
        </table:table-row>
        <table:table-row table:style-name="ro1">
          <table:table-cell office:value-type="float" office:value="4735298" calcext:value-type="float">
            <text:p>4735298</text:p>
          </table:table-cell>
          <table:table-cell table:formula="of:=[.A298]/1000/(60*60*24)" office:value-type="time" office:time-value="PT01H18M55.298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57.34" calcext:value-type="float">
            <text:p>657.34</text:p>
          </table:table-cell>
          <table:table-cell office:value-type="float" office:value="775.82" calcext:value-type="float">
            <text:p>775.82</text:p>
          </table:table-cell>
        </table:table-row>
        <table:table-row table:style-name="ro1">
          <table:table-cell office:value-type="float" office:value="4751298" calcext:value-type="float">
            <text:p>4751298</text:p>
          </table:table-cell>
          <table:table-cell table:formula="of:=[.A299]/1000/(60*60*24)" office:value-type="time" office:time-value="PT01H19M11.298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1.7" calcext:value-type="float">
            <text:p>581.7</text:p>
          </table:table-cell>
          <table:table-cell office:value-type="float" office:value="659.56" calcext:value-type="float">
            <text:p>659.56</text:p>
          </table:table-cell>
          <table:table-cell office:value-type="float" office:value="778.4" calcext:value-type="float">
            <text:p>778.4</text:p>
          </table:table-cell>
        </table:table-row>
        <table:table-row table:style-name="ro1">
          <table:table-cell office:value-type="float" office:value="4767298" calcext:value-type="float">
            <text:p>4767298</text:p>
          </table:table-cell>
          <table:table-cell table:formula="of:=[.A300]/1000/(60*60*24)" office:value-type="time" office:time-value="PT01H19M27.298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61.78" calcext:value-type="float">
            <text:p>661.78</text:p>
          </table:table-cell>
          <table:table-cell office:value-type="float" office:value="780.99" calcext:value-type="float">
            <text:p>780.99</text:p>
          </table:table-cell>
        </table:table-row>
        <table:table-row table:style-name="ro1">
          <table:table-cell office:value-type="float" office:value="4783298" calcext:value-type="float">
            <text:p>4783298</text:p>
          </table:table-cell>
          <table:table-cell table:formula="of:=[.A301]/1000/(60*60*24)" office:value-type="time" office:time-value="PT01H19M43.298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39" calcext:value-type="float">
            <text:p>582.39</text:p>
          </table:table-cell>
          <table:table-cell office:value-type="float" office:value="663.99" calcext:value-type="float">
            <text:p>663.99</text:p>
          </table:table-cell>
          <table:table-cell office:value-type="float" office:value="783.58" calcext:value-type="float">
            <text:p>783.58</text:p>
          </table:table-cell>
        </table:table-row>
        <table:table-row table:style-name="ro1">
          <table:table-cell office:value-type="float" office:value="4799298" calcext:value-type="float">
            <text:p>4799298</text:p>
          </table:table-cell>
          <table:table-cell table:formula="of:=[.A302]/1000/(60*60*24)" office:value-type="time" office:time-value="PT01H19M59.298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666.22" calcext:value-type="float">
            <text:p>666.22</text:p>
          </table:table-cell>
          <table:table-cell office:value-type="float" office:value="786.17" calcext:value-type="float">
            <text:p>786.17</text:p>
          </table:table-cell>
        </table:table-row>
        <table:table-row table:style-name="ro1">
          <table:table-cell office:value-type="float" office:value="4815298" calcext:value-type="float">
            <text:p>4815298</text:p>
          </table:table-cell>
          <table:table-cell table:formula="of:=[.A303]/1000/(60*60*24)" office:value-type="time" office:time-value="PT01H20M15.298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668.44" calcext:value-type="float">
            <text:p>668.44</text:p>
          </table:table-cell>
          <table:table-cell office:value-type="float" office:value="788.76" calcext:value-type="float">
            <text:p>788.76</text:p>
          </table:table-cell>
        </table:table-row>
        <table:table-row table:style-name="ro1">
          <table:table-cell office:value-type="float" office:value="4831298" calcext:value-type="float">
            <text:p>4831298</text:p>
          </table:table-cell>
          <table:table-cell table:formula="of:=[.A304]/1000/(60*60*24)" office:value-type="time" office:time-value="PT01H20M31.298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70.66" calcext:value-type="float">
            <text:p>670.66</text:p>
          </table:table-cell>
          <table:table-cell office:value-type="float" office:value="791.35" calcext:value-type="float">
            <text:p>791.35</text:p>
          </table:table-cell>
        </table:table-row>
        <table:table-row table:style-name="ro1">
          <table:table-cell office:value-type="float" office:value="4847298" calcext:value-type="float">
            <text:p>4847298</text:p>
          </table:table-cell>
          <table:table-cell table:formula="of:=[.A305]/1000/(60*60*24)" office:value-type="time" office:time-value="PT01H20M47.298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72.88" calcext:value-type="float">
            <text:p>672.88</text:p>
          </table:table-cell>
          <table:table-cell office:value-type="float" office:value="793.94" calcext:value-type="float">
            <text:p>793.94</text:p>
          </table:table-cell>
        </table:table-row>
        <table:table-row table:style-name="ro1">
          <table:table-cell office:value-type="float" office:value="4863299" calcext:value-type="float">
            <text:p>4863299</text:p>
          </table:table-cell>
          <table:table-cell table:formula="of:=[.A306]/1000/(60*60*24)" office:value-type="time" office:time-value="PT01H21M03.299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75.1" calcext:value-type="float">
            <text:p>675.1</text:p>
          </table:table-cell>
          <table:table-cell office:value-type="float" office:value="796.53" calcext:value-type="float">
            <text:p>796.53</text:p>
          </table:table-cell>
        </table:table-row>
        <table:table-row table:style-name="ro1">
          <table:table-cell office:value-type="float" office:value="4879299" calcext:value-type="float">
            <text:p>4879299</text:p>
          </table:table-cell>
          <table:table-cell table:formula="of:=[.A307]/1000/(60*60*24)" office:value-type="time" office:time-value="PT01H21M19.299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677.32" calcext:value-type="float">
            <text:p>677.32</text:p>
          </table:table-cell>
          <table:table-cell office:value-type="float" office:value="799.12" calcext:value-type="float">
            <text:p>799.12</text:p>
          </table:table-cell>
        </table:table-row>
        <table:table-row table:style-name="ro1">
          <table:table-cell office:value-type="float" office:value="4895298" calcext:value-type="float">
            <text:p>4895298</text:p>
          </table:table-cell>
          <table:table-cell table:formula="of:=[.A308]/1000/(60*60*24)" office:value-type="time" office:time-value="PT01H21M35.298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679.54" calcext:value-type="float">
            <text:p>679.54</text:p>
          </table:table-cell>
          <table:table-cell office:value-type="float" office:value="801.71" calcext:value-type="float">
            <text:p>801.71</text:p>
          </table:table-cell>
        </table:table-row>
        <table:table-row table:style-name="ro1">
          <table:table-cell office:value-type="float" office:value="4911298" calcext:value-type="float">
            <text:p>4911298</text:p>
          </table:table-cell>
          <table:table-cell table:formula="of:=[.A309]/1000/(60*60*24)" office:value-type="time" office:time-value="PT01H21M51.298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681.76" calcext:value-type="float">
            <text:p>681.76</text:p>
          </table:table-cell>
          <table:table-cell office:value-type="float" office:value="804.3" calcext:value-type="float">
            <text:p>804.3</text:p>
          </table:table-cell>
        </table:table-row>
        <table:table-row table:style-name="ro1">
          <table:table-cell office:value-type="float" office:value="4927299" calcext:value-type="float">
            <text:p>4927299</text:p>
          </table:table-cell>
          <table:table-cell table:formula="of:=[.A310]/1000/(60*60*24)" office:value-type="time" office:time-value="PT01H22M07.299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683.98" calcext:value-type="float">
            <text:p>683.98</text:p>
          </table:table-cell>
          <table:table-cell office:value-type="float" office:value="806.88" calcext:value-type="float">
            <text:p>806.88</text:p>
          </table:table-cell>
        </table:table-row>
        <table:table-row table:style-name="ro1">
          <table:table-cell office:value-type="float" office:value="4943298" calcext:value-type="float">
            <text:p>4943298</text:p>
          </table:table-cell>
          <table:table-cell table:formula="of:=[.A311]/1000/(60*60*24)" office:value-type="time" office:time-value="PT01H22M23.298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686.2" calcext:value-type="float">
            <text:p>686.2</text:p>
          </table:table-cell>
          <table:table-cell office:value-type="float" office:value="809.47" calcext:value-type="float">
            <text:p>809.47</text:p>
          </table:table-cell>
        </table:table-row>
        <table:table-row table:style-name="ro1">
          <table:table-cell office:value-type="float" office:value="4959299" calcext:value-type="float">
            <text:p>4959299</text:p>
          </table:table-cell>
          <table:table-cell table:formula="of:=[.A312]/1000/(60*60*24)" office:value-type="time" office:time-value="PT01H22M39.299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88.41" calcext:value-type="float">
            <text:p>688.41</text:p>
          </table:table-cell>
          <table:table-cell office:value-type="float" office:value="812.06" calcext:value-type="float">
            <text:p>812.06</text:p>
          </table:table-cell>
        </table:table-row>
        <table:table-row table:style-name="ro1">
          <table:table-cell office:value-type="float" office:value="4975299" calcext:value-type="float">
            <text:p>4975299</text:p>
          </table:table-cell>
          <table:table-cell table:formula="of:=[.A313]/1000/(60*60*24)" office:value-type="time" office:time-value="PT01H22M55.299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690.63" calcext:value-type="float">
            <text:p>690.63</text:p>
          </table:table-cell>
          <table:table-cell office:value-type="float" office:value="814.64" calcext:value-type="float">
            <text:p>814.64</text:p>
          </table:table-cell>
        </table:table-row>
        <table:table-row table:style-name="ro1">
          <table:table-cell office:value-type="float" office:value="4991298" calcext:value-type="float">
            <text:p>4991298</text:p>
          </table:table-cell>
          <table:table-cell table:formula="of:=[.A314]/1000/(60*60*24)" office:value-type="time" office:time-value="PT01H23M11.298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692.85" calcext:value-type="float">
            <text:p>692.85</text:p>
          </table:table-cell>
          <table:table-cell office:value-type="float" office:value="817.23" calcext:value-type="float">
            <text:p>817.23</text:p>
          </table:table-cell>
        </table:table-row>
        <table:table-row table:style-name="ro1">
          <table:table-cell office:value-type="float" office:value="5007298" calcext:value-type="float">
            <text:p>5007298</text:p>
          </table:table-cell>
          <table:table-cell table:formula="of:=[.A315]/1000/(60*60*24)" office:value-type="time" office:time-value="PT01H23M27.298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95.07" calcext:value-type="float">
            <text:p>695.07</text:p>
          </table:table-cell>
          <table:table-cell office:value-type="float" office:value="819.82" calcext:value-type="float">
            <text:p>819.82</text:p>
          </table:table-cell>
        </table:table-row>
        <table:table-row table:style-name="ro1">
          <table:table-cell office:value-type="float" office:value="5023298" calcext:value-type="float">
            <text:p>5023298</text:p>
          </table:table-cell>
          <table:table-cell table:formula="of:=[.A316]/1000/(60*60*24)" office:value-type="time" office:time-value="PT01H23M43.298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97.29" calcext:value-type="float">
            <text:p>697.29</text:p>
          </table:table-cell>
          <table:table-cell office:value-type="float" office:value="822.41" calcext:value-type="float">
            <text:p>822.41</text:p>
          </table:table-cell>
        </table:table-row>
        <table:table-row table:style-name="ro1">
          <table:table-cell office:value-type="float" office:value="5039298" calcext:value-type="float">
            <text:p>5039298</text:p>
          </table:table-cell>
          <table:table-cell table:formula="of:=[.A317]/1000/(60*60*24)" office:value-type="time" office:time-value="PT01H23M59.298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699.51" calcext:value-type="float">
            <text:p>699.51</text:p>
          </table:table-cell>
          <table:table-cell office:value-type="float" office:value="824.99" calcext:value-type="float">
            <text:p>824.99</text:p>
          </table:table-cell>
        </table:table-row>
        <table:table-row table:style-name="ro1">
          <table:table-cell office:value-type="float" office:value="5055298" calcext:value-type="float">
            <text:p>5055298</text:p>
          </table:table-cell>
          <table:table-cell table:formula="of:=[.A318]/1000/(60*60*24)" office:value-type="time" office:time-value="PT01H24M15.298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701.73" calcext:value-type="float">
            <text:p>701.73</text:p>
          </table:table-cell>
          <table:table-cell office:value-type="float" office:value="827.58" calcext:value-type="float">
            <text:p>827.58</text:p>
          </table:table-cell>
        </table:table-row>
        <table:table-row table:style-name="ro1">
          <table:table-cell office:value-type="float" office:value="5071298" calcext:value-type="float">
            <text:p>5071298</text:p>
          </table:table-cell>
          <table:table-cell table:formula="of:=[.A319]/1000/(60*60*24)" office:value-type="time" office:time-value="PT01H24M31.298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03.95" calcext:value-type="float">
            <text:p>703.95</text:p>
          </table:table-cell>
          <table:table-cell office:value-type="float" office:value="830.17" calcext:value-type="float">
            <text:p>830.17</text:p>
          </table:table-cell>
        </table:table-row>
        <table:table-row table:style-name="ro1">
          <table:table-cell office:value-type="float" office:value="5087298" calcext:value-type="float">
            <text:p>5087298</text:p>
          </table:table-cell>
          <table:table-cell table:formula="of:=[.A320]/1000/(60*60*24)" office:value-type="time" office:time-value="PT01H24M47.298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06.17" calcext:value-type="float">
            <text:p>706.17</text:p>
          </table:table-cell>
          <table:table-cell office:value-type="float" office:value="832.76" calcext:value-type="float">
            <text:p>832.76</text:p>
          </table:table-cell>
        </table:table-row>
        <table:table-row table:style-name="ro1">
          <table:table-cell office:value-type="float" office:value="5103299" calcext:value-type="float">
            <text:p>5103299</text:p>
          </table:table-cell>
          <table:table-cell table:formula="of:=[.A321]/1000/(60*60*24)" office:value-type="time" office:time-value="PT01H25M03.299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08.39" calcext:value-type="float">
            <text:p>708.39</text:p>
          </table:table-cell>
          <table:table-cell office:value-type="float" office:value="835.35" calcext:value-type="float">
            <text:p>835.35</text:p>
          </table:table-cell>
        </table:table-row>
        <table:table-row table:style-name="ro1">
          <table:table-cell office:value-type="float" office:value="5119298" calcext:value-type="float">
            <text:p>5119298</text:p>
          </table:table-cell>
          <table:table-cell table:formula="of:=[.A322]/1000/(60*60*24)" office:value-type="time" office:time-value="PT01H25M19.298S" calcext:value-type="time">
            <text:p>01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710.61" calcext:value-type="float">
            <text:p>710.61</text:p>
          </table:table-cell>
          <table:table-cell office:value-type="float" office:value="837.93" calcext:value-type="float">
            <text:p>837.93</text:p>
          </table:table-cell>
        </table:table-row>
        <table:table-row table:style-name="ro1">
          <table:table-cell office:value-type="float" office:value="5135299" calcext:value-type="float">
            <text:p>5135299</text:p>
          </table:table-cell>
          <table:table-cell table:formula="of:=[.A323]/1000/(60*60*24)" office:value-type="time" office:time-value="PT01H25M35.299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712.83" calcext:value-type="float">
            <text:p>712.83</text:p>
          </table:table-cell>
          <table:table-cell office:value-type="float" office:value="840.52" calcext:value-type="float">
            <text:p>840.52</text:p>
          </table:table-cell>
        </table:table-row>
        <table:table-row table:style-name="ro1">
          <table:table-cell office:value-type="float" office:value="5151298" calcext:value-type="float">
            <text:p>5151298</text:p>
          </table:table-cell>
          <table:table-cell table:formula="of:=[.A324]/1000/(60*60*24)" office:value-type="time" office:time-value="PT01H25M51.298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39" calcext:value-type="float">
            <text:p>582.39</text:p>
          </table:table-cell>
          <table:table-cell office:value-type="float" office:value="715.05" calcext:value-type="float">
            <text:p>715.05</text:p>
          </table:table-cell>
          <table:table-cell office:value-type="float" office:value="843.11" calcext:value-type="float">
            <text:p>843.11</text:p>
          </table:table-cell>
        </table:table-row>
        <table:table-row table:style-name="ro1">
          <table:table-cell office:value-type="float" office:value="5167298" calcext:value-type="float">
            <text:p>5167298</text:p>
          </table:table-cell>
          <table:table-cell table:formula="of:=[.A325]/1000/(60*60*24)" office:value-type="time" office:time-value="PT01H26M07.298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17.27" calcext:value-type="float">
            <text:p>717.27</text:p>
          </table:table-cell>
          <table:table-cell office:value-type="float" office:value="845.69" calcext:value-type="float">
            <text:p>845.69</text:p>
          </table:table-cell>
        </table:table-row>
        <table:table-row table:style-name="ro1">
          <table:table-cell office:value-type="float" office:value="5183298" calcext:value-type="float">
            <text:p>5183298</text:p>
          </table:table-cell>
          <table:table-cell table:formula="of:=[.A326]/1000/(60*60*24)" office:value-type="time" office:time-value="PT01H26M23.298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2" calcext:value-type="float">
            <text:p>583.72</text:p>
          </table:table-cell>
          <table:table-cell office:value-type="float" office:value="719.49" calcext:value-type="float">
            <text:p>719.49</text:p>
          </table:table-cell>
          <table:table-cell office:value-type="float" office:value="848.29" calcext:value-type="float">
            <text:p>848.29</text:p>
          </table:table-cell>
        </table:table-row>
        <table:table-row table:style-name="ro1">
          <table:table-cell office:value-type="float" office:value="5199298" calcext:value-type="float">
            <text:p>5199298</text:p>
          </table:table-cell>
          <table:table-cell table:formula="of:=[.A327]/1000/(60*60*24)" office:value-type="time" office:time-value="PT01H26M39.298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721.72" calcext:value-type="float">
            <text:p>721.72</text:p>
          </table:table-cell>
          <table:table-cell office:value-type="float" office:value="850.88" calcext:value-type="float">
            <text:p>850.88</text:p>
          </table:table-cell>
        </table:table-row>
        <table:table-row table:style-name="ro1">
          <table:table-cell office:value-type="float" office:value="5215298" calcext:value-type="float">
            <text:p>5215298</text:p>
          </table:table-cell>
          <table:table-cell table:formula="of:=[.A328]/1000/(60*60*24)" office:value-type="time" office:time-value="PT01H26M55.298S" calcext:value-type="time">
            <text:p>01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723.94" calcext:value-type="float">
            <text:p>723.94</text:p>
          </table:table-cell>
          <table:table-cell office:value-type="float" office:value="853.47" calcext:value-type="float">
            <text:p>853.47</text:p>
          </table:table-cell>
        </table:table-row>
        <table:table-row table:style-name="ro1">
          <table:table-cell office:value-type="float" office:value="5231299" calcext:value-type="float">
            <text:p>5231299</text:p>
          </table:table-cell>
          <table:table-cell table:formula="of:=[.A329]/1000/(60*60*24)" office:value-type="time" office:time-value="PT01H27M11.299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726.16" calcext:value-type="float">
            <text:p>726.16</text:p>
          </table:table-cell>
          <table:table-cell office:value-type="float" office:value="856.06" calcext:value-type="float">
            <text:p>856.06</text:p>
          </table:table-cell>
        </table:table-row>
        <table:table-row table:style-name="ro1">
          <table:table-cell office:value-type="float" office:value="5247298" calcext:value-type="float">
            <text:p>5247298</text:p>
          </table:table-cell>
          <table:table-cell table:formula="of:=[.A330]/1000/(60*60*24)" office:value-type="time" office:time-value="PT01H27M27.298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28.38" calcext:value-type="float">
            <text:p>728.38</text:p>
          </table:table-cell>
          <table:table-cell office:value-type="float" office:value="858.65" calcext:value-type="float">
            <text:p>858.65</text:p>
          </table:table-cell>
        </table:table-row>
        <table:table-row table:style-name="ro1">
          <table:table-cell office:value-type="float" office:value="5263298" calcext:value-type="float">
            <text:p>5263298</text:p>
          </table:table-cell>
          <table:table-cell table:formula="of:=[.A331]/1000/(60*60*24)" office:value-type="time" office:time-value="PT01H27M43.298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730.6" calcext:value-type="float">
            <text:p>730.6</text:p>
          </table:table-cell>
          <table:table-cell office:value-type="float" office:value="861.24" calcext:value-type="float">
            <text:p>861.24</text:p>
          </table:table-cell>
        </table:table-row>
        <table:table-row table:style-name="ro1">
          <table:table-cell office:value-type="float" office:value="5279299" calcext:value-type="float">
            <text:p>5279299</text:p>
          </table:table-cell>
          <table:table-cell table:formula="of:=[.A332]/1000/(60*60*24)" office:value-type="time" office:time-value="PT01H27M59.299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732.82" calcext:value-type="float">
            <text:p>732.82</text:p>
          </table:table-cell>
          <table:table-cell office:value-type="float" office:value="863.82" calcext:value-type="float">
            <text:p>863.82</text:p>
          </table:table-cell>
        </table:table-row>
        <table:table-row table:style-name="ro1">
          <table:table-cell office:value-type="float" office:value="5295298" calcext:value-type="float">
            <text:p>5295298</text:p>
          </table:table-cell>
          <table:table-cell table:formula="of:=[.A333]/1000/(60*60*24)" office:value-type="time" office:time-value="PT01H28M15.298S" calcext:value-type="time">
            <text:p>01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735.04" calcext:value-type="float">
            <text:p>735.04</text:p>
          </table:table-cell>
          <table:table-cell office:value-type="float" office:value="866.41" calcext:value-type="float">
            <text:p>866.41</text:p>
          </table:table-cell>
        </table:table-row>
        <table:table-row table:style-name="ro1">
          <table:table-cell office:value-type="float" office:value="5311298" calcext:value-type="float">
            <text:p>5311298</text:p>
          </table:table-cell>
          <table:table-cell table:formula="of:=[.A334]/1000/(60*60*24)" office:value-type="time" office:time-value="PT01H28M31.298S" calcext:value-type="time">
            <text:p>01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737.26" calcext:value-type="float">
            <text:p>737.26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5327298" calcext:value-type="float">
            <text:p>5327298</text:p>
          </table:table-cell>
          <table:table-cell table:formula="of:=[.A335]/1000/(60*60*24)" office:value-type="time" office:time-value="PT01H28M47.298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739.48" calcext:value-type="float">
            <text:p>739.48</text:p>
          </table:table-cell>
          <table:table-cell office:value-type="float" office:value="871.58" calcext:value-type="float">
            <text:p>871.58</text:p>
          </table:table-cell>
        </table:table-row>
        <table:table-row table:style-name="ro1">
          <table:table-cell office:value-type="float" office:value="5343299" calcext:value-type="float">
            <text:p>5343299</text:p>
          </table:table-cell>
          <table:table-cell table:formula="of:=[.A336]/1000/(60*60*24)" office:value-type="time" office:time-value="PT01H29M03.299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41.69" calcext:value-type="float">
            <text:p>741.69</text:p>
          </table:table-cell>
          <table:table-cell office:value-type="float" office:value="874.17" calcext:value-type="float">
            <text:p>874.17</text:p>
          </table:table-cell>
        </table:table-row>
        <table:table-row table:style-name="ro1">
          <table:table-cell office:value-type="float" office:value="5359298" calcext:value-type="float">
            <text:p>5359298</text:p>
          </table:table-cell>
          <table:table-cell table:formula="of:=[.A337]/1000/(60*60*24)" office:value-type="time" office:time-value="PT01H29M19.298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43.91" calcext:value-type="float">
            <text:p>743.91</text:p>
          </table:table-cell>
          <table:table-cell office:value-type="float" office:value="876.76" calcext:value-type="float">
            <text:p>876.76</text:p>
          </table:table-cell>
        </table:table-row>
        <table:table-row table:style-name="ro1">
          <table:table-cell office:value-type="float" office:value="5375299" calcext:value-type="float">
            <text:p>5375299</text:p>
          </table:table-cell>
          <table:table-cell table:formula="of:=[.A338]/1000/(60*60*24)" office:value-type="time" office:time-value="PT01H29M35.299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46.13" calcext:value-type="float">
            <text:p>746.13</text:p>
          </table:table-cell>
          <table:table-cell office:value-type="float" office:value="879.34" calcext:value-type="float">
            <text:p>879.34</text:p>
          </table:table-cell>
        </table:table-row>
        <table:table-row table:style-name="ro1">
          <table:table-cell office:value-type="float" office:value="5391298" calcext:value-type="float">
            <text:p>5391298</text:p>
          </table:table-cell>
          <table:table-cell table:formula="of:=[.A339]/1000/(60*60*24)" office:value-type="time" office:time-value="PT01H29M51.298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48.35" calcext:value-type="float">
            <text:p>748.35</text:p>
          </table:table-cell>
          <table:table-cell office:value-type="float" office:value="881.93" calcext:value-type="float">
            <text:p>881.93</text:p>
          </table:table-cell>
        </table:table-row>
        <table:table-row table:style-name="ro1">
          <table:table-cell office:value-type="float" office:value="5407299" calcext:value-type="float">
            <text:p>5407299</text:p>
          </table:table-cell>
          <table:table-cell table:formula="of:=[.A340]/1000/(60*60*24)" office:value-type="time" office:time-value="PT01H30M07.299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750.57" calcext:value-type="float">
            <text:p>750.57</text:p>
          </table:table-cell>
          <table:table-cell office:value-type="float" office:value="884.52" calcext:value-type="float">
            <text:p>884.52</text:p>
          </table:table-cell>
        </table:table-row>
        <table:table-row table:style-name="ro1">
          <table:table-cell office:value-type="float" office:value="5423298" calcext:value-type="float">
            <text:p>5423298</text:p>
          </table:table-cell>
          <table:table-cell table:formula="of:=[.A341]/1000/(60*60*24)" office:value-type="time" office:time-value="PT01H30M23.298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52.79" calcext:value-type="float">
            <text:p>752.79</text:p>
          </table:table-cell>
          <table:table-cell office:value-type="float" office:value="887.11" calcext:value-type="float">
            <text:p>887.11</text:p>
          </table:table-cell>
        </table:table-row>
        <table:table-row table:style-name="ro1">
          <table:table-cell office:value-type="float" office:value="5439298" calcext:value-type="float">
            <text:p>5439298</text:p>
          </table:table-cell>
          <table:table-cell table:formula="of:=[.A342]/1000/(60*60*24)" office:value-type="time" office:time-value="PT01H30M39.298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55.01" calcext:value-type="float">
            <text:p>755.01</text:p>
          </table:table-cell>
          <table:table-cell office:value-type="float" office:value="889.7" calcext:value-type="float">
            <text:p>889.7</text:p>
          </table:table-cell>
        </table:table-row>
        <table:table-row table:style-name="ro1">
          <table:table-cell office:value-type="float" office:value="5455298" calcext:value-type="float">
            <text:p>5455298</text:p>
          </table:table-cell>
          <table:table-cell table:formula="of:=[.A343]/1000/(60*60*24)" office:value-type="time" office:time-value="PT01H30M55.298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57.23" calcext:value-type="float">
            <text:p>757.23</text:p>
          </table:table-cell>
          <table:table-cell office:value-type="float" office:value="892.28" calcext:value-type="float">
            <text:p>892.28</text:p>
          </table:table-cell>
        </table:table-row>
        <table:table-row table:style-name="ro1">
          <table:table-cell office:value-type="float" office:value="5471298" calcext:value-type="float">
            <text:p>5471298</text:p>
          </table:table-cell>
          <table:table-cell table:formula="of:=[.A344]/1000/(60*60*24)" office:value-type="time" office:time-value="PT01H31M11.298S" calcext:value-type="time">
            <text:p>01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3" calcext:value-type="float">
            <text:p>581.63</text:p>
          </table:table-cell>
          <table:table-cell office:value-type="float" office:value="759.45" calcext:value-type="float">
            <text:p>759.45</text:p>
          </table:table-cell>
          <table:table-cell office:value-type="float" office:value="894.87" calcext:value-type="float">
            <text:p>894.87</text:p>
          </table:table-cell>
        </table:table-row>
        <table:table-row table:style-name="ro1">
          <table:table-cell office:value-type="float" office:value="5487299" calcext:value-type="float">
            <text:p>5487299</text:p>
          </table:table-cell>
          <table:table-cell table:formula="of:=[.A345]/1000/(60*60*24)" office:value-type="time" office:time-value="PT01H31M27.299S" calcext:value-type="time">
            <text:p>01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761.68" calcext:value-type="float">
            <text:p>761.68</text:p>
          </table:table-cell>
          <table:table-cell office:value-type="float" office:value="897.46" calcext:value-type="float">
            <text:p>897.46</text:p>
          </table:table-cell>
        </table:table-row>
        <table:table-row table:style-name="ro1">
          <table:table-cell office:value-type="float" office:value="5503298" calcext:value-type="float">
            <text:p>5503298</text:p>
          </table:table-cell>
          <table:table-cell table:formula="of:=[.A346]/1000/(60*60*24)" office:value-type="time" office:time-value="PT01H31M43.298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3.65" calcext:value-type="float">
            <text:p>583.65</text:p>
          </table:table-cell>
          <table:table-cell office:value-type="float" office:value="763.9" calcext:value-type="float">
            <text:p>763.9</text:p>
          </table:table-cell>
          <table:table-cell office:value-type="float" office:value="900.06" calcext:value-type="float">
            <text:p>900.06</text:p>
          </table:table-cell>
        </table:table-row>
        <table:table-row table:style-name="ro1">
          <table:table-cell office:value-type="float" office:value="5519298" calcext:value-type="float">
            <text:p>5519298</text:p>
          </table:table-cell>
          <table:table-cell table:formula="of:=[.A347]/1000/(60*60*24)" office:value-type="time" office:time-value="PT01H31M59.298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9" calcext:value-type="float">
            <text:p>583.89</text:p>
          </table:table-cell>
          <table:table-cell office:value-type="float" office:value="766.13" calcext:value-type="float">
            <text:p>766.13</text:p>
          </table:table-cell>
          <table:table-cell office:value-type="float" office:value="902.65" calcext:value-type="float">
            <text:p>902.65</text:p>
          </table:table-cell>
        </table:table-row>
        <table:table-row table:style-name="ro1">
          <table:table-cell office:value-type="float" office:value="5535299" calcext:value-type="float">
            <text:p>5535299</text:p>
          </table:table-cell>
          <table:table-cell table:formula="of:=[.A348]/1000/(60*60*24)" office:value-type="time" office:time-value="PT01H32M15.299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68.35" calcext:value-type="float">
            <text:p>768.35</text:p>
          </table:table-cell>
          <table:table-cell office:value-type="float" office:value="905.24" calcext:value-type="float">
            <text:p>905.24</text:p>
          </table:table-cell>
        </table:table-row>
        <table:table-row table:style-name="ro1">
          <table:table-cell office:value-type="float" office:value="5551298" calcext:value-type="float">
            <text:p>5551298</text:p>
          </table:table-cell>
          <table:table-cell table:formula="of:=[.A349]/1000/(60*60*24)" office:value-type="time" office:time-value="PT01H32M31.298S" calcext:value-type="time">
            <text:p>01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770.58" calcext:value-type="float">
            <text:p>770.58</text:p>
          </table:table-cell>
          <table:table-cell office:value-type="float" office:value="907.84" calcext:value-type="float">
            <text:p>907.84</text:p>
          </table:table-cell>
        </table:table-row>
        <table:table-row table:style-name="ro1">
          <table:table-cell office:value-type="float" office:value="5567298" calcext:value-type="float">
            <text:p>5567298</text:p>
          </table:table-cell>
          <table:table-cell table:formula="of:=[.A350]/1000/(60*60*24)" office:value-type="time" office:time-value="PT01H32M47.298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772.8" calcext:value-type="float">
            <text:p>772.8</text:p>
          </table:table-cell>
          <table:table-cell office:value-type="float" office:value="910.43" calcext:value-type="float">
            <text:p>910.43</text:p>
          </table:table-cell>
        </table:table-row>
        <table:table-row table:style-name="ro1">
          <table:table-cell office:value-type="float" office:value="5583298" calcext:value-type="float">
            <text:p>5583298</text:p>
          </table:table-cell>
          <table:table-cell table:formula="of:=[.A351]/1000/(60*60*24)" office:value-type="time" office:time-value="PT01H33M03.298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775.02" calcext:value-type="float">
            <text:p>775.02</text:p>
          </table:table-cell>
          <table:table-cell office:value-type="float" office:value="913.01" calcext:value-type="float">
            <text:p>913.01</text:p>
          </table:table-cell>
        </table:table-row>
        <table:table-row table:style-name="ro1">
          <table:table-cell office:value-type="float" office:value="5599298" calcext:value-type="float">
            <text:p>5599298</text:p>
          </table:table-cell>
          <table:table-cell table:formula="of:=[.A352]/1000/(60*60*24)" office:value-type="time" office:time-value="PT01H33M19.298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77.24" calcext:value-type="float">
            <text:p>777.24</text:p>
          </table:table-cell>
          <table:table-cell office:value-type="float" office:value="915.6" calcext:value-type="float">
            <text:p>915.6</text:p>
          </table:table-cell>
        </table:table-row>
        <table:table-row table:style-name="ro1">
          <table:table-cell office:value-type="float" office:value="5615298" calcext:value-type="float">
            <text:p>5615298</text:p>
          </table:table-cell>
          <table:table-cell table:formula="of:=[.A353]/1000/(60*60*24)" office:value-type="time" office:time-value="PT01H33M35.298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779.45" calcext:value-type="float">
            <text:p>779.45</text:p>
          </table:table-cell>
          <table:table-cell office:value-type="float" office:value="918.19" calcext:value-type="float">
            <text:p>918.19</text:p>
          </table:table-cell>
        </table:table-row>
        <table:table-row table:style-name="ro1">
          <table:table-cell office:value-type="float" office:value="5631298" calcext:value-type="float">
            <text:p>5631298</text:p>
          </table:table-cell>
          <table:table-cell table:formula="of:=[.A354]/1000/(60*60*24)" office:value-type="time" office:time-value="PT01H33M51.298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81.67" calcext:value-type="float">
            <text:p>781.67</text:p>
          </table:table-cell>
          <table:table-cell office:value-type="float" office:value="920.77" calcext:value-type="float">
            <text:p>920.77</text:p>
          </table:table-cell>
        </table:table-row>
        <table:table-row table:style-name="ro1">
          <table:table-cell office:value-type="float" office:value="5647298" calcext:value-type="float">
            <text:p>5647298</text:p>
          </table:table-cell>
          <table:table-cell table:formula="of:=[.A355]/1000/(60*60*24)" office:value-type="time" office:time-value="PT01H34M07.298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783.89" calcext:value-type="float">
            <text:p>783.89</text:p>
          </table:table-cell>
          <table:table-cell office:value-type="float" office:value="923.36" calcext:value-type="float">
            <text:p>923.36</text:p>
          </table:table-cell>
        </table:table-row>
        <table:table-row table:style-name="ro1">
          <table:table-cell office:value-type="float" office:value="5663298" calcext:value-type="float">
            <text:p>5663298</text:p>
          </table:table-cell>
          <table:table-cell table:formula="of:=[.A356]/1000/(60*60*24)" office:value-type="time" office:time-value="PT01H34M23.298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86.11" calcext:value-type="float">
            <text:p>786.11</text:p>
          </table:table-cell>
          <table:table-cell office:value-type="float" office:value="925.95" calcext:value-type="float">
            <text:p>925.95</text:p>
          </table:table-cell>
        </table:table-row>
        <table:table-row table:style-name="ro1">
          <table:table-cell office:value-type="float" office:value="5679298" calcext:value-type="float">
            <text:p>5679298</text:p>
          </table:table-cell>
          <table:table-cell table:formula="of:=[.A357]/1000/(60*60*24)" office:value-type="time" office:time-value="PT01H34M39.298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88.33" calcext:value-type="float">
            <text:p>788.33</text:p>
          </table:table-cell>
          <table:table-cell office:value-type="float" office:value="928.53" calcext:value-type="float">
            <text:p>928.53</text:p>
          </table:table-cell>
        </table:table-row>
        <table:table-row table:style-name="ro1">
          <table:table-cell office:value-type="float" office:value="5695298" calcext:value-type="float">
            <text:p>5695298</text:p>
          </table:table-cell>
          <table:table-cell table:formula="of:=[.A358]/1000/(60*60*24)" office:value-type="time" office:time-value="PT01H34M55.298S" calcext:value-type="time">
            <text:p>01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790.55" calcext:value-type="float">
            <text:p>790.55</text:p>
          </table:table-cell>
          <table:table-cell office:value-type="float" office:value="931.12" calcext:value-type="float">
            <text:p>931.12</text:p>
          </table:table-cell>
        </table:table-row>
        <table:table-row table:style-name="ro1">
          <table:table-cell office:value-type="float" office:value="5711298" calcext:value-type="float">
            <text:p>5711298</text:p>
          </table:table-cell>
          <table:table-cell table:formula="of:=[.A359]/1000/(60*60*24)" office:value-type="time" office:time-value="PT01H35M11.298S" calcext:value-type="time">
            <text:p>01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792.77" calcext:value-type="float">
            <text:p>792.77</text:p>
          </table:table-cell>
          <table:table-cell office:value-type="float" office:value="933.7" calcext:value-type="float">
            <text:p>933.7</text:p>
          </table:table-cell>
        </table:table-row>
        <table:table-row table:style-name="ro1">
          <table:table-cell office:value-type="float" office:value="5727299" calcext:value-type="float">
            <text:p>5727299</text:p>
          </table:table-cell>
          <table:table-cell table:formula="of:=[.A360]/1000/(60*60*24)" office:value-type="time" office:time-value="PT01H35M27.299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794.99" calcext:value-type="float">
            <text:p>794.99</text:p>
          </table:table-cell>
          <table:table-cell office:value-type="float" office:value="936.29" calcext:value-type="float">
            <text:p>936.29</text:p>
          </table:table-cell>
        </table:table-row>
        <table:table-row table:style-name="ro1">
          <table:table-cell office:value-type="float" office:value="5743298" calcext:value-type="float">
            <text:p>5743298</text:p>
          </table:table-cell>
          <table:table-cell table:formula="of:=[.A361]/1000/(60*60*24)" office:value-type="time" office:time-value="PT01H35M43.298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797.21" calcext:value-type="float">
            <text:p>797.21</text:p>
          </table:table-cell>
          <table:table-cell office:value-type="float" office:value="938.88" calcext:value-type="float">
            <text:p>938.88</text:p>
          </table:table-cell>
        </table:table-row>
        <table:table-row table:style-name="ro1">
          <table:table-cell office:value-type="float" office:value="5759298" calcext:value-type="float">
            <text:p>5759298</text:p>
          </table:table-cell>
          <table:table-cell table:formula="of:=[.A362]/1000/(60*60*24)" office:value-type="time" office:time-value="PT01H35M59.298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9" calcext:value-type="float">
            <text:p>583.89</text:p>
          </table:table-cell>
          <table:table-cell office:value-type="float" office:value="799.43" calcext:value-type="float">
            <text:p>799.43</text:p>
          </table:table-cell>
          <table:table-cell office:value-type="float" office:value="941.47" calcext:value-type="float">
            <text:p>941.47</text:p>
          </table:table-cell>
        </table:table-row>
        <table:table-row table:style-name="ro1">
          <table:table-cell office:value-type="float" office:value="5775299" calcext:value-type="float">
            <text:p>5775299</text:p>
          </table:table-cell>
          <table:table-cell table:formula="of:=[.A363]/1000/(60*60*24)" office:value-type="time" office:time-value="PT01H36M15.299S" calcext:value-type="time">
            <text:p>01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801.66" calcext:value-type="float">
            <text:p>801.66</text:p>
          </table:table-cell>
          <table:table-cell office:value-type="float" office:value="944.06" calcext:value-type="float">
            <text:p>944.06</text:p>
          </table:table-cell>
        </table:table-row>
        <table:table-row table:style-name="ro1">
          <table:table-cell office:value-type="float" office:value="5791299" calcext:value-type="float">
            <text:p>5791299</text:p>
          </table:table-cell>
          <table:table-cell table:formula="of:=[.A364]/1000/(60*60*24)" office:value-type="time" office:time-value="PT01H36M31.299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803.88" calcext:value-type="float">
            <text:p>803.88</text:p>
          </table:table-cell>
          <table:table-cell office:value-type="float" office:value="946.66" calcext:value-type="float">
            <text:p>946.66</text:p>
          </table:table-cell>
        </table:table-row>
        <table:table-row table:style-name="ro1">
          <table:table-cell office:value-type="float" office:value="5807298" calcext:value-type="float">
            <text:p>5807298</text:p>
          </table:table-cell>
          <table:table-cell table:formula="of:=[.A365]/1000/(60*60*24)" office:value-type="time" office:time-value="PT01H36M47.298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06.11" calcext:value-type="float">
            <text:p>806.11</text:p>
          </table:table-cell>
          <table:table-cell office:value-type="float" office:value="949.25" calcext:value-type="float">
            <text:p>949.25</text:p>
          </table:table-cell>
        </table:table-row>
        <table:table-row table:style-name="ro1">
          <table:table-cell office:value-type="float" office:value="5823299" calcext:value-type="float">
            <text:p>5823299</text:p>
          </table:table-cell>
          <table:table-cell table:formula="of:=[.A366]/1000/(60*60*24)" office:value-type="time" office:time-value="PT01H37M03.299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08.33" calcext:value-type="float">
            <text:p>808.33</text:p>
          </table:table-cell>
          <table:table-cell office:value-type="float" office:value="951.83" calcext:value-type="float">
            <text:p>951.83</text:p>
          </table:table-cell>
        </table:table-row>
        <table:table-row table:style-name="ro1">
          <table:table-cell office:value-type="float" office:value="5839298" calcext:value-type="float">
            <text:p>5839298</text:p>
          </table:table-cell>
          <table:table-cell table:formula="of:=[.A367]/1000/(60*60*24)" office:value-type="time" office:time-value="PT01H37M19.298S" calcext:value-type="time">
            <text:p>01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79" calcext:value-type="float">
            <text:p>579.79</text:p>
          </table:table-cell>
          <table:table-cell office:value-type="float" office:value="810.55" calcext:value-type="float">
            <text:p>810.55</text:p>
          </table:table-cell>
          <table:table-cell office:value-type="float" office:value="954.42" calcext:value-type="float">
            <text:p>954.42</text:p>
          </table:table-cell>
        </table:table-row>
        <table:table-row table:style-name="ro1">
          <table:table-cell office:value-type="float" office:value="5855298" calcext:value-type="float">
            <text:p>5855298</text:p>
          </table:table-cell>
          <table:table-cell table:formula="of:=[.A368]/1000/(60*60*24)" office:value-type="time" office:time-value="PT01H37M35.298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812.76" calcext:value-type="float">
            <text:p>812.7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5871298" calcext:value-type="float">
            <text:p>5871298</text:p>
          </table:table-cell>
          <table:table-cell table:formula="of:=[.A369]/1000/(60*60*24)" office:value-type="time" office:time-value="PT01H37M51.298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6" calcext:value-type="float">
            <text:p>583.96</text:p>
          </table:table-cell>
          <table:table-cell office:value-type="float" office:value="814.99" calcext:value-type="float">
            <text:p>814.99</text:p>
          </table:table-cell>
          <table:table-cell office:value-type="float" office:value="959.59" calcext:value-type="float">
            <text:p>959.59</text:p>
          </table:table-cell>
        </table:table-row>
        <table:table-row table:style-name="ro1">
          <table:table-cell office:value-type="float" office:value="5887298" calcext:value-type="float">
            <text:p>5887298</text:p>
          </table:table-cell>
          <table:table-cell table:formula="of:=[.A370]/1000/(60*60*24)" office:value-type="time" office:time-value="PT01H38M07.298S" calcext:value-type="time">
            <text:p>01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817.21" calcext:value-type="float">
            <text:p>817.21</text:p>
          </table:table-cell>
          <table:table-cell office:value-type="float" office:value="962.19" calcext:value-type="float">
            <text:p>962.19</text:p>
          </table:table-cell>
        </table:table-row>
        <table:table-row table:style-name="ro1">
          <table:table-cell office:value-type="float" office:value="5903298" calcext:value-type="float">
            <text:p>5903298</text:p>
          </table:table-cell>
          <table:table-cell table:formula="of:=[.A371]/1000/(60*60*24)" office:value-type="time" office:time-value="PT01H38M23.298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819.44" calcext:value-type="float">
            <text:p>819.44</text:p>
          </table:table-cell>
          <table:table-cell office:value-type="float" office:value="964.78" calcext:value-type="float">
            <text:p>964.78</text:p>
          </table:table-cell>
        </table:table-row>
        <table:table-row table:style-name="ro1">
          <table:table-cell office:value-type="float" office:value="5919298" calcext:value-type="float">
            <text:p>5919298</text:p>
          </table:table-cell>
          <table:table-cell table:formula="of:=[.A372]/1000/(60*60*24)" office:value-type="time" office:time-value="PT01H38M39.298S" calcext:value-type="time">
            <text:p>01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821.66" calcext:value-type="float">
            <text:p>821.66</text:p>
          </table:table-cell>
          <table:table-cell office:value-type="float" office:value="967.37" calcext:value-type="float">
            <text:p>967.37</text:p>
          </table:table-cell>
        </table:table-row>
        <table:table-row table:style-name="ro1">
          <table:table-cell office:value-type="float" office:value="5935298" calcext:value-type="float">
            <text:p>5935298</text:p>
          </table:table-cell>
          <table:table-cell table:formula="of:=[.A373]/1000/(60*60*24)" office:value-type="time" office:time-value="PT01H38M55.298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823.89" calcext:value-type="float">
            <text:p>823.89</text:p>
          </table:table-cell>
          <table:table-cell office:value-type="float" office:value="969.97" calcext:value-type="float">
            <text:p>969.97</text:p>
          </table:table-cell>
        </table:table-row>
        <table:table-row table:style-name="ro1">
          <table:table-cell office:value-type="float" office:value="5951298" calcext:value-type="float">
            <text:p>5951298</text:p>
          </table:table-cell>
          <table:table-cell table:formula="of:=[.A374]/1000/(60*60*24)" office:value-type="time" office:time-value="PT01H39M11.298S" calcext:value-type="time">
            <text:p>01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826.12" calcext:value-type="float">
            <text:p>826.12</text:p>
          </table:table-cell>
          <table:table-cell office:value-type="float" office:value="972.56" calcext:value-type="float">
            <text:p>972.56</text:p>
          </table:table-cell>
        </table:table-row>
        <table:table-row table:style-name="ro1">
          <table:table-cell office:value-type="float" office:value="5967298" calcext:value-type="float">
            <text:p>5967298</text:p>
          </table:table-cell>
          <table:table-cell table:formula="of:=[.A375]/1000/(60*60*24)" office:value-type="time" office:time-value="PT01H39M27.298S" calcext:value-type="time">
            <text:p>01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828.34" calcext:value-type="float">
            <text:p>828.34</text:p>
          </table:table-cell>
          <table:table-cell office:value-type="float" office:value="975.15" calcext:value-type="float">
            <text:p>975.15</text:p>
          </table:table-cell>
        </table:table-row>
        <table:table-row table:style-name="ro1">
          <table:table-cell office:value-type="float" office:value="5983298" calcext:value-type="float">
            <text:p>5983298</text:p>
          </table:table-cell>
          <table:table-cell table:formula="of:=[.A376]/1000/(60*60*24)" office:value-type="time" office:time-value="PT01H39M43.298S" calcext:value-type="time">
            <text:p>01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830.57" calcext:value-type="float">
            <text:p>830.57</text:p>
          </table:table-cell>
          <table:table-cell office:value-type="float" office:value="977.74" calcext:value-type="float">
            <text:p>977.74</text:p>
          </table:table-cell>
        </table:table-row>
        <table:table-row table:style-name="ro1">
          <table:table-cell office:value-type="float" office:value="5999298" calcext:value-type="float">
            <text:p>5999298</text:p>
          </table:table-cell>
          <table:table-cell table:formula="of:=[.A377]/1000/(60*60*24)" office:value-type="time" office:time-value="PT01H39M59.298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5" calcext:value-type="float">
            <text:p>582.15</text:p>
          </table:table-cell>
          <table:table-cell office:value-type="float" office:value="832.78" calcext:value-type="float">
            <text:p>832.78</text:p>
          </table:table-cell>
          <table:table-cell office:value-type="float" office:value="980.33" calcext:value-type="float">
            <text:p>980.33</text:p>
          </table:table-cell>
        </table:table-row>
        <table:table-row table:style-name="ro1">
          <table:table-cell office:value-type="float" office:value="6015298" calcext:value-type="float">
            <text:p>6015298</text:p>
          </table:table-cell>
          <table:table-cell table:formula="of:=[.A378]/1000/(60*60*24)" office:value-type="time" office:time-value="PT01H40M15.298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835" calcext:value-type="float">
            <text:p>835</text:p>
          </table:table-cell>
          <table:table-cell office:value-type="float" office:value="982.91" calcext:value-type="float">
            <text:p>982.91</text:p>
          </table:table-cell>
        </table:table-row>
        <table:table-row table:style-name="ro1">
          <table:table-cell office:value-type="float" office:value="6031299" calcext:value-type="float">
            <text:p>6031299</text:p>
          </table:table-cell>
          <table:table-cell table:formula="of:=[.A379]/1000/(60*60*24)" office:value-type="time" office:time-value="PT01H40M31.299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37.22" calcext:value-type="float">
            <text:p>837.22</text:p>
          </table:table-cell>
          <table:table-cell office:value-type="float" office:value="985.5" calcext:value-type="float">
            <text:p>985.5</text:p>
          </table:table-cell>
        </table:table-row>
        <table:table-row table:style-name="ro1">
          <table:table-cell office:value-type="float" office:value="6047298" calcext:value-type="float">
            <text:p>6047298</text:p>
          </table:table-cell>
          <table:table-cell table:formula="of:=[.A380]/1000/(60*60*24)" office:value-type="time" office:time-value="PT01H40M47.298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839.44" calcext:value-type="float">
            <text:p>839.44</text:p>
          </table:table-cell>
          <table:table-cell office:value-type="float" office:value="988.08" calcext:value-type="float">
            <text:p>988.08</text:p>
          </table:table-cell>
        </table:table-row>
        <table:table-row table:style-name="ro1">
          <table:table-cell office:value-type="float" office:value="6063299" calcext:value-type="float">
            <text:p>6063299</text:p>
          </table:table-cell>
          <table:table-cell table:formula="of:=[.A381]/1000/(60*60*24)" office:value-type="time" office:time-value="PT01H41M03.299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3.64" calcext:value-type="float">
            <text:p>583.64</text:p>
          </table:table-cell>
          <table:table-cell office:value-type="float" office:value="841.67" calcext:value-type="float">
            <text:p>841.67</text:p>
          </table:table-cell>
          <table:table-cell office:value-type="float" office:value="990.68" calcext:value-type="float">
            <text:p>990.68</text:p>
          </table:table-cell>
        </table:table-row>
        <table:table-row table:style-name="ro1">
          <table:table-cell office:value-type="float" office:value="6079299" calcext:value-type="float">
            <text:p>6079299</text:p>
          </table:table-cell>
          <table:table-cell table:formula="of:=[.A382]/1000/(60*60*24)" office:value-type="time" office:time-value="PT01H41M19.299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843.89" calcext:value-type="float">
            <text:p>843.89</text:p>
          </table:table-cell>
          <table:table-cell office:value-type="float" office:value="993.26" calcext:value-type="float">
            <text:p>993.26</text:p>
          </table:table-cell>
        </table:table-row>
        <table:table-row table:style-name="ro1">
          <table:table-cell office:value-type="float" office:value="6095298" calcext:value-type="float">
            <text:p>6095298</text:p>
          </table:table-cell>
          <table:table-cell table:formula="of:=[.A383]/1000/(60*60*24)" office:value-type="time" office:time-value="PT01H41M35.298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846.11" calcext:value-type="float">
            <text:p>846.11</text:p>
          </table:table-cell>
          <table:table-cell office:value-type="float" office:value="995.85" calcext:value-type="float">
            <text:p>995.85</text:p>
          </table:table-cell>
        </table:table-row>
        <table:table-row table:style-name="ro1">
          <table:table-cell office:value-type="float" office:value="6111298" calcext:value-type="float">
            <text:p>6111298</text:p>
          </table:table-cell>
          <table:table-cell table:formula="of:=[.A384]/1000/(60*60*24)" office:value-type="time" office:time-value="PT01H41M51.298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848.33" calcext:value-type="float">
            <text:p>848.33</text:p>
          </table:table-cell>
          <table:table-cell office:value-type="float" office:value="998.44" calcext:value-type="float">
            <text:p>998.44</text:p>
          </table:table-cell>
        </table:table-row>
        <table:table-row table:style-name="ro1">
          <table:table-cell office:value-type="float" office:value="6127299" calcext:value-type="float">
            <text:p>6127299</text:p>
          </table:table-cell>
          <table:table-cell table:formula="of:=[.A385]/1000/(60*60*24)" office:value-type="time" office:time-value="PT01H42M07.299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850.55" calcext:value-type="float">
            <text:p>850.55</text:p>
          </table:table-cell>
          <table:table-cell office:value-type="float" office:value="1001.03" calcext:value-type="float">
            <text:p>1001.03</text:p>
          </table:table-cell>
        </table:table-row>
        <table:table-row table:style-name="ro1">
          <table:table-cell office:value-type="float" office:value="6143298" calcext:value-type="float">
            <text:p>6143298</text:p>
          </table:table-cell>
          <table:table-cell table:formula="of:=[.A386]/1000/(60*60*24)" office:value-type="time" office:time-value="PT01H42M23.298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852.78" calcext:value-type="float">
            <text:p>852.78</text:p>
          </table:table-cell>
          <table:table-cell office:value-type="float" office:value="1003.62" calcext:value-type="float">
            <text:p>1003.62</text:p>
          </table:table-cell>
        </table:table-row>
        <table:table-row table:style-name="ro1">
          <table:table-cell office:value-type="float" office:value="6159298" calcext:value-type="float">
            <text:p>6159298</text:p>
          </table:table-cell>
          <table:table-cell table:formula="of:=[.A387]/1000/(60*60*24)" office:value-type="time" office:time-value="PT01H42M39.298S" calcext:value-type="time">
            <text:p>01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855" calcext:value-type="float">
            <text:p>855</text:p>
          </table:table-cell>
          <table:table-cell office:value-type="float" office:value="1006.21" calcext:value-type="float">
            <text:p>1006.21</text:p>
          </table:table-cell>
        </table:table-row>
        <table:table-row table:style-name="ro1">
          <table:table-cell office:value-type="float" office:value="6175298" calcext:value-type="float">
            <text:p>6175298</text:p>
          </table:table-cell>
          <table:table-cell table:formula="of:=[.A388]/1000/(60*60*24)" office:value-type="time" office:time-value="PT01H42M55.298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" calcext:value-type="float">
            <text:p>581.8</text:p>
          </table:table-cell>
          <table:table-cell office:value-type="float" office:value="857.22" calcext:value-type="float">
            <text:p>857.22</text:p>
          </table:table-cell>
          <table:table-cell office:value-type="float" office:value="1008.8" calcext:value-type="float">
            <text:p>1008.8</text:p>
          </table:table-cell>
        </table:table-row>
        <table:table-row table:style-name="ro1">
          <table:table-cell office:value-type="float" office:value="6191298" calcext:value-type="float">
            <text:p>6191298</text:p>
          </table:table-cell>
          <table:table-cell table:formula="of:=[.A389]/1000/(60*60*24)" office:value-type="time" office:time-value="PT01H43M11.298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9.44" calcext:value-type="float">
            <text:p>859.44</text:p>
          </table:table-cell>
          <table:table-cell office:value-type="float" office:value="1011.38" calcext:value-type="float">
            <text:p>1011.38</text:p>
          </table:table-cell>
        </table:table-row>
        <table:table-row table:style-name="ro1">
          <table:table-cell office:value-type="float" office:value="6207299" calcext:value-type="float">
            <text:p>6207299</text:p>
          </table:table-cell>
          <table:table-cell table:formula="of:=[.A390]/1000/(60*60*24)" office:value-type="time" office:time-value="PT01H43M27.299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61.66" calcext:value-type="float">
            <text:p>861.66</text:p>
          </table:table-cell>
          <table:table-cell office:value-type="float" office:value="1013.97" calcext:value-type="float">
            <text:p>1013.97</text:p>
          </table:table-cell>
        </table:table-row>
        <table:table-row table:style-name="ro1">
          <table:table-cell office:value-type="float" office:value="6223298" calcext:value-type="float">
            <text:p>6223298</text:p>
          </table:table-cell>
          <table:table-cell table:formula="of:=[.A391]/1000/(60*60*24)" office:value-type="time" office:time-value="PT01H43M43.298S" calcext:value-type="time">
            <text:p>01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63.88" calcext:value-type="float">
            <text:p>863.88</text:p>
          </table:table-cell>
          <table:table-cell office:value-type="float" office:value="1016.55" calcext:value-type="float">
            <text:p>1016.55</text:p>
          </table:table-cell>
        </table:table-row>
        <table:table-row table:style-name="ro1">
          <table:table-cell office:value-type="float" office:value="6239298" calcext:value-type="float">
            <text:p>6239298</text:p>
          </table:table-cell>
          <table:table-cell table:formula="of:=[.A392]/1000/(60*60*24)" office:value-type="time" office:time-value="PT01H43M59.298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66.1" calcext:value-type="float">
            <text:p>866.1</text:p>
          </table:table-cell>
          <table:table-cell office:value-type="float" office:value="1019.13" calcext:value-type="float">
            <text:p>1019.13</text:p>
          </table:table-cell>
        </table:table-row>
        <table:table-row table:style-name="ro1">
          <table:table-cell office:value-type="float" office:value="6255299" calcext:value-type="float">
            <text:p>6255299</text:p>
          </table:table-cell>
          <table:table-cell table:formula="of:=[.A393]/1000/(60*60*24)" office:value-type="time" office:time-value="PT01H44M15.299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68.32" calcext:value-type="float">
            <text:p>868.32</text:p>
          </table:table-cell>
          <table:table-cell office:value-type="float" office:value="1021.72" calcext:value-type="float">
            <text:p>1021.72</text:p>
          </table:table-cell>
        </table:table-row>
        <table:table-row table:style-name="ro1">
          <table:table-cell office:value-type="float" office:value="6271298" calcext:value-type="float">
            <text:p>6271298</text:p>
          </table:table-cell>
          <table:table-cell table:formula="of:=[.A394]/1000/(60*60*24)" office:value-type="time" office:time-value="PT01H44M31.298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870.54" calcext:value-type="float">
            <text:p>870.54</text:p>
          </table:table-cell>
          <table:table-cell office:value-type="float" office:value="1024.3" calcext:value-type="float">
            <text:p>1024.3</text:p>
          </table:table-cell>
        </table:table-row>
        <table:table-row table:style-name="ro1">
          <table:table-cell office:value-type="float" office:value="6287298" calcext:value-type="float">
            <text:p>6287298</text:p>
          </table:table-cell>
          <table:table-cell table:formula="of:=[.A395]/1000/(60*60*24)" office:value-type="time" office:time-value="PT01H44M47.298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72.76" calcext:value-type="float">
            <text:p>872.76</text:p>
          </table:table-cell>
          <table:table-cell office:value-type="float" office:value="1026.89" calcext:value-type="float">
            <text:p>1026.89</text:p>
          </table:table-cell>
        </table:table-row>
        <table:table-row table:style-name="ro1">
          <table:table-cell office:value-type="float" office:value="6303298" calcext:value-type="float">
            <text:p>6303298</text:p>
          </table:table-cell>
          <table:table-cell table:formula="of:=[.A396]/1000/(60*60*24)" office:value-type="time" office:time-value="PT01H45M03.298S" calcext:value-type="time">
            <text:p>01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874.98" calcext:value-type="float">
            <text:p>874.98</text:p>
          </table:table-cell>
          <table:table-cell office:value-type="float" office:value="1029.47" calcext:value-type="float">
            <text:p>1029.47</text:p>
          </table:table-cell>
        </table:table-row>
        <table:table-row table:style-name="ro1">
          <table:table-cell office:value-type="float" office:value="6319298" calcext:value-type="float">
            <text:p>6319298</text:p>
          </table:table-cell>
          <table:table-cell table:formula="of:=[.A397]/1000/(60*60*24)" office:value-type="time" office:time-value="PT01H45M19.298S" calcext:value-type="time">
            <text:p>01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877.19" calcext:value-type="float">
            <text:p>877.19</text:p>
          </table:table-cell>
          <table:table-cell office:value-type="float" office:value="1032.06" calcext:value-type="float">
            <text:p>1032.06</text:p>
          </table:table-cell>
        </table:table-row>
        <table:table-row table:style-name="ro1">
          <table:table-cell office:value-type="float" office:value="6335299" calcext:value-type="float">
            <text:p>6335299</text:p>
          </table:table-cell>
          <table:table-cell table:formula="of:=[.A398]/1000/(60*60*24)" office:value-type="time" office:time-value="PT01H45M35.299S" calcext:value-type="time">
            <text:p>01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79.41" calcext:value-type="float">
            <text:p>879.41</text:p>
          </table:table-cell>
          <table:table-cell office:value-type="float" office:value="1034.64" calcext:value-type="float">
            <text:p>1034.64</text:p>
          </table:table-cell>
        </table:table-row>
        <table:table-row table:style-name="ro1">
          <table:table-cell office:value-type="float" office:value="6351298" calcext:value-type="float">
            <text:p>6351298</text:p>
          </table:table-cell>
          <table:table-cell table:formula="of:=[.A399]/1000/(60*60*24)" office:value-type="time" office:time-value="PT01H45M51.298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81.63" calcext:value-type="float">
            <text:p>881.63</text:p>
          </table:table-cell>
          <table:table-cell office:value-type="float" office:value="1037.23" calcext:value-type="float">
            <text:p>1037.23</text:p>
          </table:table-cell>
        </table:table-row>
        <table:table-row table:style-name="ro1">
          <table:table-cell office:value-type="float" office:value="6367299" calcext:value-type="float">
            <text:p>6367299</text:p>
          </table:table-cell>
          <table:table-cell table:formula="of:=[.A400]/1000/(60*60*24)" office:value-type="time" office:time-value="PT01H46M07.299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83.85" calcext:value-type="float">
            <text:p>883.85</text:p>
          </table:table-cell>
          <table:table-cell office:value-type="float" office:value="1039.81" calcext:value-type="float">
            <text:p>1039.81</text:p>
          </table:table-cell>
        </table:table-row>
        <table:table-row table:style-name="ro1">
          <table:table-cell office:value-type="float" office:value="6383299" calcext:value-type="float">
            <text:p>6383299</text:p>
          </table:table-cell>
          <table:table-cell table:formula="of:=[.A401]/1000/(60*60*24)" office:value-type="time" office:time-value="PT01H46M23.299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86.07" calcext:value-type="float">
            <text:p>886.07</text:p>
          </table:table-cell>
          <table:table-cell office:value-type="float" office:value="1042.4" calcext:value-type="float">
            <text:p>1042.4</text:p>
          </table:table-cell>
        </table:table-row>
        <table:table-row table:style-name="ro1">
          <table:table-cell office:value-type="float" office:value="6399298" calcext:value-type="float">
            <text:p>6399298</text:p>
          </table:table-cell>
          <table:table-cell table:formula="of:=[.A402]/1000/(60*60*24)" office:value-type="time" office:time-value="PT01H46M39.298S" calcext:value-type="time">
            <text:p>01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88.29" calcext:value-type="float">
            <text:p>888.29</text:p>
          </table:table-cell>
          <table:table-cell office:value-type="float" office:value="1044.98" calcext:value-type="float">
            <text:p>1044.98</text:p>
          </table:table-cell>
        </table:table-row>
        <table:table-row table:style-name="ro1">
          <table:table-cell office:value-type="float" office:value="6415298" calcext:value-type="float">
            <text:p>6415298</text:p>
          </table:table-cell>
          <table:table-cell table:formula="of:=[.A403]/1000/(60*60*24)" office:value-type="time" office:time-value="PT01H46M55.298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90.51" calcext:value-type="float">
            <text:p>890.51</text:p>
          </table:table-cell>
          <table:table-cell office:value-type="float" office:value="1047.57" calcext:value-type="float">
            <text:p>1047.57</text:p>
          </table:table-cell>
        </table:table-row>
        <table:table-row table:style-name="ro1">
          <table:table-cell office:value-type="float" office:value="6431298" calcext:value-type="float">
            <text:p>6431298</text:p>
          </table:table-cell>
          <table:table-cell table:formula="of:=[.A404]/1000/(60*60*24)" office:value-type="time" office:time-value="PT01H47M11.298S" calcext:value-type="time">
            <text:p>01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892.73" calcext:value-type="float">
            <text:p>892.73</text:p>
          </table:table-cell>
          <table:table-cell office:value-type="float" office:value="1050.15" calcext:value-type="float">
            <text:p>1050.15</text:p>
          </table:table-cell>
        </table:table-row>
        <table:table-row table:style-name="ro1">
          <table:table-cell office:value-type="float" office:value="6447298" calcext:value-type="float">
            <text:p>6447298</text:p>
          </table:table-cell>
          <table:table-cell table:formula="of:=[.A405]/1000/(60*60*24)" office:value-type="time" office:time-value="PT01H47M27.298S" calcext:value-type="time">
            <text:p>01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894.95" calcext:value-type="float">
            <text:p>894.95</text:p>
          </table:table-cell>
          <table:table-cell office:value-type="float" office:value="1052.73" calcext:value-type="float">
            <text:p>1052.73</text:p>
          </table:table-cell>
        </table:table-row>
        <table:table-row table:style-name="ro1">
          <table:table-cell office:value-type="float" office:value="6463298" calcext:value-type="float">
            <text:p>6463298</text:p>
          </table:table-cell>
          <table:table-cell table:formula="of:=[.A406]/1000/(60*60*24)" office:value-type="time" office:time-value="PT01H47M43.298S" calcext:value-type="time">
            <text:p>01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897.17" calcext:value-type="float">
            <text:p>897.17</text:p>
          </table:table-cell>
          <table:table-cell office:value-type="float" office:value="1055.32" calcext:value-type="float">
            <text:p>1055.32</text:p>
          </table:table-cell>
        </table:table-row>
        <table:table-row table:style-name="ro1">
          <table:table-cell office:value-type="float" office:value="6479299" calcext:value-type="float">
            <text:p>6479299</text:p>
          </table:table-cell>
          <table:table-cell table:formula="of:=[.A407]/1000/(60*60*24)" office:value-type="time" office:time-value="PT01H47M59.299S" calcext:value-type="time">
            <text:p>01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99.39" calcext:value-type="float">
            <text:p>899.39</text:p>
          </table:table-cell>
          <table:table-cell office:value-type="float" office:value="1057.9" calcext:value-type="float">
            <text:p>1057.9</text:p>
          </table:table-cell>
        </table:table-row>
        <table:table-row table:style-name="ro1">
          <table:table-cell office:value-type="float" office:value="6495298" calcext:value-type="float">
            <text:p>6495298</text:p>
          </table:table-cell>
          <table:table-cell table:formula="of:=[.A408]/1000/(60*60*24)" office:value-type="time" office:time-value="PT01H48M15.298S" calcext:value-type="time">
            <text:p>01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901.61" calcext:value-type="float">
            <text:p>901.61</text:p>
          </table:table-cell>
          <table:table-cell office:value-type="float" office:value="1060.49" calcext:value-type="float">
            <text:p>1060.49</text:p>
          </table:table-cell>
        </table:table-row>
        <table:table-row table:style-name="ro1">
          <table:table-cell office:value-type="float" office:value="6511299" calcext:value-type="float">
            <text:p>6511299</text:p>
          </table:table-cell>
          <table:table-cell table:formula="of:=[.A409]/1000/(60*60*24)" office:value-type="time" office:time-value="PT01H48M31.299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03.83" calcext:value-type="float">
            <text:p>903.83</text:p>
          </table:table-cell>
          <table:table-cell office:value-type="float" office:value="1063.07" calcext:value-type="float">
            <text:p>1063.07</text:p>
          </table:table-cell>
        </table:table-row>
        <table:table-row table:style-name="ro1">
          <table:table-cell office:value-type="float" office:value="6527298" calcext:value-type="float">
            <text:p>6527298</text:p>
          </table:table-cell>
          <table:table-cell table:formula="of:=[.A410]/1000/(60*60*24)" office:value-type="time" office:time-value="PT01H48M47.298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06.05" calcext:value-type="float">
            <text:p>906.05</text:p>
          </table:table-cell>
          <table:table-cell office:value-type="float" office:value="1065.65" calcext:value-type="float">
            <text:p>1065.65</text:p>
          </table:table-cell>
        </table:table-row>
        <table:table-row table:style-name="ro1">
          <table:table-cell office:value-type="float" office:value="6543299" calcext:value-type="float">
            <text:p>6543299</text:p>
          </table:table-cell>
          <table:table-cell table:formula="of:=[.A411]/1000/(60*60*24)" office:value-type="time" office:time-value="PT01H49M03.299S" calcext:value-type="time">
            <text:p>01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08.27" calcext:value-type="float">
            <text:p>908.27</text:p>
          </table:table-cell>
          <table:table-cell office:value-type="float" office:value="1068.24" calcext:value-type="float">
            <text:p>1068.24</text:p>
          </table:table-cell>
        </table:table-row>
        <table:table-row table:style-name="ro1">
          <table:table-cell office:value-type="float" office:value="6559299" calcext:value-type="float">
            <text:p>6559299</text:p>
          </table:table-cell>
          <table:table-cell table:formula="of:=[.A412]/1000/(60*60*24)" office:value-type="time" office:time-value="PT01H49M19.299S" calcext:value-type="time">
            <text:p>01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910.49" calcext:value-type="float">
            <text:p>910.49</text:p>
          </table:table-cell>
          <table:table-cell office:value-type="float" office:value="1070.82" calcext:value-type="float">
            <text:p>1070.82</text:p>
          </table:table-cell>
        </table:table-row>
        <table:table-row table:style-name="ro1">
          <table:table-cell office:value-type="float" office:value="6575298" calcext:value-type="float">
            <text:p>6575298</text:p>
          </table:table-cell>
          <table:table-cell table:formula="of:=[.A413]/1000/(60*60*24)" office:value-type="time" office:time-value="PT01H49M35.298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12.7" calcext:value-type="float">
            <text:p>912.7</text:p>
          </table:table-cell>
          <table:table-cell office:value-type="float" office:value="1073.4" calcext:value-type="float">
            <text:p>1073.4</text:p>
          </table:table-cell>
        </table:table-row>
        <table:table-row table:style-name="ro1">
          <table:table-cell office:value-type="float" office:value="6591298" calcext:value-type="float">
            <text:p>6591298</text:p>
          </table:table-cell>
          <table:table-cell table:formula="of:=[.A414]/1000/(60*60*24)" office:value-type="time" office:time-value="PT01H49M51.298S" calcext:value-type="time">
            <text:p>01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914.92" calcext:value-type="float">
            <text:p>914.92</text:p>
          </table:table-cell>
          <table:table-cell office:value-type="float" office:value="1075.99" calcext:value-type="float">
            <text:p>1075.99</text:p>
          </table:table-cell>
        </table:table-row>
        <table:table-row table:style-name="ro1">
          <table:table-cell office:value-type="float" office:value="6607299" calcext:value-type="float">
            <text:p>6607299</text:p>
          </table:table-cell>
          <table:table-cell table:formula="of:=[.A415]/1000/(60*60*24)" office:value-type="time" office:time-value="PT01H50M07.299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17.14" calcext:value-type="float">
            <text:p>917.14</text:p>
          </table:table-cell>
          <table:table-cell office:value-type="float" office:value="1078.57" calcext:value-type="float">
            <text:p>1078.57</text:p>
          </table:table-cell>
        </table:table-row>
        <table:table-row table:style-name="ro1">
          <table:table-cell office:value-type="float" office:value="6623298" calcext:value-type="float">
            <text:p>6623298</text:p>
          </table:table-cell>
          <table:table-cell table:formula="of:=[.A416]/1000/(60*60*24)" office:value-type="time" office:time-value="PT01H50M23.298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919.36" calcext:value-type="float">
            <text:p>919.36</text:p>
          </table:table-cell>
          <table:table-cell office:value-type="float" office:value="1081.16" calcext:value-type="float">
            <text:p>1081.16</text:p>
          </table:table-cell>
        </table:table-row>
        <table:table-row table:style-name="ro1">
          <table:table-cell office:value-type="float" office:value="6639298" calcext:value-type="float">
            <text:p>6639298</text:p>
          </table:table-cell>
          <table:table-cell table:formula="of:=[.A417]/1000/(60*60*24)" office:value-type="time" office:time-value="PT01H50M39.298S" calcext:value-type="time">
            <text:p>01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921.58" calcext:value-type="float">
            <text:p>921.58</text:p>
          </table:table-cell>
          <table:table-cell office:value-type="float" office:value="1083.74" calcext:value-type="float">
            <text:p>1083.74</text:p>
          </table:table-cell>
        </table:table-row>
        <table:table-row table:style-name="ro1">
          <table:table-cell office:value-type="float" office:value="6655298" calcext:value-type="float">
            <text:p>6655298</text:p>
          </table:table-cell>
          <table:table-cell table:formula="of:=[.A418]/1000/(60*60*24)" office:value-type="time" office:time-value="PT01H50M55.298S" calcext:value-type="time">
            <text:p>01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23.8" calcext:value-type="float">
            <text:p>923.8</text:p>
          </table:table-cell>
          <table:table-cell office:value-type="float" office:value="1086.32" calcext:value-type="float">
            <text:p>1086.32</text:p>
          </table:table-cell>
        </table:table-row>
        <table:table-row table:style-name="ro1">
          <table:table-cell office:value-type="float" office:value="6671298" calcext:value-type="float">
            <text:p>6671298</text:p>
          </table:table-cell>
          <table:table-cell table:formula="of:=[.A419]/1000/(60*60*24)" office:value-type="time" office:time-value="PT01H51M11.298S" calcext:value-type="time">
            <text:p>01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926.02" calcext:value-type="float">
            <text:p>926.02</text:p>
          </table:table-cell>
          <table:table-cell office:value-type="float" office:value="1088.91" calcext:value-type="float">
            <text:p>1088.91</text:p>
          </table:table-cell>
        </table:table-row>
        <table:table-row table:style-name="ro1">
          <table:table-cell office:value-type="float" office:value="6687298" calcext:value-type="float">
            <text:p>6687298</text:p>
          </table:table-cell>
          <table:table-cell table:formula="of:=[.A420]/1000/(60*60*24)" office:value-type="time" office:time-value="PT01H51M27.298S" calcext:value-type="time">
            <text:p>01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928.24" calcext:value-type="float">
            <text:p>928.24</text:p>
          </table:table-cell>
          <table:table-cell office:value-type="float" office:value="1091.49" calcext:value-type="float">
            <text:p>1091.49</text:p>
          </table:table-cell>
        </table:table-row>
        <table:table-row table:style-name="ro1">
          <table:table-cell office:value-type="float" office:value="6703298" calcext:value-type="float">
            <text:p>6703298</text:p>
          </table:table-cell>
          <table:table-cell table:formula="of:=[.A421]/1000/(60*60*24)" office:value-type="time" office:time-value="PT01H51M43.298S" calcext:value-type="time">
            <text:p>01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6" calcext:value-type="float">
            <text:p>580.06</text:p>
          </table:table-cell>
          <table:table-cell office:value-type="float" office:value="930.46" calcext:value-type="float">
            <text:p>930.46</text:p>
          </table:table-cell>
          <table:table-cell office:value-type="float" office:value="1094.07" calcext:value-type="float">
            <text:p>1094.07</text:p>
          </table:table-cell>
        </table:table-row>
        <table:table-row table:style-name="ro1">
          <table:table-cell office:value-type="float" office:value="6719298" calcext:value-type="float">
            <text:p>6719298</text:p>
          </table:table-cell>
          <table:table-cell table:formula="of:=[.A422]/1000/(60*60*24)" office:value-type="time" office:time-value="PT01H51M59.298S" calcext:value-type="time">
            <text:p>01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32.68" calcext:value-type="float">
            <text:p>932.68</text:p>
          </table:table-cell>
          <table:table-cell office:value-type="float" office:value="1096.65" calcext:value-type="float">
            <text:p>1096.65</text:p>
          </table:table-cell>
        </table:table-row>
        <table:table-row table:style-name="ro1">
          <table:table-cell office:value-type="float" office:value="6735299" calcext:value-type="float">
            <text:p>6735299</text:p>
          </table:table-cell>
          <table:table-cell table:formula="of:=[.A423]/1000/(60*60*24)" office:value-type="time" office:time-value="PT01H52M15.299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34.9" calcext:value-type="float">
            <text:p>934.9</text:p>
          </table:table-cell>
          <table:table-cell office:value-type="float" office:value="1099.23" calcext:value-type="float">
            <text:p>1099.23</text:p>
          </table:table-cell>
        </table:table-row>
        <table:table-row table:style-name="ro1">
          <table:table-cell office:value-type="float" office:value="6751298" calcext:value-type="float">
            <text:p>6751298</text:p>
          </table:table-cell>
          <table:table-cell table:formula="of:=[.A424]/1000/(60*60*24)" office:value-type="time" office:time-value="PT01H52M31.298S" calcext:value-type="time">
            <text:p>01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37.12" calcext:value-type="float">
            <text:p>937.12</text:p>
          </table:table-cell>
          <table:table-cell office:value-type="float" office:value="1101.82" calcext:value-type="float">
            <text:p>1101.82</text:p>
          </table:table-cell>
        </table:table-row>
        <table:table-row table:style-name="ro1">
          <table:table-cell office:value-type="float" office:value="6767298" calcext:value-type="float">
            <text:p>6767298</text:p>
          </table:table-cell>
          <table:table-cell table:formula="of:=[.A425]/1000/(60*60*24)" office:value-type="time" office:time-value="PT01H52M47.298S" calcext:value-type="time">
            <text:p>01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39.34" calcext:value-type="float">
            <text:p>939.34</text:p>
          </table:table-cell>
          <table:table-cell office:value-type="float" office:value="1104.4" calcext:value-type="float">
            <text:p>1104.4</text:p>
          </table:table-cell>
        </table:table-row>
        <table:table-row table:style-name="ro1">
          <table:table-cell office:value-type="float" office:value="6783298" calcext:value-type="float">
            <text:p>6783298</text:p>
          </table:table-cell>
          <table:table-cell table:formula="of:=[.A426]/1000/(60*60*24)" office:value-type="time" office:time-value="PT01H53M03.298S" calcext:value-type="time">
            <text:p>01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41.56" calcext:value-type="float">
            <text:p>941.56</text:p>
          </table:table-cell>
          <table:table-cell office:value-type="float" office:value="1106.98" calcext:value-type="float">
            <text:p>1106.98</text:p>
          </table:table-cell>
        </table:table-row>
        <table:table-row table:style-name="ro1">
          <table:table-cell office:value-type="float" office:value="6799298" calcext:value-type="float">
            <text:p>6799298</text:p>
          </table:table-cell>
          <table:table-cell table:formula="of:=[.A427]/1000/(60*60*24)" office:value-type="time" office:time-value="PT01H53M19.298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43.78" calcext:value-type="float">
            <text:p>943.78</text:p>
          </table:table-cell>
          <table:table-cell office:value-type="float" office:value="1109.57" calcext:value-type="float">
            <text:p>1109.57</text:p>
          </table:table-cell>
        </table:table-row>
        <table:table-row table:style-name="ro1">
          <table:table-cell office:value-type="float" office:value="6815298" calcext:value-type="float">
            <text:p>6815298</text:p>
          </table:table-cell>
          <table:table-cell table:formula="of:=[.A428]/1000/(60*60*24)" office:value-type="time" office:time-value="PT01H53M35.298S" calcext:value-type="time">
            <text:p>01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945.99" calcext:value-type="float">
            <text:p>945.99</text:p>
          </table:table-cell>
          <table:table-cell office:value-type="float" office:value="1112.15" calcext:value-type="float">
            <text:p>1112.15</text:p>
          </table:table-cell>
        </table:table-row>
        <table:table-row table:style-name="ro1">
          <table:table-cell office:value-type="float" office:value="6831299" calcext:value-type="float">
            <text:p>6831299</text:p>
          </table:table-cell>
          <table:table-cell table:formula="of:=[.A429]/1000/(60*60*24)" office:value-type="time" office:time-value="PT01H53M51.299S" calcext:value-type="time">
            <text:p>01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948.21" calcext:value-type="float">
            <text:p>948.21</text:p>
          </table:table-cell>
          <table:table-cell office:value-type="float" office:value="1114.73" calcext:value-type="float">
            <text:p>1114.73</text:p>
          </table:table-cell>
        </table:table-row>
        <table:table-row table:style-name="ro1">
          <table:table-cell office:value-type="float" office:value="6847298" calcext:value-type="float">
            <text:p>6847298</text:p>
          </table:table-cell>
          <table:table-cell table:formula="of:=[.A430]/1000/(60*60*24)" office:value-type="time" office:time-value="PT01H54M07.298S" calcext:value-type="time">
            <text:p>01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950.43" calcext:value-type="float">
            <text:p>950.43</text:p>
          </table:table-cell>
          <table:table-cell office:value-type="float" office:value="1117.31" calcext:value-type="float">
            <text:p>1117.31</text:p>
          </table:table-cell>
        </table:table-row>
        <table:table-row table:style-name="ro1">
          <table:table-cell office:value-type="float" office:value="6863298" calcext:value-type="float">
            <text:p>6863298</text:p>
          </table:table-cell>
          <table:table-cell table:formula="of:=[.A431]/1000/(60*60*24)" office:value-type="time" office:time-value="PT01H54M23.298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952.66" calcext:value-type="float">
            <text:p>952.66</text:p>
          </table:table-cell>
          <table:table-cell office:value-type="float" office:value="1119.9" calcext:value-type="float">
            <text:p>1119.9</text:p>
          </table:table-cell>
        </table:table-row>
        <table:table-row table:style-name="ro1">
          <table:table-cell office:value-type="float" office:value="6879299" calcext:value-type="float">
            <text:p>6879299</text:p>
          </table:table-cell>
          <table:table-cell table:formula="of:=[.A432]/1000/(60*60*24)" office:value-type="time" office:time-value="PT01H54M39.299S" calcext:value-type="time">
            <text:p>01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954.89" calcext:value-type="float">
            <text:p>954.89</text:p>
          </table:table-cell>
          <table:table-cell office:value-type="float" office:value="1122.49" calcext:value-type="float">
            <text:p>1122.49</text:p>
          </table:table-cell>
        </table:table-row>
        <table:table-row table:style-name="ro1">
          <table:table-cell office:value-type="float" office:value="6895298" calcext:value-type="float">
            <text:p>6895298</text:p>
          </table:table-cell>
          <table:table-cell table:formula="of:=[.A433]/1000/(60*60*24)" office:value-type="time" office:time-value="PT01H54M55.298S" calcext:value-type="time">
            <text:p>01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57.11" calcext:value-type="float">
            <text:p>957.11</text:p>
          </table:table-cell>
          <table:table-cell office:value-type="float" office:value="1125.08" calcext:value-type="float">
            <text:p>1125.08</text:p>
          </table:table-cell>
        </table:table-row>
        <table:table-row table:style-name="ro1">
          <table:table-cell office:value-type="float" office:value="6911298" calcext:value-type="float">
            <text:p>6911298</text:p>
          </table:table-cell>
          <table:table-cell table:formula="of:=[.A434]/1000/(60*60*24)" office:value-type="time" office:time-value="PT01H55M11.298S" calcext:value-type="time">
            <text:p>01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59.33" calcext:value-type="float">
            <text:p>959.33</text:p>
          </table:table-cell>
          <table:table-cell office:value-type="float" office:value="1127.66" calcext:value-type="float">
            <text:p>1127.66</text:p>
          </table:table-cell>
        </table:table-row>
        <table:table-row table:style-name="ro1">
          <table:table-cell office:value-type="float" office:value="6927299" calcext:value-type="float">
            <text:p>6927299</text:p>
          </table:table-cell>
          <table:table-cell table:formula="of:=[.A435]/1000/(60*60*24)" office:value-type="time" office:time-value="PT01H55M27.299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61.55" calcext:value-type="float">
            <text:p>961.55</text:p>
          </table:table-cell>
          <table:table-cell office:value-type="float" office:value="1130.25" calcext:value-type="float">
            <text:p>1130.25</text:p>
          </table:table-cell>
        </table:table-row>
        <table:table-row table:style-name="ro1">
          <table:table-cell office:value-type="float" office:value="6943298" calcext:value-type="float">
            <text:p>6943298</text:p>
          </table:table-cell>
          <table:table-cell table:formula="of:=[.A436]/1000/(60*60*24)" office:value-type="time" office:time-value="PT01H55M43.298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63.77" calcext:value-type="float">
            <text:p>963.77</text:p>
          </table:table-cell>
          <table:table-cell office:value-type="float" office:value="1132.83" calcext:value-type="float">
            <text:p>1132.83</text:p>
          </table:table-cell>
        </table:table-row>
        <table:table-row table:style-name="ro1">
          <table:table-cell office:value-type="float" office:value="6959298" calcext:value-type="float">
            <text:p>6959298</text:p>
          </table:table-cell>
          <table:table-cell table:formula="of:=[.A437]/1000/(60*60*24)" office:value-type="time" office:time-value="PT01H55M59.298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65.99" calcext:value-type="float">
            <text:p>965.99</text:p>
          </table:table-cell>
          <table:table-cell office:value-type="float" office:value="1135.41" calcext:value-type="float">
            <text:p>1135.41</text:p>
          </table:table-cell>
        </table:table-row>
        <table:table-row table:style-name="ro1">
          <table:table-cell office:value-type="float" office:value="6975299" calcext:value-type="float">
            <text:p>6975299</text:p>
          </table:table-cell>
          <table:table-cell table:formula="of:=[.A438]/1000/(60*60*24)" office:value-type="time" office:time-value="PT01H56M15.299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68.21" calcext:value-type="float">
            <text:p>968.21</text:p>
          </table:table-cell>
          <table:table-cell office:value-type="float" office:value="1137.99" calcext:value-type="float">
            <text:p>1137.99</text:p>
          </table:table-cell>
        </table:table-row>
        <table:table-row table:style-name="ro1">
          <table:table-cell office:value-type="float" office:value="6991299" calcext:value-type="float">
            <text:p>6991299</text:p>
          </table:table-cell>
          <table:table-cell table:formula="of:=[.A439]/1000/(60*60*24)" office:value-type="time" office:time-value="PT01H56M31.299S" calcext:value-type="time">
            <text:p>01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70.43" calcext:value-type="float">
            <text:p>970.43</text:p>
          </table:table-cell>
          <table:table-cell office:value-type="float" office:value="1140.57" calcext:value-type="float">
            <text:p>1140.57</text:p>
          </table:table-cell>
        </table:table-row>
        <table:table-row table:style-name="ro1">
          <table:table-cell office:value-type="float" office:value="7007298" calcext:value-type="float">
            <text:p>7007298</text:p>
          </table:table-cell>
          <table:table-cell table:formula="of:=[.A440]/1000/(60*60*24)" office:value-type="time" office:time-value="PT01H56M47.298S" calcext:value-type="time">
            <text:p>01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72.65" calcext:value-type="float">
            <text:p>972.65</text:p>
          </table:table-cell>
          <table:table-cell office:value-type="float" office:value="1143.15" calcext:value-type="float">
            <text:p>1143.15</text:p>
          </table:table-cell>
        </table:table-row>
        <table:table-row table:style-name="ro1">
          <table:table-cell office:value-type="float" office:value="7023298" calcext:value-type="float">
            <text:p>7023298</text:p>
          </table:table-cell>
          <table:table-cell table:formula="of:=[.A441]/1000/(60*60*24)" office:value-type="time" office:time-value="PT01H57M03.298S" calcext:value-type="time">
            <text:p>01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974.87" calcext:value-type="float">
            <text:p>974.87</text:p>
          </table:table-cell>
          <table:table-cell office:value-type="float" office:value="1145.73" calcext:value-type="float">
            <text:p>1145.73</text:p>
          </table:table-cell>
        </table:table-row>
        <table:table-row table:style-name="ro1">
          <table:table-cell office:value-type="float" office:value="7039298" calcext:value-type="float">
            <text:p>7039298</text:p>
          </table:table-cell>
          <table:table-cell table:formula="of:=[.A442]/1000/(60*60*24)" office:value-type="time" office:time-value="PT01H57M19.298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77.08" calcext:value-type="float">
            <text:p>977.08</text:p>
          </table:table-cell>
          <table:table-cell office:value-type="float" office:value="1148.32" calcext:value-type="float">
            <text:p>1148.32</text:p>
          </table:table-cell>
        </table:table-row>
        <table:table-row table:style-name="ro1">
          <table:table-cell office:value-type="float" office:value="7055298" calcext:value-type="float">
            <text:p>7055298</text:p>
          </table:table-cell>
          <table:table-cell table:formula="of:=[.A443]/1000/(60*60*24)" office:value-type="time" office:time-value="PT01H57M35.298S" calcext:value-type="time">
            <text:p>01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79.3" calcext:value-type="float">
            <text:p>979.3</text:p>
          </table:table-cell>
          <table:table-cell office:value-type="float" office:value="1150.9" calcext:value-type="float">
            <text:p>1150.9</text:p>
          </table:table-cell>
        </table:table-row>
        <table:table-row table:style-name="ro1">
          <table:table-cell office:value-type="float" office:value="7071299" calcext:value-type="float">
            <text:p>7071299</text:p>
          </table:table-cell>
          <table:table-cell table:formula="of:=[.A444]/1000/(60*60*24)" office:value-type="time" office:time-value="PT01H57M51.299S" calcext:value-type="time">
            <text:p>01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981.52" calcext:value-type="float">
            <text:p>981.52</text:p>
          </table:table-cell>
          <table:table-cell office:value-type="float" office:value="1153.48" calcext:value-type="float">
            <text:p>1153.48</text:p>
          </table:table-cell>
        </table:table-row>
        <table:table-row table:style-name="ro1">
          <table:table-cell office:value-type="float" office:value="7087298" calcext:value-type="float">
            <text:p>7087298</text:p>
          </table:table-cell>
          <table:table-cell table:formula="of:=[.A445]/1000/(60*60*24)" office:value-type="time" office:time-value="PT01H58M07.298S" calcext:value-type="time">
            <text:p>01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18" calcext:value-type="float">
            <text:p>582.18</text:p>
          </table:table-cell>
          <table:table-cell office:value-type="float" office:value="983.74" calcext:value-type="float">
            <text:p>983.74</text:p>
          </table:table-cell>
          <table:table-cell office:value-type="float" office:value="1156.06" calcext:value-type="float">
            <text:p>1156.06</text:p>
          </table:table-cell>
        </table:table-row>
        <table:table-row table:style-name="ro1">
          <table:table-cell office:value-type="float" office:value="7103298" calcext:value-type="float">
            <text:p>7103298</text:p>
          </table:table-cell>
          <table:table-cell table:formula="of:=[.A446]/1000/(60*60*24)" office:value-type="time" office:time-value="PT01H58M23.298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985.97" calcext:value-type="float">
            <text:p>985.97</text:p>
          </table:table-cell>
          <table:table-cell office:value-type="float" office:value="1158.65" calcext:value-type="float">
            <text:p>1158.65</text:p>
          </table:table-cell>
        </table:table-row>
        <table:table-row table:style-name="ro1">
          <table:table-cell office:value-type="float" office:value="7119298" calcext:value-type="float">
            <text:p>7119298</text:p>
          </table:table-cell>
          <table:table-cell table:formula="of:=[.A447]/1000/(60*60*24)" office:value-type="time" office:time-value="PT01H58M39.298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988.2" calcext:value-type="float">
            <text:p>988.2</text:p>
          </table:table-cell>
          <table:table-cell office:value-type="float" office:value="1161.24" calcext:value-type="float">
            <text:p>1161.24</text:p>
          </table:table-cell>
        </table:table-row>
        <table:table-row table:style-name="ro1">
          <table:table-cell office:value-type="float" office:value="7135298" calcext:value-type="float">
            <text:p>7135298</text:p>
          </table:table-cell>
          <table:table-cell table:formula="of:=[.A448]/1000/(60*60*24)" office:value-type="time" office:time-value="PT01H58M55.298S" calcext:value-type="time">
            <text:p>01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990.42" calcext:value-type="float">
            <text:p>990.42</text:p>
          </table:table-cell>
          <table:table-cell office:value-type="float" office:value="1163.83" calcext:value-type="float">
            <text:p>1163.83</text:p>
          </table:table-cell>
        </table:table-row>
        <table:table-row table:style-name="ro1">
          <table:table-cell office:value-type="float" office:value="7151299" calcext:value-type="float">
            <text:p>7151299</text:p>
          </table:table-cell>
          <table:table-cell table:formula="of:=[.A449]/1000/(60*60*24)" office:value-type="time" office:time-value="PT01H59M11.299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92.65" calcext:value-type="float">
            <text:p>992.65</text:p>
          </table:table-cell>
          <table:table-cell office:value-type="float" office:value="1166.41" calcext:value-type="float">
            <text:p>1166.41</text:p>
          </table:table-cell>
        </table:table-row>
        <table:table-row table:style-name="ro1">
          <table:table-cell office:value-type="float" office:value="7167299" calcext:value-type="float">
            <text:p>7167299</text:p>
          </table:table-cell>
          <table:table-cell table:formula="of:=[.A450]/1000/(60*60*24)" office:value-type="time" office:time-value="PT01H59M27.299S" calcext:value-type="time">
            <text:p>01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994.86" calcext:value-type="float">
            <text:p>994.86</text:p>
          </table:table-cell>
          <table:table-cell office:value-type="float" office:value="1168.99" calcext:value-type="float">
            <text:p>1168.99</text:p>
          </table:table-cell>
        </table:table-row>
        <table:table-row table:style-name="ro1">
          <table:table-cell office:value-type="float" office:value="7183298" calcext:value-type="float">
            <text:p>7183298</text:p>
          </table:table-cell>
          <table:table-cell table:formula="of:=[.A451]/1000/(60*60*24)" office:value-type="time" office:time-value="PT01H59M43.298S" calcext:value-type="time">
            <text:p>01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997.08" calcext:value-type="float">
            <text:p>997.08</text:p>
          </table:table-cell>
          <table:table-cell office:value-type="float" office:value="1171.58" calcext:value-type="float">
            <text:p>1171.58</text:p>
          </table:table-cell>
        </table:table-row>
        <table:table-row table:style-name="ro1">
          <table:table-cell office:value-type="float" office:value="7199298" calcext:value-type="float">
            <text:p>7199298</text:p>
          </table:table-cell>
          <table:table-cell table:formula="of:=[.A452]/1000/(60*60*24)" office:value-type="time" office:time-value="PT01H59M59.298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999.3" calcext:value-type="float">
            <text:p>999.3</text:p>
          </table:table-cell>
          <table:table-cell office:value-type="float" office:value="1174.16" calcext:value-type="float">
            <text:p>1174.16</text:p>
          </table:table-cell>
        </table:table-row>
        <table:table-row table:style-name="ro1">
          <table:table-cell office:value-type="float" office:value="7215298" calcext:value-type="float">
            <text:p>7215298</text:p>
          </table:table-cell>
          <table:table-cell table:formula="of:=[.A453]/1000/(60*60*24)" office:value-type="time" office:time-value="PT02H00M15.298S" calcext:value-type="time">
            <text:p>02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01.52" calcext:value-type="float">
            <text:p>1001.52</text:p>
          </table:table-cell>
          <table:table-cell office:value-type="float" office:value="1176.74" calcext:value-type="float">
            <text:p>1176.74</text:p>
          </table:table-cell>
        </table:table-row>
        <table:table-row table:style-name="ro1">
          <table:table-cell office:value-type="float" office:value="7231298" calcext:value-type="float">
            <text:p>7231298</text:p>
          </table:table-cell>
          <table:table-cell table:formula="of:=[.A454]/1000/(60*60*24)" office:value-type="time" office:time-value="PT02H00M31.298S" calcext:value-type="time">
            <text:p>02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03.74" calcext:value-type="float">
            <text:p>1003.74</text:p>
          </table:table-cell>
          <table:table-cell office:value-type="float" office:value="1179.32" calcext:value-type="float">
            <text:p>1179.32</text:p>
          </table:table-cell>
        </table:table-row>
        <table:table-row table:style-name="ro1">
          <table:table-cell office:value-type="float" office:value="7247298" calcext:value-type="float">
            <text:p>7247298</text:p>
          </table:table-cell>
          <table:table-cell table:formula="of:=[.A455]/1000/(60*60*24)" office:value-type="time" office:time-value="PT02H00M47.298S" calcext:value-type="time">
            <text:p>02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005.96" calcext:value-type="float">
            <text:p>1005.96</text:p>
          </table:table-cell>
          <table:table-cell office:value-type="float" office:value="1181.9" calcext:value-type="float">
            <text:p>1181.9</text:p>
          </table:table-cell>
        </table:table-row>
        <table:table-row table:style-name="ro1">
          <table:table-cell office:value-type="float" office:value="7263298" calcext:value-type="float">
            <text:p>7263298</text:p>
          </table:table-cell>
          <table:table-cell table:formula="of:=[.A456]/1000/(60*60*24)" office:value-type="time" office:time-value="PT02H01M03.298S" calcext:value-type="time">
            <text:p>02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008.19" calcext:value-type="float">
            <text:p>1008.19</text:p>
          </table:table-cell>
          <table:table-cell office:value-type="float" office:value="1184.49" calcext:value-type="float">
            <text:p>1184.49</text:p>
          </table:table-cell>
        </table:table-row>
        <table:table-row table:style-name="ro1">
          <table:table-cell office:value-type="float" office:value="7279298" calcext:value-type="float">
            <text:p>7279298</text:p>
          </table:table-cell>
          <table:table-cell table:formula="of:=[.A457]/1000/(60*60*24)" office:value-type="time" office:time-value="PT02H01M19.298S" calcext:value-type="time">
            <text:p>02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10.41" calcext:value-type="float">
            <text:p>1010.41</text:p>
          </table:table-cell>
          <table:table-cell office:value-type="float" office:value="1187.08" calcext:value-type="float">
            <text:p>1187.08</text:p>
          </table:table-cell>
        </table:table-row>
        <table:table-row table:style-name="ro1">
          <table:table-cell office:value-type="float" office:value="7295299" calcext:value-type="float">
            <text:p>7295299</text:p>
          </table:table-cell>
          <table:table-cell table:formula="of:=[.A458]/1000/(60*60*24)" office:value-type="time" office:time-value="PT02H01M35.299S" calcext:value-type="time">
            <text:p>02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012.63" calcext:value-type="float">
            <text:p>1012.63</text:p>
          </table:table-cell>
          <table:table-cell office:value-type="float" office:value="1189.66" calcext:value-type="float">
            <text:p>1189.66</text:p>
          </table:table-cell>
        </table:table-row>
        <table:table-row table:style-name="ro1">
          <table:table-cell office:value-type="float" office:value="7311299" calcext:value-type="float">
            <text:p>7311299</text:p>
          </table:table-cell>
          <table:table-cell table:formula="of:=[.A459]/1000/(60*60*24)" office:value-type="time" office:time-value="PT02H01M51.299S" calcext:value-type="time">
            <text:p>02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14.85" calcext:value-type="float">
            <text:p>1014.85</text:p>
          </table:table-cell>
          <table:table-cell office:value-type="float" office:value="1192.24" calcext:value-type="float">
            <text:p>1192.24</text:p>
          </table:table-cell>
        </table:table-row>
        <table:table-row table:style-name="ro1">
          <table:table-cell office:value-type="float" office:value="7327298" calcext:value-type="float">
            <text:p>7327298</text:p>
          </table:table-cell>
          <table:table-cell table:formula="of:=[.A460]/1000/(60*60*24)" office:value-type="time" office:time-value="PT02H02M07.298S" calcext:value-type="time">
            <text:p>02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6" calcext:value-type="float">
            <text:p>579.96</text:p>
          </table:table-cell>
          <table:table-cell office:value-type="float" office:value="1017.07" calcext:value-type="float">
            <text:p>1017.07</text:p>
          </table:table-cell>
          <table:table-cell office:value-type="float" office:value="1194.82" calcext:value-type="float">
            <text:p>1194.82</text:p>
          </table:table-cell>
        </table:table-row>
        <table:table-row table:style-name="ro1">
          <table:table-cell office:value-type="float" office:value="7343298" calcext:value-type="float">
            <text:p>7343298</text:p>
          </table:table-cell>
          <table:table-cell table:formula="of:=[.A461]/1000/(60*60*24)" office:value-type="time" office:time-value="PT02H02M23.298S" calcext:value-type="time">
            <text:p>02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019.29" calcext:value-type="float">
            <text:p>1019.29</text:p>
          </table:table-cell>
          <table:table-cell office:value-type="float" office:value="1197.4" calcext:value-type="float">
            <text:p>1197.4</text:p>
          </table:table-cell>
        </table:table-row>
        <table:table-row table:style-name="ro1">
          <table:table-cell office:value-type="float" office:value="7359298" calcext:value-type="float">
            <text:p>7359298</text:p>
          </table:table-cell>
          <table:table-cell table:formula="of:=[.A462]/1000/(60*60*24)" office:value-type="time" office:time-value="PT02H02M39.298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21.51" calcext:value-type="float">
            <text:p>1021.51</text:p>
          </table:table-cell>
          <table:table-cell office:value-type="float" office:value="1199.98" calcext:value-type="float">
            <text:p>1199.98</text:p>
          </table:table-cell>
        </table:table-row>
        <table:table-row table:style-name="ro1">
          <table:table-cell office:value-type="float" office:value="7375298" calcext:value-type="float">
            <text:p>7375298</text:p>
          </table:table-cell>
          <table:table-cell table:formula="of:=[.A463]/1000/(60*60*24)" office:value-type="time" office:time-value="PT02H02M55.298S" calcext:value-type="time">
            <text:p>02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23.73" calcext:value-type="float">
            <text:p>1023.73</text:p>
          </table:table-cell>
          <table:table-cell office:value-type="float" office:value="1202.56" calcext:value-type="float">
            <text:p>1202.56</text:p>
          </table:table-cell>
        </table:table-row>
        <table:table-row table:style-name="ro1">
          <table:table-cell office:value-type="float" office:value="7391298" calcext:value-type="float">
            <text:p>7391298</text:p>
          </table:table-cell>
          <table:table-cell table:formula="of:=[.A464]/1000/(60*60*24)" office:value-type="time" office:time-value="PT02H03M11.298S" calcext:value-type="time">
            <text:p>02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5" calcext:value-type="float">
            <text:p>580.15</text:p>
          </table:table-cell>
          <table:table-cell office:value-type="float" office:value="1025.95" calcext:value-type="float">
            <text:p>1025.95</text:p>
          </table:table-cell>
          <table:table-cell office:value-type="float" office:value="1205.14" calcext:value-type="float">
            <text:p>1205.14</text:p>
          </table:table-cell>
        </table:table-row>
        <table:table-row table:style-name="ro1">
          <table:table-cell office:value-type="float" office:value="7407298" calcext:value-type="float">
            <text:p>7407298</text:p>
          </table:table-cell>
          <table:table-cell table:formula="of:=[.A465]/1000/(60*60*24)" office:value-type="time" office:time-value="PT02H03M27.298S" calcext:value-type="time">
            <text:p>02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28.17" calcext:value-type="float">
            <text:p>1028.17</text:p>
          </table:table-cell>
          <table:table-cell office:value-type="float" office:value="1207.71" calcext:value-type="float">
            <text:p>1207.71</text:p>
          </table:table-cell>
        </table:table-row>
        <table:table-row table:style-name="ro1">
          <table:table-cell office:value-type="float" office:value="7423298" calcext:value-type="float">
            <text:p>7423298</text:p>
          </table:table-cell>
          <table:table-cell table:formula="of:=[.A466]/1000/(60*60*24)" office:value-type="time" office:time-value="PT02H03M43.298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30.38" calcext:value-type="float">
            <text:p>1030.38</text:p>
          </table:table-cell>
          <table:table-cell office:value-type="float" office:value="1210.3" calcext:value-type="float">
            <text:p>1210.3</text:p>
          </table:table-cell>
        </table:table-row>
        <table:table-row table:style-name="ro1">
          <table:table-cell office:value-type="float" office:value="7439299" calcext:value-type="float">
            <text:p>7439299</text:p>
          </table:table-cell>
          <table:table-cell table:formula="of:=[.A467]/1000/(60*60*24)" office:value-type="time" office:time-value="PT02H03M59.299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32.6" calcext:value-type="float">
            <text:p>1032.6</text:p>
          </table:table-cell>
          <table:table-cell office:value-type="float" office:value="1212.87" calcext:value-type="float">
            <text:p>1212.87</text:p>
          </table:table-cell>
        </table:table-row>
        <table:table-row table:style-name="ro1">
          <table:table-cell office:value-type="float" office:value="7455298" calcext:value-type="float">
            <text:p>7455298</text:p>
          </table:table-cell>
          <table:table-cell table:formula="of:=[.A468]/1000/(60*60*24)" office:value-type="time" office:time-value="PT02H04M15.298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1034.82" calcext:value-type="float">
            <text:p>1034.82</text:p>
          </table:table-cell>
          <table:table-cell office:value-type="float" office:value="1215.46" calcext:value-type="float">
            <text:p>1215.46</text:p>
          </table:table-cell>
        </table:table-row>
        <table:table-row table:style-name="ro1">
          <table:table-cell office:value-type="float" office:value="7471298" calcext:value-type="float">
            <text:p>7471298</text:p>
          </table:table-cell>
          <table:table-cell table:formula="of:=[.A469]/1000/(60*60*24)" office:value-type="time" office:time-value="PT02H04M31.298S" calcext:value-type="time">
            <text:p>02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2.35" calcext:value-type="float">
            <text:p>582.35</text:p>
          </table:table-cell>
          <table:table-cell office:value-type="float" office:value="1037.05" calcext:value-type="float">
            <text:p>1037.05</text:p>
          </table:table-cell>
          <table:table-cell office:value-type="float" office:value="1218.04" calcext:value-type="float">
            <text:p>1218.04</text:p>
          </table:table-cell>
        </table:table-row>
        <table:table-row table:style-name="ro1">
          <table:table-cell office:value-type="float" office:value="7487298" calcext:value-type="float">
            <text:p>7487298</text:p>
          </table:table-cell>
          <table:table-cell table:formula="of:=[.A470]/1000/(60*60*24)" office:value-type="time" office:time-value="PT02H04M47.298S" calcext:value-type="time">
            <text:p>02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039.27" calcext:value-type="float">
            <text:p>1039.27</text:p>
          </table:table-cell>
          <table:table-cell office:value-type="float" office:value="1220.63" calcext:value-type="float">
            <text:p>1220.63</text:p>
          </table:table-cell>
        </table:table-row>
        <table:table-row table:style-name="ro1">
          <table:table-cell office:value-type="float" office:value="7503298" calcext:value-type="float">
            <text:p>7503298</text:p>
          </table:table-cell>
          <table:table-cell table:formula="of:=[.A471]/1000/(60*60*24)" office:value-type="time" office:time-value="PT02H05M03.298S" calcext:value-type="time">
            <text:p>02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41.49" calcext:value-type="float">
            <text:p>1041.49</text:p>
          </table:table-cell>
          <table:table-cell office:value-type="float" office:value="1223.2" calcext:value-type="float">
            <text:p>1223.2</text:p>
          </table:table-cell>
        </table:table-row>
        <table:table-row table:style-name="ro1">
          <table:table-cell office:value-type="float" office:value="7519298" calcext:value-type="float">
            <text:p>7519298</text:p>
          </table:table-cell>
          <table:table-cell table:formula="of:=[.A472]/1000/(60*60*24)" office:value-type="time" office:time-value="PT02H05M19.298S" calcext:value-type="time">
            <text:p>02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43.71" calcext:value-type="float">
            <text:p>1043.71</text:p>
          </table:table-cell>
          <table:table-cell office:value-type="float" office:value="1225.78" calcext:value-type="float">
            <text:p>1225.78</text:p>
          </table:table-cell>
        </table:table-row>
        <table:table-row table:style-name="ro1">
          <table:table-cell office:value-type="float" office:value="7535298" calcext:value-type="float">
            <text:p>7535298</text:p>
          </table:table-cell>
          <table:table-cell table:formula="of:=[.A473]/1000/(60*60*24)" office:value-type="time" office:time-value="PT02H05M35.298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45.93" calcext:value-type="float">
            <text:p>1045.93</text:p>
          </table:table-cell>
          <table:table-cell office:value-type="float" office:value="1228.37" calcext:value-type="float">
            <text:p>1228.37</text:p>
          </table:table-cell>
        </table:table-row>
        <table:table-row table:style-name="ro1">
          <table:table-cell office:value-type="float" office:value="7551298" calcext:value-type="float">
            <text:p>7551298</text:p>
          </table:table-cell>
          <table:table-cell table:formula="of:=[.A474]/1000/(60*60*24)" office:value-type="time" office:time-value="PT02H05M51.298S" calcext:value-type="time">
            <text:p>02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8.92" calcext:value-type="float">
            <text:p>498.92</text:p>
          </table:table-cell>
          <table:table-cell office:value-type="float" office:value="579.71" calcext:value-type="float">
            <text:p>579.71</text:p>
          </table:table-cell>
          <table:table-cell office:value-type="float" office:value="1048.15" calcext:value-type="float">
            <text:p>1048.15</text:p>
          </table:table-cell>
          <table:table-cell office:value-type="float" office:value="1230.95" calcext:value-type="float">
            <text:p>1230.95</text:p>
          </table:table-cell>
        </table:table-row>
        <table:table-row table:style-name="ro1">
          <table:table-cell office:value-type="float" office:value="7567299" calcext:value-type="float">
            <text:p>7567299</text:p>
          </table:table-cell>
          <table:table-cell table:formula="of:=[.A475]/1000/(60*60*24)" office:value-type="time" office:time-value="PT02H06M07.299S" calcext:value-type="time">
            <text:p>02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050.37" calcext:value-type="float">
            <text:p>1050.37</text:p>
          </table:table-cell>
          <table:table-cell office:value-type="float" office:value="1233.53" calcext:value-type="float">
            <text:p>1233.53</text:p>
          </table:table-cell>
        </table:table-row>
        <table:table-row table:style-name="ro1">
          <table:table-cell office:value-type="float" office:value="7583298" calcext:value-type="float">
            <text:p>7583298</text:p>
          </table:table-cell>
          <table:table-cell table:formula="of:=[.A476]/1000/(60*60*24)" office:value-type="time" office:time-value="PT02H06M23.298S" calcext:value-type="time">
            <text:p>02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52.59" calcext:value-type="float">
            <text:p>1052.59</text:p>
          </table:table-cell>
          <table:table-cell office:value-type="float" office:value="1236.11" calcext:value-type="float">
            <text:p>1236.11</text:p>
          </table:table-cell>
        </table:table-row>
        <table:table-row table:style-name="ro1">
          <table:table-cell office:value-type="float" office:value="7599298" calcext:value-type="float">
            <text:p>7599298</text:p>
          </table:table-cell>
          <table:table-cell table:formula="of:=[.A477]/1000/(60*60*24)" office:value-type="time" office:time-value="PT02H06M39.298S" calcext:value-type="time">
            <text:p>02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054.81" calcext:value-type="float">
            <text:p>1054.81</text:p>
          </table:table-cell>
          <table:table-cell office:value-type="float" office:value="1238.69" calcext:value-type="float">
            <text:p>1238.69</text:p>
          </table:table-cell>
        </table:table-row>
        <table:table-row table:style-name="ro1">
          <table:table-cell office:value-type="float" office:value="7615298" calcext:value-type="float">
            <text:p>7615298</text:p>
          </table:table-cell>
          <table:table-cell table:formula="of:=[.A478]/1000/(60*60*24)" office:value-type="time" office:time-value="PT02H06M55.298S" calcext:value-type="time">
            <text:p>02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57.03" calcext:value-type="float">
            <text:p>1057.03</text:p>
          </table:table-cell>
          <table:table-cell office:value-type="float" office:value="1241.27" calcext:value-type="float">
            <text:p>1241.27</text:p>
          </table:table-cell>
        </table:table-row>
        <table:table-row table:style-name="ro1">
          <table:table-cell office:value-type="float" office:value="7631298" calcext:value-type="float">
            <text:p>7631298</text:p>
          </table:table-cell>
          <table:table-cell table:formula="of:=[.A479]/1000/(60*60*24)" office:value-type="time" office:time-value="PT02H07M11.298S" calcext:value-type="time">
            <text:p>02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59.25" calcext:value-type="float">
            <text:p>1059.25</text:p>
          </table:table-cell>
          <table:table-cell office:value-type="float" office:value="1243.85" calcext:value-type="float">
            <text:p>1243.85</text:p>
          </table:table-cell>
        </table:table-row>
        <table:table-row table:style-name="ro1">
          <table:table-cell office:value-type="float" office:value="7647298" calcext:value-type="float">
            <text:p>7647298</text:p>
          </table:table-cell>
          <table:table-cell table:formula="of:=[.A480]/1000/(60*60*24)" office:value-type="time" office:time-value="PT02H07M27.298S" calcext:value-type="time">
            <text:p>02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061.47" calcext:value-type="float">
            <text:p>1061.47</text:p>
          </table:table-cell>
          <table:table-cell office:value-type="float" office:value="1246.43" calcext:value-type="float">
            <text:p>1246.43</text:p>
          </table:table-cell>
        </table:table-row>
        <table:table-row table:style-name="ro1">
          <table:table-cell office:value-type="float" office:value="7663298" calcext:value-type="float">
            <text:p>7663298</text:p>
          </table:table-cell>
          <table:table-cell table:formula="of:=[.A481]/1000/(60*60*24)" office:value-type="time" office:time-value="PT02H07M43.298S" calcext:value-type="time">
            <text:p>02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063.7" calcext:value-type="float">
            <text:p>1063.7</text:p>
          </table:table-cell>
          <table:table-cell office:value-type="float" office:value="1249.02" calcext:value-type="float">
            <text:p>1249.02</text:p>
          </table:table-cell>
        </table:table-row>
        <table:table-row table:style-name="ro1">
          <table:table-cell office:value-type="float" office:value="7679298" calcext:value-type="float">
            <text:p>7679298</text:p>
          </table:table-cell>
          <table:table-cell table:formula="of:=[.A482]/1000/(60*60*24)" office:value-type="time" office:time-value="PT02H07M59.298S" calcext:value-type="time">
            <text:p>02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5" calcext:value-type="float">
            <text:p>581.95</text:p>
          </table:table-cell>
          <table:table-cell office:value-type="float" office:value="1065.93" calcext:value-type="float">
            <text:p>1065.93</text:p>
          </table:table-cell>
          <table:table-cell office:value-type="float" office:value="1251.61" calcext:value-type="float">
            <text:p>1251.61</text:p>
          </table:table-cell>
        </table:table-row>
        <table:table-row table:style-name="ro1">
          <table:table-cell office:value-type="float" office:value="7695298" calcext:value-type="float">
            <text:p>7695298</text:p>
          </table:table-cell>
          <table:table-cell table:formula="of:=[.A483]/1000/(60*60*24)" office:value-type="time" office:time-value="PT02H08M15.298S" calcext:value-type="time">
            <text:p>02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068.15" calcext:value-type="float">
            <text:p>1068.15</text:p>
          </table:table-cell>
          <table:table-cell office:value-type="float" office:value="1254.19" calcext:value-type="float">
            <text:p>1254.19</text:p>
          </table:table-cell>
        </table:table-row>
        <table:table-row table:style-name="ro1">
          <table:table-cell office:value-type="float" office:value="7711299" calcext:value-type="float">
            <text:p>7711299</text:p>
          </table:table-cell>
          <table:table-cell table:formula="of:=[.A484]/1000/(60*60*24)" office:value-type="time" office:time-value="PT02H08M31.299S" calcext:value-type="time">
            <text:p>02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70.37" calcext:value-type="float">
            <text:p>1070.37</text:p>
          </table:table-cell>
          <table:table-cell office:value-type="float" office:value="1256.77" calcext:value-type="float">
            <text:p>1256.77</text:p>
          </table:table-cell>
        </table:table-row>
        <table:table-row table:style-name="ro1">
          <table:table-cell office:value-type="float" office:value="7727299" calcext:value-type="float">
            <text:p>7727299</text:p>
          </table:table-cell>
          <table:table-cell table:formula="of:=[.A485]/1000/(60*60*24)" office:value-type="time" office:time-value="PT02H08M47.299S" calcext:value-type="time">
            <text:p>02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72.59" calcext:value-type="float">
            <text:p>1072.59</text:p>
          </table:table-cell>
          <table:table-cell office:value-type="float" office:value="1259.35" calcext:value-type="float">
            <text:p>1259.35</text:p>
          </table:table-cell>
        </table:table-row>
        <table:table-row table:style-name="ro1">
          <table:table-cell office:value-type="float" office:value="7743298" calcext:value-type="float">
            <text:p>7743298</text:p>
          </table:table-cell>
          <table:table-cell table:formula="of:=[.A486]/1000/(60*60*24)" office:value-type="time" office:time-value="PT02H09M03.298S" calcext:value-type="time">
            <text:p>02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74.81" calcext:value-type="float">
            <text:p>1074.81</text:p>
          </table:table-cell>
          <table:table-cell office:value-type="float" office:value="1261.93" calcext:value-type="float">
            <text:p>1261.93</text:p>
          </table:table-cell>
        </table:table-row>
        <table:table-row table:style-name="ro1">
          <table:table-cell office:value-type="float" office:value="7759298" calcext:value-type="float">
            <text:p>7759298</text:p>
          </table:table-cell>
          <table:table-cell table:formula="of:=[.A487]/1000/(60*60*24)" office:value-type="time" office:time-value="PT02H09M19.298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77.03" calcext:value-type="float">
            <text:p>1077.03</text:p>
          </table:table-cell>
          <table:table-cell office:value-type="float" office:value="1264.51" calcext:value-type="float">
            <text:p>1264.51</text:p>
          </table:table-cell>
        </table:table-row>
        <table:table-row table:style-name="ro1">
          <table:table-cell office:value-type="float" office:value="7775298" calcext:value-type="float">
            <text:p>7775298</text:p>
          </table:table-cell>
          <table:table-cell table:formula="of:=[.A488]/1000/(60*60*24)" office:value-type="time" office:time-value="PT02H09M35.298S" calcext:value-type="time">
            <text:p>02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79.25" calcext:value-type="float">
            <text:p>1079.25</text:p>
          </table:table-cell>
          <table:table-cell office:value-type="float" office:value="1267.09" calcext:value-type="float">
            <text:p>1267.09</text:p>
          </table:table-cell>
        </table:table-row>
        <table:table-row table:style-name="ro1">
          <table:table-cell office:value-type="float" office:value="7791298" calcext:value-type="float">
            <text:p>7791298</text:p>
          </table:table-cell>
          <table:table-cell table:formula="of:=[.A489]/1000/(60*60*24)" office:value-type="time" office:time-value="PT02H09M51.298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081.47" calcext:value-type="float">
            <text:p>1081.47</text:p>
          </table:table-cell>
          <table:table-cell office:value-type="float" office:value="1269.66" calcext:value-type="float">
            <text:p>1269.66</text:p>
          </table:table-cell>
        </table:table-row>
        <table:table-row table:style-name="ro1">
          <table:table-cell office:value-type="float" office:value="7807298" calcext:value-type="float">
            <text:p>7807298</text:p>
          </table:table-cell>
          <table:table-cell table:formula="of:=[.A490]/1000/(60*60*24)" office:value-type="time" office:time-value="PT02H10M07.298S" calcext:value-type="time">
            <text:p>02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83.69" calcext:value-type="float">
            <text:p>1083.69</text:p>
          </table:table-cell>
          <table:table-cell office:value-type="float" office:value="1272.24" calcext:value-type="float">
            <text:p>1272.24</text:p>
          </table:table-cell>
        </table:table-row>
        <table:table-row table:style-name="ro1">
          <table:table-cell office:value-type="float" office:value="7823298" calcext:value-type="float">
            <text:p>7823298</text:p>
          </table:table-cell>
          <table:table-cell table:formula="of:=[.A491]/1000/(60*60*24)" office:value-type="time" office:time-value="PT02H10M23.298S" calcext:value-type="time">
            <text:p>02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274.82" calcext:value-type="float">
            <text:p>1274.82</text:p>
          </table:table-cell>
        </table:table-row>
        <table:table-row table:style-name="ro1">
          <table:table-cell office:value-type="float" office:value="7839298" calcext:value-type="float">
            <text:p>7839298</text:p>
          </table:table-cell>
          <table:table-cell table:formula="of:=[.A492]/1000/(60*60*24)" office:value-type="time" office:time-value="PT02H10M39.298S" calcext:value-type="time">
            <text:p>02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88.12" calcext:value-type="float">
            <text:p>1088.12</text:p>
          </table:table-cell>
          <table:table-cell office:value-type="float" office:value="1277.4" calcext:value-type="float">
            <text:p>1277.4</text:p>
          </table:table-cell>
        </table:table-row>
        <table:table-row table:style-name="ro1">
          <table:table-cell office:value-type="float" office:value="7855298" calcext:value-type="float">
            <text:p>7855298</text:p>
          </table:table-cell>
          <table:table-cell table:formula="of:=[.A493]/1000/(60*60*24)" office:value-type="time" office:time-value="PT02H10M55.298S" calcext:value-type="time">
            <text:p>02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090.35" calcext:value-type="float">
            <text:p>1090.35</text:p>
          </table:table-cell>
          <table:table-cell office:value-type="float" office:value="1279.98" calcext:value-type="float">
            <text:p>1279.98</text:p>
          </table:table-cell>
        </table:table-row>
        <table:table-row table:style-name="ro1">
          <table:table-cell office:value-type="float" office:value="7871298" calcext:value-type="float">
            <text:p>7871298</text:p>
          </table:table-cell>
          <table:table-cell table:formula="of:=[.A494]/1000/(60*60*24)" office:value-type="time" office:time-value="PT02H11M11.298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092.57" calcext:value-type="float">
            <text:p>1092.57</text:p>
          </table:table-cell>
          <table:table-cell office:value-type="float" office:value="1282.56" calcext:value-type="float">
            <text:p>1282.56</text:p>
          </table:table-cell>
        </table:table-row>
        <table:table-row table:style-name="ro1">
          <table:table-cell office:value-type="float" office:value="7887298" calcext:value-type="float">
            <text:p>7887298</text:p>
          </table:table-cell>
          <table:table-cell table:formula="of:=[.A495]/1000/(60*60*24)" office:value-type="time" office:time-value="PT02H11M27.298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94.79" calcext:value-type="float">
            <text:p>1094.79</text:p>
          </table:table-cell>
          <table:table-cell office:value-type="float" office:value="1285.14" calcext:value-type="float">
            <text:p>1285.14</text:p>
          </table:table-cell>
        </table:table-row>
        <table:table-row table:style-name="ro1">
          <table:table-cell office:value-type="float" office:value="7903299" calcext:value-type="float">
            <text:p>7903299</text:p>
          </table:table-cell>
          <table:table-cell table:formula="of:=[.A496]/1000/(60*60*24)" office:value-type="time" office:time-value="PT02H11M43.299S" calcext:value-type="time">
            <text:p>02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8" calcext:value-type="float">
            <text:p>581.98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1287.72" calcext:value-type="float">
            <text:p>1287.72</text:p>
          </table:table-cell>
        </table:table-row>
        <table:table-row table:style-name="ro1">
          <table:table-cell office:value-type="float" office:value="7919298" calcext:value-type="float">
            <text:p>7919298</text:p>
          </table:table-cell>
          <table:table-cell table:formula="of:=[.A497]/1000/(60*60*24)" office:value-type="time" office:time-value="PT02H11M59.298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5" calcext:value-type="float">
            <text:p>580.15</text:p>
          </table:table-cell>
          <table:table-cell office:value-type="float" office:value="1099.23" calcext:value-type="float">
            <text:p>1099.23</text:p>
          </table:table-cell>
          <table:table-cell office:value-type="float" office:value="1290.3" calcext:value-type="float">
            <text:p>1290.3</text:p>
          </table:table-cell>
        </table:table-row>
        <table:table-row table:style-name="ro1">
          <table:table-cell office:value-type="float" office:value="7935298" calcext:value-type="float">
            <text:p>7935298</text:p>
          </table:table-cell>
          <table:table-cell table:formula="of:=[.A498]/1000/(60*60*24)" office:value-type="time" office:time-value="PT02H12M15.298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01.45" calcext:value-type="float">
            <text:p>1101.45</text:p>
          </table:table-cell>
          <table:table-cell office:value-type="float" office:value="1292.88" calcext:value-type="float">
            <text:p>1292.88</text:p>
          </table:table-cell>
        </table:table-row>
        <table:table-row table:style-name="ro1">
          <table:table-cell office:value-type="float" office:value="7951299" calcext:value-type="float">
            <text:p>7951299</text:p>
          </table:table-cell>
          <table:table-cell table:formula="of:=[.A499]/1000/(60*60*24)" office:value-type="time" office:time-value="PT02H12M31.299S" calcext:value-type="time">
            <text:p>02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03.67" calcext:value-type="float">
            <text:p>1103.67</text:p>
          </table:table-cell>
          <table:table-cell office:value-type="float" office:value="1295.46" calcext:value-type="float">
            <text:p>1295.46</text:p>
          </table:table-cell>
        </table:table-row>
        <table:table-row table:style-name="ro1">
          <table:table-cell office:value-type="float" office:value="7967298" calcext:value-type="float">
            <text:p>7967298</text:p>
          </table:table-cell>
          <table:table-cell table:formula="of:=[.A500]/1000/(60*60*24)" office:value-type="time" office:time-value="PT02H12M47.298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05.89" calcext:value-type="float">
            <text:p>1105.89</text:p>
          </table:table-cell>
          <table:table-cell office:value-type="float" office:value="1298.04" calcext:value-type="float">
            <text:p>1298.04</text:p>
          </table:table-cell>
        </table:table-row>
        <table:table-row table:style-name="ro1">
          <table:table-cell office:value-type="float" office:value="7983298" calcext:value-type="float">
            <text:p>7983298</text:p>
          </table:table-cell>
          <table:table-cell table:formula="of:=[.A501]/1000/(60*60*24)" office:value-type="time" office:time-value="PT02H13M03.298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08.11" calcext:value-type="float">
            <text:p>1108.11</text:p>
          </table:table-cell>
          <table:table-cell office:value-type="float" office:value="1300.61" calcext:value-type="float">
            <text:p>1300.61</text:p>
          </table:table-cell>
        </table:table-row>
        <table:table-row table:style-name="ro1">
          <table:table-cell office:value-type="float" office:value="7999298" calcext:value-type="float">
            <text:p>7999298</text:p>
          </table:table-cell>
          <table:table-cell table:formula="of:=[.A502]/1000/(60*60*24)" office:value-type="time" office:time-value="PT02H13M19.298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10.33" calcext:value-type="float">
            <text:p>1110.33</text:p>
          </table:table-cell>
          <table:table-cell office:value-type="float" office:value="1303.19" calcext:value-type="float">
            <text:p>1303.19</text:p>
          </table:table-cell>
        </table:table-row>
        <table:table-row table:style-name="ro1">
          <table:table-cell office:value-type="float" office:value="8015298" calcext:value-type="float">
            <text:p>8015298</text:p>
          </table:table-cell>
          <table:table-cell table:formula="of:=[.A503]/1000/(60*60*24)" office:value-type="time" office:time-value="PT02H13M35.298S" calcext:value-type="time">
            <text:p>02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12.55" calcext:value-type="float">
            <text:p>1112.55</text:p>
          </table:table-cell>
          <table:table-cell office:value-type="float" office:value="1305.77" calcext:value-type="float">
            <text:p>1305.77</text:p>
          </table:table-cell>
        </table:table-row>
        <table:table-row table:style-name="ro1">
          <table:table-cell office:value-type="float" office:value="8031298" calcext:value-type="float">
            <text:p>8031298</text:p>
          </table:table-cell>
          <table:table-cell table:formula="of:=[.A504]/1000/(60*60*24)" office:value-type="time" office:time-value="PT02H13M51.298S" calcext:value-type="time">
            <text:p>02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14.76" calcext:value-type="float">
            <text:p>1114.76</text:p>
          </table:table-cell>
          <table:table-cell office:value-type="float" office:value="1308.35" calcext:value-type="float">
            <text:p>1308.35</text:p>
          </table:table-cell>
        </table:table-row>
        <table:table-row table:style-name="ro1">
          <table:table-cell office:value-type="float" office:value="8047298" calcext:value-type="float">
            <text:p>8047298</text:p>
          </table:table-cell>
          <table:table-cell table:formula="of:=[.A505]/1000/(60*60*24)" office:value-type="time" office:time-value="PT02H14M07.298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16.98" calcext:value-type="float">
            <text:p>1116.98</text:p>
          </table:table-cell>
          <table:table-cell office:value-type="float" office:value="1310.93" calcext:value-type="float">
            <text:p>1310.93</text:p>
          </table:table-cell>
        </table:table-row>
        <table:table-row table:style-name="ro1">
          <table:table-cell office:value-type="float" office:value="8063298" calcext:value-type="float">
            <text:p>8063298</text:p>
          </table:table-cell>
          <table:table-cell table:formula="of:=[.A506]/1000/(60*60*24)" office:value-type="time" office:time-value="PT02H14M23.298S" calcext:value-type="time">
            <text:p>02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19.2" calcext:value-type="float">
            <text:p>1119.2</text:p>
          </table:table-cell>
          <table:table-cell office:value-type="float" office:value="1313.5" calcext:value-type="float">
            <text:p>1313.5</text:p>
          </table:table-cell>
        </table:table-row>
        <table:table-row table:style-name="ro1">
          <table:table-cell office:value-type="float" office:value="8079298" calcext:value-type="float">
            <text:p>8079298</text:p>
          </table:table-cell>
          <table:table-cell table:formula="of:=[.A507]/1000/(60*60*24)" office:value-type="time" office:time-value="PT02H14M39.298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21.42" calcext:value-type="float">
            <text:p>1121.42</text:p>
          </table:table-cell>
          <table:table-cell office:value-type="float" office:value="1316.08" calcext:value-type="float">
            <text:p>1316.08</text:p>
          </table:table-cell>
        </table:table-row>
        <table:table-row table:style-name="ro1">
          <table:table-cell office:value-type="float" office:value="8095299" calcext:value-type="float">
            <text:p>8095299</text:p>
          </table:table-cell>
          <table:table-cell table:formula="of:=[.A508]/1000/(60*60*24)" office:value-type="time" office:time-value="PT02H14M55.299S" calcext:value-type="time">
            <text:p>02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1318.66" calcext:value-type="float">
            <text:p>1318.66</text:p>
          </table:table-cell>
        </table:table-row>
        <table:table-row table:style-name="ro1">
          <table:table-cell office:value-type="float" office:value="8111298" calcext:value-type="float">
            <text:p>8111298</text:p>
          </table:table-cell>
          <table:table-cell table:formula="of:=[.A509]/1000/(60*60*24)" office:value-type="time" office:time-value="PT02H15M11.298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9" calcext:value-type="float">
            <text:p>581.89</text:p>
          </table:table-cell>
          <table:table-cell office:value-type="float" office:value="1125.86" calcext:value-type="float">
            <text:p>1125.86</text:p>
          </table:table-cell>
          <table:table-cell office:value-type="float" office:value="1321.23" calcext:value-type="float">
            <text:p>1321.23</text:p>
          </table:table-cell>
        </table:table-row>
        <table:table-row table:style-name="ro1">
          <table:table-cell office:value-type="float" office:value="8127298" calcext:value-type="float">
            <text:p>8127298</text:p>
          </table:table-cell>
          <table:table-cell table:formula="of:=[.A510]/1000/(60*60*24)" office:value-type="time" office:time-value="PT02H15M27.298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128.09" calcext:value-type="float">
            <text:p>1128.09</text:p>
          </table:table-cell>
          <table:table-cell office:value-type="float" office:value="1323.82" calcext:value-type="float">
            <text:p>1323.82</text:p>
          </table:table-cell>
        </table:table-row>
        <table:table-row table:style-name="ro1">
          <table:table-cell office:value-type="float" office:value="8143299" calcext:value-type="float">
            <text:p>8143299</text:p>
          </table:table-cell>
          <table:table-cell table:formula="of:=[.A511]/1000/(60*60*24)" office:value-type="time" office:time-value="PT02H15M43.299S" calcext:value-type="time">
            <text:p>02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30.31" calcext:value-type="float">
            <text:p>1130.31</text:p>
          </table:table-cell>
          <table:table-cell office:value-type="float" office:value="1326.4" calcext:value-type="float">
            <text:p>1326.4</text:p>
          </table:table-cell>
        </table:table-row>
        <table:table-row table:style-name="ro1">
          <table:table-cell office:value-type="float" office:value="8159298" calcext:value-type="float">
            <text:p>8159298</text:p>
          </table:table-cell>
          <table:table-cell table:formula="of:=[.A512]/1000/(60*60*24)" office:value-type="time" office:time-value="PT02H15M59.298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32.53" calcext:value-type="float">
            <text:p>1132.53</text:p>
          </table:table-cell>
          <table:table-cell office:value-type="float" office:value="1328.98" calcext:value-type="float">
            <text:p>1328.98</text:p>
          </table:table-cell>
        </table:table-row>
        <table:table-row table:style-name="ro1">
          <table:table-cell office:value-type="float" office:value="8175298" calcext:value-type="float">
            <text:p>8175298</text:p>
          </table:table-cell>
          <table:table-cell table:formula="of:=[.A513]/1000/(60*60*24)" office:value-type="time" office:time-value="PT02H16M15.298S" calcext:value-type="time">
            <text:p>02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4" calcext:value-type="float">
            <text:p>581.74</text:p>
          </table:table-cell>
          <table:table-cell office:value-type="float" office:value="1134.75" calcext:value-type="float">
            <text:p>1134.75</text:p>
          </table:table-cell>
          <table:table-cell office:value-type="float" office:value="1331.55" calcext:value-type="float">
            <text:p>1331.55</text:p>
          </table:table-cell>
        </table:table-row>
        <table:table-row table:style-name="ro1">
          <table:table-cell office:value-type="float" office:value="8191299" calcext:value-type="float">
            <text:p>8191299</text:p>
          </table:table-cell>
          <table:table-cell table:formula="of:=[.A514]/1000/(60*60*24)" office:value-type="time" office:time-value="PT02H16M31.299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136.97" calcext:value-type="float">
            <text:p>1136.97</text:p>
          </table:table-cell>
          <table:table-cell office:value-type="float" office:value="1334.14" calcext:value-type="float">
            <text:p>1334.14</text:p>
          </table:table-cell>
        </table:table-row>
        <table:table-row table:style-name="ro1">
          <table:table-cell office:value-type="float" office:value="8207299" calcext:value-type="float">
            <text:p>8207299</text:p>
          </table:table-cell>
          <table:table-cell table:formula="of:=[.A515]/1000/(60*60*24)" office:value-type="time" office:time-value="PT02H16M47.299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139.2" calcext:value-type="float">
            <text:p>1139.2</text:p>
          </table:table-cell>
          <table:table-cell office:value-type="float" office:value="1336.72" calcext:value-type="float">
            <text:p>1336.72</text:p>
          </table:table-cell>
        </table:table-row>
        <table:table-row table:style-name="ro1">
          <table:table-cell office:value-type="float" office:value="8223299" calcext:value-type="float">
            <text:p>8223299</text:p>
          </table:table-cell>
          <table:table-cell table:formula="of:=[.A516]/1000/(60*60*24)" office:value-type="time" office:time-value="PT02H17M03.299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141.42" calcext:value-type="float">
            <text:p>1141.42</text:p>
          </table:table-cell>
          <table:table-cell office:value-type="float" office:value="1339.31" calcext:value-type="float">
            <text:p>1339.31</text:p>
          </table:table-cell>
        </table:table-row>
        <table:table-row table:style-name="ro1">
          <table:table-cell office:value-type="float" office:value="8239298" calcext:value-type="float">
            <text:p>8239298</text:p>
          </table:table-cell>
          <table:table-cell table:formula="of:=[.A517]/1000/(60*60*24)" office:value-type="time" office:time-value="PT02H17M19.298S" calcext:value-type="time">
            <text:p>02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143.65" calcext:value-type="float">
            <text:p>1143.65</text:p>
          </table:table-cell>
          <table:table-cell office:value-type="float" office:value="1341.89" calcext:value-type="float">
            <text:p>1341.89</text:p>
          </table:table-cell>
        </table:table-row>
        <table:table-row table:style-name="ro1">
          <table:table-cell office:value-type="float" office:value="8255298" calcext:value-type="float">
            <text:p>8255298</text:p>
          </table:table-cell>
          <table:table-cell table:formula="of:=[.A518]/1000/(60*60*24)" office:value-type="time" office:time-value="PT02H17M35.298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145.87" calcext:value-type="float">
            <text:p>1145.87</text:p>
          </table:table-cell>
          <table:table-cell office:value-type="float" office:value="1344.47" calcext:value-type="float">
            <text:p>1344.47</text:p>
          </table:table-cell>
        </table:table-row>
        <table:table-row table:style-name="ro1">
          <table:table-cell office:value-type="float" office:value="8271298" calcext:value-type="float">
            <text:p>8271298</text:p>
          </table:table-cell>
          <table:table-cell table:formula="of:=[.A519]/1000/(60*60*24)" office:value-type="time" office:time-value="PT02H17M51.298S" calcext:value-type="time">
            <text:p>02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48.1" calcext:value-type="float">
            <text:p>1148.1</text:p>
          </table:table-cell>
          <table:table-cell office:value-type="float" office:value="1347.05" calcext:value-type="float">
            <text:p>1347.05</text:p>
          </table:table-cell>
        </table:table-row>
        <table:table-row table:style-name="ro1">
          <table:table-cell office:value-type="float" office:value="8287298" calcext:value-type="float">
            <text:p>8287298</text:p>
          </table:table-cell>
          <table:table-cell table:formula="of:=[.A520]/1000/(60*60*24)" office:value-type="time" office:time-value="PT02H18M07.298S" calcext:value-type="time">
            <text:p>02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150.32" calcext:value-type="float">
            <text:p>1150.32</text:p>
          </table:table-cell>
          <table:table-cell office:value-type="float" office:value="1349.63" calcext:value-type="float">
            <text:p>1349.63</text:p>
          </table:table-cell>
        </table:table-row>
        <table:table-row table:style-name="ro1">
          <table:table-cell office:value-type="float" office:value="8303299" calcext:value-type="float">
            <text:p>8303299</text:p>
          </table:table-cell>
          <table:table-cell table:formula="of:=[.A521]/1000/(60*60*24)" office:value-type="time" office:time-value="PT02H18M23.299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52.54" calcext:value-type="float">
            <text:p>1152.54</text:p>
          </table:table-cell>
          <table:table-cell office:value-type="float" office:value="1352.2" calcext:value-type="float">
            <text:p>1352.2</text:p>
          </table:table-cell>
        </table:table-row>
        <table:table-row table:style-name="ro1">
          <table:table-cell office:value-type="float" office:value="8319298" calcext:value-type="float">
            <text:p>8319298</text:p>
          </table:table-cell>
          <table:table-cell table:formula="of:=[.A522]/1000/(60*60*24)" office:value-type="time" office:time-value="PT02H18M39.298S" calcext:value-type="time">
            <text:p>02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154.76" calcext:value-type="float">
            <text:p>1154.76</text:p>
          </table:table-cell>
          <table:table-cell office:value-type="float" office:value="1354.78" calcext:value-type="float">
            <text:p>1354.78</text:p>
          </table:table-cell>
        </table:table-row>
        <table:table-row table:style-name="ro1">
          <table:table-cell office:value-type="float" office:value="8335298" calcext:value-type="float">
            <text:p>8335298</text:p>
          </table:table-cell>
          <table:table-cell table:formula="of:=[.A523]/1000/(60*60*24)" office:value-type="time" office:time-value="PT02H18M55.298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156.98" calcext:value-type="float">
            <text:p>1156.98</text:p>
          </table:table-cell>
          <table:table-cell office:value-type="float" office:value="1357.36" calcext:value-type="float">
            <text:p>1357.36</text:p>
          </table:table-cell>
        </table:table-row>
        <table:table-row table:style-name="ro1">
          <table:table-cell office:value-type="float" office:value="8351298" calcext:value-type="float">
            <text:p>8351298</text:p>
          </table:table-cell>
          <table:table-cell table:formula="of:=[.A524]/1000/(60*60*24)" office:value-type="time" office:time-value="PT02H19M11.298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59.19" calcext:value-type="float">
            <text:p>1159.19</text:p>
          </table:table-cell>
          <table:table-cell office:value-type="float" office:value="1359.93" calcext:value-type="float">
            <text:p>1359.93</text:p>
          </table:table-cell>
        </table:table-row>
        <table:table-row table:style-name="ro1">
          <table:table-cell office:value-type="float" office:value="8367298" calcext:value-type="float">
            <text:p>8367298</text:p>
          </table:table-cell>
          <table:table-cell table:formula="of:=[.A525]/1000/(60*60*24)" office:value-type="time" office:time-value="PT02H19M27.298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8.92" calcext:value-type="float">
            <text:p>498.92</text:p>
          </table:table-cell>
          <table:table-cell office:value-type="float" office:value="579.71" calcext:value-type="float">
            <text:p>579.71</text:p>
          </table:table-cell>
          <table:table-cell office:value-type="float" office:value="1161.41" calcext:value-type="float">
            <text:p>1161.41</text:p>
          </table:table-cell>
          <table:table-cell office:value-type="float" office:value="1362.51" calcext:value-type="float">
            <text:p>1362.51</text:p>
          </table:table-cell>
        </table:table-row>
        <table:table-row table:style-name="ro1">
          <table:table-cell office:value-type="float" office:value="8383299" calcext:value-type="float">
            <text:p>8383299</text:p>
          </table:table-cell>
          <table:table-cell table:formula="of:=[.A526]/1000/(60*60*24)" office:value-type="time" office:time-value="PT02H19M43.299S" calcext:value-type="time">
            <text:p>02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163.63" calcext:value-type="float">
            <text:p>1163.63</text:p>
          </table:table-cell>
          <table:table-cell office:value-type="float" office:value="1365.09" calcext:value-type="float">
            <text:p>1365.09</text:p>
          </table:table-cell>
        </table:table-row>
        <table:table-row table:style-name="ro1">
          <table:table-cell office:value-type="float" office:value="8399298" calcext:value-type="float">
            <text:p>8399298</text:p>
          </table:table-cell>
          <table:table-cell table:formula="of:=[.A527]/1000/(60*60*24)" office:value-type="time" office:time-value="PT02H19M59.298S" calcext:value-type="time">
            <text:p>02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4" calcext:value-type="float">
            <text:p>500.4</text:p>
          </table:table-cell>
          <table:table-cell office:value-type="float" office:value="581.51" calcext:value-type="float">
            <text:p>581.51</text:p>
          </table:table-cell>
          <table:table-cell office:value-type="float" office:value="1165.85" calcext:value-type="float">
            <text:p>1165.85</text:p>
          </table:table-cell>
          <table:table-cell office:value-type="float" office:value="1367.66" calcext:value-type="float">
            <text:p>1367.66</text:p>
          </table:table-cell>
        </table:table-row>
        <table:table-row table:style-name="ro1">
          <table:table-cell office:value-type="float" office:value="8415298" calcext:value-type="float">
            <text:p>8415298</text:p>
          </table:table-cell>
          <table:table-cell table:formula="of:=[.A528]/1000/(60*60*24)" office:value-type="time" office:time-value="PT02H20M15.298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168.08" calcext:value-type="float">
            <text:p>1168.08</text:p>
          </table:table-cell>
          <table:table-cell office:value-type="float" office:value="1370.25" calcext:value-type="float">
            <text:p>1370.25</text:p>
          </table:table-cell>
        </table:table-row>
        <table:table-row table:style-name="ro1">
          <table:table-cell office:value-type="float" office:value="8431299" calcext:value-type="float">
            <text:p>8431299</text:p>
          </table:table-cell>
          <table:table-cell table:formula="of:=[.A529]/1000/(60*60*24)" office:value-type="time" office:time-value="PT02H20M31.299S" calcext:value-type="time">
            <text:p>02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501.2" calcext:value-type="float">
            <text:p>501.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170.3" calcext:value-type="float">
            <text:p>1170.3</text:p>
          </table:table-cell>
          <table:table-cell office:value-type="float" office:value="1372.83" calcext:value-type="float">
            <text:p>1372.83</text:p>
          </table:table-cell>
        </table:table-row>
        <table:table-row table:style-name="ro1">
          <table:table-cell office:value-type="float" office:value="8447298" calcext:value-type="float">
            <text:p>8447298</text:p>
          </table:table-cell>
          <table:table-cell table:formula="of:=[.A530]/1000/(60*60*24)" office:value-type="time" office:time-value="PT02H20M47.298S" calcext:value-type="time">
            <text:p>02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9" calcext:value-type="float">
            <text:p>581.89</text:p>
          </table:table-cell>
          <table:table-cell office:value-type="float" office:value="1172.53" calcext:value-type="float">
            <text:p>1172.53</text:p>
          </table:table-cell>
          <table:table-cell office:value-type="float" office:value="1375.41" calcext:value-type="float">
            <text:p>1375.41</text:p>
          </table:table-cell>
        </table:table-row>
        <table:table-row table:style-name="ro1">
          <table:table-cell office:value-type="float" office:value="8463298" calcext:value-type="float">
            <text:p>8463298</text:p>
          </table:table-cell>
          <table:table-cell table:formula="of:=[.A531]/1000/(60*60*24)" office:value-type="time" office:time-value="PT02H21M03.298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3" calcext:value-type="float">
            <text:p>581.63</text:p>
          </table:table-cell>
          <table:table-cell office:value-type="float" office:value="1174.76" calcext:value-type="float">
            <text:p>1174.7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8479298" calcext:value-type="float">
            <text:p>8479298</text:p>
          </table:table-cell>
          <table:table-cell table:formula="of:=[.A532]/1000/(60*60*24)" office:value-type="time" office:time-value="PT02H21M19.298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6" calcext:value-type="float">
            <text:p>580.16</text:p>
          </table:table-cell>
          <table:table-cell office:value-type="float" office:value="1176.97" calcext:value-type="float">
            <text:p>1176.97</text:p>
          </table:table-cell>
          <table:table-cell office:value-type="float" office:value="1380.57" calcext:value-type="float">
            <text:p>1380.57</text:p>
          </table:table-cell>
        </table:table-row>
        <table:table-row table:style-name="ro1">
          <table:table-cell office:value-type="float" office:value="8495298" calcext:value-type="float">
            <text:p>8495298</text:p>
          </table:table-cell>
          <table:table-cell table:formula="of:=[.A533]/1000/(60*60*24)" office:value-type="time" office:time-value="PT02H21M35.298S" calcext:value-type="time">
            <text:p>02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79.19" calcext:value-type="float">
            <text:p>1179.19</text:p>
          </table:table-cell>
          <table:table-cell office:value-type="float" office:value="1383.15" calcext:value-type="float">
            <text:p>1383.15</text:p>
          </table:table-cell>
        </table:table-row>
        <table:table-row table:style-name="ro1">
          <table:table-cell office:value-type="float" office:value="8511298" calcext:value-type="float">
            <text:p>8511298</text:p>
          </table:table-cell>
          <table:table-cell table:formula="of:=[.A534]/1000/(60*60*24)" office:value-type="time" office:time-value="PT02H21M51.298S" calcext:value-type="time">
            <text:p>02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81.41" calcext:value-type="float">
            <text:p>1181.41</text:p>
          </table:table-cell>
          <table:table-cell office:value-type="float" office:value="1385.72" calcext:value-type="float">
            <text:p>1385.72</text:p>
          </table:table-cell>
        </table:table-row>
        <table:table-row table:style-name="ro1">
          <table:table-cell office:value-type="float" office:value="8527299" calcext:value-type="float">
            <text:p>8527299</text:p>
          </table:table-cell>
          <table:table-cell table:formula="of:=[.A535]/1000/(60*60*24)" office:value-type="time" office:time-value="PT02H22M07.299S" calcext:value-type="time">
            <text:p>02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183.63" calcext:value-type="float">
            <text:p>1183.63</text:p>
          </table:table-cell>
          <table:table-cell office:value-type="float" office:value="1388.3" calcext:value-type="float">
            <text:p>1388.3</text:p>
          </table:table-cell>
        </table:table-row>
        <table:table-row table:style-name="ro1">
          <table:table-cell office:value-type="float" office:value="8543298" calcext:value-type="float">
            <text:p>8543298</text:p>
          </table:table-cell>
          <table:table-cell table:formula="of:=[.A536]/1000/(60*60*24)" office:value-type="time" office:time-value="PT02H22M23.298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" calcext:value-type="float">
            <text:p>582.2</text:p>
          </table:table-cell>
          <table:table-cell office:value-type="float" office:value="1185.85" calcext:value-type="float">
            <text:p>1185.85</text:p>
          </table:table-cell>
          <table:table-cell office:value-type="float" office:value="1390.88" calcext:value-type="float">
            <text:p>1390.88</text:p>
          </table:table-cell>
        </table:table-row>
        <table:table-row table:style-name="ro1">
          <table:table-cell office:value-type="float" office:value="8559298" calcext:value-type="float">
            <text:p>8559298</text:p>
          </table:table-cell>
          <table:table-cell table:formula="of:=[.A537]/1000/(60*60*24)" office:value-type="time" office:time-value="PT02H22M39.298S" calcext:value-type="time">
            <text:p>02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4" calcext:value-type="float">
            <text:p>500.4</text:p>
          </table:table-cell>
          <table:table-cell office:value-type="float" office:value="581.5" calcext:value-type="float">
            <text:p>581.5</text:p>
          </table:table-cell>
          <table:table-cell office:value-type="float" office:value="1188.08" calcext:value-type="float">
            <text:p>1188.08</text:p>
          </table:table-cell>
          <table:table-cell office:value-type="float" office:value="1393.46" calcext:value-type="float">
            <text:p>1393.46</text:p>
          </table:table-cell>
        </table:table-row>
        <table:table-row table:style-name="ro1">
          <table:table-cell office:value-type="float" office:value="8575298" calcext:value-type="float">
            <text:p>8575298</text:p>
          </table:table-cell>
          <table:table-cell table:formula="of:=[.A538]/1000/(60*60*24)" office:value-type="time" office:time-value="PT02H22M55.298S" calcext:value-type="time">
            <text:p>02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190.3" calcext:value-type="float">
            <text:p>1190.3</text:p>
          </table:table-cell>
          <table:table-cell office:value-type="float" office:value="1396.04" calcext:value-type="float">
            <text:p>1396.04</text:p>
          </table:table-cell>
        </table:table-row>
        <table:table-row table:style-name="ro1">
          <table:table-cell office:value-type="float" office:value="8591298" calcext:value-type="float">
            <text:p>8591298</text:p>
          </table:table-cell>
          <table:table-cell table:formula="of:=[.A539]/1000/(60*60*24)" office:value-type="time" office:time-value="PT02H23M11.298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1.64" calcext:value-type="float">
            <text:p>581.64</text:p>
          </table:table-cell>
          <table:table-cell office:value-type="float" office:value="1192.53" calcext:value-type="float">
            <text:p>1192.53</text:p>
          </table:table-cell>
          <table:table-cell office:value-type="float" office:value="1398.62" calcext:value-type="float">
            <text:p>1398.62</text:p>
          </table:table-cell>
        </table:table-row>
        <table:table-row table:style-name="ro1">
          <table:table-cell office:value-type="float" office:value="8607299" calcext:value-type="float">
            <text:p>8607299</text:p>
          </table:table-cell>
          <table:table-cell table:formula="of:=[.A540]/1000/(60*60*24)" office:value-type="time" office:time-value="PT02H23M27.299S" calcext:value-type="time">
            <text:p>02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94.75" calcext:value-type="float">
            <text:p>1194.75</text:p>
          </table:table-cell>
          <table:table-cell office:value-type="float" office:value="1401.19" calcext:value-type="float">
            <text:p>1401.19</text:p>
          </table:table-cell>
        </table:table-row>
        <table:table-row table:style-name="ro1">
          <table:table-cell office:value-type="float" office:value="8623299" calcext:value-type="float">
            <text:p>8623299</text:p>
          </table:table-cell>
          <table:table-cell table:formula="of:=[.A541]/1000/(60*60*24)" office:value-type="time" office:time-value="PT02H23M43.299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3" calcext:value-type="float">
            <text:p>581.73</text:p>
          </table:table-cell>
          <table:table-cell office:value-type="float" office:value="1196.97" calcext:value-type="float">
            <text:p>1196.97</text:p>
          </table:table-cell>
          <table:table-cell office:value-type="float" office:value="1403.77" calcext:value-type="float">
            <text:p>1403.77</text:p>
          </table:table-cell>
        </table:table-row>
        <table:table-row table:style-name="ro1">
          <table:table-cell office:value-type="float" office:value="8639298" calcext:value-type="float">
            <text:p>8639298</text:p>
          </table:table-cell>
          <table:table-cell table:formula="of:=[.A542]/1000/(60*60*24)" office:value-type="time" office:time-value="PT02H23M59.298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4" calcext:value-type="float">
            <text:p>579.64</text:p>
          </table:table-cell>
          <table:table-cell office:value-type="float" office:value="1199.2" calcext:value-type="float">
            <text:p>1199.2</text:p>
          </table:table-cell>
          <table:table-cell office:value-type="float" office:value="1406.35" calcext:value-type="float">
            <text:p>1406.35</text:p>
          </table:table-cell>
        </table:table-row>
        <table:table-row table:style-name="ro1">
          <table:table-cell office:value-type="float" office:value="8655298" calcext:value-type="float">
            <text:p>8655298</text:p>
          </table:table-cell>
          <table:table-cell table:formula="of:=[.A543]/1000/(60*60*24)" office:value-type="time" office:time-value="PT02H24M15.298S" calcext:value-type="time">
            <text:p>02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01.42" calcext:value-type="float">
            <text:p>1201.42</text:p>
          </table:table-cell>
          <table:table-cell office:value-type="float" office:value="1408.94" calcext:value-type="float">
            <text:p>1408.94</text:p>
          </table:table-cell>
        </table:table-row>
        <table:table-row table:style-name="ro1">
          <table:table-cell office:value-type="float" office:value="8671298" calcext:value-type="float">
            <text:p>8671298</text:p>
          </table:table-cell>
          <table:table-cell table:formula="of:=[.A544]/1000/(60*60*24)" office:value-type="time" office:time-value="PT02H24M31.298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203.65" calcext:value-type="float">
            <text:p>1203.65</text:p>
          </table:table-cell>
          <table:table-cell office:value-type="float" office:value="1411.51" calcext:value-type="float">
            <text:p>1411.51</text:p>
          </table:table-cell>
        </table:table-row>
        <table:table-row table:style-name="ro1">
          <table:table-cell office:value-type="float" office:value="8687298" calcext:value-type="float">
            <text:p>8687298</text:p>
          </table:table-cell>
          <table:table-cell table:formula="of:=[.A545]/1000/(60*60*24)" office:value-type="time" office:time-value="PT02H24M47.298S" calcext:value-type="time">
            <text:p>02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32" calcext:value-type="float">
            <text:p>500.32</text:p>
          </table:table-cell>
          <table:table-cell office:value-type="float" office:value="581.41" calcext:value-type="float">
            <text:p>581.41</text:p>
          </table:table-cell>
          <table:table-cell office:value-type="float" office:value="1205.88" calcext:value-type="float">
            <text:p>1205.88</text:p>
          </table:table-cell>
          <table:table-cell office:value-type="float" office:value="1414.1" calcext:value-type="float">
            <text:p>1414.1</text:p>
          </table:table-cell>
        </table:table-row>
        <table:table-row table:style-name="ro1">
          <table:table-cell office:value-type="float" office:value="8703298" calcext:value-type="float">
            <text:p>8703298</text:p>
          </table:table-cell>
          <table:table-cell table:formula="of:=[.A546]/1000/(60*60*24)" office:value-type="time" office:time-value="PT02H25M03.298S" calcext:value-type="time">
            <text:p>02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208.1" calcext:value-type="float">
            <text:p>1208.1</text:p>
          </table:table-cell>
          <table:table-cell office:value-type="float" office:value="1416.68" calcext:value-type="float">
            <text:p>1416.68</text:p>
          </table:table-cell>
        </table:table-row>
        <table:table-row table:style-name="ro1">
          <table:table-cell office:value-type="float" office:value="8719298" calcext:value-type="float">
            <text:p>8719298</text:p>
          </table:table-cell>
          <table:table-cell table:formula="of:=[.A547]/1000/(60*60*24)" office:value-type="time" office:time-value="PT02H25M19.298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3" calcext:value-type="float">
            <text:p>579.63</text:p>
          </table:table-cell>
          <table:table-cell office:value-type="float" office:value="1210.33" calcext:value-type="float">
            <text:p>1210.33</text:p>
          </table:table-cell>
          <table:table-cell office:value-type="float" office:value="1419.26" calcext:value-type="float">
            <text:p>1419.26</text:p>
          </table:table-cell>
        </table:table-row>
        <table:table-row table:style-name="ro1">
          <table:table-cell office:value-type="float" office:value="8735298" calcext:value-type="float">
            <text:p>8735298</text:p>
          </table:table-cell>
          <table:table-cell table:formula="of:=[.A548]/1000/(60*60*24)" office:value-type="time" office:time-value="PT02H25M35.298S" calcext:value-type="time">
            <text:p>02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" calcext:value-type="float">
            <text:p>580.1</text:p>
          </table:table-cell>
          <table:table-cell office:value-type="float" office:value="1212.55" calcext:value-type="float">
            <text:p>1212.55</text:p>
          </table:table-cell>
          <table:table-cell office:value-type="float" office:value="1421.84" calcext:value-type="float">
            <text:p>1421.84</text:p>
          </table:table-cell>
        </table:table-row>
        <table:table-row table:style-name="ro1">
          <table:table-cell office:value-type="float" office:value="8751299" calcext:value-type="float">
            <text:p>8751299</text:p>
          </table:table-cell>
          <table:table-cell table:formula="of:=[.A549]/1000/(60*60*24)" office:value-type="time" office:time-value="PT02H25M51.299S" calcext:value-type="time">
            <text:p>02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14.78" calcext:value-type="float">
            <text:p>1214.78</text:p>
          </table:table-cell>
          <table:table-cell office:value-type="float" office:value="1424.42" calcext:value-type="float">
            <text:p>1424.42</text:p>
          </table:table-cell>
        </table:table-row>
        <table:table-row table:style-name="ro1">
          <table:table-cell office:value-type="float" office:value="8767298" calcext:value-type="float">
            <text:p>8767298</text:p>
          </table:table-cell>
          <table:table-cell table:formula="of:=[.A550]/1000/(60*60*24)" office:value-type="time" office:time-value="PT02H26M07.298S" calcext:value-type="time">
            <text:p>02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17" calcext:value-type="float">
            <text:p>1217</text:p>
          </table:table-cell>
          <table:table-cell office:value-type="float" office:value="1426.99" calcext:value-type="float">
            <text:p>1426.99</text:p>
          </table:table-cell>
        </table:table-row>
        <table:table-row table:style-name="ro1">
          <table:table-cell office:value-type="float" office:value="8783298" calcext:value-type="float">
            <text:p>8783298</text:p>
          </table:table-cell>
          <table:table-cell table:formula="of:=[.A551]/1000/(60*60*24)" office:value-type="time" office:time-value="PT02H26M23.298S" calcext:value-type="time">
            <text:p>02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19.23" calcext:value-type="float">
            <text:p>1219.23</text:p>
          </table:table-cell>
          <table:table-cell office:value-type="float" office:value="1429.57" calcext:value-type="float">
            <text:p>1429.57</text:p>
          </table:table-cell>
        </table:table-row>
        <table:table-row table:style-name="ro1">
          <table:table-cell office:value-type="float" office:value="8799298" calcext:value-type="float">
            <text:p>8799298</text:p>
          </table:table-cell>
          <table:table-cell table:formula="of:=[.A552]/1000/(60*60*24)" office:value-type="time" office:time-value="PT02H26M39.298S" calcext:value-type="time">
            <text:p>02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21.45" calcext:value-type="float">
            <text:p>1221.45</text:p>
          </table:table-cell>
          <table:table-cell office:value-type="float" office:value="1432.15" calcext:value-type="float">
            <text:p>1432.15</text:p>
          </table:table-cell>
        </table:table-row>
        <table:table-row table:style-name="ro1">
          <table:table-cell office:value-type="float" office:value="8815298" calcext:value-type="float">
            <text:p>8815298</text:p>
          </table:table-cell>
          <table:table-cell table:formula="of:=[.A553]/1000/(60*60*24)" office:value-type="time" office:time-value="PT02H26M55.298S" calcext:value-type="time">
            <text:p>02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9.63" calcext:value-type="float">
            <text:p>579.63</text:p>
          </table:table-cell>
          <table:table-cell office:value-type="float" office:value="1223.68" calcext:value-type="float">
            <text:p>1223.68</text:p>
          </table:table-cell>
          <table:table-cell office:value-type="float" office:value="1434.74" calcext:value-type="float">
            <text:p>1434.74</text:p>
          </table:table-cell>
        </table:table-row>
        <table:table-row table:style-name="ro1">
          <table:table-cell office:value-type="float" office:value="8831298" calcext:value-type="float">
            <text:p>8831298</text:p>
          </table:table-cell>
          <table:table-cell table:formula="of:=[.A554]/1000/(60*60*24)" office:value-type="time" office:time-value="PT02H27M11.298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225.9" calcext:value-type="float">
            <text:p>1225.9</text:p>
          </table:table-cell>
          <table:table-cell office:value-type="float" office:value="1437.31" calcext:value-type="float">
            <text:p>1437.31</text:p>
          </table:table-cell>
        </table:table-row>
        <table:table-row table:style-name="ro1">
          <table:table-cell office:value-type="float" office:value="8847298" calcext:value-type="float">
            <text:p>8847298</text:p>
          </table:table-cell>
          <table:table-cell table:formula="of:=[.A555]/1000/(60*60*24)" office:value-type="time" office:time-value="PT02H27M27.298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28.12" calcext:value-type="float">
            <text:p>1228.12</text:p>
          </table:table-cell>
          <table:table-cell office:value-type="float" office:value="1439.88" calcext:value-type="float">
            <text:p>1439.88</text:p>
          </table:table-cell>
        </table:table-row>
        <table:table-row table:style-name="ro1">
          <table:table-cell office:value-type="float" office:value="8863298" calcext:value-type="float">
            <text:p>8863298</text:p>
          </table:table-cell>
          <table:table-cell table:formula="of:=[.A556]/1000/(60*60*24)" office:value-type="time" office:time-value="PT02H27M43.298S" calcext:value-type="time">
            <text:p>02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19" calcext:value-type="float">
            <text:p>580.19</text:p>
          </table:table-cell>
          <table:table-cell office:value-type="float" office:value="1230.34" calcext:value-type="float">
            <text:p>1230.34</text:p>
          </table:table-cell>
          <table:table-cell office:value-type="float" office:value="1442.46" calcext:value-type="float">
            <text:p>1442.46</text:p>
          </table:table-cell>
        </table:table-row>
        <table:table-row table:style-name="ro1">
          <table:table-cell office:value-type="float" office:value="8879298" calcext:value-type="float">
            <text:p>8879298</text:p>
          </table:table-cell>
          <table:table-cell table:formula="of:=[.A557]/1000/(60*60*24)" office:value-type="time" office:time-value="PT02H27M59.298S" calcext:value-type="time">
            <text:p>02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1" calcext:value-type="float">
            <text:p>579.71</text:p>
          </table:table-cell>
          <table:table-cell office:value-type="float" office:value="1232.57" calcext:value-type="float">
            <text:p>1232.57</text:p>
          </table:table-cell>
          <table:table-cell office:value-type="float" office:value="1445.04" calcext:value-type="float">
            <text:p>1445.04</text:p>
          </table:table-cell>
        </table:table-row>
        <table:table-row table:style-name="ro1">
          <table:table-cell office:value-type="float" office:value="8895298" calcext:value-type="float">
            <text:p>8895298</text:p>
          </table:table-cell>
          <table:table-cell table:formula="of:=[.A558]/1000/(60*60*24)" office:value-type="time" office:time-value="PT02H28M15.298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234.79" calcext:value-type="float">
            <text:p>1234.79</text:p>
          </table:table-cell>
          <table:table-cell office:value-type="float" office:value="1447.61" calcext:value-type="float">
            <text:p>1447.61</text:p>
          </table:table-cell>
        </table:table-row>
        <table:table-row table:style-name="ro1">
          <table:table-cell office:value-type="float" office:value="8911298" calcext:value-type="float">
            <text:p>8911298</text:p>
          </table:table-cell>
          <table:table-cell table:formula="of:=[.A559]/1000/(60*60*24)" office:value-type="time" office:time-value="PT02H28M31.298S" calcext:value-type="time">
            <text:p>02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6" calcext:value-type="float">
            <text:p>581.96</text:p>
          </table:table-cell>
          <table:table-cell office:value-type="float" office:value="1237.02" calcext:value-type="float">
            <text:p>1237.02</text:p>
          </table:table-cell>
          <table:table-cell office:value-type="float" office:value="1450.19" calcext:value-type="float">
            <text:p>1450.19</text:p>
          </table:table-cell>
        </table:table-row>
        <table:table-row table:style-name="ro1">
          <table:table-cell office:value-type="float" office:value="8927298" calcext:value-type="float">
            <text:p>8927298</text:p>
          </table:table-cell>
          <table:table-cell table:formula="of:=[.A560]/1000/(60*60*24)" office:value-type="time" office:time-value="PT02H28M47.298S" calcext:value-type="time">
            <text:p>02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4" calcext:value-type="float">
            <text:p>579.74</text:p>
          </table:table-cell>
          <table:table-cell office:value-type="float" office:value="1239.24" calcext:value-type="float">
            <text:p>1239.24</text:p>
          </table:table-cell>
          <table:table-cell office:value-type="float" office:value="1452.77" calcext:value-type="float">
            <text:p>1452.77</text:p>
          </table:table-cell>
        </table:table-row>
        <table:table-row table:style-name="ro1">
          <table:table-cell office:value-type="float" office:value="8943298" calcext:value-type="float">
            <text:p>8943298</text:p>
          </table:table-cell>
          <table:table-cell table:formula="of:=[.A561]/1000/(60*60*24)" office:value-type="time" office:time-value="PT02H29M03.298S" calcext:value-type="time">
            <text:p>02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241.47" calcext:value-type="float">
            <text:p>1241.47</text:p>
          </table:table-cell>
          <table:table-cell office:value-type="float" office:value="1455.35" calcext:value-type="float">
            <text:p>1455.35</text:p>
          </table:table-cell>
        </table:table-row>
        <table:table-row table:style-name="ro1">
          <table:table-cell office:value-type="float" office:value="8959298" calcext:value-type="float">
            <text:p>8959298</text:p>
          </table:table-cell>
          <table:table-cell table:formula="of:=[.A562]/1000/(60*60*24)" office:value-type="time" office:time-value="PT02H29M19.298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43.69" calcext:value-type="float">
            <text:p>1243.69</text:p>
          </table:table-cell>
          <table:table-cell office:value-type="float" office:value="1457.93" calcext:value-type="float">
            <text:p>1457.93</text:p>
          </table:table-cell>
        </table:table-row>
        <table:table-row table:style-name="ro1">
          <table:table-cell office:value-type="float" office:value="8975298" calcext:value-type="float">
            <text:p>8975298</text:p>
          </table:table-cell>
          <table:table-cell table:formula="of:=[.A563]/1000/(60*60*24)" office:value-type="time" office:time-value="PT02H29M35.298S" calcext:value-type="time">
            <text:p>02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245.92" calcext:value-type="float">
            <text:p>1245.92</text:p>
          </table:table-cell>
          <table:table-cell office:value-type="float" office:value="1460.51" calcext:value-type="float">
            <text:p>1460.51</text:p>
          </table:table-cell>
        </table:table-row>
        <table:table-row table:style-name="ro1">
          <table:table-cell office:value-type="float" office:value="8991299" calcext:value-type="float">
            <text:p>8991299</text:p>
          </table:table-cell>
          <table:table-cell table:formula="of:=[.A564]/1000/(60*60*24)" office:value-type="time" office:time-value="PT02H29M51.299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2" calcext:value-type="float">
            <text:p>579.72</text:p>
          </table:table-cell>
          <table:table-cell office:value-type="float" office:value="1248.14" calcext:value-type="float">
            <text:p>1248.14</text:p>
          </table:table-cell>
          <table:table-cell office:value-type="float" office:value="1463.09" calcext:value-type="float">
            <text:p>1463.09</text:p>
          </table:table-cell>
        </table:table-row>
        <table:table-row table:style-name="ro1">
          <table:table-cell office:value-type="float" office:value="9007299" calcext:value-type="float">
            <text:p>9007299</text:p>
          </table:table-cell>
          <table:table-cell table:formula="of:=[.A565]/1000/(60*60*24)" office:value-type="time" office:time-value="PT02H30M07.299S" calcext:value-type="time">
            <text:p>02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50.37" calcext:value-type="float">
            <text:p>1250.37</text:p>
          </table:table-cell>
          <table:table-cell office:value-type="float" office:value="1465.67" calcext:value-type="float">
            <text:p>1465.67</text:p>
          </table:table-cell>
        </table:table-row>
        <table:table-row table:style-name="ro1">
          <table:table-cell office:value-type="float" office:value="9023299" calcext:value-type="float">
            <text:p>9023299</text:p>
          </table:table-cell>
          <table:table-cell table:formula="of:=[.A566]/1000/(60*60*24)" office:value-type="time" office:time-value="PT02H30M23.299S" calcext:value-type="time">
            <text:p>02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252.6" calcext:value-type="float">
            <text:p>1252.6</text:p>
          </table:table-cell>
          <table:table-cell office:value-type="float" office:value="1468.25" calcext:value-type="float">
            <text:p>1468.25</text:p>
          </table:table-cell>
        </table:table-row>
        <table:table-row table:style-name="ro1">
          <table:table-cell office:value-type="float" office:value="9039299" calcext:value-type="float">
            <text:p>9039299</text:p>
          </table:table-cell>
          <table:table-cell table:formula="of:=[.A567]/1000/(60*60*24)" office:value-type="time" office:time-value="PT02H30M39.299S" calcext:value-type="time">
            <text:p>02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254.81" calcext:value-type="float">
            <text:p>1254.81</text:p>
          </table:table-cell>
          <table:table-cell office:value-type="float" office:value="1470.82" calcext:value-type="float">
            <text:p>1470.82</text:p>
          </table:table-cell>
        </table:table-row>
        <table:table-row table:style-name="ro1">
          <table:table-cell office:value-type="float" office:value="9055298" calcext:value-type="float">
            <text:p>9055298</text:p>
          </table:table-cell>
          <table:table-cell table:formula="of:=[.A568]/1000/(60*60*24)" office:value-type="time" office:time-value="PT02H30M55.298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257.03" calcext:value-type="float">
            <text:p>1257.03</text:p>
          </table:table-cell>
          <table:table-cell office:value-type="float" office:value="1473.39" calcext:value-type="float">
            <text:p>1473.39</text:p>
          </table:table-cell>
        </table:table-row>
        <table:table-row table:style-name="ro1">
          <table:table-cell office:value-type="float" office:value="9071298" calcext:value-type="float">
            <text:p>9071298</text:p>
          </table:table-cell>
          <table:table-cell table:formula="of:=[.A569]/1000/(60*60*24)" office:value-type="time" office:time-value="PT02H31M11.298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2" calcext:value-type="float">
            <text:p>578.2</text:p>
          </table:table-cell>
          <table:table-cell office:value-type="float" office:value="1259.25" calcext:value-type="float">
            <text:p>1259.25</text:p>
          </table:table-cell>
          <table:table-cell office:value-type="float" office:value="1475.96" calcext:value-type="float">
            <text:p>1475.96</text:p>
          </table:table-cell>
        </table:table-row>
        <table:table-row table:style-name="ro1">
          <table:table-cell office:value-type="float" office:value="9087298" calcext:value-type="float">
            <text:p>9087298</text:p>
          </table:table-cell>
          <table:table-cell table:formula="of:=[.A570]/1000/(60*60*24)" office:value-type="time" office:time-value="PT02H31M27.298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261.47" calcext:value-type="float">
            <text:p>1261.47</text:p>
          </table:table-cell>
          <table:table-cell office:value-type="float" office:value="1478.53" calcext:value-type="float">
            <text:p>1478.53</text:p>
          </table:table-cell>
        </table:table-row>
        <table:table-row table:style-name="ro1">
          <table:table-cell office:value-type="float" office:value="9103298" calcext:value-type="float">
            <text:p>9103298</text:p>
          </table:table-cell>
          <table:table-cell table:formula="of:=[.A571]/1000/(60*60*24)" office:value-type="time" office:time-value="PT02H31M43.298S" calcext:value-type="time">
            <text:p>02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263.69" calcext:value-type="float">
            <text:p>1263.69</text:p>
          </table:table-cell>
          <table:table-cell office:value-type="float" office:value="1481.1" calcext:value-type="float">
            <text:p>1481.1</text:p>
          </table:table-cell>
        </table:table-row>
        <table:table-row table:style-name="ro1">
          <table:table-cell office:value-type="float" office:value="9119299" calcext:value-type="float">
            <text:p>9119299</text:p>
          </table:table-cell>
          <table:table-cell table:formula="of:=[.A572]/1000/(60*60*24)" office:value-type="time" office:time-value="PT02H31M59.299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265.91" calcext:value-type="float">
            <text:p>1265.91</text:p>
          </table:table-cell>
          <table:table-cell office:value-type="float" office:value="1483.68" calcext:value-type="float">
            <text:p>1483.68</text:p>
          </table:table-cell>
        </table:table-row>
        <table:table-row table:style-name="ro1">
          <table:table-cell office:value-type="float" office:value="9135298" calcext:value-type="float">
            <text:p>9135298</text:p>
          </table:table-cell>
          <table:table-cell table:formula="of:=[.A573]/1000/(60*60*24)" office:value-type="time" office:time-value="PT02H32M15.298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68.13" calcext:value-type="float">
            <text:p>1268.13</text:p>
          </table:table-cell>
          <table:table-cell office:value-type="float" office:value="1486.25" calcext:value-type="float">
            <text:p>1486.25</text:p>
          </table:table-cell>
        </table:table-row>
        <table:table-row table:style-name="ro1">
          <table:table-cell office:value-type="float" office:value="9151299" calcext:value-type="float">
            <text:p>9151299</text:p>
          </table:table-cell>
          <table:table-cell table:formula="of:=[.A574]/1000/(60*60*24)" office:value-type="time" office:time-value="PT02H32M31.299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70.35" calcext:value-type="float">
            <text:p>1270.35</text:p>
          </table:table-cell>
          <table:table-cell office:value-type="float" office:value="1488.82" calcext:value-type="float">
            <text:p>1488.82</text:p>
          </table:table-cell>
        </table:table-row>
        <table:table-row table:style-name="ro1">
          <table:table-cell office:value-type="float" office:value="9167298" calcext:value-type="float">
            <text:p>9167298</text:p>
          </table:table-cell>
          <table:table-cell table:formula="of:=[.A575]/1000/(60*60*24)" office:value-type="time" office:time-value="PT02H32M47.298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272.57" calcext:value-type="float">
            <text:p>1272.57</text:p>
          </table:table-cell>
          <table:table-cell office:value-type="float" office:value="1491.39" calcext:value-type="float">
            <text:p>1491.39</text:p>
          </table:table-cell>
        </table:table-row>
        <table:table-row table:style-name="ro1">
          <table:table-cell office:value-type="float" office:value="9183299" calcext:value-type="float">
            <text:p>9183299</text:p>
          </table:table-cell>
          <table:table-cell table:formula="of:=[.A576]/1000/(60*60*24)" office:value-type="time" office:time-value="PT02H33M03.299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1493.96" calcext:value-type="float">
            <text:p>1493.96</text:p>
          </table:table-cell>
        </table:table-row>
        <table:table-row table:style-name="ro1">
          <table:table-cell office:value-type="float" office:value="9199298" calcext:value-type="float">
            <text:p>9199298</text:p>
          </table:table-cell>
          <table:table-cell table:formula="of:=[.A577]/1000/(60*60*24)" office:value-type="time" office:time-value="PT02H33M19.298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277.01" calcext:value-type="float">
            <text:p>1277.01</text:p>
          </table:table-cell>
          <table:table-cell office:value-type="float" office:value="1496.53" calcext:value-type="float">
            <text:p>1496.53</text:p>
          </table:table-cell>
        </table:table-row>
        <table:table-row table:style-name="ro1">
          <table:table-cell office:value-type="float" office:value="9215298" calcext:value-type="float">
            <text:p>9215298</text:p>
          </table:table-cell>
          <table:table-cell table:formula="of:=[.A578]/1000/(60*60*24)" office:value-type="time" office:time-value="PT02H33M35.298S" calcext:value-type="time">
            <text:p>02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279.23" calcext:value-type="float">
            <text:p>1279.23</text:p>
          </table:table-cell>
          <table:table-cell office:value-type="float" office:value="1499.1" calcext:value-type="float">
            <text:p>1499.1</text:p>
          </table:table-cell>
        </table:table-row>
        <table:table-row table:style-name="ro1">
          <table:table-cell office:value-type="float" office:value="9231298" calcext:value-type="float">
            <text:p>9231298</text:p>
          </table:table-cell>
          <table:table-cell table:formula="of:=[.A579]/1000/(60*60*24)" office:value-type="time" office:time-value="PT02H33M51.298S" calcext:value-type="time">
            <text:p>02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281.46" calcext:value-type="float">
            <text:p>1281.46</text:p>
          </table:table-cell>
          <table:table-cell office:value-type="float" office:value="1501.68" calcext:value-type="float">
            <text:p>1501.68</text:p>
          </table:table-cell>
        </table:table-row>
        <table:table-row table:style-name="ro1">
          <table:table-cell office:value-type="float" office:value="9247298" calcext:value-type="float">
            <text:p>9247298</text:p>
          </table:table-cell>
          <table:table-cell table:formula="of:=[.A580]/1000/(60*60*24)" office:value-type="time" office:time-value="PT02H34M07.298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83.68" calcext:value-type="float">
            <text:p>1283.68</text:p>
          </table:table-cell>
          <table:table-cell office:value-type="float" office:value="1504.26" calcext:value-type="float">
            <text:p>1504.26</text:p>
          </table:table-cell>
        </table:table-row>
        <table:table-row table:style-name="ro1">
          <table:table-cell office:value-type="float" office:value="9263298" calcext:value-type="float">
            <text:p>9263298</text:p>
          </table:table-cell>
          <table:table-cell table:formula="of:=[.A581]/1000/(60*60*24)" office:value-type="time" office:time-value="PT02H34M23.298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501.2" calcext:value-type="float">
            <text:p>501.2</text:p>
          </table:table-cell>
          <table:table-cell office:value-type="float" office:value="580.43" calcext:value-type="float">
            <text:p>580.43</text:p>
          </table:table-cell>
          <table:table-cell office:value-type="float" office:value="1285.91" calcext:value-type="float">
            <text:p>1285.91</text:p>
          </table:table-cell>
          <table:table-cell office:value-type="float" office:value="1506.84" calcext:value-type="float">
            <text:p>1506.84</text:p>
          </table:table-cell>
        </table:table-row>
        <table:table-row table:style-name="ro1">
          <table:table-cell office:value-type="float" office:value="9279298" calcext:value-type="float">
            <text:p>9279298</text:p>
          </table:table-cell>
          <table:table-cell table:formula="of:=[.A582]/1000/(60*60*24)" office:value-type="time" office:time-value="PT02H34M39.298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" calcext:value-type="float">
            <text:p>577.8</text:p>
          </table:table-cell>
          <table:table-cell office:value-type="float" office:value="1288.13" calcext:value-type="float">
            <text:p>1288.13</text:p>
          </table:table-cell>
          <table:table-cell office:value-type="float" office:value="1509.41" calcext:value-type="float">
            <text:p>1509.41</text:p>
          </table:table-cell>
        </table:table-row>
        <table:table-row table:style-name="ro1">
          <table:table-cell office:value-type="float" office:value="9295298" calcext:value-type="float">
            <text:p>9295298</text:p>
          </table:table-cell>
          <table:table-cell table:formula="of:=[.A583]/1000/(60*60*24)" office:value-type="time" office:time-value="PT02H34M55.298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290.35" calcext:value-type="float">
            <text:p>1290.35</text:p>
          </table:table-cell>
          <table:table-cell office:value-type="float" office:value="1511.98" calcext:value-type="float">
            <text:p>1511.98</text:p>
          </table:table-cell>
        </table:table-row>
        <table:table-row table:style-name="ro1">
          <table:table-cell office:value-type="float" office:value="9311299" calcext:value-type="float">
            <text:p>9311299</text:p>
          </table:table-cell>
          <table:table-cell table:formula="of:=[.A584]/1000/(60*60*24)" office:value-type="time" office:time-value="PT02H35M11.299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292.57" calcext:value-type="float">
            <text:p>1292.57</text:p>
          </table:table-cell>
          <table:table-cell office:value-type="float" office:value="1514.55" calcext:value-type="float">
            <text:p>1514.55</text:p>
          </table:table-cell>
        </table:table-row>
        <table:table-row table:style-name="ro1">
          <table:table-cell office:value-type="float" office:value="9327298" calcext:value-type="float">
            <text:p>9327298</text:p>
          </table:table-cell>
          <table:table-cell table:formula="of:=[.A585]/1000/(60*60*24)" office:value-type="time" office:time-value="PT02H35M27.298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294.79" calcext:value-type="float">
            <text:p>1294.79</text:p>
          </table:table-cell>
          <table:table-cell office:value-type="float" office:value="1517.13" calcext:value-type="float">
            <text:p>1517.13</text:p>
          </table:table-cell>
        </table:table-row>
        <table:table-row table:style-name="ro1">
          <table:table-cell office:value-type="float" office:value="9343299" calcext:value-type="float">
            <text:p>9343299</text:p>
          </table:table-cell>
          <table:table-cell table:formula="of:=[.A586]/1000/(60*60*24)" office:value-type="time" office:time-value="PT02H35M43.299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297.01" calcext:value-type="float">
            <text:p>1297.01</text:p>
          </table:table-cell>
          <table:table-cell office:value-type="float" office:value="1519.7" calcext:value-type="float">
            <text:p>1519.7</text:p>
          </table:table-cell>
        </table:table-row>
        <table:table-row table:style-name="ro1">
          <table:table-cell office:value-type="float" office:value="9359298" calcext:value-type="float">
            <text:p>9359298</text:p>
          </table:table-cell>
          <table:table-cell table:formula="of:=[.A587]/1000/(60*60*24)" office:value-type="time" office:time-value="PT02H35M59.298S" calcext:value-type="time">
            <text:p>02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299.23" calcext:value-type="float">
            <text:p>1299.23</text:p>
          </table:table-cell>
          <table:table-cell office:value-type="float" office:value="1522.26" calcext:value-type="float">
            <text:p>1522.26</text:p>
          </table:table-cell>
        </table:table-row>
        <table:table-row table:style-name="ro1">
          <table:table-cell office:value-type="float" office:value="9375298" calcext:value-type="float">
            <text:p>9375298</text:p>
          </table:table-cell>
          <table:table-cell table:formula="of:=[.A588]/1000/(60*60*24)" office:value-type="time" office:time-value="PT02H36M15.298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01.45" calcext:value-type="float">
            <text:p>1301.45</text:p>
          </table:table-cell>
          <table:table-cell office:value-type="float" office:value="1524.83" calcext:value-type="float">
            <text:p>1524.83</text:p>
          </table:table-cell>
        </table:table-row>
        <table:table-row table:style-name="ro1">
          <table:table-cell office:value-type="float" office:value="9391298" calcext:value-type="float">
            <text:p>9391298</text:p>
          </table:table-cell>
          <table:table-cell table:formula="of:=[.A589]/1000/(60*60*24)" office:value-type="time" office:time-value="PT02H36M31.298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03.67" calcext:value-type="float">
            <text:p>1303.67</text:p>
          </table:table-cell>
          <table:table-cell office:value-type="float" office:value="1527.4" calcext:value-type="float">
            <text:p>1527.4</text:p>
          </table:table-cell>
        </table:table-row>
        <table:table-row table:style-name="ro1">
          <table:table-cell office:value-type="float" office:value="9407299" calcext:value-type="float">
            <text:p>9407299</text:p>
          </table:table-cell>
          <table:table-cell table:formula="of:=[.A590]/1000/(60*60*24)" office:value-type="time" office:time-value="PT02H36M47.299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305.89" calcext:value-type="float">
            <text:p>1305.89</text:p>
          </table:table-cell>
          <table:table-cell office:value-type="float" office:value="1529.97" calcext:value-type="float">
            <text:p>1529.97</text:p>
          </table:table-cell>
        </table:table-row>
        <table:table-row table:style-name="ro1">
          <table:table-cell office:value-type="float" office:value="9423298" calcext:value-type="float">
            <text:p>9423298</text:p>
          </table:table-cell>
          <table:table-cell table:formula="of:=[.A591]/1000/(60*60*24)" office:value-type="time" office:time-value="PT02H37M03.298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08.11" calcext:value-type="float">
            <text:p>1308.11</text:p>
          </table:table-cell>
          <table:table-cell office:value-type="float" office:value="1532.54" calcext:value-type="float">
            <text:p>1532.54</text:p>
          </table:table-cell>
        </table:table-row>
        <table:table-row table:style-name="ro1">
          <table:table-cell office:value-type="float" office:value="9439298" calcext:value-type="float">
            <text:p>9439298</text:p>
          </table:table-cell>
          <table:table-cell table:formula="of:=[.A592]/1000/(60*60*24)" office:value-type="time" office:time-value="PT02H37M19.298S" calcext:value-type="time">
            <text:p>02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10.33" calcext:value-type="float">
            <text:p>1310.33</text:p>
          </table:table-cell>
          <table:table-cell office:value-type="float" office:value="1535.11" calcext:value-type="float">
            <text:p>1535.11</text:p>
          </table:table-cell>
        </table:table-row>
        <table:table-row table:style-name="ro1">
          <table:table-cell office:value-type="float" office:value="9455299" calcext:value-type="float">
            <text:p>9455299</text:p>
          </table:table-cell>
          <table:table-cell table:formula="of:=[.A593]/1000/(60*60*24)" office:value-type="time" office:time-value="PT02H37M35.299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12.55" calcext:value-type="float">
            <text:p>1312.55</text:p>
          </table:table-cell>
          <table:table-cell office:value-type="float" office:value="1537.68" calcext:value-type="float">
            <text:p>1537.68</text:p>
          </table:table-cell>
        </table:table-row>
        <table:table-row table:style-name="ro1">
          <table:table-cell office:value-type="float" office:value="9471299" calcext:value-type="float">
            <text:p>9471299</text:p>
          </table:table-cell>
          <table:table-cell table:formula="of:=[.A594]/1000/(60*60*24)" office:value-type="time" office:time-value="PT02H37M51.299S" calcext:value-type="time">
            <text:p>02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14.77" calcext:value-type="float">
            <text:p>1314.77</text:p>
          </table:table-cell>
          <table:table-cell office:value-type="float" office:value="1540.25" calcext:value-type="float">
            <text:p>1540.25</text:p>
          </table:table-cell>
        </table:table-row>
        <table:table-row table:style-name="ro1">
          <table:table-cell office:value-type="float" office:value="9487298" calcext:value-type="float">
            <text:p>9487298</text:p>
          </table:table-cell>
          <table:table-cell table:formula="of:=[.A595]/1000/(60*60*24)" office:value-type="time" office:time-value="PT02H38M07.298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316.99" calcext:value-type="float">
            <text:p>1316.99</text:p>
          </table:table-cell>
          <table:table-cell office:value-type="float" office:value="1542.81" calcext:value-type="float">
            <text:p>1542.81</text:p>
          </table:table-cell>
        </table:table-row>
        <table:table-row table:style-name="ro1">
          <table:table-cell office:value-type="float" office:value="9503298" calcext:value-type="float">
            <text:p>9503298</text:p>
          </table:table-cell>
          <table:table-cell table:formula="of:=[.A596]/1000/(60*60*24)" office:value-type="time" office:time-value="PT02H38M23.298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19.21" calcext:value-type="float">
            <text:p>1319.21</text:p>
          </table:table-cell>
          <table:table-cell office:value-type="float" office:value="1545.38" calcext:value-type="float">
            <text:p>1545.38</text:p>
          </table:table-cell>
        </table:table-row>
        <table:table-row table:style-name="ro1">
          <table:table-cell office:value-type="float" office:value="9519298" calcext:value-type="float">
            <text:p>9519298</text:p>
          </table:table-cell>
          <table:table-cell table:formula="of:=[.A597]/1000/(60*60*24)" office:value-type="time" office:time-value="PT02H38M39.298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21.42" calcext:value-type="float">
            <text:p>1321.42</text:p>
          </table:table-cell>
          <table:table-cell office:value-type="float" office:value="1547.95" calcext:value-type="float">
            <text:p>1547.95</text:p>
          </table:table-cell>
        </table:table-row>
        <table:table-row table:style-name="ro1">
          <table:table-cell office:value-type="float" office:value="9535298" calcext:value-type="float">
            <text:p>9535298</text:p>
          </table:table-cell>
          <table:table-cell table:formula="of:=[.A598]/1000/(60*60*24)" office:value-type="time" office:time-value="PT02H38M55.298S" calcext:value-type="time">
            <text:p>02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323.65" calcext:value-type="float">
            <text:p>1323.65</text:p>
          </table:table-cell>
          <table:table-cell office:value-type="float" office:value="1550.52" calcext:value-type="float">
            <text:p>1550.52</text:p>
          </table:table-cell>
        </table:table-row>
        <table:table-row table:style-name="ro1">
          <table:table-cell office:value-type="float" office:value="9551298" calcext:value-type="float">
            <text:p>9551298</text:p>
          </table:table-cell>
          <table:table-cell table:formula="of:=[.A599]/1000/(60*60*24)" office:value-type="time" office:time-value="PT02H39M11.298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0.11" calcext:value-type="float">
            <text:p>580.11</text:p>
          </table:table-cell>
          <table:table-cell office:value-type="float" office:value="1325.87" calcext:value-type="float">
            <text:p>1325.87</text:p>
          </table:table-cell>
          <table:table-cell office:value-type="float" office:value="1553.09" calcext:value-type="float">
            <text:p>1553.09</text:p>
          </table:table-cell>
        </table:table-row>
        <table:table-row table:style-name="ro1">
          <table:table-cell office:value-type="float" office:value="9567298" calcext:value-type="float">
            <text:p>9567298</text:p>
          </table:table-cell>
          <table:table-cell table:formula="of:=[.A600]/1000/(60*60*24)" office:value-type="time" office:time-value="PT02H39M27.298S" calcext:value-type="time">
            <text:p>02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28.09" calcext:value-type="float">
            <text:p>1328.09</text:p>
          </table:table-cell>
          <table:table-cell office:value-type="float" office:value="1555.66" calcext:value-type="float">
            <text:p>1555.66</text:p>
          </table:table-cell>
        </table:table-row>
        <table:table-row table:style-name="ro1">
          <table:table-cell office:value-type="float" office:value="9583298" calcext:value-type="float">
            <text:p>9583298</text:p>
          </table:table-cell>
          <table:table-cell table:formula="of:=[.A601]/1000/(60*60*24)" office:value-type="time" office:time-value="PT02H39M43.298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30.31" calcext:value-type="float">
            <text:p>1330.31</text:p>
          </table:table-cell>
          <table:table-cell office:value-type="float" office:value="1558.23" calcext:value-type="float">
            <text:p>1558.23</text:p>
          </table:table-cell>
        </table:table-row>
        <table:table-row table:style-name="ro1">
          <table:table-cell office:value-type="float" office:value="9599298" calcext:value-type="float">
            <text:p>9599298</text:p>
          </table:table-cell>
          <table:table-cell table:formula="of:=[.A602]/1000/(60*60*24)" office:value-type="time" office:time-value="PT02H39M59.298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" calcext:value-type="float">
            <text:p>575.8</text:p>
          </table:table-cell>
          <table:table-cell office:value-type="float" office:value="1332.53" calcext:value-type="float">
            <text:p>1332.53</text:p>
          </table:table-cell>
          <table:table-cell office:value-type="float" office:value="1560.8" calcext:value-type="float">
            <text:p>1560.8</text:p>
          </table:table-cell>
        </table:table-row>
        <table:table-row table:style-name="ro1">
          <table:table-cell office:value-type="float" office:value="9615298" calcext:value-type="float">
            <text:p>9615298</text:p>
          </table:table-cell>
          <table:table-cell table:formula="of:=[.A603]/1000/(60*60*24)" office:value-type="time" office:time-value="PT02H40M15.298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334.75" calcext:value-type="float">
            <text:p>1334.75</text:p>
          </table:table-cell>
          <table:table-cell office:value-type="float" office:value="1563.37" calcext:value-type="float">
            <text:p>1563.37</text:p>
          </table:table-cell>
        </table:table-row>
        <table:table-row table:style-name="ro1">
          <table:table-cell office:value-type="float" office:value="9631298" calcext:value-type="float">
            <text:p>9631298</text:p>
          </table:table-cell>
          <table:table-cell table:formula="of:=[.A604]/1000/(60*60*24)" office:value-type="time" office:time-value="PT02H40M31.298S" calcext:value-type="time">
            <text:p>02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336.97" calcext:value-type="float">
            <text:p>1336.97</text:p>
          </table:table-cell>
          <table:table-cell office:value-type="float" office:value="1565.94" calcext:value-type="float">
            <text:p>1565.94</text:p>
          </table:table-cell>
        </table:table-row>
        <table:table-row table:style-name="ro1">
          <table:table-cell office:value-type="float" office:value="9647299" calcext:value-type="float">
            <text:p>9647299</text:p>
          </table:table-cell>
          <table:table-cell table:formula="of:=[.A605]/1000/(60*60*24)" office:value-type="time" office:time-value="PT02H40M47.299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9" calcext:value-type="float">
            <text:p>578.19</text:p>
          </table:table-cell>
          <table:table-cell office:value-type="float" office:value="1339.2" calcext:value-type="float">
            <text:p>1339.2</text:p>
          </table:table-cell>
          <table:table-cell office:value-type="float" office:value="1568.52" calcext:value-type="float">
            <text:p>1568.52</text:p>
          </table:table-cell>
        </table:table-row>
        <table:table-row table:style-name="ro1">
          <table:table-cell office:value-type="float" office:value="9663298" calcext:value-type="float">
            <text:p>9663298</text:p>
          </table:table-cell>
          <table:table-cell table:formula="of:=[.A606]/1000/(60*60*24)" office:value-type="time" office:time-value="PT02H41M03.298S" calcext:value-type="time">
            <text:p>02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341.42" calcext:value-type="float">
            <text:p>1341.42</text:p>
          </table:table-cell>
          <table:table-cell office:value-type="float" office:value="1571.09" calcext:value-type="float">
            <text:p>1571.09</text:p>
          </table:table-cell>
        </table:table-row>
        <table:table-row table:style-name="ro1">
          <table:table-cell office:value-type="float" office:value="9679298" calcext:value-type="float">
            <text:p>9679298</text:p>
          </table:table-cell>
          <table:table-cell table:formula="of:=[.A607]/1000/(60*60*24)" office:value-type="time" office:time-value="PT02H41M19.298S" calcext:value-type="time">
            <text:p>02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343.64" calcext:value-type="float">
            <text:p>1343.64</text:p>
          </table:table-cell>
          <table:table-cell office:value-type="float" office:value="1573.65" calcext:value-type="float">
            <text:p>1573.65</text:p>
          </table:table-cell>
        </table:table-row>
        <table:table-row table:style-name="ro1">
          <table:table-cell office:value-type="float" office:value="9695299" calcext:value-type="float">
            <text:p>9695299</text:p>
          </table:table-cell>
          <table:table-cell table:formula="of:=[.A608]/1000/(60*60*24)" office:value-type="time" office:time-value="PT02H41M35.299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45.86" calcext:value-type="float">
            <text:p>1345.86</text:p>
          </table:table-cell>
          <table:table-cell office:value-type="float" office:value="1576.22" calcext:value-type="float">
            <text:p>1576.22</text:p>
          </table:table-cell>
        </table:table-row>
        <table:table-row table:style-name="ro1">
          <table:table-cell office:value-type="float" office:value="9711298" calcext:value-type="float">
            <text:p>9711298</text:p>
          </table:table-cell>
          <table:table-cell table:formula="of:=[.A609]/1000/(60*60*24)" office:value-type="time" office:time-value="PT02H41M51.298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4" calcext:value-type="float">
            <text:p>577.94</text:p>
          </table:table-cell>
          <table:table-cell office:value-type="float" office:value="1348.08" calcext:value-type="float">
            <text:p>1348.08</text:p>
          </table:table-cell>
          <table:table-cell office:value-type="float" office:value="1578.79" calcext:value-type="float">
            <text:p>1578.79</text:p>
          </table:table-cell>
        </table:table-row>
        <table:table-row table:style-name="ro1">
          <table:table-cell office:value-type="float" office:value="9727298" calcext:value-type="float">
            <text:p>9727298</text:p>
          </table:table-cell>
          <table:table-cell table:formula="of:=[.A610]/1000/(60*60*24)" office:value-type="time" office:time-value="PT02H42M07.298S" calcext:value-type="time">
            <text:p>02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350.31" calcext:value-type="float">
            <text:p>1350.31</text:p>
          </table:table-cell>
          <table:table-cell office:value-type="float" office:value="1581.36" calcext:value-type="float">
            <text:p>1581.36</text:p>
          </table:table-cell>
        </table:table-row>
        <table:table-row table:style-name="ro1">
          <table:table-cell office:value-type="float" office:value="9743298" calcext:value-type="float">
            <text:p>9743298</text:p>
          </table:table-cell>
          <table:table-cell table:formula="of:=[.A611]/1000/(60*60*24)" office:value-type="time" office:time-value="PT02H42M23.298S" calcext:value-type="time">
            <text:p>02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52.53" calcext:value-type="float">
            <text:p>1352.53</text:p>
          </table:table-cell>
          <table:table-cell office:value-type="float" office:value="1583.93" calcext:value-type="float">
            <text:p>1583.93</text:p>
          </table:table-cell>
        </table:table-row>
        <table:table-row table:style-name="ro1">
          <table:table-cell office:value-type="float" office:value="9759298" calcext:value-type="float">
            <text:p>9759298</text:p>
          </table:table-cell>
          <table:table-cell table:formula="of:=[.A612]/1000/(60*60*24)" office:value-type="time" office:time-value="PT02H42M39.298S" calcext:value-type="time">
            <text:p>02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354.76" calcext:value-type="float">
            <text:p>1354.76</text:p>
          </table:table-cell>
          <table:table-cell office:value-type="float" office:value="1586.51" calcext:value-type="float">
            <text:p>1586.51</text:p>
          </table:table-cell>
        </table:table-row>
        <table:table-row table:style-name="ro1">
          <table:table-cell office:value-type="float" office:value="9775298" calcext:value-type="float">
            <text:p>9775298</text:p>
          </table:table-cell>
          <table:table-cell table:formula="of:=[.A613]/1000/(60*60*24)" office:value-type="time" office:time-value="PT02H42M55.298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356.99" calcext:value-type="float">
            <text:p>1356.99</text:p>
          </table:table-cell>
          <table:table-cell office:value-type="float" office:value="1589.08" calcext:value-type="float">
            <text:p>1589.08</text:p>
          </table:table-cell>
        </table:table-row>
        <table:table-row table:style-name="ro1">
          <table:table-cell office:value-type="float" office:value="9791298" calcext:value-type="float">
            <text:p>9791298</text:p>
          </table:table-cell>
          <table:table-cell table:formula="of:=[.A614]/1000/(60*60*24)" office:value-type="time" office:time-value="PT02H43M11.298S" calcext:value-type="time">
            <text:p>02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5" calcext:value-type="float">
            <text:p>579.95</text:p>
          </table:table-cell>
          <table:table-cell office:value-type="float" office:value="1359.21" calcext:value-type="float">
            <text:p>1359.21</text:p>
          </table:table-cell>
          <table:table-cell office:value-type="float" office:value="1591.65" calcext:value-type="float">
            <text:p>1591.65</text:p>
          </table:table-cell>
        </table:table-row>
        <table:table-row table:style-name="ro1">
          <table:table-cell office:value-type="float" office:value="9807298" calcext:value-type="float">
            <text:p>9807298</text:p>
          </table:table-cell>
          <table:table-cell table:formula="of:=[.A615]/1000/(60*60*24)" office:value-type="time" office:time-value="PT02H43M27.298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3" calcext:value-type="float">
            <text:p>577.73</text:p>
          </table:table-cell>
          <table:table-cell office:value-type="float" office:value="1361.44" calcext:value-type="float">
            <text:p>1361.44</text:p>
          </table:table-cell>
          <table:table-cell office:value-type="float" office:value="1594.22" calcext:value-type="float">
            <text:p>1594.22</text:p>
          </table:table-cell>
        </table:table-row>
        <table:table-row table:style-name="ro1">
          <table:table-cell office:value-type="float" office:value="9823298" calcext:value-type="float">
            <text:p>9823298</text:p>
          </table:table-cell>
          <table:table-cell table:formula="of:=[.A616]/1000/(60*60*24)" office:value-type="time" office:time-value="PT02H43M43.298S" calcext:value-type="time">
            <text:p>02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6" calcext:value-type="float">
            <text:p>577.96</text:p>
          </table:table-cell>
          <table:table-cell office:value-type="float" office:value="1363.66" calcext:value-type="float">
            <text:p>1363.66</text:p>
          </table:table-cell>
          <table:table-cell office:value-type="float" office:value="1596.79" calcext:value-type="float">
            <text:p>1596.79</text:p>
          </table:table-cell>
        </table:table-row>
        <table:table-row table:style-name="ro1">
          <table:table-cell office:value-type="float" office:value="9839298" calcext:value-type="float">
            <text:p>9839298</text:p>
          </table:table-cell>
          <table:table-cell table:formula="of:=[.A617]/1000/(60*60*24)" office:value-type="time" office:time-value="PT02H43M59.298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65.88" calcext:value-type="float">
            <text:p>1365.88</text:p>
          </table:table-cell>
          <table:table-cell office:value-type="float" office:value="1599.35" calcext:value-type="float">
            <text:p>1599.35</text:p>
          </table:table-cell>
        </table:table-row>
        <table:table-row table:style-name="ro1">
          <table:table-cell office:value-type="float" office:value="9855298" calcext:value-type="float">
            <text:p>9855298</text:p>
          </table:table-cell>
          <table:table-cell table:formula="of:=[.A618]/1000/(60*60*24)" office:value-type="time" office:time-value="PT02H44M15.298S" calcext:value-type="time">
            <text:p>02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68.09" calcext:value-type="float">
            <text:p>1368.09</text:p>
          </table:table-cell>
          <table:table-cell office:value-type="float" office:value="1601.91" calcext:value-type="float">
            <text:p>1601.91</text:p>
          </table:table-cell>
        </table:table-row>
        <table:table-row table:style-name="ro1">
          <table:table-cell office:value-type="float" office:value="9871298" calcext:value-type="float">
            <text:p>9871298</text:p>
          </table:table-cell>
          <table:table-cell table:formula="of:=[.A619]/1000/(60*60*24)" office:value-type="time" office:time-value="PT02H44M31.298S" calcext:value-type="time">
            <text:p>02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370.31" calcext:value-type="float">
            <text:p>1370.31</text:p>
          </table:table-cell>
          <table:table-cell office:value-type="float" office:value="1604.48" calcext:value-type="float">
            <text:p>1604.48</text:p>
          </table:table-cell>
        </table:table-row>
        <table:table-row table:style-name="ro1">
          <table:table-cell office:value-type="float" office:value="9887298" calcext:value-type="float">
            <text:p>9887298</text:p>
          </table:table-cell>
          <table:table-cell table:formula="of:=[.A620]/1000/(60*60*24)" office:value-type="time" office:time-value="PT02H44M47.298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72.53" calcext:value-type="float">
            <text:p>1372.53</text:p>
          </table:table-cell>
          <table:table-cell office:value-type="float" office:value="1607.04" calcext:value-type="float">
            <text:p>1607.04</text:p>
          </table:table-cell>
        </table:table-row>
        <table:table-row table:style-name="ro1">
          <table:table-cell office:value-type="float" office:value="9903298" calcext:value-type="float">
            <text:p>9903298</text:p>
          </table:table-cell>
          <table:table-cell table:formula="of:=[.A621]/1000/(60*60*24)" office:value-type="time" office:time-value="PT02H45M03.298S" calcext:value-type="time">
            <text:p>02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74.75" calcext:value-type="float">
            <text:p>1374.75</text:p>
          </table:table-cell>
          <table:table-cell office:value-type="float" office:value="1609.61" calcext:value-type="float">
            <text:p>1609.61</text:p>
          </table:table-cell>
        </table:table-row>
        <table:table-row table:style-name="ro1">
          <table:table-cell office:value-type="float" office:value="9919299" calcext:value-type="float">
            <text:p>9919299</text:p>
          </table:table-cell>
          <table:table-cell table:formula="of:=[.A622]/1000/(60*60*24)" office:value-type="time" office:time-value="PT02H45M19.299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76.97" calcext:value-type="float">
            <text:p>1376.97</text:p>
          </table:table-cell>
          <table:table-cell office:value-type="float" office:value="1612.17" calcext:value-type="float">
            <text:p>1612.17</text:p>
          </table:table-cell>
        </table:table-row>
        <table:table-row table:style-name="ro1">
          <table:table-cell office:value-type="float" office:value="9935299" calcext:value-type="float">
            <text:p>9935299</text:p>
          </table:table-cell>
          <table:table-cell table:formula="of:=[.A623]/1000/(60*60*24)" office:value-type="time" office:time-value="PT02H45M35.299S" calcext:value-type="time">
            <text:p>02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379.19" calcext:value-type="float">
            <text:p>1379.19</text:p>
          </table:table-cell>
          <table:table-cell office:value-type="float" office:value="1614.73" calcext:value-type="float">
            <text:p>1614.73</text:p>
          </table:table-cell>
        </table:table-row>
        <table:table-row table:style-name="ro1">
          <table:table-cell office:value-type="float" office:value="9951298" calcext:value-type="float">
            <text:p>9951298</text:p>
          </table:table-cell>
          <table:table-cell table:formula="of:=[.A624]/1000/(60*60*24)" office:value-type="time" office:time-value="PT02H45M51.298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81.41" calcext:value-type="float">
            <text:p>1381.41</text:p>
          </table:table-cell>
          <table:table-cell office:value-type="float" office:value="1617.29" calcext:value-type="float">
            <text:p>1617.29</text:p>
          </table:table-cell>
        </table:table-row>
        <table:table-row table:style-name="ro1">
          <table:table-cell office:value-type="float" office:value="9967298" calcext:value-type="float">
            <text:p>9967298</text:p>
          </table:table-cell>
          <table:table-cell table:formula="of:=[.A625]/1000/(60*60*24)" office:value-type="time" office:time-value="PT02H46M07.298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83.63" calcext:value-type="float">
            <text:p>1383.63</text:p>
          </table:table-cell>
          <table:table-cell office:value-type="float" office:value="1619.86" calcext:value-type="float">
            <text:p>1619.86</text:p>
          </table:table-cell>
        </table:table-row>
        <table:table-row table:style-name="ro1">
          <table:table-cell office:value-type="float" office:value="9983299" calcext:value-type="float">
            <text:p>9983299</text:p>
          </table:table-cell>
          <table:table-cell table:formula="of:=[.A626]/1000/(60*60*24)" office:value-type="time" office:time-value="PT02H46M23.299S" calcext:value-type="time">
            <text:p>02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385.85" calcext:value-type="float">
            <text:p>1385.85</text:p>
          </table:table-cell>
          <table:table-cell office:value-type="float" office:value="1622.42" calcext:value-type="float">
            <text:p>1622.42</text:p>
          </table:table-cell>
        </table:table-row>
        <table:table-row table:style-name="ro1">
          <table:table-cell office:value-type="float" office:value="9999298" calcext:value-type="float">
            <text:p>9999298</text:p>
          </table:table-cell>
          <table:table-cell table:formula="of:=[.A627]/1000/(60*60*24)" office:value-type="time" office:time-value="PT02H46M39.298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388.07" calcext:value-type="float">
            <text:p>1388.07</text:p>
          </table:table-cell>
          <table:table-cell office:value-type="float" office:value="1624.99" calcext:value-type="float">
            <text:p>1624.99</text:p>
          </table:table-cell>
        </table:table-row>
        <table:table-row table:style-name="ro1">
          <table:table-cell office:value-type="float" office:value="10015298" calcext:value-type="float">
            <text:p>10015298</text:p>
          </table:table-cell>
          <table:table-cell table:formula="of:=[.A628]/1000/(60*60*24)" office:value-type="time" office:time-value="PT02H46M55.298S" calcext:value-type="time">
            <text:p>02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390.29" calcext:value-type="float">
            <text:p>1390.29</text:p>
          </table:table-cell>
          <table:table-cell office:value-type="float" office:value="1627.56" calcext:value-type="float">
            <text:p>1627.56</text:p>
          </table:table-cell>
        </table:table-row>
        <table:table-row table:style-name="ro1">
          <table:table-cell office:value-type="float" office:value="10031298" calcext:value-type="float">
            <text:p>10031298</text:p>
          </table:table-cell>
          <table:table-cell table:formula="of:=[.A629]/1000/(60*60*24)" office:value-type="time" office:time-value="PT02H47M11.298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392.51" calcext:value-type="float">
            <text:p>1392.51</text:p>
          </table:table-cell>
          <table:table-cell office:value-type="float" office:value="1630.12" calcext:value-type="float">
            <text:p>1630.12</text:p>
          </table:table-cell>
        </table:table-row>
        <table:table-row table:style-name="ro1">
          <table:table-cell office:value-type="float" office:value="10047299" calcext:value-type="float">
            <text:p>10047299</text:p>
          </table:table-cell>
          <table:table-cell table:formula="of:=[.A630]/1000/(60*60*24)" office:value-type="time" office:time-value="PT02H47M27.299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1632.68" calcext:value-type="float">
            <text:p>1632.68</text:p>
          </table:table-cell>
        </table:table-row>
        <table:table-row table:style-name="ro1">
          <table:table-cell office:value-type="float" office:value="10063299" calcext:value-type="float">
            <text:p>10063299</text:p>
          </table:table-cell>
          <table:table-cell table:formula="of:=[.A631]/1000/(60*60*24)" office:value-type="time" office:time-value="PT02H47M43.299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96.95" calcext:value-type="float">
            <text:p>1396.95</text:p>
          </table:table-cell>
          <table:table-cell office:value-type="float" office:value="1635.24" calcext:value-type="float">
            <text:p>1635.24</text:p>
          </table:table-cell>
        </table:table-row>
        <table:table-row table:style-name="ro1">
          <table:table-cell office:value-type="float" office:value="10079299" calcext:value-type="float">
            <text:p>10079299</text:p>
          </table:table-cell>
          <table:table-cell table:formula="of:=[.A632]/1000/(60*60*24)" office:value-type="time" office:time-value="PT02H47M59.299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7.72" calcext:value-type="float">
            <text:p>577.72</text:p>
          </table:table-cell>
          <table:table-cell office:value-type="float" office:value="1399.17" calcext:value-type="float">
            <text:p>1399.17</text:p>
          </table:table-cell>
          <table:table-cell office:value-type="float" office:value="1637.81" calcext:value-type="float">
            <text:p>1637.81</text:p>
          </table:table-cell>
        </table:table-row>
        <table:table-row table:style-name="ro1">
          <table:table-cell office:value-type="float" office:value="10095299" calcext:value-type="float">
            <text:p>10095299</text:p>
          </table:table-cell>
          <table:table-cell table:formula="of:=[.A633]/1000/(60*60*24)" office:value-type="time" office:time-value="PT02H48M15.299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401.4" calcext:value-type="float">
            <text:p>1401.4</text:p>
          </table:table-cell>
          <table:table-cell office:value-type="float" office:value="1640.37" calcext:value-type="float">
            <text:p>1640.37</text:p>
          </table:table-cell>
        </table:table-row>
        <table:table-row table:style-name="ro1">
          <table:table-cell office:value-type="float" office:value="10111299" calcext:value-type="float">
            <text:p>10111299</text:p>
          </table:table-cell>
          <table:table-cell table:formula="of:=[.A634]/1000/(60*60*24)" office:value-type="time" office:time-value="PT02H48M31.299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" calcext:value-type="float">
            <text:p>578.1</text:p>
          </table:table-cell>
          <table:table-cell office:value-type="float" office:value="1403.62" calcext:value-type="float">
            <text:p>1403.62</text:p>
          </table:table-cell>
          <table:table-cell office:value-type="float" office:value="1642.94" calcext:value-type="float">
            <text:p>1642.94</text:p>
          </table:table-cell>
        </table:table-row>
        <table:table-row table:style-name="ro1">
          <table:table-cell office:value-type="float" office:value="10127298" calcext:value-type="float">
            <text:p>10127298</text:p>
          </table:table-cell>
          <table:table-cell table:formula="of:=[.A635]/1000/(60*60*24)" office:value-type="time" office:time-value="PT02H48M47.298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405.85" calcext:value-type="float">
            <text:p>1405.85</text:p>
          </table:table-cell>
          <table:table-cell office:value-type="float" office:value="1645.51" calcext:value-type="float">
            <text:p>1645.51</text:p>
          </table:table-cell>
        </table:table-row>
        <table:table-row table:style-name="ro1">
          <table:table-cell office:value-type="float" office:value="10143299" calcext:value-type="float">
            <text:p>10143299</text:p>
          </table:table-cell>
          <table:table-cell table:formula="of:=[.A636]/1000/(60*60*24)" office:value-type="time" office:time-value="PT02H49M03.299S" calcext:value-type="time">
            <text:p>02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08.07" calcext:value-type="float">
            <text:p>1408.07</text:p>
          </table:table-cell>
          <table:table-cell office:value-type="float" office:value="1648.07" calcext:value-type="float">
            <text:p>1648.07</text:p>
          </table:table-cell>
        </table:table-row>
        <table:table-row table:style-name="ro1">
          <table:table-cell office:value-type="float" office:value="10159299" calcext:value-type="float">
            <text:p>10159299</text:p>
          </table:table-cell>
          <table:table-cell table:formula="of:=[.A637]/1000/(60*60*24)" office:value-type="time" office:time-value="PT02H49M19.299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10.29" calcext:value-type="float">
            <text:p>1410.29</text:p>
          </table:table-cell>
          <table:table-cell office:value-type="float" office:value="1650.63" calcext:value-type="float">
            <text:p>1650.63</text:p>
          </table:table-cell>
        </table:table-row>
        <table:table-row table:style-name="ro1">
          <table:table-cell office:value-type="float" office:value="10175299" calcext:value-type="float">
            <text:p>10175299</text:p>
          </table:table-cell>
          <table:table-cell table:formula="of:=[.A638]/1000/(60*60*24)" office:value-type="time" office:time-value="PT02H49M35.299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412.51" calcext:value-type="float">
            <text:p>1412.51</text:p>
          </table:table-cell>
          <table:table-cell office:value-type="float" office:value="1653.19" calcext:value-type="float">
            <text:p>1653.19</text:p>
          </table:table-cell>
        </table:table-row>
        <table:table-row table:style-name="ro1">
          <table:table-cell office:value-type="float" office:value="10191298" calcext:value-type="float">
            <text:p>10191298</text:p>
          </table:table-cell>
          <table:table-cell table:formula="of:=[.A639]/1000/(60*60*24)" office:value-type="time" office:time-value="PT02H49M51.298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9" calcext:value-type="float">
            <text:p>578.19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655.76" calcext:value-type="float">
            <text:p>1655.76</text:p>
          </table:table-cell>
        </table:table-row>
        <table:table-row table:style-name="ro1">
          <table:table-cell office:value-type="float" office:value="10207298" calcext:value-type="float">
            <text:p>10207298</text:p>
          </table:table-cell>
          <table:table-cell table:formula="of:=[.A640]/1000/(60*60*24)" office:value-type="time" office:time-value="PT02H50M07.298S" calcext:value-type="time">
            <text:p>02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2" calcext:value-type="float">
            <text:p>578.2</text:p>
          </table:table-cell>
          <table:table-cell office:value-type="float" office:value="1416.96" calcext:value-type="float">
            <text:p>1416.96</text:p>
          </table:table-cell>
          <table:table-cell office:value-type="float" office:value="1658.33" calcext:value-type="float">
            <text:p>1658.33</text:p>
          </table:table-cell>
        </table:table-row>
        <table:table-row table:style-name="ro1">
          <table:table-cell office:value-type="float" office:value="10223299" calcext:value-type="float">
            <text:p>10223299</text:p>
          </table:table-cell>
          <table:table-cell table:formula="of:=[.A641]/1000/(60*60*24)" office:value-type="time" office:time-value="PT02H50M23.299S" calcext:value-type="time">
            <text:p>02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419.18" calcext:value-type="float">
            <text:p>1419.18</text:p>
          </table:table-cell>
          <table:table-cell office:value-type="float" office:value="1660.89" calcext:value-type="float">
            <text:p>1660.89</text:p>
          </table:table-cell>
        </table:table-row>
        <table:table-row table:style-name="ro1">
          <table:table-cell office:value-type="float" office:value="10239299" calcext:value-type="float">
            <text:p>10239299</text:p>
          </table:table-cell>
          <table:table-cell table:formula="of:=[.A642]/1000/(60*60*24)" office:value-type="time" office:time-value="PT02H50M39.299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421.4" calcext:value-type="float">
            <text:p>1421.4</text:p>
          </table:table-cell>
          <table:table-cell office:value-type="float" office:value="1663.45" calcext:value-type="float">
            <text:p>1663.45</text:p>
          </table:table-cell>
        </table:table-row>
        <table:table-row table:style-name="ro1">
          <table:table-cell office:value-type="float" office:value="10255298" calcext:value-type="float">
            <text:p>10255298</text:p>
          </table:table-cell>
          <table:table-cell table:formula="of:=[.A643]/1000/(60*60*24)" office:value-type="time" office:time-value="PT02H50M55.298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423.62" calcext:value-type="float">
            <text:p>1423.62</text:p>
          </table:table-cell>
          <table:table-cell office:value-type="float" office:value="1666.01" calcext:value-type="float">
            <text:p>1666.01</text:p>
          </table:table-cell>
        </table:table-row>
        <table:table-row table:style-name="ro1">
          <table:table-cell office:value-type="float" office:value="10271298" calcext:value-type="float">
            <text:p>10271298</text:p>
          </table:table-cell>
          <table:table-cell table:formula="of:=[.A644]/1000/(60*60*24)" office:value-type="time" office:time-value="PT02H51M11.298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25.84" calcext:value-type="float">
            <text:p>1425.84</text:p>
          </table:table-cell>
          <table:table-cell office:value-type="float" office:value="1668.57" calcext:value-type="float">
            <text:p>1668.57</text:p>
          </table:table-cell>
        </table:table-row>
        <table:table-row table:style-name="ro1">
          <table:table-cell office:value-type="float" office:value="10287299" calcext:value-type="float">
            <text:p>10287299</text:p>
          </table:table-cell>
          <table:table-cell table:formula="of:=[.A645]/1000/(60*60*24)" office:value-type="time" office:time-value="PT02H51M27.299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28.06" calcext:value-type="float">
            <text:p>1428.06</text:p>
          </table:table-cell>
          <table:table-cell office:value-type="float" office:value="1671.13" calcext:value-type="float">
            <text:p>1671.13</text:p>
          </table:table-cell>
        </table:table-row>
        <table:table-row table:style-name="ro1">
          <table:table-cell office:value-type="float" office:value="10303298" calcext:value-type="float">
            <text:p>10303298</text:p>
          </table:table-cell>
          <table:table-cell table:formula="of:=[.A646]/1000/(60*60*24)" office:value-type="time" office:time-value="PT02H51M43.298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30.28" calcext:value-type="float">
            <text:p>1430.28</text:p>
          </table:table-cell>
          <table:table-cell office:value-type="float" office:value="1673.69" calcext:value-type="float">
            <text:p>1673.69</text:p>
          </table:table-cell>
        </table:table-row>
        <table:table-row table:style-name="ro1">
          <table:table-cell office:value-type="float" office:value="10319298" calcext:value-type="float">
            <text:p>10319298</text:p>
          </table:table-cell>
          <table:table-cell table:formula="of:=[.A647]/1000/(60*60*24)" office:value-type="time" office:time-value="PT02H51M59.298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32.5" calcext:value-type="float">
            <text:p>1432.5</text:p>
          </table:table-cell>
          <table:table-cell office:value-type="float" office:value="1676.25" calcext:value-type="float">
            <text:p>1676.25</text:p>
          </table:table-cell>
        </table:table-row>
        <table:table-row table:style-name="ro1">
          <table:table-cell office:value-type="float" office:value="10335298" calcext:value-type="float">
            <text:p>10335298</text:p>
          </table:table-cell>
          <table:table-cell table:formula="of:=[.A648]/1000/(60*60*24)" office:value-type="time" office:time-value="PT02H52M15.298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434.72" calcext:value-type="float">
            <text:p>1434.72</text:p>
          </table:table-cell>
          <table:table-cell office:value-type="float" office:value="1678.81" calcext:value-type="float">
            <text:p>1678.81</text:p>
          </table:table-cell>
        </table:table-row>
        <table:table-row table:style-name="ro1">
          <table:table-cell office:value-type="float" office:value="10351298" calcext:value-type="float">
            <text:p>10351298</text:p>
          </table:table-cell>
          <table:table-cell table:formula="of:=[.A649]/1000/(60*60*24)" office:value-type="time" office:time-value="PT02H52M31.298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436.94" calcext:value-type="float">
            <text:p>1436.94</text:p>
          </table:table-cell>
          <table:table-cell office:value-type="float" office:value="1681.37" calcext:value-type="float">
            <text:p>1681.37</text:p>
          </table:table-cell>
        </table:table-row>
        <table:table-row table:style-name="ro1">
          <table:table-cell office:value-type="float" office:value="10367298" calcext:value-type="float">
            <text:p>10367298</text:p>
          </table:table-cell>
          <table:table-cell table:formula="of:=[.A650]/1000/(60*60*24)" office:value-type="time" office:time-value="PT02H52M47.298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39.16" calcext:value-type="float">
            <text:p>1439.16</text:p>
          </table:table-cell>
          <table:table-cell office:value-type="float" office:value="1683.93" calcext:value-type="float">
            <text:p>1683.93</text:p>
          </table:table-cell>
        </table:table-row>
        <table:table-row table:style-name="ro1">
          <table:table-cell office:value-type="float" office:value="10383298" calcext:value-type="float">
            <text:p>10383298</text:p>
          </table:table-cell>
          <table:table-cell table:formula="of:=[.A651]/1000/(60*60*24)" office:value-type="time" office:time-value="PT02H53M03.298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441.38" calcext:value-type="float">
            <text:p>1441.38</text:p>
          </table:table-cell>
          <table:table-cell office:value-type="float" office:value="1686.49" calcext:value-type="float">
            <text:p>1686.49</text:p>
          </table:table-cell>
        </table:table-row>
        <table:table-row table:style-name="ro1">
          <table:table-cell office:value-type="float" office:value="10399298" calcext:value-type="float">
            <text:p>10399298</text:p>
          </table:table-cell>
          <table:table-cell table:formula="of:=[.A652]/1000/(60*60*24)" office:value-type="time" office:time-value="PT02H53M19.298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443.6" calcext:value-type="float">
            <text:p>1443.6</text:p>
          </table:table-cell>
          <table:table-cell office:value-type="float" office:value="1689.05" calcext:value-type="float">
            <text:p>1689.05</text:p>
          </table:table-cell>
        </table:table-row>
        <table:table-row table:style-name="ro1">
          <table:table-cell office:value-type="float" office:value="10415298" calcext:value-type="float">
            <text:p>10415298</text:p>
          </table:table-cell>
          <table:table-cell table:formula="of:=[.A653]/1000/(60*60*24)" office:value-type="time" office:time-value="PT02H53M35.298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45.82" calcext:value-type="float">
            <text:p>1445.82</text:p>
          </table:table-cell>
          <table:table-cell office:value-type="float" office:value="1691.61" calcext:value-type="float">
            <text:p>1691.61</text:p>
          </table:table-cell>
        </table:table-row>
        <table:table-row table:style-name="ro1">
          <table:table-cell office:value-type="float" office:value="10431298" calcext:value-type="float">
            <text:p>10431298</text:p>
          </table:table-cell>
          <table:table-cell table:formula="of:=[.A654]/1000/(60*60*24)" office:value-type="time" office:time-value="PT02H53M51.298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448.04" calcext:value-type="float">
            <text:p>1448.04</text:p>
          </table:table-cell>
          <table:table-cell office:value-type="float" office:value="1694.17" calcext:value-type="float">
            <text:p>1694.17</text:p>
          </table:table-cell>
        </table:table-row>
        <table:table-row table:style-name="ro1">
          <table:table-cell office:value-type="float" office:value="10447298" calcext:value-type="float">
            <text:p>10447298</text:p>
          </table:table-cell>
          <table:table-cell table:formula="of:=[.A655]/1000/(60*60*24)" office:value-type="time" office:time-value="PT02H54M07.298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7" calcext:value-type="float">
            <text:p>573.97</text:p>
          </table:table-cell>
          <table:table-cell office:value-type="float" office:value="1450.26" calcext:value-type="float">
            <text:p>1450.26</text:p>
          </table:table-cell>
          <table:table-cell office:value-type="float" office:value="1696.73" calcext:value-type="float">
            <text:p>1696.73</text:p>
          </table:table-cell>
        </table:table-row>
        <table:table-row table:style-name="ro1">
          <table:table-cell office:value-type="float" office:value="10463298" calcext:value-type="float">
            <text:p>10463298</text:p>
          </table:table-cell>
          <table:table-cell table:formula="of:=[.A656]/1000/(60*60*24)" office:value-type="time" office:time-value="PT02H54M23.298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452.48" calcext:value-type="float">
            <text:p>1452.48</text:p>
          </table:table-cell>
          <table:table-cell office:value-type="float" office:value="1699.28" calcext:value-type="float">
            <text:p>1699.28</text:p>
          </table:table-cell>
        </table:table-row>
        <table:table-row table:style-name="ro1">
          <table:table-cell office:value-type="float" office:value="10479299" calcext:value-type="float">
            <text:p>10479299</text:p>
          </table:table-cell>
          <table:table-cell table:formula="of:=[.A657]/1000/(60*60*24)" office:value-type="time" office:time-value="PT02H54M39.299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54.7" calcext:value-type="float">
            <text:p>1454.7</text:p>
          </table:table-cell>
          <table:table-cell office:value-type="float" office:value="1701.84" calcext:value-type="float">
            <text:p>1701.84</text:p>
          </table:table-cell>
        </table:table-row>
        <table:table-row table:style-name="ro1">
          <table:table-cell office:value-type="float" office:value="10495299" calcext:value-type="float">
            <text:p>10495299</text:p>
          </table:table-cell>
          <table:table-cell table:formula="of:=[.A658]/1000/(60*60*24)" office:value-type="time" office:time-value="PT02H54M55.299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456.92" calcext:value-type="float">
            <text:p>1456.92</text:p>
          </table:table-cell>
          <table:table-cell office:value-type="float" office:value="1704.4" calcext:value-type="float">
            <text:p>1704.4</text:p>
          </table:table-cell>
        </table:table-row>
        <table:table-row table:style-name="ro1">
          <table:table-cell office:value-type="float" office:value="10511298" calcext:value-type="float">
            <text:p>10511298</text:p>
          </table:table-cell>
          <table:table-cell table:formula="of:=[.A659]/1000/(60*60*24)" office:value-type="time" office:time-value="PT02H55M11.298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459.13" calcext:value-type="float">
            <text:p>1459.13</text:p>
          </table:table-cell>
          <table:table-cell office:value-type="float" office:value="1706.96" calcext:value-type="float">
            <text:p>1706.96</text:p>
          </table:table-cell>
        </table:table-row>
        <table:table-row table:style-name="ro1">
          <table:table-cell office:value-type="float" office:value="10527298" calcext:value-type="float">
            <text:p>10527298</text:p>
          </table:table-cell>
          <table:table-cell table:formula="of:=[.A660]/1000/(60*60*24)" office:value-type="time" office:time-value="PT02H55M27.298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61.35" calcext:value-type="float">
            <text:p>1461.35</text:p>
          </table:table-cell>
          <table:table-cell office:value-type="float" office:value="1709.51" calcext:value-type="float">
            <text:p>1709.51</text:p>
          </table:table-cell>
        </table:table-row>
        <table:table-row table:style-name="ro1">
          <table:table-cell office:value-type="float" office:value="10543298" calcext:value-type="float">
            <text:p>10543298</text:p>
          </table:table-cell>
          <table:table-cell table:formula="of:=[.A661]/1000/(60*60*24)" office:value-type="time" office:time-value="PT02H55M43.298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463.57" calcext:value-type="float">
            <text:p>1463.57</text:p>
          </table:table-cell>
          <table:table-cell office:value-type="float" office:value="1712.07" calcext:value-type="float">
            <text:p>1712.07</text:p>
          </table:table-cell>
        </table:table-row>
        <table:table-row table:style-name="ro1">
          <table:table-cell office:value-type="float" office:value="10559298" calcext:value-type="float">
            <text:p>10559298</text:p>
          </table:table-cell>
          <table:table-cell table:formula="of:=[.A662]/1000/(60*60*24)" office:value-type="time" office:time-value="PT02H55M59.298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465.79" calcext:value-type="float">
            <text:p>1465.79</text:p>
          </table:table-cell>
          <table:table-cell office:value-type="float" office:value="1714.63" calcext:value-type="float">
            <text:p>1714.63</text:p>
          </table:table-cell>
        </table:table-row>
        <table:table-row table:style-name="ro1">
          <table:table-cell office:value-type="float" office:value="10575298" calcext:value-type="float">
            <text:p>10575298</text:p>
          </table:table-cell>
          <table:table-cell table:formula="of:=[.A663]/1000/(60*60*24)" office:value-type="time" office:time-value="PT02H56M15.298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468.01" calcext:value-type="float">
            <text:p>1468.01</text:p>
          </table:table-cell>
          <table:table-cell office:value-type="float" office:value="1717.18" calcext:value-type="float">
            <text:p>1717.18</text:p>
          </table:table-cell>
        </table:table-row>
        <table:table-row table:style-name="ro1">
          <table:table-cell office:value-type="float" office:value="10591298" calcext:value-type="float">
            <text:p>10591298</text:p>
          </table:table-cell>
          <table:table-cell table:formula="of:=[.A664]/1000/(60*60*24)" office:value-type="time" office:time-value="PT02H56M31.298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70.23" calcext:value-type="float">
            <text:p>1470.23</text:p>
          </table:table-cell>
          <table:table-cell office:value-type="float" office:value="1719.74" calcext:value-type="float">
            <text:p>1719.74</text:p>
          </table:table-cell>
        </table:table-row>
        <table:table-row table:style-name="ro1">
          <table:table-cell office:value-type="float" office:value="10607298" calcext:value-type="float">
            <text:p>10607298</text:p>
          </table:table-cell>
          <table:table-cell table:formula="of:=[.A665]/1000/(60*60*24)" office:value-type="time" office:time-value="PT02H56M47.298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472.45" calcext:value-type="float">
            <text:p>1472.45</text:p>
          </table:table-cell>
          <table:table-cell office:value-type="float" office:value="1722.29" calcext:value-type="float">
            <text:p>1722.29</text:p>
          </table:table-cell>
        </table:table-row>
        <table:table-row table:style-name="ro1">
          <table:table-cell office:value-type="float" office:value="10623298" calcext:value-type="float">
            <text:p>10623298</text:p>
          </table:table-cell>
          <table:table-cell table:formula="of:=[.A666]/1000/(60*60*24)" office:value-type="time" office:time-value="PT02H57M03.298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474.67" calcext:value-type="float">
            <text:p>1474.67</text:p>
          </table:table-cell>
          <table:table-cell office:value-type="float" office:value="1724.85" calcext:value-type="float">
            <text:p>1724.85</text:p>
          </table:table-cell>
        </table:table-row>
        <table:table-row table:style-name="ro1">
          <table:table-cell office:value-type="float" office:value="10639298" calcext:value-type="float">
            <text:p>10639298</text:p>
          </table:table-cell>
          <table:table-cell table:formula="of:=[.A667]/1000/(60*60*24)" office:value-type="time" office:time-value="PT02H57M19.298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476.89" calcext:value-type="float">
            <text:p>1476.89</text:p>
          </table:table-cell>
          <table:table-cell office:value-type="float" office:value="1727.41" calcext:value-type="float">
            <text:p>1727.41</text:p>
          </table:table-cell>
        </table:table-row>
        <table:table-row table:style-name="ro1">
          <table:table-cell office:value-type="float" office:value="10655299" calcext:value-type="float">
            <text:p>10655299</text:p>
          </table:table-cell>
          <table:table-cell table:formula="of:=[.A668]/1000/(60*60*24)" office:value-type="time" office:time-value="PT02H57M35.299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79.11" calcext:value-type="float">
            <text:p>1479.11</text:p>
          </table:table-cell>
          <table:table-cell office:value-type="float" office:value="1729.96" calcext:value-type="float">
            <text:p>1729.96</text:p>
          </table:table-cell>
        </table:table-row>
        <table:table-row table:style-name="ro1">
          <table:table-cell office:value-type="float" office:value="10671299" calcext:value-type="float">
            <text:p>10671299</text:p>
          </table:table-cell>
          <table:table-cell table:formula="of:=[.A669]/1000/(60*60*24)" office:value-type="time" office:time-value="PT02H57M51.299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481.33" calcext:value-type="float">
            <text:p>1481.33</text:p>
          </table:table-cell>
          <table:table-cell office:value-type="float" office:value="1732.51" calcext:value-type="float">
            <text:p>1732.51</text:p>
          </table:table-cell>
        </table:table-row>
        <table:table-row table:style-name="ro1">
          <table:table-cell office:value-type="float" office:value="10687298" calcext:value-type="float">
            <text:p>10687298</text:p>
          </table:table-cell>
          <table:table-cell table:formula="of:=[.A670]/1000/(60*60*24)" office:value-type="time" office:time-value="PT02H58M07.298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83.55" calcext:value-type="float">
            <text:p>1483.55</text:p>
          </table:table-cell>
          <table:table-cell office:value-type="float" office:value="1735.07" calcext:value-type="float">
            <text:p>1735.07</text:p>
          </table:table-cell>
        </table:table-row>
        <table:table-row table:style-name="ro1">
          <table:table-cell office:value-type="float" office:value="10703298" calcext:value-type="float">
            <text:p>10703298</text:p>
          </table:table-cell>
          <table:table-cell table:formula="of:=[.A671]/1000/(60*60*24)" office:value-type="time" office:time-value="PT02H58M23.298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85.77" calcext:value-type="float">
            <text:p>1485.77</text:p>
          </table:table-cell>
          <table:table-cell office:value-type="float" office:value="1737.62" calcext:value-type="float">
            <text:p>1737.62</text:p>
          </table:table-cell>
        </table:table-row>
        <table:table-row table:style-name="ro1">
          <table:table-cell office:value-type="float" office:value="10719298" calcext:value-type="float">
            <text:p>10719298</text:p>
          </table:table-cell>
          <table:table-cell table:formula="of:=[.A672]/1000/(60*60*24)" office:value-type="time" office:time-value="PT02H58M39.298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87.98" calcext:value-type="float">
            <text:p>1487.98</text:p>
          </table:table-cell>
          <table:table-cell office:value-type="float" office:value="1740.18" calcext:value-type="float">
            <text:p>1740.18</text:p>
          </table:table-cell>
        </table:table-row>
        <table:table-row table:style-name="ro1">
          <table:table-cell office:value-type="float" office:value="10735298" calcext:value-type="float">
            <text:p>10735298</text:p>
          </table:table-cell>
          <table:table-cell table:formula="of:=[.A673]/1000/(60*60*24)" office:value-type="time" office:time-value="PT02H58M55.298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490.2" calcext:value-type="float">
            <text:p>1490.2</text:p>
          </table:table-cell>
          <table:table-cell office:value-type="float" office:value="1742.73" calcext:value-type="float">
            <text:p>1742.73</text:p>
          </table:table-cell>
        </table:table-row>
        <table:table-row table:style-name="ro1">
          <table:table-cell office:value-type="float" office:value="10751298" calcext:value-type="float">
            <text:p>10751298</text:p>
          </table:table-cell>
          <table:table-cell table:formula="of:=[.A674]/1000/(60*60*24)" office:value-type="time" office:time-value="PT02H59M11.298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92.42" calcext:value-type="float">
            <text:p>1492.42</text:p>
          </table:table-cell>
          <table:table-cell office:value-type="float" office:value="1745.28" calcext:value-type="float">
            <text:p>1745.28</text:p>
          </table:table-cell>
        </table:table-row>
        <table:table-row table:style-name="ro1">
          <table:table-cell office:value-type="float" office:value="10767298" calcext:value-type="float">
            <text:p>10767298</text:p>
          </table:table-cell>
          <table:table-cell table:formula="of:=[.A675]/1000/(60*60*24)" office:value-type="time" office:time-value="PT02H59M27.298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6" calcext:value-type="float">
            <text:p>573.96</text:p>
          </table:table-cell>
          <table:table-cell office:value-type="float" office:value="1494.64" calcext:value-type="float">
            <text:p>1494.64</text:p>
          </table:table-cell>
          <table:table-cell office:value-type="float" office:value="1747.84" calcext:value-type="float">
            <text:p>1747.84</text:p>
          </table:table-cell>
        </table:table-row>
        <table:table-row table:style-name="ro1">
          <table:table-cell office:value-type="float" office:value="10783298" calcext:value-type="float">
            <text:p>10783298</text:p>
          </table:table-cell>
          <table:table-cell table:formula="of:=[.A676]/1000/(60*60*24)" office:value-type="time" office:time-value="PT02H59M43.298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96.86" calcext:value-type="float">
            <text:p>1496.86</text:p>
          </table:table-cell>
          <table:table-cell office:value-type="float" office:value="1750.39" calcext:value-type="float">
            <text:p>1750.39</text:p>
          </table:table-cell>
        </table:table-row>
        <table:table-row table:style-name="ro1">
          <table:table-cell office:value-type="float" office:value="10799298" calcext:value-type="float">
            <text:p>10799298</text:p>
          </table:table-cell>
          <table:table-cell table:formula="of:=[.A677]/1000/(60*60*24)" office:value-type="time" office:time-value="PT02H59M59.298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99.08" calcext:value-type="float">
            <text:p>1499.08</text:p>
          </table:table-cell>
          <table:table-cell office:value-type="float" office:value="1752.94" calcext:value-type="float">
            <text:p>1752.94</text:p>
          </table:table-cell>
        </table:table-row>
        <table:table-row table:style-name="ro1">
          <table:table-cell office:value-type="float" office:value="10815298" calcext:value-type="float">
            <text:p>10815298</text:p>
          </table:table-cell>
          <table:table-cell table:formula="of:=[.A678]/1000/(60*60*24)" office:value-type="time" office:time-value="PT03H00M15.298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501.3" calcext:value-type="float">
            <text:p>1501.3</text:p>
          </table:table-cell>
          <table:table-cell office:value-type="float" office:value="1755.5" calcext:value-type="float">
            <text:p>1755.5</text:p>
          </table:table-cell>
        </table:table-row>
        <table:table-row table:style-name="ro1">
          <table:table-cell office:value-type="float" office:value="10831299" calcext:value-type="float">
            <text:p>10831299</text:p>
          </table:table-cell>
          <table:table-cell table:formula="of:=[.A679]/1000/(60*60*24)" office:value-type="time" office:time-value="PT03H00M31.299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" calcext:value-type="float">
            <text:p>574.4</text:p>
          </table:table-cell>
          <table:table-cell office:value-type="float" office:value="1503.52" calcext:value-type="float">
            <text:p>1503.52</text:p>
          </table:table-cell>
          <table:table-cell office:value-type="float" office:value="1758.05" calcext:value-type="float">
            <text:p>1758.05</text:p>
          </table:table-cell>
        </table:table-row>
        <table:table-row table:style-name="ro1">
          <table:table-cell office:value-type="float" office:value="10847299" calcext:value-type="float">
            <text:p>10847299</text:p>
          </table:table-cell>
          <table:table-cell table:formula="of:=[.A680]/1000/(60*60*24)" office:value-type="time" office:time-value="PT03H00M47.299S" calcext:value-type="time">
            <text:p>03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505.74" calcext:value-type="float">
            <text:p>1505.74</text:p>
          </table:table-cell>
          <table:table-cell office:value-type="float" office:value="1760.6" calcext:value-type="float">
            <text:p>1760.6</text:p>
          </table:table-cell>
        </table:table-row>
        <table:table-row table:style-name="ro1">
          <table:table-cell office:value-type="float" office:value="10863298" calcext:value-type="float">
            <text:p>10863298</text:p>
          </table:table-cell>
          <table:table-cell table:formula="of:=[.A681]/1000/(60*60*24)" office:value-type="time" office:time-value="PT03H01M03.298S" calcext:value-type="time">
            <text:p>03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507.96" calcext:value-type="float">
            <text:p>1507.96</text:p>
          </table:table-cell>
          <table:table-cell office:value-type="float" office:value="1763.15" calcext:value-type="float">
            <text:p>1763.15</text:p>
          </table:table-cell>
        </table:table-row>
        <table:table-row table:style-name="ro1">
          <table:table-cell office:value-type="float" office:value="10879298" calcext:value-type="float">
            <text:p>10879298</text:p>
          </table:table-cell>
          <table:table-cell table:formula="of:=[.A682]/1000/(60*60*24)" office:value-type="time" office:time-value="PT03H01M19.298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4" calcext:value-type="float">
            <text:p>573.94</text:p>
          </table:table-cell>
          <table:table-cell office:value-type="float" office:value="1510.17" calcext:value-type="float">
            <text:p>1510.17</text:p>
          </table:table-cell>
          <table:table-cell office:value-type="float" office:value="1765.71" calcext:value-type="float">
            <text:p>1765.71</text:p>
          </table:table-cell>
        </table:table-row>
        <table:table-row table:style-name="ro1">
          <table:table-cell office:value-type="float" office:value="10895298" calcext:value-type="float">
            <text:p>10895298</text:p>
          </table:table-cell>
          <table:table-cell table:formula="of:=[.A683]/1000/(60*60*24)" office:value-type="time" office:time-value="PT03H01M35.298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512.39" calcext:value-type="float">
            <text:p>1512.39</text:p>
          </table:table-cell>
          <table:table-cell office:value-type="float" office:value="1768.26" calcext:value-type="float">
            <text:p>1768.26</text:p>
          </table:table-cell>
        </table:table-row>
        <table:table-row table:style-name="ro1">
          <table:table-cell office:value-type="float" office:value="10911299" calcext:value-type="float">
            <text:p>10911299</text:p>
          </table:table-cell>
          <table:table-cell table:formula="of:=[.A684]/1000/(60*60*24)" office:value-type="time" office:time-value="PT03H01M51.299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14.61" calcext:value-type="float">
            <text:p>1514.61</text:p>
          </table:table-cell>
          <table:table-cell office:value-type="float" office:value="1770.81" calcext:value-type="float">
            <text:p>1770.81</text:p>
          </table:table-cell>
        </table:table-row>
        <table:table-row table:style-name="ro1">
          <table:table-cell office:value-type="float" office:value="10927298" calcext:value-type="float">
            <text:p>10927298</text:p>
          </table:table-cell>
          <table:table-cell table:formula="of:=[.A685]/1000/(60*60*24)" office:value-type="time" office:time-value="PT03H02M07.298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3.82" calcext:value-type="float">
            <text:p>573.82</text:p>
          </table:table-cell>
          <table:table-cell office:value-type="float" office:value="1516.83" calcext:value-type="float">
            <text:p>1516.83</text:p>
          </table:table-cell>
          <table:table-cell office:value-type="float" office:value="1773.36" calcext:value-type="float">
            <text:p>1773.36</text:p>
          </table:table-cell>
        </table:table-row>
        <table:table-row table:style-name="ro1">
          <table:table-cell office:value-type="float" office:value="10943299" calcext:value-type="float">
            <text:p>10943299</text:p>
          </table:table-cell>
          <table:table-cell table:formula="of:=[.A686]/1000/(60*60*24)" office:value-type="time" office:time-value="PT03H02M23.299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6" calcext:value-type="float">
            <text:p>575.96</text:p>
          </table:table-cell>
          <table:table-cell office:value-type="float" office:value="1519.05" calcext:value-type="float">
            <text:p>1519.05</text:p>
          </table:table-cell>
          <table:table-cell office:value-type="float" office:value="1775.92" calcext:value-type="float">
            <text:p>1775.92</text:p>
          </table:table-cell>
        </table:table-row>
        <table:table-row table:style-name="ro1">
          <table:table-cell office:value-type="float" office:value="10959298" calcext:value-type="float">
            <text:p>10959298</text:p>
          </table:table-cell>
          <table:table-cell table:formula="of:=[.A687]/1000/(60*60*24)" office:value-type="time" office:time-value="PT03H02M39.298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5.87" calcext:value-type="float">
            <text:p>575.87</text:p>
          </table:table-cell>
          <table:table-cell office:value-type="float" office:value="1521.28" calcext:value-type="float">
            <text:p>1521.28</text:p>
          </table:table-cell>
          <table:table-cell office:value-type="float" office:value="1778.47" calcext:value-type="float">
            <text:p>1778.47</text:p>
          </table:table-cell>
        </table:table-row>
        <table:table-row table:style-name="ro1">
          <table:table-cell office:value-type="float" office:value="10975299" calcext:value-type="float">
            <text:p>10975299</text:p>
          </table:table-cell>
          <table:table-cell table:formula="of:=[.A688]/1000/(60*60*24)" office:value-type="time" office:time-value="PT03H02M55.299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523.5" calcext:value-type="float">
            <text:p>1523.5</text:p>
          </table:table-cell>
          <table:table-cell office:value-type="float" office:value="1781.03" calcext:value-type="float">
            <text:p>1781.03</text:p>
          </table:table-cell>
        </table:table-row>
        <table:table-row table:style-name="ro1">
          <table:table-cell office:value-type="float" office:value="10991299" calcext:value-type="float">
            <text:p>10991299</text:p>
          </table:table-cell>
          <table:table-cell table:formula="of:=[.A689]/1000/(60*60*24)" office:value-type="time" office:time-value="PT03H03M11.299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525.72" calcext:value-type="float">
            <text:p>1525.72</text:p>
          </table:table-cell>
          <table:table-cell office:value-type="float" office:value="1783.58" calcext:value-type="float">
            <text:p>1783.58</text:p>
          </table:table-cell>
        </table:table-row>
        <table:table-row table:style-name="ro1">
          <table:table-cell office:value-type="float" office:value="11007298" calcext:value-type="float">
            <text:p>11007298</text:p>
          </table:table-cell>
          <table:table-cell table:formula="of:=[.A690]/1000/(60*60*24)" office:value-type="time" office:time-value="PT03H03M27.298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27.94" calcext:value-type="float">
            <text:p>1527.94</text:p>
          </table:table-cell>
          <table:table-cell office:value-type="float" office:value="1786.13" calcext:value-type="float">
            <text:p>1786.13</text:p>
          </table:table-cell>
        </table:table-row>
        <table:table-row table:style-name="ro1">
          <table:table-cell office:value-type="float" office:value="11023298" calcext:value-type="float">
            <text:p>11023298</text:p>
          </table:table-cell>
          <table:table-cell table:formula="of:=[.A691]/1000/(60*60*24)" office:value-type="time" office:time-value="PT03H03M43.298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30.16" calcext:value-type="float">
            <text:p>1530.16</text:p>
          </table:table-cell>
          <table:table-cell office:value-type="float" office:value="1788.68" calcext:value-type="float">
            <text:p>1788.68</text:p>
          </table:table-cell>
        </table:table-row>
        <table:table-row table:style-name="ro1">
          <table:table-cell office:value-type="float" office:value="11039298" calcext:value-type="float">
            <text:p>11039298</text:p>
          </table:table-cell>
          <table:table-cell table:formula="of:=[.A692]/1000/(60*60*24)" office:value-type="time" office:time-value="PT03H03M59.298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6" calcext:value-type="float">
            <text:p>573.96</text:p>
          </table:table-cell>
          <table:table-cell office:value-type="float" office:value="1532.38" calcext:value-type="float">
            <text:p>1532.38</text:p>
          </table:table-cell>
          <table:table-cell office:value-type="float" office:value="1791.24" calcext:value-type="float">
            <text:p>1791.24</text:p>
          </table:table-cell>
        </table:table-row>
        <table:table-row table:style-name="ro1">
          <table:table-cell office:value-type="float" office:value="11055299" calcext:value-type="float">
            <text:p>11055299</text:p>
          </table:table-cell>
          <table:table-cell table:formula="of:=[.A693]/1000/(60*60*24)" office:value-type="time" office:time-value="PT03H04M15.299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1.81" calcext:value-type="float">
            <text:p>571.81</text:p>
          </table:table-cell>
          <table:table-cell office:value-type="float" office:value="1534.6" calcext:value-type="float">
            <text:p>1534.6</text:p>
          </table:table-cell>
          <table:table-cell office:value-type="float" office:value="1793.79" calcext:value-type="float">
            <text:p>1793.79</text:p>
          </table:table-cell>
        </table:table-row>
        <table:table-row table:style-name="ro1">
          <table:table-cell office:value-type="float" office:value="11071298" calcext:value-type="float">
            <text:p>11071298</text:p>
          </table:table-cell>
          <table:table-cell table:formula="of:=[.A694]/1000/(60*60*24)" office:value-type="time" office:time-value="PT03H04M31.298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536.82" calcext:value-type="float">
            <text:p>1536.82</text:p>
          </table:table-cell>
          <table:table-cell office:value-type="float" office:value="1796.34" calcext:value-type="float">
            <text:p>1796.34</text:p>
          </table:table-cell>
        </table:table-row>
        <table:table-row table:style-name="ro1">
          <table:table-cell office:value-type="float" office:value="11087298" calcext:value-type="float">
            <text:p>11087298</text:p>
          </table:table-cell>
          <table:table-cell table:formula="of:=[.A695]/1000/(60*60*24)" office:value-type="time" office:time-value="PT03H04M47.298S" calcext:value-type="time">
            <text:p>03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539.04" calcext:value-type="float">
            <text:p>1539.04</text:p>
          </table:table-cell>
          <table:table-cell office:value-type="float" office:value="1798.89" calcext:value-type="float">
            <text:p>1798.89</text:p>
          </table:table-cell>
        </table:table-row>
        <table:table-row table:style-name="ro1">
          <table:table-cell office:value-type="float" office:value="11103299" calcext:value-type="float">
            <text:p>11103299</text:p>
          </table:table-cell>
          <table:table-cell table:formula="of:=[.A696]/1000/(60*60*24)" office:value-type="time" office:time-value="PT03H05M03.299S" calcext:value-type="time">
            <text:p>03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541.26" calcext:value-type="float">
            <text:p>1541.26</text:p>
          </table:table-cell>
          <table:table-cell office:value-type="float" office:value="1801.44" calcext:value-type="float">
            <text:p>1801.44</text:p>
          </table:table-cell>
        </table:table-row>
        <table:table-row table:style-name="ro1">
          <table:table-cell office:value-type="float" office:value="11119298" calcext:value-type="float">
            <text:p>11119298</text:p>
          </table:table-cell>
          <table:table-cell table:formula="of:=[.A697]/1000/(60*60*24)" office:value-type="time" office:time-value="PT03H05M19.298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3" calcext:value-type="float">
            <text:p>572.03</text:p>
          </table:table-cell>
          <table:table-cell office:value-type="float" office:value="1543.48" calcext:value-type="float">
            <text:p>1543.48</text:p>
          </table:table-cell>
          <table:table-cell office:value-type="float" office:value="1803.99" calcext:value-type="float">
            <text:p>1803.99</text:p>
          </table:table-cell>
        </table:table-row>
        <table:table-row table:style-name="ro1">
          <table:table-cell office:value-type="float" office:value="11135298" calcext:value-type="float">
            <text:p>11135298</text:p>
          </table:table-cell>
          <table:table-cell table:formula="of:=[.A698]/1000/(60*60*24)" office:value-type="time" office:time-value="PT03H05M35.298S" calcext:value-type="time">
            <text:p>03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45.7" calcext:value-type="float">
            <text:p>1545.7</text:p>
          </table:table-cell>
          <table:table-cell office:value-type="float" office:value="1806.54" calcext:value-type="float">
            <text:p>1806.54</text:p>
          </table:table-cell>
        </table:table-row>
        <table:table-row table:style-name="ro1">
          <table:table-cell office:value-type="float" office:value="11151298" calcext:value-type="float">
            <text:p>11151298</text:p>
          </table:table-cell>
          <table:table-cell table:formula="of:=[.A699]/1000/(60*60*24)" office:value-type="time" office:time-value="PT03H05M51.298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547.92" calcext:value-type="float">
            <text:p>1547.92</text:p>
          </table:table-cell>
          <table:table-cell office:value-type="float" office:value="1809.09" calcext:value-type="float">
            <text:p>1809.09</text:p>
          </table:table-cell>
        </table:table-row>
        <table:table-row table:style-name="ro1">
          <table:table-cell office:value-type="float" office:value="11167299" calcext:value-type="float">
            <text:p>11167299</text:p>
          </table:table-cell>
          <table:table-cell table:formula="of:=[.A700]/1000/(60*60*24)" office:value-type="time" office:time-value="PT03H06M07.299S" calcext:value-type="time">
            <text:p>03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550.14" calcext:value-type="float">
            <text:p>1550.14</text:p>
          </table:table-cell>
          <table:table-cell office:value-type="float" office:value="1811.64" calcext:value-type="float">
            <text:p>1811.64</text:p>
          </table:table-cell>
        </table:table-row>
        <table:table-row table:style-name="ro1">
          <table:table-cell office:value-type="float" office:value="11183298" calcext:value-type="float">
            <text:p>11183298</text:p>
          </table:table-cell>
          <table:table-cell table:formula="of:=[.A701]/1000/(60*60*24)" office:value-type="time" office:time-value="PT03H06M23.298S" calcext:value-type="time">
            <text:p>03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552.36" calcext:value-type="float">
            <text:p>1552.36</text:p>
          </table:table-cell>
          <table:table-cell office:value-type="float" office:value="1814.19" calcext:value-type="float">
            <text:p>1814.19</text:p>
          </table:table-cell>
        </table:table-row>
        <table:table-row table:style-name="ro1">
          <table:table-cell office:value-type="float" office:value="11199299" calcext:value-type="float">
            <text:p>11199299</text:p>
          </table:table-cell>
          <table:table-cell table:formula="of:=[.A702]/1000/(60*60*24)" office:value-type="time" office:time-value="PT03H06M39.299S" calcext:value-type="time">
            <text:p>03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554.58" calcext:value-type="float">
            <text:p>1554.58</text:p>
          </table:table-cell>
          <table:table-cell office:value-type="float" office:value="1816.74" calcext:value-type="float">
            <text:p>1816.74</text:p>
          </table:table-cell>
        </table:table-row>
        <table:table-row table:style-name="ro1">
          <table:table-cell office:value-type="float" office:value="11215298" calcext:value-type="float">
            <text:p>11215298</text:p>
          </table:table-cell>
          <table:table-cell table:formula="of:=[.A703]/1000/(60*60*24)" office:value-type="time" office:time-value="PT03H06M55.298S" calcext:value-type="time">
            <text:p>03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2" calcext:value-type="float">
            <text:p>573.72</text:p>
          </table:table-cell>
          <table:table-cell office:value-type="float" office:value="1556.8" calcext:value-type="float">
            <text:p>1556.8</text:p>
          </table:table-cell>
          <table:table-cell office:value-type="float" office:value="1819.29" calcext:value-type="float">
            <text:p>1819.29</text:p>
          </table:table-cell>
        </table:table-row>
        <table:table-row table:style-name="ro1">
          <table:table-cell office:value-type="float" office:value="11231298" calcext:value-type="float">
            <text:p>11231298</text:p>
          </table:table-cell>
          <table:table-cell table:formula="of:=[.A704]/1000/(60*60*24)" office:value-type="time" office:time-value="PT03H07M11.298S" calcext:value-type="time">
            <text:p>03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6" calcext:value-type="float">
            <text:p>571.96</text:p>
          </table:table-cell>
          <table:table-cell office:value-type="float" office:value="1559.02" calcext:value-type="float">
            <text:p>1559.02</text:p>
          </table:table-cell>
          <table:table-cell office:value-type="float" office:value="1821.84" calcext:value-type="float">
            <text:p>1821.84</text:p>
          </table:table-cell>
        </table:table-row>
        <table:table-row table:style-name="ro1">
          <table:table-cell office:value-type="float" office:value="11247299" calcext:value-type="float">
            <text:p>11247299</text:p>
          </table:table-cell>
          <table:table-cell table:formula="of:=[.A705]/1000/(60*60*24)" office:value-type="time" office:time-value="PT03H07M27.299S" calcext:value-type="time">
            <text:p>03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9" calcext:value-type="float">
            <text:p>574.19</text:p>
          </table:table-cell>
          <table:table-cell office:value-type="float" office:value="1561.25" calcext:value-type="float">
            <text:p>1561.25</text:p>
          </table:table-cell>
          <table:table-cell office:value-type="float" office:value="1824.4" calcext:value-type="float">
            <text:p>1824.4</text:p>
          </table:table-cell>
        </table:table-row>
        <table:table-row table:style-name="ro1">
          <table:table-cell office:value-type="float" office:value="11263299" calcext:value-type="float">
            <text:p>11263299</text:p>
          </table:table-cell>
          <table:table-cell table:formula="of:=[.A706]/1000/(60*60*24)" office:value-type="time" office:time-value="PT03H07M43.299S" calcext:value-type="time">
            <text:p>03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2" calcext:value-type="float">
            <text:p>573.72</text:p>
          </table:table-cell>
          <table:table-cell office:value-type="float" office:value="1563.47" calcext:value-type="float">
            <text:p>1563.47</text:p>
          </table:table-cell>
          <table:table-cell office:value-type="float" office:value="1826.95" calcext:value-type="float">
            <text:p>1826.95</text:p>
          </table:table-cell>
        </table:table-row>
        <table:table-row table:style-name="ro1">
          <table:table-cell office:value-type="float" office:value="11279299" calcext:value-type="float">
            <text:p>11279299</text:p>
          </table:table-cell>
          <table:table-cell table:formula="of:=[.A707]/1000/(60*60*24)" office:value-type="time" office:time-value="PT03H07M59.299S" calcext:value-type="time">
            <text:p>03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5.72" calcext:value-type="float">
            <text:p>575.72</text:p>
          </table:table-cell>
          <table:table-cell office:value-type="float" office:value="1565.7" calcext:value-type="float">
            <text:p>1565.7</text:p>
          </table:table-cell>
          <table:table-cell office:value-type="float" office:value="1829.51" calcext:value-type="float">
            <text:p>1829.51</text:p>
          </table:table-cell>
        </table:table-row>
        <table:table-row table:style-name="ro1">
          <table:table-cell office:value-type="float" office:value="11295298" calcext:value-type="float">
            <text:p>11295298</text:p>
          </table:table-cell>
          <table:table-cell table:formula="of:=[.A708]/1000/(60*60*24)" office:value-type="time" office:time-value="PT03H08M15.298S" calcext:value-type="time">
            <text:p>03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2" calcext:value-type="float">
            <text:p>573.72</text:p>
          </table:table-cell>
          <table:table-cell office:value-type="float" office:value="1567.92" calcext:value-type="float">
            <text:p>1567.92</text:p>
          </table:table-cell>
          <table:table-cell office:value-type="float" office:value="1832.06" calcext:value-type="float">
            <text:p>1832.06</text:p>
          </table:table-cell>
        </table:table-row>
        <table:table-row table:style-name="ro1">
          <table:table-cell office:value-type="float" office:value="11311299" calcext:value-type="float">
            <text:p>11311299</text:p>
          </table:table-cell>
          <table:table-cell table:formula="of:=[.A709]/1000/(60*60*24)" office:value-type="time" office:time-value="PT03H08M31.299S" calcext:value-type="time">
            <text:p>03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3.63" calcext:value-type="float">
            <text:p>573.63</text:p>
          </table:table-cell>
          <table:table-cell office:value-type="float" office:value="1570.15" calcext:value-type="float">
            <text:p>1570.15</text:p>
          </table:table-cell>
          <table:table-cell office:value-type="float" office:value="1834.62" calcext:value-type="float">
            <text:p>1834.62</text:p>
          </table:table-cell>
        </table:table-row>
        <table:table-row table:style-name="ro1">
          <table:table-cell office:value-type="float" office:value="11327298" calcext:value-type="float">
            <text:p>11327298</text:p>
          </table:table-cell>
          <table:table-cell table:formula="of:=[.A710]/1000/(60*60*24)" office:value-type="time" office:time-value="PT03H08M47.298S" calcext:value-type="time">
            <text:p>03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5.95" calcext:value-type="float">
            <text:p>575.95</text:p>
          </table:table-cell>
          <table:table-cell office:value-type="float" office:value="1572.37" calcext:value-type="float">
            <text:p>1572.37</text:p>
          </table:table-cell>
          <table:table-cell office:value-type="float" office:value="1837.17" calcext:value-type="float">
            <text:p>1837.17</text:p>
          </table:table-cell>
        </table:table-row>
        <table:table-row table:style-name="ro1">
          <table:table-cell office:value-type="float" office:value="11343298" calcext:value-type="float">
            <text:p>11343298</text:p>
          </table:table-cell>
          <table:table-cell table:formula="of:=[.A711]/1000/(60*60*24)" office:value-type="time" office:time-value="PT03H09M03.298S" calcext:value-type="time">
            <text:p>03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574.6" calcext:value-type="float">
            <text:p>1574.6</text:p>
          </table:table-cell>
          <table:table-cell office:value-type="float" office:value="1839.72" calcext:value-type="float">
            <text:p>1839.72</text:p>
          </table:table-cell>
        </table:table-row>
        <table:table-row table:style-name="ro1">
          <table:table-cell office:value-type="float" office:value="11359298" calcext:value-type="float">
            <text:p>11359298</text:p>
          </table:table-cell>
          <table:table-cell table:formula="of:=[.A712]/1000/(60*60*24)" office:value-type="time" office:time-value="PT03H09M19.298S" calcext:value-type="time">
            <text:p>03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76.81" calcext:value-type="float">
            <text:p>1576.81</text:p>
          </table:table-cell>
          <table:table-cell office:value-type="float" office:value="1842.27" calcext:value-type="float">
            <text:p>1842.27</text:p>
          </table:table-cell>
        </table:table-row>
        <table:table-row table:style-name="ro1">
          <table:table-cell office:value-type="float" office:value="11375298" calcext:value-type="float">
            <text:p>11375298</text:p>
          </table:table-cell>
          <table:table-cell table:formula="of:=[.A713]/1000/(60*60*24)" office:value-type="time" office:time-value="PT03H09M35.298S" calcext:value-type="time">
            <text:p>03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79.03" calcext:value-type="float">
            <text:p>1579.03</text:p>
          </table:table-cell>
          <table:table-cell office:value-type="float" office:value="1844.81" calcext:value-type="float">
            <text:p>1844.81</text:p>
          </table:table-cell>
        </table:table-row>
        <table:table-row table:style-name="ro1">
          <table:table-cell office:value-type="float" office:value="11391298" calcext:value-type="float">
            <text:p>11391298</text:p>
          </table:table-cell>
          <table:table-cell table:formula="of:=[.A714]/1000/(60*60*24)" office:value-type="time" office:time-value="PT03H09M51.298S" calcext:value-type="time">
            <text:p>03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581.25" calcext:value-type="float">
            <text:p>1581.25</text:p>
          </table:table-cell>
          <table:table-cell office:value-type="float" office:value="1847.36" calcext:value-type="float">
            <text:p>1847.36</text:p>
          </table:table-cell>
        </table:table-row>
        <table:table-row table:style-name="ro1">
          <table:table-cell office:value-type="float" office:value="11407298" calcext:value-type="float">
            <text:p>11407298</text:p>
          </table:table-cell>
          <table:table-cell table:formula="of:=[.A715]/1000/(60*60*24)" office:value-type="time" office:time-value="PT03H10M07.298S" calcext:value-type="time">
            <text:p>03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83.47" calcext:value-type="float">
            <text:p>1583.47</text:p>
          </table:table-cell>
          <table:table-cell office:value-type="float" office:value="1849.9" calcext:value-type="float">
            <text:p>1849.9</text:p>
          </table:table-cell>
        </table:table-row>
        <table:table-row table:style-name="ro1">
          <table:table-cell office:value-type="float" office:value="11423299" calcext:value-type="float">
            <text:p>11423299</text:p>
          </table:table-cell>
          <table:table-cell table:formula="of:=[.A716]/1000/(60*60*24)" office:value-type="time" office:time-value="PT03H10M23.299S" calcext:value-type="time">
            <text:p>03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85.69" calcext:value-type="float">
            <text:p>1585.69</text:p>
          </table:table-cell>
          <table:table-cell office:value-type="float" office:value="1852.45" calcext:value-type="float">
            <text:p>1852.45</text:p>
          </table:table-cell>
        </table:table-row>
        <table:table-row table:style-name="ro1">
          <table:table-cell office:value-type="float" office:value="11439298" calcext:value-type="float">
            <text:p>11439298</text:p>
          </table:table-cell>
          <table:table-cell table:formula="of:=[.A717]/1000/(60*60*24)" office:value-type="time" office:time-value="PT03H10M39.298S" calcext:value-type="time">
            <text:p>03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587.91" calcext:value-type="float">
            <text:p>1587.91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11455298" calcext:value-type="float">
            <text:p>11455298</text:p>
          </table:table-cell>
          <table:table-cell table:formula="of:=[.A718]/1000/(60*60*24)" office:value-type="time" office:time-value="PT03H10M55.298S" calcext:value-type="time">
            <text:p>03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90.13" calcext:value-type="float">
            <text:p>1590.13</text:p>
          </table:table-cell>
          <table:table-cell office:value-type="float" office:value="1857.54" calcext:value-type="float">
            <text:p>1857.54</text:p>
          </table:table-cell>
        </table:table-row>
        <table:table-row table:style-name="ro1">
          <table:table-cell office:value-type="float" office:value="11471298" calcext:value-type="float">
            <text:p>11471298</text:p>
          </table:table-cell>
          <table:table-cell table:formula="of:=[.A719]/1000/(60*60*24)" office:value-type="time" office:time-value="PT03H11M11.298S" calcext:value-type="time">
            <text:p>03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92.35" calcext:value-type="float">
            <text:p>1592.35</text:p>
          </table:table-cell>
          <table:table-cell office:value-type="float" office:value="1860.09" calcext:value-type="float">
            <text:p>1860.09</text:p>
          </table:table-cell>
        </table:table-row>
        <table:table-row table:style-name="ro1">
          <table:table-cell office:value-type="float" office:value="11487298" calcext:value-type="float">
            <text:p>11487298</text:p>
          </table:table-cell>
          <table:table-cell table:formula="of:=[.A720]/1000/(60*60*24)" office:value-type="time" office:time-value="PT03H11M27.298S" calcext:value-type="time">
            <text:p>03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94.57" calcext:value-type="float">
            <text:p>1594.57</text:p>
          </table:table-cell>
          <table:table-cell office:value-type="float" office:value="1862.63" calcext:value-type="float">
            <text:p>1862.63</text:p>
          </table:table-cell>
        </table:table-row>
        <table:table-row table:style-name="ro1">
          <table:table-cell office:value-type="float" office:value="11503298" calcext:value-type="float">
            <text:p>11503298</text:p>
          </table:table-cell>
          <table:table-cell table:formula="of:=[.A721]/1000/(60*60*24)" office:value-type="time" office:time-value="PT03H11M43.298S" calcext:value-type="time">
            <text:p>03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96.79" calcext:value-type="float">
            <text:p>1596.79</text:p>
          </table:table-cell>
          <table:table-cell office:value-type="float" office:value="1865.17" calcext:value-type="float">
            <text:p>1865.17</text:p>
          </table:table-cell>
        </table:table-row>
        <table:table-row table:style-name="ro1">
          <table:table-cell office:value-type="float" office:value="11519298" calcext:value-type="float">
            <text:p>11519298</text:p>
          </table:table-cell>
          <table:table-cell table:formula="of:=[.A722]/1000/(60*60*24)" office:value-type="time" office:time-value="PT03H11M59.298S" calcext:value-type="time">
            <text:p>03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3.95" calcext:value-type="float">
            <text:p>573.95</text:p>
          </table:table-cell>
          <table:table-cell office:value-type="float" office:value="1599.01" calcext:value-type="float">
            <text:p>1599.01</text:p>
          </table:table-cell>
          <table:table-cell office:value-type="float" office:value="1867.72" calcext:value-type="float">
            <text:p>1867.72</text:p>
          </table:table-cell>
        </table:table-row>
        <table:table-row table:style-name="ro1">
          <table:table-cell office:value-type="float" office:value="11535299" calcext:value-type="float">
            <text:p>11535299</text:p>
          </table:table-cell>
          <table:table-cell table:formula="of:=[.A723]/1000/(60*60*24)" office:value-type="time" office:time-value="PT03H12M15.299S" calcext:value-type="time">
            <text:p>03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9" calcext:value-type="float">
            <text:p>574.19</text:p>
          </table:table-cell>
          <table:table-cell office:value-type="float" office:value="1601.23" calcext:value-type="float">
            <text:p>1601.23</text:p>
          </table:table-cell>
          <table:table-cell office:value-type="float" office:value="1870.27" calcext:value-type="float">
            <text:p>1870.27</text:p>
          </table:table-cell>
        </table:table-row>
        <table:table-row table:style-name="ro1">
          <table:table-cell office:value-type="float" office:value="11551298" calcext:value-type="float">
            <text:p>11551298</text:p>
          </table:table-cell>
          <table:table-cell table:formula="of:=[.A724]/1000/(60*60*24)" office:value-type="time" office:time-value="PT03H12M31.298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7" calcext:value-type="float">
            <text:p>572.07</text:p>
          </table:table-cell>
          <table:table-cell office:value-type="float" office:value="1603.46" calcext:value-type="float">
            <text:p>1603.46</text:p>
          </table:table-cell>
          <table:table-cell office:value-type="float" office:value="1872.82" calcext:value-type="float">
            <text:p>1872.82</text:p>
          </table:table-cell>
        </table:table-row>
        <table:table-row table:style-name="ro1">
          <table:table-cell office:value-type="float" office:value="11567298" calcext:value-type="float">
            <text:p>11567298</text:p>
          </table:table-cell>
          <table:table-cell table:formula="of:=[.A725]/1000/(60*60*24)" office:value-type="time" office:time-value="PT03H12M47.298S" calcext:value-type="time">
            <text:p>03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05.68" calcext:value-type="float">
            <text:p>1605.68</text:p>
          </table:table-cell>
          <table:table-cell office:value-type="float" office:value="1875.37" calcext:value-type="float">
            <text:p>1875.37</text:p>
          </table:table-cell>
        </table:table-row>
        <table:table-row table:style-name="ro1">
          <table:table-cell office:value-type="float" office:value="11583299" calcext:value-type="float">
            <text:p>11583299</text:p>
          </table:table-cell>
          <table:table-cell table:formula="of:=[.A726]/1000/(60*60*24)" office:value-type="time" office:time-value="PT03H13M03.299S" calcext:value-type="time">
            <text:p>03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07.9" calcext:value-type="float">
            <text:p>1607.9</text:p>
          </table:table-cell>
          <table:table-cell office:value-type="float" office:value="1877.91" calcext:value-type="float">
            <text:p>1877.91</text:p>
          </table:table-cell>
        </table:table-row>
        <table:table-row table:style-name="ro1">
          <table:table-cell office:value-type="float" office:value="11599298" calcext:value-type="float">
            <text:p>11599298</text:p>
          </table:table-cell>
          <table:table-cell table:formula="of:=[.A727]/1000/(60*60*24)" office:value-type="time" office:time-value="PT03H13M19.298S" calcext:value-type="time">
            <text:p>03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10.12" calcext:value-type="float">
            <text:p>1610.12</text:p>
          </table:table-cell>
          <table:table-cell office:value-type="float" office:value="1880.45" calcext:value-type="float">
            <text:p>1880.45</text:p>
          </table:table-cell>
        </table:table-row>
        <table:table-row table:style-name="ro1">
          <table:table-cell office:value-type="float" office:value="11615298" calcext:value-type="float">
            <text:p>11615298</text:p>
          </table:table-cell>
          <table:table-cell table:formula="of:=[.A728]/1000/(60*60*24)" office:value-type="time" office:time-value="PT03H13M35.298S" calcext:value-type="time">
            <text:p>03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612.34" calcext:value-type="float">
            <text:p>1612.34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1631299" calcext:value-type="float">
            <text:p>11631299</text:p>
          </table:table-cell>
          <table:table-cell table:formula="of:=[.A729]/1000/(60*60*24)" office:value-type="time" office:time-value="PT03H13M51.299S" calcext:value-type="time">
            <text:p>03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614.56" calcext:value-type="float">
            <text:p>1614.56</text:p>
          </table:table-cell>
          <table:table-cell office:value-type="float" office:value="1885.54" calcext:value-type="float">
            <text:p>1885.54</text:p>
          </table:table-cell>
        </table:table-row>
        <table:table-row table:style-name="ro1">
          <table:table-cell office:value-type="float" office:value="11647298" calcext:value-type="float">
            <text:p>11647298</text:p>
          </table:table-cell>
          <table:table-cell table:formula="of:=[.A730]/1000/(60*60*24)" office:value-type="time" office:time-value="PT03H14M07.298S" calcext:value-type="time">
            <text:p>03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16.78" calcext:value-type="float">
            <text:p>1616.78</text:p>
          </table:table-cell>
          <table:table-cell office:value-type="float" office:value="1888.08" calcext:value-type="float">
            <text:p>1888.08</text:p>
          </table:table-cell>
        </table:table-row>
        <table:table-row table:style-name="ro1">
          <table:table-cell office:value-type="float" office:value="11663299" calcext:value-type="float">
            <text:p>11663299</text:p>
          </table:table-cell>
          <table:table-cell table:formula="of:=[.A731]/1000/(60*60*24)" office:value-type="time" office:time-value="PT03H14M23.299S" calcext:value-type="time">
            <text:p>03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619" calcext:value-type="float">
            <text:p>1619</text:p>
          </table:table-cell>
          <table:table-cell office:value-type="float" office:value="1890.62" calcext:value-type="float">
            <text:p>1890.62</text:p>
          </table:table-cell>
        </table:table-row>
        <table:table-row table:style-name="ro1">
          <table:table-cell office:value-type="float" office:value="11679298" calcext:value-type="float">
            <text:p>11679298</text:p>
          </table:table-cell>
          <table:table-cell table:formula="of:=[.A732]/1000/(60*60*24)" office:value-type="time" office:time-value="PT03H14M39.298S" calcext:value-type="time">
            <text:p>03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621.22" calcext:value-type="float">
            <text:p>1621.22</text:p>
          </table:table-cell>
          <table:table-cell office:value-type="float" office:value="1893.17" calcext:value-type="float">
            <text:p>1893.17</text:p>
          </table:table-cell>
        </table:table-row>
        <table:table-row table:style-name="ro1">
          <table:table-cell office:value-type="float" office:value="11695298" calcext:value-type="float">
            <text:p>11695298</text:p>
          </table:table-cell>
          <table:table-cell table:formula="of:=[.A733]/1000/(60*60*24)" office:value-type="time" office:time-value="PT03H14M55.298S" calcext:value-type="time">
            <text:p>03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23.44" calcext:value-type="float">
            <text:p>1623.44</text:p>
          </table:table-cell>
          <table:table-cell office:value-type="float" office:value="1895.71" calcext:value-type="float">
            <text:p>1895.71</text:p>
          </table:table-cell>
        </table:table-row>
        <table:table-row table:style-name="ro1">
          <table:table-cell office:value-type="float" office:value="11711298" calcext:value-type="float">
            <text:p>11711298</text:p>
          </table:table-cell>
          <table:table-cell table:formula="of:=[.A734]/1000/(60*60*24)" office:value-type="time" office:time-value="PT03H15M11.298S" calcext:value-type="time">
            <text:p>03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625.66" calcext:value-type="float">
            <text:p>1625.66</text:p>
          </table:table-cell>
          <table:table-cell office:value-type="float" office:value="1898.25" calcext:value-type="float">
            <text:p>1898.25</text:p>
          </table:table-cell>
        </table:table-row>
        <table:table-row table:style-name="ro1">
          <table:table-cell office:value-type="float" office:value="11727298" calcext:value-type="float">
            <text:p>11727298</text:p>
          </table:table-cell>
          <table:table-cell table:formula="of:=[.A735]/1000/(60*60*24)" office:value-type="time" office:time-value="PT03H15M27.298S" calcext:value-type="time">
            <text:p>03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" calcext:value-type="float">
            <text:p>572.2</text:p>
          </table:table-cell>
          <table:table-cell office:value-type="float" office:value="1627.88" calcext:value-type="float">
            <text:p>1627.88</text:p>
          </table:table-cell>
          <table:table-cell office:value-type="float" office:value="1900.79" calcext:value-type="float">
            <text:p>1900.79</text:p>
          </table:table-cell>
        </table:table-row>
        <table:table-row table:style-name="ro1">
          <table:table-cell office:value-type="float" office:value="11743298" calcext:value-type="float">
            <text:p>11743298</text:p>
          </table:table-cell>
          <table:table-cell table:formula="of:=[.A736]/1000/(60*60*24)" office:value-type="time" office:time-value="PT03H15M43.298S" calcext:value-type="time">
            <text:p>03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30.09" calcext:value-type="float">
            <text:p>1630.09</text:p>
          </table:table-cell>
          <table:table-cell office:value-type="float" office:value="1903.33" calcext:value-type="float">
            <text:p>1903.33</text:p>
          </table:table-cell>
        </table:table-row>
        <table:table-row table:style-name="ro1">
          <table:table-cell office:value-type="float" office:value="11759298" calcext:value-type="float">
            <text:p>11759298</text:p>
          </table:table-cell>
          <table:table-cell table:formula="of:=[.A737]/1000/(60*60*24)" office:value-type="time" office:time-value="PT03H15M59.298S" calcext:value-type="time">
            <text:p>03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32.31" calcext:value-type="float">
            <text:p>1632.31</text:p>
          </table:table-cell>
          <table:table-cell office:value-type="float" office:value="1905.87" calcext:value-type="float">
            <text:p>1905.87</text:p>
          </table:table-cell>
        </table:table-row>
        <table:table-row table:style-name="ro1">
          <table:table-cell office:value-type="float" office:value="11775299" calcext:value-type="float">
            <text:p>11775299</text:p>
          </table:table-cell>
          <table:table-cell table:formula="of:=[.A738]/1000/(60*60*24)" office:value-type="time" office:time-value="PT03H16M15.299S" calcext:value-type="time">
            <text:p>03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34.53" calcext:value-type="float">
            <text:p>1634.53</text:p>
          </table:table-cell>
          <table:table-cell office:value-type="float" office:value="1908.41" calcext:value-type="float">
            <text:p>1908.41</text:p>
          </table:table-cell>
        </table:table-row>
        <table:table-row table:style-name="ro1">
          <table:table-cell office:value-type="float" office:value="11791298" calcext:value-type="float">
            <text:p>11791298</text:p>
          </table:table-cell>
          <table:table-cell table:formula="of:=[.A739]/1000/(60*60*24)" office:value-type="time" office:time-value="PT03H16M31.298S" calcext:value-type="time">
            <text:p>03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36.75" calcext:value-type="float">
            <text:p>1636.75</text:p>
          </table:table-cell>
          <table:table-cell office:value-type="float" office:value="1910.95" calcext:value-type="float">
            <text:p>1910.95</text:p>
          </table:table-cell>
        </table:table-row>
        <table:table-row table:style-name="ro1">
          <table:table-cell office:value-type="float" office:value="11807298" calcext:value-type="float">
            <text:p>11807298</text:p>
          </table:table-cell>
          <table:table-cell table:formula="of:=[.A740]/1000/(60*60*24)" office:value-type="time" office:time-value="PT03H16M47.298S" calcext:value-type="time">
            <text:p>03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638.97" calcext:value-type="float">
            <text:p>1638.97</text:p>
          </table:table-cell>
          <table:table-cell office:value-type="float" office:value="1913.49" calcext:value-type="float">
            <text:p>1913.49</text:p>
          </table:table-cell>
        </table:table-row>
        <table:table-row table:style-name="ro1">
          <table:table-cell office:value-type="float" office:value="11823298" calcext:value-type="float">
            <text:p>11823298</text:p>
          </table:table-cell>
          <table:table-cell table:formula="of:=[.A741]/1000/(60*60*24)" office:value-type="time" office:time-value="PT03H17M03.298S" calcext:value-type="time">
            <text:p>03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641.19" calcext:value-type="float">
            <text:p>1641.19</text:p>
          </table:table-cell>
          <table:table-cell office:value-type="float" office:value="1916.03" calcext:value-type="float">
            <text:p>1916.03</text:p>
          </table:table-cell>
        </table:table-row>
        <table:table-row table:style-name="ro1">
          <table:table-cell office:value-type="float" office:value="11839299" calcext:value-type="float">
            <text:p>11839299</text:p>
          </table:table-cell>
          <table:table-cell table:formula="of:=[.A742]/1000/(60*60*24)" office:value-type="time" office:time-value="PT03H17M19.299S" calcext:value-type="time">
            <text:p>03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6" calcext:value-type="float">
            <text:p>572.26</text:p>
          </table:table-cell>
          <table:table-cell office:value-type="float" office:value="1643.41" calcext:value-type="float">
            <text:p>1643.41</text:p>
          </table:table-cell>
          <table:table-cell office:value-type="float" office:value="1918.57" calcext:value-type="float">
            <text:p>1918.57</text:p>
          </table:table-cell>
        </table:table-row>
        <table:table-row table:style-name="ro1">
          <table:table-cell office:value-type="float" office:value="11855299" calcext:value-type="float">
            <text:p>11855299</text:p>
          </table:table-cell>
          <table:table-cell table:formula="of:=[.A743]/1000/(60*60*24)" office:value-type="time" office:time-value="PT03H17M35.299S" calcext:value-type="time">
            <text:p>03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645.63" calcext:value-type="float">
            <text:p>1645.63</text:p>
          </table:table-cell>
          <table:table-cell office:value-type="float" office:value="1921.11" calcext:value-type="float">
            <text:p>1921.11</text:p>
          </table:table-cell>
        </table:table-row>
        <table:table-row table:style-name="ro1">
          <table:table-cell office:value-type="float" office:value="11871298" calcext:value-type="float">
            <text:p>11871298</text:p>
          </table:table-cell>
          <table:table-cell table:formula="of:=[.A744]/1000/(60*60*24)" office:value-type="time" office:time-value="PT03H17M51.298S" calcext:value-type="time">
            <text:p>03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647.85" calcext:value-type="float">
            <text:p>1647.85</text:p>
          </table:table-cell>
          <table:table-cell office:value-type="float" office:value="1923.65" calcext:value-type="float">
            <text:p>1923.65</text:p>
          </table:table-cell>
        </table:table-row>
        <table:table-row table:style-name="ro1">
          <table:table-cell office:value-type="float" office:value="11887299" calcext:value-type="float">
            <text:p>11887299</text:p>
          </table:table-cell>
          <table:table-cell table:formula="of:=[.A745]/1000/(60*60*24)" office:value-type="time" office:time-value="PT03H18M07.299S" calcext:value-type="time">
            <text:p>03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650.07" calcext:value-type="float">
            <text:p>1650.07</text:p>
          </table:table-cell>
          <table:table-cell office:value-type="float" office:value="1926.19" calcext:value-type="float">
            <text:p>1926.19</text:p>
          </table:table-cell>
        </table:table-row>
        <table:table-row table:style-name="ro1">
          <table:table-cell office:value-type="float" office:value="11903298" calcext:value-type="float">
            <text:p>11903298</text:p>
          </table:table-cell>
          <table:table-cell table:formula="of:=[.A746]/1000/(60*60*24)" office:value-type="time" office:time-value="PT03H18M23.298S" calcext:value-type="time">
            <text:p>03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652.3" calcext:value-type="float">
            <text:p>1652.3</text:p>
          </table:table-cell>
          <table:table-cell office:value-type="float" office:value="1928.74" calcext:value-type="float">
            <text:p>1928.74</text:p>
          </table:table-cell>
        </table:table-row>
        <table:table-row table:style-name="ro1">
          <table:table-cell office:value-type="float" office:value="11919298" calcext:value-type="float">
            <text:p>11919298</text:p>
          </table:table-cell>
          <table:table-cell table:formula="of:=[.A747]/1000/(60*60*24)" office:value-type="time" office:time-value="PT03H18M39.298S" calcext:value-type="time">
            <text:p>03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654.52" calcext:value-type="float">
            <text:p>1654.52</text:p>
          </table:table-cell>
          <table:table-cell office:value-type="float" office:value="1931.28" calcext:value-type="float">
            <text:p>1931.28</text:p>
          </table:table-cell>
        </table:table-row>
        <table:table-row table:style-name="ro1">
          <table:table-cell office:value-type="float" office:value="11935298" calcext:value-type="float">
            <text:p>11935298</text:p>
          </table:table-cell>
          <table:table-cell table:formula="of:=[.A748]/1000/(60*60*24)" office:value-type="time" office:time-value="PT03H18M55.298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4" calcext:value-type="float">
            <text:p>570.04</text:p>
          </table:table-cell>
          <table:table-cell office:value-type="float" office:value="1656.74" calcext:value-type="float">
            <text:p>1656.74</text:p>
          </table:table-cell>
          <table:table-cell office:value-type="float" office:value="1933.82" calcext:value-type="float">
            <text:p>1933.82</text:p>
          </table:table-cell>
        </table:table-row>
        <table:table-row table:style-name="ro1">
          <table:table-cell office:value-type="float" office:value="11951298" calcext:value-type="float">
            <text:p>11951298</text:p>
          </table:table-cell>
          <table:table-cell table:formula="of:=[.A749]/1000/(60*60*24)" office:value-type="time" office:time-value="PT03H19M11.298S" calcext:value-type="time">
            <text:p>03:1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658.95" calcext:value-type="float">
            <text:p>1658.95</text:p>
          </table:table-cell>
          <table:table-cell office:value-type="float" office:value="1936.35" calcext:value-type="float">
            <text:p>1936.35</text:p>
          </table:table-cell>
        </table:table-row>
        <table:table-row table:style-name="ro1">
          <table:table-cell office:value-type="float" office:value="11967298" calcext:value-type="float">
            <text:p>11967298</text:p>
          </table:table-cell>
          <table:table-cell table:formula="of:=[.A750]/1000/(60*60*24)" office:value-type="time" office:time-value="PT03H19M27.298S" calcext:value-type="time">
            <text:p>03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661.17" calcext:value-type="float">
            <text:p>1661.17</text:p>
          </table:table-cell>
          <table:table-cell office:value-type="float" office:value="1938.89" calcext:value-type="float">
            <text:p>1938.89</text:p>
          </table:table-cell>
        </table:table-row>
        <table:table-row table:style-name="ro1">
          <table:table-cell office:value-type="float" office:value="11983299" calcext:value-type="float">
            <text:p>11983299</text:p>
          </table:table-cell>
          <table:table-cell table:formula="of:=[.A751]/1000/(60*60*24)" office:value-type="time" office:time-value="PT03H19M43.299S" calcext:value-type="time">
            <text:p>03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663.39" calcext:value-type="float">
            <text:p>1663.39</text:p>
          </table:table-cell>
          <table:table-cell office:value-type="float" office:value="1941.43" calcext:value-type="float">
            <text:p>1941.43</text:p>
          </table:table-cell>
        </table:table-row>
        <table:table-row table:style-name="ro1">
          <table:table-cell office:value-type="float" office:value="11999298" calcext:value-type="float">
            <text:p>11999298</text:p>
          </table:table-cell>
          <table:table-cell table:formula="of:=[.A752]/1000/(60*60*24)" office:value-type="time" office:time-value="PT03H19M59.298S" calcext:value-type="time">
            <text:p>03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665.61" calcext:value-type="float">
            <text:p>1665.61</text:p>
          </table:table-cell>
          <table:table-cell office:value-type="float" office:value="1943.96" calcext:value-type="float">
            <text:p>1943.96</text:p>
          </table:table-cell>
        </table:table-row>
        <table:table-row table:style-name="ro1">
          <table:table-cell office:value-type="float" office:value="12015298" calcext:value-type="float">
            <text:p>12015298</text:p>
          </table:table-cell>
          <table:table-cell table:formula="of:=[.A753]/1000/(60*60*24)" office:value-type="time" office:time-value="PT03H20M15.298S" calcext:value-type="time">
            <text:p>03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9.82" calcext:value-type="float">
            <text:p>569.82</text:p>
          </table:table-cell>
          <table:table-cell office:value-type="float" office:value="1667.83" calcext:value-type="float">
            <text:p>1667.83</text:p>
          </table:table-cell>
          <table:table-cell office:value-type="float" office:value="1946.5" calcext:value-type="float">
            <text:p>1946.5</text:p>
          </table:table-cell>
        </table:table-row>
        <table:table-row table:style-name="ro1">
          <table:table-cell office:value-type="float" office:value="12031298" calcext:value-type="float">
            <text:p>12031298</text:p>
          </table:table-cell>
          <table:table-cell table:formula="of:=[.A754]/1000/(60*60*24)" office:value-type="time" office:time-value="PT03H20M31.298S" calcext:value-type="time">
            <text:p>03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70.05" calcext:value-type="float">
            <text:p>1670.05</text:p>
          </table:table-cell>
          <table:table-cell office:value-type="float" office:value="1949.04" calcext:value-type="float">
            <text:p>1949.04</text:p>
          </table:table-cell>
        </table:table-row>
        <table:table-row table:style-name="ro1">
          <table:table-cell office:value-type="float" office:value="12047298" calcext:value-type="float">
            <text:p>12047298</text:p>
          </table:table-cell>
          <table:table-cell table:formula="of:=[.A755]/1000/(60*60*24)" office:value-type="time" office:time-value="PT03H20M47.298S" calcext:value-type="time">
            <text:p>03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4" calcext:value-type="float">
            <text:p>570.04</text:p>
          </table:table-cell>
          <table:table-cell office:value-type="float" office:value="1672.27" calcext:value-type="float">
            <text:p>1672.27</text:p>
          </table:table-cell>
          <table:table-cell office:value-type="float" office:value="1951.57" calcext:value-type="float">
            <text:p>1951.57</text:p>
          </table:table-cell>
        </table:table-row>
        <table:table-row table:style-name="ro1">
          <table:table-cell office:value-type="float" office:value="12063298" calcext:value-type="float">
            <text:p>12063298</text:p>
          </table:table-cell>
          <table:table-cell table:formula="of:=[.A756]/1000/(60*60*24)" office:value-type="time" office:time-value="PT03H21M03.298S" calcext:value-type="time">
            <text:p>03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4" calcext:value-type="float">
            <text:p>569.94</text:p>
          </table:table-cell>
          <table:table-cell office:value-type="float" office:value="1674.49" calcext:value-type="float">
            <text:p>1674.49</text:p>
          </table:table-cell>
          <table:table-cell office:value-type="float" office:value="1954.1" calcext:value-type="float">
            <text:p>1954.1</text:p>
          </table:table-cell>
        </table:table-row>
        <table:table-row table:style-name="ro1">
          <table:table-cell office:value-type="float" office:value="12079298" calcext:value-type="float">
            <text:p>12079298</text:p>
          </table:table-cell>
          <table:table-cell table:formula="of:=[.A757]/1000/(60*60*24)" office:value-type="time" office:time-value="PT03H21M19.298S" calcext:value-type="time">
            <text:p>03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676.71" calcext:value-type="float">
            <text:p>1676.71</text:p>
          </table:table-cell>
          <table:table-cell office:value-type="float" office:value="1956.64" calcext:value-type="float">
            <text:p>1956.64</text:p>
          </table:table-cell>
        </table:table-row>
        <table:table-row table:style-name="ro1">
          <table:table-cell office:value-type="float" office:value="12095298" calcext:value-type="float">
            <text:p>12095298</text:p>
          </table:table-cell>
          <table:table-cell table:formula="of:=[.A758]/1000/(60*60*24)" office:value-type="time" office:time-value="PT03H21M35.298S" calcext:value-type="time">
            <text:p>03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" calcext:value-type="float">
            <text:p>572.5</text:p>
          </table:table-cell>
          <table:table-cell office:value-type="float" office:value="1678.93" calcext:value-type="float">
            <text:p>1678.93</text:p>
          </table:table-cell>
          <table:table-cell office:value-type="float" office:value="1959.18" calcext:value-type="float">
            <text:p>1959.18</text:p>
          </table:table-cell>
        </table:table-row>
        <table:table-row table:style-name="ro1">
          <table:table-cell office:value-type="float" office:value="12111299" calcext:value-type="float">
            <text:p>12111299</text:p>
          </table:table-cell>
          <table:table-cell table:formula="of:=[.A759]/1000/(60*60*24)" office:value-type="time" office:time-value="PT03H21M51.299S" calcext:value-type="time">
            <text:p>03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681.15" calcext:value-type="float">
            <text:p>1681.15</text:p>
          </table:table-cell>
          <table:table-cell office:value-type="float" office:value="1961.71" calcext:value-type="float">
            <text:p>1961.71</text:p>
          </table:table-cell>
        </table:table-row>
        <table:table-row table:style-name="ro1">
          <table:table-cell office:value-type="float" office:value="12127298" calcext:value-type="float">
            <text:p>12127298</text:p>
          </table:table-cell>
          <table:table-cell table:formula="of:=[.A760]/1000/(60*60*24)" office:value-type="time" office:time-value="PT03H22M07.298S" calcext:value-type="time">
            <text:p>03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683.36" calcext:value-type="float">
            <text:p>1683.36</text:p>
          </table:table-cell>
          <table:table-cell office:value-type="float" office:value="1964.24" calcext:value-type="float">
            <text:p>1964.24</text:p>
          </table:table-cell>
        </table:table-row>
        <table:table-row table:style-name="ro1">
          <table:table-cell office:value-type="float" office:value="12143299" calcext:value-type="float">
            <text:p>12143299</text:p>
          </table:table-cell>
          <table:table-cell table:formula="of:=[.A761]/1000/(60*60*24)" office:value-type="time" office:time-value="PT03H22M23.299S" calcext:value-type="time">
            <text:p>03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85.58" calcext:value-type="float">
            <text:p>1685.58</text:p>
          </table:table-cell>
          <table:table-cell office:value-type="float" office:value="1966.78" calcext:value-type="float">
            <text:p>1966.78</text:p>
          </table:table-cell>
        </table:table-row>
        <table:table-row table:style-name="ro1">
          <table:table-cell office:value-type="float" office:value="12159298" calcext:value-type="float">
            <text:p>12159298</text:p>
          </table:table-cell>
          <table:table-cell table:formula="of:=[.A762]/1000/(60*60*24)" office:value-type="time" office:time-value="PT03H22M39.298S" calcext:value-type="time">
            <text:p>03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1" calcext:value-type="float">
            <text:p>570.41</text:p>
          </table:table-cell>
          <table:table-cell office:value-type="float" office:value="1687.8" calcext:value-type="float">
            <text:p>1687.8</text:p>
          </table:table-cell>
          <table:table-cell office:value-type="float" office:value="1969.31" calcext:value-type="float">
            <text:p>1969.31</text:p>
          </table:table-cell>
        </table:table-row>
        <table:table-row table:style-name="ro1">
          <table:table-cell office:value-type="float" office:value="12175298" calcext:value-type="float">
            <text:p>12175298</text:p>
          </table:table-cell>
          <table:table-cell table:formula="of:=[.A763]/1000/(60*60*24)" office:value-type="time" office:time-value="PT03H22M55.298S" calcext:value-type="time">
            <text:p>03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7" calcext:value-type="float">
            <text:p>569.97</text:p>
          </table:table-cell>
          <table:table-cell office:value-type="float" office:value="1690.02" calcext:value-type="float">
            <text:p>1690.02</text:p>
          </table:table-cell>
          <table:table-cell office:value-type="float" office:value="1971.85" calcext:value-type="float">
            <text:p>1971.85</text:p>
          </table:table-cell>
        </table:table-row>
        <table:table-row table:style-name="ro1">
          <table:table-cell office:value-type="float" office:value="12191298" calcext:value-type="float">
            <text:p>12191298</text:p>
          </table:table-cell>
          <table:table-cell table:formula="of:=[.A764]/1000/(60*60*24)" office:value-type="time" office:time-value="PT03H23M11.298S" calcext:value-type="time">
            <text:p>03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692.24" calcext:value-type="float">
            <text:p>1692.24</text:p>
          </table:table-cell>
          <table:table-cell office:value-type="float" office:value="1974.38" calcext:value-type="float">
            <text:p>1974.38</text:p>
          </table:table-cell>
        </table:table-row>
        <table:table-row table:style-name="ro1">
          <table:table-cell office:value-type="float" office:value="12207298" calcext:value-type="float">
            <text:p>12207298</text:p>
          </table:table-cell>
          <table:table-cell table:formula="of:=[.A765]/1000/(60*60*24)" office:value-type="time" office:time-value="PT03H23M27.298S" calcext:value-type="time">
            <text:p>03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5" calcext:value-type="float">
            <text:p>569.85</text:p>
          </table:table-cell>
          <table:table-cell office:value-type="float" office:value="1694.46" calcext:value-type="float">
            <text:p>1694.46</text:p>
          </table:table-cell>
          <table:table-cell office:value-type="float" office:value="1976.92" calcext:value-type="float">
            <text:p>1976.92</text:p>
          </table:table-cell>
        </table:table-row>
        <table:table-row table:style-name="ro1">
          <table:table-cell office:value-type="float" office:value="12223298" calcext:value-type="float">
            <text:p>12223298</text:p>
          </table:table-cell>
          <table:table-cell table:formula="of:=[.A766]/1000/(60*60*24)" office:value-type="time" office:time-value="PT03H23M43.298S" calcext:value-type="time">
            <text:p>03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1.62" calcext:value-type="float">
            <text:p>571.62</text:p>
          </table:table-cell>
          <table:table-cell office:value-type="float" office:value="1696.69" calcext:value-type="float">
            <text:p>1696.69</text:p>
          </table:table-cell>
          <table:table-cell office:value-type="float" office:value="1979.46" calcext:value-type="float">
            <text:p>1979.46</text:p>
          </table:table-cell>
        </table:table-row>
        <table:table-row table:style-name="ro1">
          <table:table-cell office:value-type="float" office:value="12239298" calcext:value-type="float">
            <text:p>12239298</text:p>
          </table:table-cell>
          <table:table-cell table:formula="of:=[.A767]/1000/(60*60*24)" office:value-type="time" office:time-value="PT03H23M59.298S" calcext:value-type="time">
            <text:p>03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7" calcext:value-type="float">
            <text:p>571.87</text:p>
          </table:table-cell>
          <table:table-cell office:value-type="float" office:value="1698.92" calcext:value-type="float">
            <text:p>1698.92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2255298" calcext:value-type="float">
            <text:p>12255298</text:p>
          </table:table-cell>
          <table:table-cell table:formula="of:=[.A768]/1000/(60*60*24)" office:value-type="time" office:time-value="PT03H24M15.298S" calcext:value-type="time">
            <text:p>03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701.14" calcext:value-type="float">
            <text:p>1701.14</text:p>
          </table:table-cell>
          <table:table-cell office:value-type="float" office:value="1984.54" calcext:value-type="float">
            <text:p>1984.54</text:p>
          </table:table-cell>
        </table:table-row>
        <table:table-row table:style-name="ro1">
          <table:table-cell office:value-type="float" office:value="12271298" calcext:value-type="float">
            <text:p>12271298</text:p>
          </table:table-cell>
          <table:table-cell table:formula="of:=[.A769]/1000/(60*60*24)" office:value-type="time" office:time-value="PT03H24M31.298S" calcext:value-type="time">
            <text:p>03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501.12" calcext:value-type="float">
            <text:p>501.12</text:p>
          </table:table-cell>
          <table:table-cell office:value-type="float" office:value="572.32" calcext:value-type="float">
            <text:p>572.32</text:p>
          </table:table-cell>
          <table:table-cell office:value-type="float" office:value="1703.37" calcext:value-type="float">
            <text:p>1703.37</text:p>
          </table:table-cell>
          <table:table-cell office:value-type="float" office:value="1987.08" calcext:value-type="float">
            <text:p>1987.08</text:p>
          </table:table-cell>
        </table:table-row>
        <table:table-row table:style-name="ro1">
          <table:table-cell office:value-type="float" office:value="12287298" calcext:value-type="float">
            <text:p>12287298</text:p>
          </table:table-cell>
          <table:table-cell table:formula="of:=[.A770]/1000/(60*60*24)" office:value-type="time" office:time-value="PT03H24M47.298S" calcext:value-type="time">
            <text:p>03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1" calcext:value-type="float">
            <text:p>572.1</text:p>
          </table:table-cell>
          <table:table-cell office:value-type="float" office:value="1705.59" calcext:value-type="float">
            <text:p>1705.59</text:p>
          </table:table-cell>
          <table:table-cell office:value-type="float" office:value="1989.62" calcext:value-type="float">
            <text:p>1989.62</text:p>
          </table:table-cell>
        </table:table-row>
        <table:table-row table:style-name="ro1">
          <table:table-cell office:value-type="float" office:value="12303298" calcext:value-type="float">
            <text:p>12303298</text:p>
          </table:table-cell>
          <table:table-cell table:formula="of:=[.A771]/1000/(60*60*24)" office:value-type="time" office:time-value="PT03H25M03.298S" calcext:value-type="time">
            <text:p>03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6" calcext:value-type="float">
            <text:p>571.96</text:p>
          </table:table-cell>
          <table:table-cell office:value-type="float" office:value="1707.82" calcext:value-type="float">
            <text:p>1707.82</text:p>
          </table:table-cell>
          <table:table-cell office:value-type="float" office:value="1992.16" calcext:value-type="float">
            <text:p>1992.16</text:p>
          </table:table-cell>
        </table:table-row>
        <table:table-row table:style-name="ro1">
          <table:table-cell office:value-type="float" office:value="12319298" calcext:value-type="float">
            <text:p>12319298</text:p>
          </table:table-cell>
          <table:table-cell table:formula="of:=[.A772]/1000/(60*60*24)" office:value-type="time" office:time-value="PT03H25M19.298S" calcext:value-type="time">
            <text:p>03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710.04" calcext:value-type="float">
            <text:p>1710.04</text:p>
          </table:table-cell>
          <table:table-cell office:value-type="float" office:value="1994.69" calcext:value-type="float">
            <text:p>1994.69</text:p>
          </table:table-cell>
        </table:table-row>
        <table:table-row table:style-name="ro1">
          <table:table-cell office:value-type="float" office:value="12335298" calcext:value-type="float">
            <text:p>12335298</text:p>
          </table:table-cell>
          <table:table-cell table:formula="of:=[.A773]/1000/(60*60*24)" office:value-type="time" office:time-value="PT03H25M35.298S" calcext:value-type="time">
            <text:p>03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8" calcext:value-type="float">
            <text:p>570.08</text:p>
          </table:table-cell>
          <table:table-cell office:value-type="float" office:value="1712.26" calcext:value-type="float">
            <text:p>1712.26</text:p>
          </table:table-cell>
          <table:table-cell office:value-type="float" office:value="1997.22" calcext:value-type="float">
            <text:p>1997.22</text:p>
          </table:table-cell>
        </table:table-row>
        <table:table-row table:style-name="ro1">
          <table:table-cell office:value-type="float" office:value="12351299" calcext:value-type="float">
            <text:p>12351299</text:p>
          </table:table-cell>
          <table:table-cell table:formula="of:=[.A774]/1000/(60*60*24)" office:value-type="time" office:time-value="PT03H25M51.299S" calcext:value-type="time">
            <text:p>03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5" calcext:value-type="float">
            <text:p>569.95</text:p>
          </table:table-cell>
          <table:table-cell office:value-type="float" office:value="1714.49" calcext:value-type="float">
            <text:p>1714.49</text:p>
          </table:table-cell>
          <table:table-cell office:value-type="float" office:value="1999.76" calcext:value-type="float">
            <text:p>1999.76</text:p>
          </table:table-cell>
        </table:table-row>
        <table:table-row table:style-name="ro1">
          <table:table-cell office:value-type="float" office:value="12367299" calcext:value-type="float">
            <text:p>12367299</text:p>
          </table:table-cell>
          <table:table-cell table:formula="of:=[.A775]/1000/(60*60*24)" office:value-type="time" office:time-value="PT03H26M07.299S" calcext:value-type="time">
            <text:p>03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8" calcext:value-type="float">
            <text:p>570.08</text:p>
          </table:table-cell>
          <table:table-cell office:value-type="float" office:value="1716.71" calcext:value-type="float">
            <text:p>1716.71</text:p>
          </table:table-cell>
          <table:table-cell office:value-type="float" office:value="2002.3" calcext:value-type="float">
            <text:p>2002.3</text:p>
          </table:table-cell>
        </table:table-row>
        <table:table-row table:style-name="ro1">
          <table:table-cell office:value-type="float" office:value="12383298" calcext:value-type="float">
            <text:p>12383298</text:p>
          </table:table-cell>
          <table:table-cell table:formula="of:=[.A776]/1000/(60*60*24)" office:value-type="time" office:time-value="PT03H26M23.298S" calcext:value-type="time">
            <text:p>03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4" calcext:value-type="float">
            <text:p>571.84</text:p>
          </table:table-cell>
          <table:table-cell office:value-type="float" office:value="1718.94" calcext:value-type="float">
            <text:p>1718.94</text:p>
          </table:table-cell>
          <table:table-cell office:value-type="float" office:value="2004.83" calcext:value-type="float">
            <text:p>2004.83</text:p>
          </table:table-cell>
        </table:table-row>
        <table:table-row table:style-name="ro1">
          <table:table-cell office:value-type="float" office:value="12399298" calcext:value-type="float">
            <text:p>12399298</text:p>
          </table:table-cell>
          <table:table-cell table:formula="of:=[.A777]/1000/(60*60*24)" office:value-type="time" office:time-value="PT03H26M39.298S" calcext:value-type="time">
            <text:p>03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721.16" calcext:value-type="float">
            <text:p>1721.16</text:p>
          </table:table-cell>
          <table:table-cell office:value-type="float" office:value="2007.37" calcext:value-type="float">
            <text:p>2007.37</text:p>
          </table:table-cell>
        </table:table-row>
        <table:table-row table:style-name="ro1">
          <table:table-cell office:value-type="float" office:value="12415299" calcext:value-type="float">
            <text:p>12415299</text:p>
          </table:table-cell>
          <table:table-cell table:formula="of:=[.A778]/1000/(60*60*24)" office:value-type="time" office:time-value="PT03H26M55.299S" calcext:value-type="time">
            <text:p>03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1" calcext:value-type="float">
            <text:p>570.1</text:p>
          </table:table-cell>
          <table:table-cell office:value-type="float" office:value="1723.38" calcext:value-type="float">
            <text:p>1723.38</text:p>
          </table:table-cell>
          <table:table-cell office:value-type="float" office:value="2009.9" calcext:value-type="float">
            <text:p>2009.9</text:p>
          </table:table-cell>
        </table:table-row>
        <table:table-row table:style-name="ro1">
          <table:table-cell office:value-type="float" office:value="12431299" calcext:value-type="float">
            <text:p>12431299</text:p>
          </table:table-cell>
          <table:table-cell table:formula="of:=[.A779]/1000/(60*60*24)" office:value-type="time" office:time-value="PT03H27M11.299S" calcext:value-type="time">
            <text:p>03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498.92" calcext:value-type="float">
            <text:p>498.92</text:p>
          </table:table-cell>
          <table:table-cell office:value-type="float" office:value="567.74" calcext:value-type="float">
            <text:p>567.74</text:p>
          </table:table-cell>
          <table:table-cell office:value-type="float" office:value="1725.6" calcext:value-type="float">
            <text:p>1725.6</text:p>
          </table:table-cell>
          <table:table-cell office:value-type="float" office:value="2012.43" calcext:value-type="float">
            <text:p>2012.43</text:p>
          </table:table-cell>
        </table:table-row>
        <table:table-row table:style-name="ro1">
          <table:table-cell office:value-type="float" office:value="12447298" calcext:value-type="float">
            <text:p>12447298</text:p>
          </table:table-cell>
          <table:table-cell table:formula="of:=[.A780]/1000/(60*60*24)" office:value-type="time" office:time-value="PT03H27M27.298S" calcext:value-type="time">
            <text:p>03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727.82" calcext:value-type="float">
            <text:p>1727.82</text:p>
          </table:table-cell>
          <table:table-cell office:value-type="float" office:value="2014.96" calcext:value-type="float">
            <text:p>2014.96</text:p>
          </table:table-cell>
        </table:table-row>
        <table:table-row table:style-name="ro1">
          <table:table-cell office:value-type="float" office:value="12463298" calcext:value-type="float">
            <text:p>12463298</text:p>
          </table:table-cell>
          <table:table-cell table:formula="of:=[.A781]/1000/(60*60*24)" office:value-type="time" office:time-value="PT03H27M43.298S" calcext:value-type="time">
            <text:p>03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730.04" calcext:value-type="float">
            <text:p>1730.04</text:p>
          </table:table-cell>
          <table:table-cell office:value-type="float" office:value="2017.49" calcext:value-type="float">
            <text:p>2017.49</text:p>
          </table:table-cell>
        </table:table-row>
        <table:table-row table:style-name="ro1">
          <table:table-cell office:value-type="float" office:value="12479299" calcext:value-type="float">
            <text:p>12479299</text:p>
          </table:table-cell>
          <table:table-cell table:formula="of:=[.A782]/1000/(60*60*24)" office:value-type="time" office:time-value="PT03H27M59.299S" calcext:value-type="time">
            <text:p>03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9.86" calcext:value-type="float">
            <text:p>569.86</text:p>
          </table:table-cell>
          <table:table-cell office:value-type="float" office:value="1732.26" calcext:value-type="float">
            <text:p>1732.26</text:p>
          </table:table-cell>
          <table:table-cell office:value-type="float" office:value="2020.02" calcext:value-type="float">
            <text:p>2020.02</text:p>
          </table:table-cell>
        </table:table-row>
        <table:table-row table:style-name="ro1">
          <table:table-cell office:value-type="float" office:value="12495298" calcext:value-type="float">
            <text:p>12495298</text:p>
          </table:table-cell>
          <table:table-cell table:formula="of:=[.A783]/1000/(60*60*24)" office:value-type="time" office:time-value="PT03H28M15.298S" calcext:value-type="time">
            <text:p>03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8" calcext:value-type="float">
            <text:p>570.08</text:p>
          </table:table-cell>
          <table:table-cell office:value-type="float" office:value="1734.49" calcext:value-type="float">
            <text:p>1734.49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>
          <table:table-cell office:value-type="float" office:value="12511298" calcext:value-type="float">
            <text:p>12511298</text:p>
          </table:table-cell>
          <table:table-cell table:formula="of:=[.A784]/1000/(60*60*24)" office:value-type="time" office:time-value="PT03H28M31.298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1" calcext:value-type="float">
            <text:p>568.1</text:p>
          </table:table-cell>
          <table:table-cell office:value-type="float" office:value="1736.71" calcext:value-type="float">
            <text:p>1736.71</text:p>
          </table:table-cell>
          <table:table-cell office:value-type="float" office:value="2025.09" calcext:value-type="float">
            <text:p>2025.09</text:p>
          </table:table-cell>
        </table:table-row>
        <table:table-row table:style-name="ro1">
          <table:table-cell office:value-type="float" office:value="12527298" calcext:value-type="float">
            <text:p>12527298</text:p>
          </table:table-cell>
          <table:table-cell table:formula="of:=[.A785]/1000/(60*60*24)" office:value-type="time" office:time-value="PT03H28M47.298S" calcext:value-type="time">
            <text:p>03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69.97" calcext:value-type="float">
            <text:p>569.97</text:p>
          </table:table-cell>
          <table:table-cell office:value-type="float" office:value="1738.94" calcext:value-type="float">
            <text:p>1738.94</text:p>
          </table:table-cell>
          <table:table-cell office:value-type="float" office:value="2027.62" calcext:value-type="float">
            <text:p>2027.62</text:p>
          </table:table-cell>
        </table:table-row>
        <table:table-row table:style-name="ro1">
          <table:table-cell office:value-type="float" office:value="12543298" calcext:value-type="float">
            <text:p>12543298</text:p>
          </table:table-cell>
          <table:table-cell table:formula="of:=[.A786]/1000/(60*60*24)" office:value-type="time" office:time-value="PT03H29M03.298S" calcext:value-type="time">
            <text:p>03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741.17" calcext:value-type="float">
            <text:p>1741.17</text:p>
          </table:table-cell>
          <table:table-cell office:value-type="float" office:value="2030.15" calcext:value-type="float">
            <text:p>2030.15</text:p>
          </table:table-cell>
        </table:table-row>
        <table:table-row table:style-name="ro1">
          <table:table-cell office:value-type="float" office:value="12559298" calcext:value-type="float">
            <text:p>12559298</text:p>
          </table:table-cell>
          <table:table-cell table:formula="of:=[.A787]/1000/(60*60*24)" office:value-type="time" office:time-value="PT03H29M19.298S" calcext:value-type="time">
            <text:p>03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743.39" calcext:value-type="float">
            <text:p>1743.39</text:p>
          </table:table-cell>
          <table:table-cell office:value-type="float" office:value="2032.68" calcext:value-type="float">
            <text:p>2032.68</text:p>
          </table:table-cell>
        </table:table-row>
        <table:table-row table:style-name="ro1">
          <table:table-cell office:value-type="float" office:value="12575298" calcext:value-type="float">
            <text:p>12575298</text:p>
          </table:table-cell>
          <table:table-cell table:formula="of:=[.A788]/1000/(60*60*24)" office:value-type="time" office:time-value="PT03H29M35.298S" calcext:value-type="time">
            <text:p>03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745.61" calcext:value-type="float">
            <text:p>1745.61</text:p>
          </table:table-cell>
          <table:table-cell office:value-type="float" office:value="2035.21" calcext:value-type="float">
            <text:p>2035.21</text:p>
          </table:table-cell>
        </table:table-row>
        <table:table-row table:style-name="ro1">
          <table:table-cell office:value-type="float" office:value="12591298" calcext:value-type="float">
            <text:p>12591298</text:p>
          </table:table-cell>
          <table:table-cell table:formula="of:=[.A789]/1000/(60*60*24)" office:value-type="time" office:time-value="PT03H29M51.298S" calcext:value-type="time">
            <text:p>03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747.83" calcext:value-type="float">
            <text:p>1747.83</text:p>
          </table:table-cell>
          <table:table-cell office:value-type="float" office:value="2037.73" calcext:value-type="float">
            <text:p>2037.73</text:p>
          </table:table-cell>
        </table:table-row>
        <table:table-row table:style-name="ro1">
          <table:table-cell office:value-type="float" office:value="12607298" calcext:value-type="float">
            <text:p>12607298</text:p>
          </table:table-cell>
          <table:table-cell table:formula="of:=[.A790]/1000/(60*60*24)" office:value-type="time" office:time-value="PT03H30M07.298S" calcext:value-type="time">
            <text:p>03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750.04" calcext:value-type="float">
            <text:p>1750.04</text:p>
          </table:table-cell>
          <table:table-cell office:value-type="float" office:value="2040.26" calcext:value-type="float">
            <text:p>2040.26</text:p>
          </table:table-cell>
        </table:table-row>
        <table:table-row table:style-name="ro1">
          <table:table-cell office:value-type="float" office:value="12623298" calcext:value-type="float">
            <text:p>12623298</text:p>
          </table:table-cell>
          <table:table-cell table:formula="of:=[.A791]/1000/(60*60*24)" office:value-type="time" office:time-value="PT03H30M23.298S" calcext:value-type="time">
            <text:p>03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752.26" calcext:value-type="float">
            <text:p>1752.26</text:p>
          </table:table-cell>
          <table:table-cell office:value-type="float" office:value="2042.78" calcext:value-type="float">
            <text:p>2042.78</text:p>
          </table:table-cell>
        </table:table-row>
        <table:table-row table:style-name="ro1">
          <table:table-cell office:value-type="float" office:value="12639298" calcext:value-type="float">
            <text:p>12639298</text:p>
          </table:table-cell>
          <table:table-cell table:formula="of:=[.A792]/1000/(60*60*24)" office:value-type="time" office:time-value="PT03H30M39.298S" calcext:value-type="time">
            <text:p>03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7.83" calcext:value-type="float">
            <text:p>567.83</text:p>
          </table:table-cell>
          <table:table-cell office:value-type="float" office:value="1754.48" calcext:value-type="float">
            <text:p>1754.48</text:p>
          </table:table-cell>
          <table:table-cell office:value-type="float" office:value="2045.3" calcext:value-type="float">
            <text:p>2045.3</text:p>
          </table:table-cell>
        </table:table-row>
        <table:table-row table:style-name="ro1">
          <table:table-cell office:value-type="float" office:value="12655299" calcext:value-type="float">
            <text:p>12655299</text:p>
          </table:table-cell>
          <table:table-cell table:formula="of:=[.A793]/1000/(60*60*24)" office:value-type="time" office:time-value="PT03H30M55.299S" calcext:value-type="time">
            <text:p>03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756.7" calcext:value-type="float">
            <text:p>1756.7</text:p>
          </table:table-cell>
          <table:table-cell office:value-type="float" office:value="2047.83" calcext:value-type="float">
            <text:p>2047.83</text:p>
          </table:table-cell>
        </table:table-row>
        <table:table-row table:style-name="ro1">
          <table:table-cell office:value-type="float" office:value="12671299" calcext:value-type="float">
            <text:p>12671299</text:p>
          </table:table-cell>
          <table:table-cell table:formula="of:=[.A794]/1000/(60*60*24)" office:value-type="time" office:time-value="PT03H31M11.299S" calcext:value-type="time">
            <text:p>03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8" calcext:value-type="float">
            <text:p>568.18</text:p>
          </table:table-cell>
          <table:table-cell office:value-type="float" office:value="1758.92" calcext:value-type="float">
            <text:p>1758.92</text:p>
          </table:table-cell>
          <table:table-cell office:value-type="float" office:value="2050.35" calcext:value-type="float">
            <text:p>2050.35</text:p>
          </table:table-cell>
        </table:table-row>
        <table:table-row table:style-name="ro1">
          <table:table-cell office:value-type="float" office:value="12687299" calcext:value-type="float">
            <text:p>12687299</text:p>
          </table:table-cell>
          <table:table-cell table:formula="of:=[.A795]/1000/(60*60*24)" office:value-type="time" office:time-value="PT03H31M27.299S" calcext:value-type="time">
            <text:p>03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761.14" calcext:value-type="float">
            <text:p>1761.14</text:p>
          </table:table-cell>
          <table:table-cell office:value-type="float" office:value="2052.88" calcext:value-type="float">
            <text:p>2052.88</text:p>
          </table:table-cell>
        </table:table-row>
        <table:table-row table:style-name="ro1">
          <table:table-cell office:value-type="float" office:value="12703298" calcext:value-type="float">
            <text:p>12703298</text:p>
          </table:table-cell>
          <table:table-cell table:formula="of:=[.A796]/1000/(60*60*24)" office:value-type="time" office:time-value="PT03H31M43.298S" calcext:value-type="time">
            <text:p>03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763.36" calcext:value-type="float">
            <text:p>1763.36</text:p>
          </table:table-cell>
          <table:table-cell office:value-type="float" office:value="2055.4" calcext:value-type="float">
            <text:p>2055.4</text:p>
          </table:table-cell>
        </table:table-row>
        <table:table-row table:style-name="ro1">
          <table:table-cell office:value-type="float" office:value="12719298" calcext:value-type="float">
            <text:p>12719298</text:p>
          </table:table-cell>
          <table:table-cell table:formula="of:=[.A797]/1000/(60*60*24)" office:value-type="time" office:time-value="PT03H31M59.298S" calcext:value-type="time">
            <text:p>03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7" calcext:value-type="float">
            <text:p>567.97</text:p>
          </table:table-cell>
          <table:table-cell office:value-type="float" office:value="1765.58" calcext:value-type="float">
            <text:p>1765.58</text:p>
          </table:table-cell>
          <table:table-cell office:value-type="float" office:value="2057.92" calcext:value-type="float">
            <text:p>2057.92</text:p>
          </table:table-cell>
        </table:table-row>
        <table:table-row table:style-name="ro1">
          <table:table-cell office:value-type="float" office:value="12735298" calcext:value-type="float">
            <text:p>12735298</text:p>
          </table:table-cell>
          <table:table-cell table:formula="of:=[.A798]/1000/(60*60*24)" office:value-type="time" office:time-value="PT03H32M15.298S" calcext:value-type="time">
            <text:p>03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767.8" calcext:value-type="float">
            <text:p>1767.8</text:p>
          </table:table-cell>
          <table:table-cell office:value-type="float" office:value="2060.45" calcext:value-type="float">
            <text:p>2060.45</text:p>
          </table:table-cell>
        </table:table-row>
        <table:table-row table:style-name="ro1">
          <table:table-cell office:value-type="float" office:value="12751298" calcext:value-type="float">
            <text:p>12751298</text:p>
          </table:table-cell>
          <table:table-cell table:formula="of:=[.A799]/1000/(60*60*24)" office:value-type="time" office:time-value="PT03H32M31.298S" calcext:value-type="time">
            <text:p>03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770.02" calcext:value-type="float">
            <text:p>1770.02</text:p>
          </table:table-cell>
          <table:table-cell office:value-type="float" office:value="2062.97" calcext:value-type="float">
            <text:p>2062.97</text:p>
          </table:table-cell>
        </table:table-row>
        <table:table-row table:style-name="ro1">
          <table:table-cell office:value-type="float" office:value="12767298" calcext:value-type="float">
            <text:p>12767298</text:p>
          </table:table-cell>
          <table:table-cell table:formula="of:=[.A800]/1000/(60*60*24)" office:value-type="time" office:time-value="PT03H32M47.298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72.24" calcext:value-type="float">
            <text:p>1772.24</text:p>
          </table:table-cell>
          <table:table-cell office:value-type="float" office:value="2065.49" calcext:value-type="float">
            <text:p>2065.49</text:p>
          </table:table-cell>
        </table:table-row>
        <table:table-row table:style-name="ro1">
          <table:table-cell office:value-type="float" office:value="12783298" calcext:value-type="float">
            <text:p>12783298</text:p>
          </table:table-cell>
          <table:table-cell table:formula="of:=[.A801]/1000/(60*60*24)" office:value-type="time" office:time-value="PT03H33M03.298S" calcext:value-type="time">
            <text:p>03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774.46" calcext:value-type="float">
            <text:p>1774.46</text:p>
          </table:table-cell>
          <table:table-cell office:value-type="float" office:value="2068.01" calcext:value-type="float">
            <text:p>2068.01</text:p>
          </table:table-cell>
        </table:table-row>
        <table:table-row table:style-name="ro1">
          <table:table-cell office:value-type="float" office:value="12799298" calcext:value-type="float">
            <text:p>12799298</text:p>
          </table:table-cell>
          <table:table-cell table:formula="of:=[.A802]/1000/(60*60*24)" office:value-type="time" office:time-value="PT03H33M19.298S" calcext:value-type="time">
            <text:p>03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776.68" calcext:value-type="float">
            <text:p>1776.68</text:p>
          </table:table-cell>
          <table:table-cell office:value-type="float" office:value="2070.53" calcext:value-type="float">
            <text:p>2070.53</text:p>
          </table:table-cell>
        </table:table-row>
        <table:table-row table:style-name="ro1">
          <table:table-cell office:value-type="float" office:value="12815298" calcext:value-type="float">
            <text:p>12815298</text:p>
          </table:table-cell>
          <table:table-cell table:formula="of:=[.A803]/1000/(60*60*24)" office:value-type="time" office:time-value="PT03H33M35.298S" calcext:value-type="time">
            <text:p>03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78.89" calcext:value-type="float">
            <text:p>1778.89</text:p>
          </table:table-cell>
          <table:table-cell office:value-type="float" office:value="2073.05" calcext:value-type="float">
            <text:p>2073.05</text:p>
          </table:table-cell>
        </table:table-row>
        <table:table-row table:style-name="ro1">
          <table:table-cell office:value-type="float" office:value="12831298" calcext:value-type="float">
            <text:p>12831298</text:p>
          </table:table-cell>
          <table:table-cell table:formula="of:=[.A804]/1000/(60*60*24)" office:value-type="time" office:time-value="PT03H33M51.298S" calcext:value-type="time">
            <text:p>03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781.11" calcext:value-type="float">
            <text:p>1781.11</text:p>
          </table:table-cell>
          <table:table-cell office:value-type="float" office:value="2075.57" calcext:value-type="float">
            <text:p>2075.57</text:p>
          </table:table-cell>
        </table:table-row>
        <table:table-row table:style-name="ro1">
          <table:table-cell office:value-type="float" office:value="12847299" calcext:value-type="float">
            <text:p>12847299</text:p>
          </table:table-cell>
          <table:table-cell table:formula="of:=[.A805]/1000/(60*60*24)" office:value-type="time" office:time-value="PT03H34M07.299S" calcext:value-type="time">
            <text:p>03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783.33" calcext:value-type="float">
            <text:p>1783.33</text:p>
          </table:table-cell>
          <table:table-cell office:value-type="float" office:value="2078.09" calcext:value-type="float">
            <text:p>2078.09</text:p>
          </table:table-cell>
        </table:table-row>
        <table:table-row table:style-name="ro1">
          <table:table-cell office:value-type="float" office:value="12863298" calcext:value-type="float">
            <text:p>12863298</text:p>
          </table:table-cell>
          <table:table-cell table:formula="of:=[.A806]/1000/(60*60*24)" office:value-type="time" office:time-value="PT03H34M23.298S" calcext:value-type="time">
            <text:p>03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785.55" calcext:value-type="float">
            <text:p>1785.55</text:p>
          </table:table-cell>
          <table:table-cell office:value-type="float" office:value="2080.61" calcext:value-type="float">
            <text:p>2080.61</text:p>
          </table:table-cell>
        </table:table-row>
        <table:table-row table:style-name="ro1">
          <table:table-cell office:value-type="float" office:value="12879299" calcext:value-type="float">
            <text:p>12879299</text:p>
          </table:table-cell>
          <table:table-cell table:formula="of:=[.A807]/1000/(60*60*24)" office:value-type="time" office:time-value="PT03H34M39.299S" calcext:value-type="time">
            <text:p>03:3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787.77" calcext:value-type="float">
            <text:p>1787.77</text:p>
          </table:table-cell>
          <table:table-cell office:value-type="float" office:value="2083.13" calcext:value-type="float">
            <text:p>2083.13</text:p>
          </table:table-cell>
        </table:table-row>
        <table:table-row table:style-name="ro1">
          <table:table-cell office:value-type="float" office:value="12895298" calcext:value-type="float">
            <text:p>12895298</text:p>
          </table:table-cell>
          <table:table-cell table:formula="of:=[.A808]/1000/(60*60*24)" office:value-type="time" office:time-value="PT03H34M55.298S" calcext:value-type="time">
            <text:p>03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789.99" calcext:value-type="float">
            <text:p>1789.99</text:p>
          </table:table-cell>
          <table:table-cell office:value-type="float" office:value="2085.64" calcext:value-type="float">
            <text:p>2085.64</text:p>
          </table:table-cell>
        </table:table-row>
        <table:table-row table:style-name="ro1">
          <table:table-cell office:value-type="float" office:value="12911298" calcext:value-type="float">
            <text:p>12911298</text:p>
          </table:table-cell>
          <table:table-cell table:formula="of:=[.A809]/1000/(60*60*24)" office:value-type="time" office:time-value="PT03H35M11.298S" calcext:value-type="time">
            <text:p>03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92.21" calcext:value-type="float">
            <text:p>1792.21</text:p>
          </table:table-cell>
          <table:table-cell office:value-type="float" office:value="2088.16" calcext:value-type="float">
            <text:p>2088.16</text:p>
          </table:table-cell>
        </table:table-row>
        <table:table-row table:style-name="ro1">
          <table:table-cell office:value-type="float" office:value="12927298" calcext:value-type="float">
            <text:p>12927298</text:p>
          </table:table-cell>
          <table:table-cell table:formula="of:=[.A810]/1000/(60*60*24)" office:value-type="time" office:time-value="PT03H35M27.298S" calcext:value-type="time">
            <text:p>03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794.43" calcext:value-type="float">
            <text:p>1794.43</text:p>
          </table:table-cell>
          <table:table-cell office:value-type="float" office:value="2090.68" calcext:value-type="float">
            <text:p>2090.68</text:p>
          </table:table-cell>
        </table:table-row>
        <table:table-row table:style-name="ro1">
          <table:table-cell office:value-type="float" office:value="12943298" calcext:value-type="float">
            <text:p>12943298</text:p>
          </table:table-cell>
          <table:table-cell table:formula="of:=[.A811]/1000/(60*60*24)" office:value-type="time" office:time-value="PT03H35M43.298S" calcext:value-type="time">
            <text:p>03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796.65" calcext:value-type="float">
            <text:p>1796.65</text:p>
          </table:table-cell>
          <table:table-cell office:value-type="float" office:value="2093.2" calcext:value-type="float">
            <text:p>2093.2</text:p>
          </table:table-cell>
        </table:table-row>
        <table:table-row table:style-name="ro1">
          <table:table-cell office:value-type="float" office:value="12959299" calcext:value-type="float">
            <text:p>12959299</text:p>
          </table:table-cell>
          <table:table-cell table:formula="of:=[.A812]/1000/(60*60*24)" office:value-type="time" office:time-value="PT03H35M59.299S" calcext:value-type="time">
            <text:p>03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798.87" calcext:value-type="float">
            <text:p>1798.87</text:p>
          </table:table-cell>
          <table:table-cell office:value-type="float" office:value="2095.72" calcext:value-type="float">
            <text:p>2095.72</text:p>
          </table:table-cell>
        </table:table-row>
        <table:table-row table:style-name="ro1">
          <table:table-cell office:value-type="float" office:value="12975298" calcext:value-type="float">
            <text:p>12975298</text:p>
          </table:table-cell>
          <table:table-cell table:formula="of:=[.A813]/1000/(60*60*24)" office:value-type="time" office:time-value="PT03H36M15.298S" calcext:value-type="time">
            <text:p>03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01.09" calcext:value-type="float">
            <text:p>1801.09</text:p>
          </table:table-cell>
          <table:table-cell office:value-type="float" office:value="2098.23" calcext:value-type="float">
            <text:p>2098.23</text:p>
          </table:table-cell>
        </table:table-row>
        <table:table-row table:style-name="ro1">
          <table:table-cell office:value-type="float" office:value="12991298" calcext:value-type="float">
            <text:p>12991298</text:p>
          </table:table-cell>
          <table:table-cell table:formula="of:=[.A814]/1000/(60*60*24)" office:value-type="time" office:time-value="PT03H36M31.298S" calcext:value-type="time">
            <text:p>03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803.3" calcext:value-type="float">
            <text:p>1803.3</text:p>
          </table:table-cell>
          <table:table-cell office:value-type="float" office:value="2100.75" calcext:value-type="float">
            <text:p>2100.75</text:p>
          </table:table-cell>
        </table:table-row>
        <table:table-row table:style-name="ro1">
          <table:table-cell office:value-type="float" office:value="13007298" calcext:value-type="float">
            <text:p>13007298</text:p>
          </table:table-cell>
          <table:table-cell table:formula="of:=[.A815]/1000/(60*60*24)" office:value-type="time" office:time-value="PT03H36M47.298S" calcext:value-type="time">
            <text:p>03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805.52" calcext:value-type="float">
            <text:p>1805.52</text:p>
          </table:table-cell>
          <table:table-cell office:value-type="float" office:value="2103.27" calcext:value-type="float">
            <text:p>2103.27</text:p>
          </table:table-cell>
        </table:table-row>
        <table:table-row table:style-name="ro1">
          <table:table-cell office:value-type="float" office:value="13023299" calcext:value-type="float">
            <text:p>13023299</text:p>
          </table:table-cell>
          <table:table-cell table:formula="of:=[.A816]/1000/(60*60*24)" office:value-type="time" office:time-value="PT03H37M03.299S" calcext:value-type="time">
            <text:p>03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7.94" calcext:value-type="float">
            <text:p>567.94</text:p>
          </table:table-cell>
          <table:table-cell office:value-type="float" office:value="1807.75" calcext:value-type="float">
            <text:p>1807.75</text:p>
          </table:table-cell>
          <table:table-cell office:value-type="float" office:value="2105.79" calcext:value-type="float">
            <text:p>2105.79</text:p>
          </table:table-cell>
        </table:table-row>
        <table:table-row table:style-name="ro1">
          <table:table-cell office:value-type="float" office:value="13039299" calcext:value-type="float">
            <text:p>13039299</text:p>
          </table:table-cell>
          <table:table-cell table:formula="of:=[.A817]/1000/(60*60*24)" office:value-type="time" office:time-value="PT03H37M19.299S" calcext:value-type="time">
            <text:p>03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3" calcext:value-type="float">
            <text:p>565.93</text:p>
          </table:table-cell>
          <table:table-cell office:value-type="float" office:value="1809.97" calcext:value-type="float">
            <text:p>1809.97</text:p>
          </table:table-cell>
          <table:table-cell office:value-type="float" office:value="2108.31" calcext:value-type="float">
            <text:p>2108.31</text:p>
          </table:table-cell>
        </table:table-row>
        <table:table-row table:style-name="ro1">
          <table:table-cell office:value-type="float" office:value="13055298" calcext:value-type="float">
            <text:p>13055298</text:p>
          </table:table-cell>
          <table:table-cell table:formula="of:=[.A818]/1000/(60*60*24)" office:value-type="time" office:time-value="PT03H37M35.298S" calcext:value-type="time">
            <text:p>03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8.17" calcext:value-type="float">
            <text:p>568.17</text:p>
          </table:table-cell>
          <table:table-cell office:value-type="float" office:value="1812.2" calcext:value-type="float">
            <text:p>1812.2</text:p>
          </table:table-cell>
          <table:table-cell office:value-type="float" office:value="2110.83" calcext:value-type="float">
            <text:p>2110.83</text:p>
          </table:table-cell>
        </table:table-row>
        <table:table-row table:style-name="ro1">
          <table:table-cell office:value-type="float" office:value="13071298" calcext:value-type="float">
            <text:p>13071298</text:p>
          </table:table-cell>
          <table:table-cell table:formula="of:=[.A819]/1000/(60*60*24)" office:value-type="time" office:time-value="PT03H37M51.298S" calcext:value-type="time">
            <text:p>03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14.42" calcext:value-type="float">
            <text:p>1814.42</text:p>
          </table:table-cell>
          <table:table-cell office:value-type="float" office:value="2113.35" calcext:value-type="float">
            <text:p>2113.35</text:p>
          </table:table-cell>
        </table:table-row>
        <table:table-row table:style-name="ro1">
          <table:table-cell office:value-type="float" office:value="13087298" calcext:value-type="float">
            <text:p>13087298</text:p>
          </table:table-cell>
          <table:table-cell table:formula="of:=[.A820]/1000/(60*60*24)" office:value-type="time" office:time-value="PT03H38M07.298S" calcext:value-type="time">
            <text:p>03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816.64" calcext:value-type="float">
            <text:p>1816.64</text:p>
          </table:table-cell>
          <table:table-cell office:value-type="float" office:value="2115.86" calcext:value-type="float">
            <text:p>2115.86</text:p>
          </table:table-cell>
        </table:table-row>
        <table:table-row table:style-name="ro1">
          <table:table-cell office:value-type="float" office:value="13103298" calcext:value-type="float">
            <text:p>13103298</text:p>
          </table:table-cell>
          <table:table-cell table:formula="of:=[.A821]/1000/(60*60*24)" office:value-type="time" office:time-value="PT03H38M23.298S" calcext:value-type="time">
            <text:p>03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18.86" calcext:value-type="float">
            <text:p>1818.86</text:p>
          </table:table-cell>
          <table:table-cell office:value-type="float" office:value="2118.37" calcext:value-type="float">
            <text:p>2118.37</text:p>
          </table:table-cell>
        </table:table-row>
        <table:table-row table:style-name="ro1">
          <table:table-cell office:value-type="float" office:value="13119298" calcext:value-type="float">
            <text:p>13119298</text:p>
          </table:table-cell>
          <table:table-cell table:formula="of:=[.A822]/1000/(60*60*24)" office:value-type="time" office:time-value="PT03H38M39.298S" calcext:value-type="time">
            <text:p>03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821.08" calcext:value-type="float">
            <text:p>1821.08</text:p>
          </table:table-cell>
          <table:table-cell office:value-type="float" office:value="2120.89" calcext:value-type="float">
            <text:p>2120.89</text:p>
          </table:table-cell>
        </table:table-row>
        <table:table-row table:style-name="ro1">
          <table:table-cell office:value-type="float" office:value="13135298" calcext:value-type="float">
            <text:p>13135298</text:p>
          </table:table-cell>
          <table:table-cell table:formula="of:=[.A823]/1000/(60*60*24)" office:value-type="time" office:time-value="PT03H38M55.298S" calcext:value-type="time">
            <text:p>03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823.3" calcext:value-type="float">
            <text:p>1823.3</text:p>
          </table:table-cell>
          <table:table-cell office:value-type="float" office:value="2123.4" calcext:value-type="float">
            <text:p>2123.4</text:p>
          </table:table-cell>
        </table:table-row>
        <table:table-row table:style-name="ro1">
          <table:table-cell office:value-type="float" office:value="13151298" calcext:value-type="float">
            <text:p>13151298</text:p>
          </table:table-cell>
          <table:table-cell table:formula="of:=[.A824]/1000/(60*60*24)" office:value-type="time" office:time-value="PT03H39M11.298S" calcext:value-type="time">
            <text:p>03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825.52" calcext:value-type="float">
            <text:p>1825.52</text:p>
          </table:table-cell>
          <table:table-cell office:value-type="float" office:value="2125.91" calcext:value-type="float">
            <text:p>2125.91</text:p>
          </table:table-cell>
        </table:table-row>
        <table:table-row table:style-name="ro1">
          <table:table-cell office:value-type="float" office:value="13167298" calcext:value-type="float">
            <text:p>13167298</text:p>
          </table:table-cell>
          <table:table-cell table:formula="of:=[.A825]/1000/(60*60*24)" office:value-type="time" office:time-value="PT03H39M27.298S" calcext:value-type="time">
            <text:p>03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7" calcext:value-type="float">
            <text:p>563.97</text:p>
          </table:table-cell>
          <table:table-cell office:value-type="float" office:value="1827.74" calcext:value-type="float">
            <text:p>1827.74</text:p>
          </table:table-cell>
          <table:table-cell office:value-type="float" office:value="2128.43" calcext:value-type="float">
            <text:p>2128.43</text:p>
          </table:table-cell>
        </table:table-row>
        <table:table-row table:style-name="ro1">
          <table:table-cell office:value-type="float" office:value="13183299" calcext:value-type="float">
            <text:p>13183299</text:p>
          </table:table-cell>
          <table:table-cell table:formula="of:=[.A826]/1000/(60*60*24)" office:value-type="time" office:time-value="PT03H39M43.299S" calcext:value-type="time">
            <text:p>03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829.96" calcext:value-type="float">
            <text:p>1829.96</text:p>
          </table:table-cell>
          <table:table-cell office:value-type="float" office:value="2130.94" calcext:value-type="float">
            <text:p>2130.94</text:p>
          </table:table-cell>
        </table:table-row>
        <table:table-row table:style-name="ro1">
          <table:table-cell office:value-type="float" office:value="13199298" calcext:value-type="float">
            <text:p>13199298</text:p>
          </table:table-cell>
          <table:table-cell table:formula="of:=[.A827]/1000/(60*60*24)" office:value-type="time" office:time-value="PT03H39M59.298S" calcext:value-type="time">
            <text:p>03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32.18" calcext:value-type="float">
            <text:p>1832.18</text:p>
          </table:table-cell>
          <table:table-cell office:value-type="float" office:value="2133.45" calcext:value-type="float">
            <text:p>2133.45</text:p>
          </table:table-cell>
        </table:table-row>
        <table:table-row table:style-name="ro1">
          <table:table-cell office:value-type="float" office:value="13215298" calcext:value-type="float">
            <text:p>13215298</text:p>
          </table:table-cell>
          <table:table-cell table:formula="of:=[.A828]/1000/(60*60*24)" office:value-type="time" office:time-value="PT03H40M15.298S" calcext:value-type="time">
            <text:p>03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6" calcext:value-type="float">
            <text:p>565.96</text:p>
          </table:table-cell>
          <table:table-cell office:value-type="float" office:value="1834.4" calcext:value-type="float">
            <text:p>1834.4</text:p>
          </table:table-cell>
          <table:table-cell office:value-type="float" office:value="2135.96" calcext:value-type="float">
            <text:p>2135.96</text:p>
          </table:table-cell>
        </table:table-row>
        <table:table-row table:style-name="ro1">
          <table:table-cell office:value-type="float" office:value="13231298" calcext:value-type="float">
            <text:p>13231298</text:p>
          </table:table-cell>
          <table:table-cell table:formula="of:=[.A829]/1000/(60*60*24)" office:value-type="time" office:time-value="PT03H40M31.298S" calcext:value-type="time">
            <text:p>03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836.62" calcext:value-type="float">
            <text:p>1836.62</text:p>
          </table:table-cell>
          <table:table-cell office:value-type="float" office:value="2138.47" calcext:value-type="float">
            <text:p>2138.47</text:p>
          </table:table-cell>
        </table:table-row>
        <table:table-row table:style-name="ro1">
          <table:table-cell office:value-type="float" office:value="13247298" calcext:value-type="float">
            <text:p>13247298</text:p>
          </table:table-cell>
          <table:table-cell table:formula="of:=[.A830]/1000/(60*60*24)" office:value-type="time" office:time-value="PT03H40M47.298S" calcext:value-type="time">
            <text:p>03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5" calcext:value-type="float">
            <text:p>565.85</text:p>
          </table:table-cell>
          <table:table-cell office:value-type="float" office:value="1838.84" calcext:value-type="float">
            <text:p>1838.84</text:p>
          </table:table-cell>
          <table:table-cell office:value-type="float" office:value="2140.99" calcext:value-type="float">
            <text:p>2140.99</text:p>
          </table:table-cell>
        </table:table-row>
        <table:table-row table:style-name="ro1">
          <table:table-cell office:value-type="float" office:value="13263299" calcext:value-type="float">
            <text:p>13263299</text:p>
          </table:table-cell>
          <table:table-cell table:formula="of:=[.A831]/1000/(60*60*24)" office:value-type="time" office:time-value="PT03H41M03.299S" calcext:value-type="time">
            <text:p>03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5" calcext:value-type="float">
            <text:p>565.85</text:p>
          </table:table-cell>
          <table:table-cell office:value-type="float" office:value="1841.07" calcext:value-type="float">
            <text:p>1841.07</text:p>
          </table:table-cell>
          <table:table-cell office:value-type="float" office:value="2143.5" calcext:value-type="float">
            <text:p>2143.5</text:p>
          </table:table-cell>
        </table:table-row>
        <table:table-row table:style-name="ro1">
          <table:table-cell office:value-type="float" office:value="13279298" calcext:value-type="float">
            <text:p>13279298</text:p>
          </table:table-cell>
          <table:table-cell table:formula="of:=[.A832]/1000/(60*60*24)" office:value-type="time" office:time-value="PT03H41M19.298S" calcext:value-type="time">
            <text:p>03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843.29" calcext:value-type="float">
            <text:p>1843.29</text:p>
          </table:table-cell>
          <table:table-cell office:value-type="float" office:value="2146.02" calcext:value-type="float">
            <text:p>2146.02</text:p>
          </table:table-cell>
        </table:table-row>
        <table:table-row table:style-name="ro1">
          <table:table-cell office:value-type="float" office:value="13295299" calcext:value-type="float">
            <text:p>13295299</text:p>
          </table:table-cell>
          <table:table-cell table:formula="of:=[.A833]/1000/(60*60*24)" office:value-type="time" office:time-value="PT03H41M35.299S" calcext:value-type="time">
            <text:p>03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45.51" calcext:value-type="float">
            <text:p>1845.51</text:p>
          </table:table-cell>
          <table:table-cell office:value-type="float" office:value="2148.53" calcext:value-type="float">
            <text:p>2148.53</text:p>
          </table:table-cell>
        </table:table-row>
        <table:table-row table:style-name="ro1">
          <table:table-cell office:value-type="float" office:value="13311298" calcext:value-type="float">
            <text:p>13311298</text:p>
          </table:table-cell>
          <table:table-cell table:formula="of:=[.A834]/1000/(60*60*24)" office:value-type="time" office:time-value="PT03H41M51.298S" calcext:value-type="time">
            <text:p>03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847.73" calcext:value-type="float">
            <text:p>1847.73</text:p>
          </table:table-cell>
          <table:table-cell office:value-type="float" office:value="2151.03" calcext:value-type="float">
            <text:p>2151.03</text:p>
          </table:table-cell>
        </table:table-row>
        <table:table-row table:style-name="ro1">
          <table:table-cell office:value-type="float" office:value="13327299" calcext:value-type="float">
            <text:p>13327299</text:p>
          </table:table-cell>
          <table:table-cell table:formula="of:=[.A835]/1000/(60*60*24)" office:value-type="time" office:time-value="PT03H42M07.299S" calcext:value-type="time">
            <text:p>03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849.95" calcext:value-type="float">
            <text:p>1849.95</text:p>
          </table:table-cell>
          <table:table-cell office:value-type="float" office:value="2153.54" calcext:value-type="float">
            <text:p>2153.54</text:p>
          </table:table-cell>
        </table:table-row>
        <table:table-row table:style-name="ro1">
          <table:table-cell office:value-type="float" office:value="13343298" calcext:value-type="float">
            <text:p>13343298</text:p>
          </table:table-cell>
          <table:table-cell table:formula="of:=[.A836]/1000/(60*60*24)" office:value-type="time" office:time-value="PT03H42M23.298S" calcext:value-type="time">
            <text:p>03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52.17" calcext:value-type="float">
            <text:p>1852.17</text:p>
          </table:table-cell>
          <table:table-cell office:value-type="float" office:value="2156.05" calcext:value-type="float">
            <text:p>2156.05</text:p>
          </table:table-cell>
        </table:table-row>
        <table:table-row table:style-name="ro1">
          <table:table-cell office:value-type="float" office:value="13359298" calcext:value-type="float">
            <text:p>13359298</text:p>
          </table:table-cell>
          <table:table-cell table:formula="of:=[.A837]/1000/(60*60*24)" office:value-type="time" office:time-value="PT03H42M39.298S" calcext:value-type="time">
            <text:p>03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854.39" calcext:value-type="float">
            <text:p>1854.39</text:p>
          </table:table-cell>
          <table:table-cell office:value-type="float" office:value="2158.56" calcext:value-type="float">
            <text:p>2158.56</text:p>
          </table:table-cell>
        </table:table-row>
        <table:table-row table:style-name="ro1">
          <table:table-cell office:value-type="float" office:value="13375298" calcext:value-type="float">
            <text:p>13375298</text:p>
          </table:table-cell>
          <table:table-cell table:formula="of:=[.A838]/1000/(60*60*24)" office:value-type="time" office:time-value="PT03H42M55.298S" calcext:value-type="time">
            <text:p>03:42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856.61" calcext:value-type="float">
            <text:p>1856.61</text:p>
          </table:table-cell>
          <table:table-cell office:value-type="float" office:value="2161.07" calcext:value-type="float">
            <text:p>2161.07</text:p>
          </table:table-cell>
        </table:table-row>
        <table:table-row table:style-name="ro1">
          <table:table-cell office:value-type="float" office:value="13391299" calcext:value-type="float">
            <text:p>13391299</text:p>
          </table:table-cell>
          <table:table-cell table:formula="of:=[.A839]/1000/(60*60*24)" office:value-type="time" office:time-value="PT03H43M11.299S" calcext:value-type="time">
            <text:p>03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858.83" calcext:value-type="float">
            <text:p>1858.83</text:p>
          </table:table-cell>
          <table:table-cell office:value-type="float" office:value="2163.57" calcext:value-type="float">
            <text:p>2163.57</text:p>
          </table:table-cell>
        </table:table-row>
        <table:table-row table:style-name="ro1">
          <table:table-cell office:value-type="float" office:value="13407298" calcext:value-type="float">
            <text:p>13407298</text:p>
          </table:table-cell>
          <table:table-cell table:formula="of:=[.A840]/1000/(60*60*24)" office:value-type="time" office:time-value="PT03H43M27.298S" calcext:value-type="time">
            <text:p>03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3" calcext:value-type="float">
            <text:p>565.93</text:p>
          </table:table-cell>
          <table:table-cell office:value-type="float" office:value="1861.05" calcext:value-type="float">
            <text:p>1861.05</text:p>
          </table:table-cell>
          <table:table-cell office:value-type="float" office:value="2166.08" calcext:value-type="float">
            <text:p>2166.08</text:p>
          </table:table-cell>
        </table:table-row>
        <table:table-row table:style-name="ro1">
          <table:table-cell office:value-type="float" office:value="13423299" calcext:value-type="float">
            <text:p>13423299</text:p>
          </table:table-cell>
          <table:table-cell table:formula="of:=[.A841]/1000/(60*60*24)" office:value-type="time" office:time-value="PT03H43M43.299S" calcext:value-type="time">
            <text:p>03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863.28" calcext:value-type="float">
            <text:p>1863.28</text:p>
          </table:table-cell>
          <table:table-cell office:value-type="float" office:value="2168.6" calcext:value-type="float">
            <text:p>2168.6</text:p>
          </table:table-cell>
        </table:table-row>
        <table:table-row table:style-name="ro1">
          <table:table-cell office:value-type="float" office:value="13439299" calcext:value-type="float">
            <text:p>13439299</text:p>
          </table:table-cell>
          <table:table-cell table:formula="of:=[.A842]/1000/(60*60*24)" office:value-type="time" office:time-value="PT03H43M59.299S" calcext:value-type="time">
            <text:p>03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4.17" calcext:value-type="float">
            <text:p>564.17</text:p>
          </table:table-cell>
          <table:table-cell office:value-type="float" office:value="1865.5" calcext:value-type="float">
            <text:p>1865.5</text:p>
          </table:table-cell>
          <table:table-cell office:value-type="float" office:value="2171.11" calcext:value-type="float">
            <text:p>2171.11</text:p>
          </table:table-cell>
        </table:table-row>
        <table:table-row table:style-name="ro1">
          <table:table-cell office:value-type="float" office:value="13455298" calcext:value-type="float">
            <text:p>13455298</text:p>
          </table:table-cell>
          <table:table-cell table:formula="of:=[.A843]/1000/(60*60*24)" office:value-type="time" office:time-value="PT03H44M15.298S" calcext:value-type="time">
            <text:p>03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2" calcext:value-type="float">
            <text:p>565.72</text:p>
          </table:table-cell>
          <table:table-cell office:value-type="float" office:value="1867.73" calcext:value-type="float">
            <text:p>1867.73</text:p>
          </table:table-cell>
          <table:table-cell office:value-type="float" office:value="2173.62" calcext:value-type="float">
            <text:p>2173.62</text:p>
          </table:table-cell>
        </table:table-row>
        <table:table-row table:style-name="ro1">
          <table:table-cell office:value-type="float" office:value="13471298" calcext:value-type="float">
            <text:p>13471298</text:p>
          </table:table-cell>
          <table:table-cell table:formula="of:=[.A844]/1000/(60*60*24)" office:value-type="time" office:time-value="PT03H44M31.298S" calcext:value-type="time">
            <text:p>03:44:31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6.17" calcext:value-type="float">
            <text:p>566.17</text:p>
          </table:table-cell>
          <table:table-cell office:value-type="float" office:value="1869.95" calcext:value-type="float">
            <text:p>1869.95</text:p>
          </table:table-cell>
          <table:table-cell office:value-type="float" office:value="2176.13" calcext:value-type="float">
            <text:p>2176.13</text:p>
          </table:table-cell>
        </table:table-row>
        <table:table-row table:style-name="ro1">
          <table:table-cell office:value-type="float" office:value="13487298" calcext:value-type="float">
            <text:p>13487298</text:p>
          </table:table-cell>
          <table:table-cell table:formula="of:=[.A845]/1000/(60*60*24)" office:value-type="time" office:time-value="PT03H44M47.298S" calcext:value-type="time">
            <text:p>03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5.85" calcext:value-type="float">
            <text:p>565.85</text:p>
          </table:table-cell>
          <table:table-cell office:value-type="float" office:value="1872.18" calcext:value-type="float">
            <text:p>1872.18</text:p>
          </table:table-cell>
          <table:table-cell office:value-type="float" office:value="2178.64" calcext:value-type="float">
            <text:p>2178.64</text:p>
          </table:table-cell>
        </table:table-row>
        <table:table-row table:style-name="ro1">
          <table:table-cell office:value-type="float" office:value="13503298" calcext:value-type="float">
            <text:p>13503298</text:p>
          </table:table-cell>
          <table:table-cell table:formula="of:=[.A846]/1000/(60*60*24)" office:value-type="time" office:time-value="PT03H45M03.298S" calcext:value-type="time">
            <text:p>03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874.4" calcext:value-type="float">
            <text:p>1874.4</text:p>
          </table:table-cell>
          <table:table-cell office:value-type="float" office:value="2181.16" calcext:value-type="float">
            <text:p>2181.16</text:p>
          </table:table-cell>
        </table:table-row>
        <table:table-row table:style-name="ro1">
          <table:table-cell office:value-type="float" office:value="13519299" calcext:value-type="float">
            <text:p>13519299</text:p>
          </table:table-cell>
          <table:table-cell table:formula="of:=[.A847]/1000/(60*60*24)" office:value-type="time" office:time-value="PT03H45M19.299S" calcext:value-type="time">
            <text:p>03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2" calcext:value-type="float">
            <text:p>565.72</text:p>
          </table:table-cell>
          <table:table-cell office:value-type="float" office:value="1876.63" calcext:value-type="float">
            <text:p>1876.63</text:p>
          </table:table-cell>
          <table:table-cell office:value-type="float" office:value="2183.67" calcext:value-type="float">
            <text:p>2183.67</text:p>
          </table:table-cell>
        </table:table-row>
        <table:table-row table:style-name="ro1">
          <table:table-cell office:value-type="float" office:value="13535299" calcext:value-type="float">
            <text:p>13535299</text:p>
          </table:table-cell>
          <table:table-cell table:formula="of:=[.A848]/1000/(60*60*24)" office:value-type="time" office:time-value="PT03H45M35.299S" calcext:value-type="time">
            <text:p>03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878.86" calcext:value-type="float">
            <text:p>1878.86</text:p>
          </table:table-cell>
          <table:table-cell office:value-type="float" office:value="2186.17" calcext:value-type="float">
            <text:p>2186.17</text:p>
          </table:table-cell>
        </table:table-row>
        <table:table-row table:style-name="ro1">
          <table:table-cell office:value-type="float" office:value="13551299" calcext:value-type="float">
            <text:p>13551299</text:p>
          </table:table-cell>
          <table:table-cell table:formula="of:=[.A849]/1000/(60*60*24)" office:value-type="time" office:time-value="PT03H45M51.299S" calcext:value-type="time">
            <text:p>03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2" calcext:value-type="float">
            <text:p>564.22</text:p>
          </table:table-cell>
          <table:table-cell office:value-type="float" office:value="1881.08" calcext:value-type="float">
            <text:p>1881.08</text:p>
          </table:table-cell>
          <table:table-cell office:value-type="float" office:value="2188.68" calcext:value-type="float">
            <text:p>2188.68</text:p>
          </table:table-cell>
        </table:table-row>
        <table:table-row table:style-name="ro1">
          <table:table-cell office:value-type="float" office:value="13567298" calcext:value-type="float">
            <text:p>13567298</text:p>
          </table:table-cell>
          <table:table-cell table:formula="of:=[.A850]/1000/(60*60*24)" office:value-type="time" office:time-value="PT03H46M07.298S" calcext:value-type="time">
            <text:p>03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8" calcext:value-type="float">
            <text:p>561.98</text:p>
          </table:table-cell>
          <table:table-cell office:value-type="float" office:value="1883.3" calcext:value-type="float">
            <text:p>1883.3</text:p>
          </table:table-cell>
          <table:table-cell office:value-type="float" office:value="2191.18" calcext:value-type="float">
            <text:p>2191.18</text:p>
          </table:table-cell>
        </table:table-row>
        <table:table-row table:style-name="ro1">
          <table:table-cell office:value-type="float" office:value="13583298" calcext:value-type="float">
            <text:p>13583298</text:p>
          </table:table-cell>
          <table:table-cell table:formula="of:=[.A851]/1000/(60*60*24)" office:value-type="time" office:time-value="PT03H46M23.298S" calcext:value-type="time">
            <text:p>03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5" calcext:value-type="float">
            <text:p>564.05</text:p>
          </table:table-cell>
          <table:table-cell office:value-type="float" office:value="1885.52" calcext:value-type="float">
            <text:p>1885.52</text:p>
          </table:table-cell>
          <table:table-cell office:value-type="float" office:value="2193.68" calcext:value-type="float">
            <text:p>2193.68</text:p>
          </table:table-cell>
        </table:table-row>
        <table:table-row table:style-name="ro1">
          <table:table-cell office:value-type="float" office:value="13599298" calcext:value-type="float">
            <text:p>13599298</text:p>
          </table:table-cell>
          <table:table-cell table:formula="of:=[.A852]/1000/(60*60*24)" office:value-type="time" office:time-value="PT03H46M39.298S" calcext:value-type="time">
            <text:p>03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5" calcext:value-type="float">
            <text:p>563.85</text:p>
          </table:table-cell>
          <table:table-cell office:value-type="float" office:value="1887.74" calcext:value-type="float">
            <text:p>1887.74</text:p>
          </table:table-cell>
          <table:table-cell office:value-type="float" office:value="2196.19" calcext:value-type="float">
            <text:p>2196.19</text:p>
          </table:table-cell>
        </table:table-row>
        <table:table-row table:style-name="ro1">
          <table:table-cell office:value-type="float" office:value="13615299" calcext:value-type="float">
            <text:p>13615299</text:p>
          </table:table-cell>
          <table:table-cell table:formula="of:=[.A853]/1000/(60*60*24)" office:value-type="time" office:time-value="PT03H46M55.299S" calcext:value-type="time">
            <text:p>03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6" calcext:value-type="float">
            <text:p>563.86</text:p>
          </table:table-cell>
          <table:table-cell office:value-type="float" office:value="1889.96" calcext:value-type="float">
            <text:p>1889.96</text:p>
          </table:table-cell>
          <table:table-cell office:value-type="float" office:value="2198.69" calcext:value-type="float">
            <text:p>2198.69</text:p>
          </table:table-cell>
        </table:table-row>
        <table:table-row table:style-name="ro1">
          <table:table-cell office:value-type="float" office:value="13631298" calcext:value-type="float">
            <text:p>13631298</text:p>
          </table:table-cell>
          <table:table-cell table:formula="of:=[.A854]/1000/(60*60*24)" office:value-type="time" office:time-value="PT03H47M11.298S" calcext:value-type="time">
            <text:p>03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3.95" calcext:value-type="float">
            <text:p>563.95</text:p>
          </table:table-cell>
          <table:table-cell office:value-type="float" office:value="1892.19" calcext:value-type="float">
            <text:p>1892.19</text:p>
          </table:table-cell>
          <table:table-cell office:value-type="float" office:value="2201.2" calcext:value-type="float">
            <text:p>2201.2</text:p>
          </table:table-cell>
        </table:table-row>
        <table:table-row table:style-name="ro1">
          <table:table-cell office:value-type="float" office:value="13647298" calcext:value-type="float">
            <text:p>13647298</text:p>
          </table:table-cell>
          <table:table-cell table:formula="of:=[.A855]/1000/(60*60*24)" office:value-type="time" office:time-value="PT03H47M27.298S" calcext:value-type="time">
            <text:p>03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894.41" calcext:value-type="float">
            <text:p>1894.41</text:p>
          </table:table-cell>
          <table:table-cell office:value-type="float" office:value="2203.71" calcext:value-type="float">
            <text:p>2203.71</text:p>
          </table:table-cell>
        </table:table-row>
        <table:table-row table:style-name="ro1">
          <table:table-cell office:value-type="float" office:value="13663298" calcext:value-type="float">
            <text:p>13663298</text:p>
          </table:table-cell>
          <table:table-cell table:formula="of:=[.A856]/1000/(60*60*24)" office:value-type="time" office:time-value="PT03H47M43.298S" calcext:value-type="time">
            <text:p>03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896.63" calcext:value-type="float">
            <text:p>1896.63</text:p>
          </table:table-cell>
          <table:table-cell office:value-type="float" office:value="2206.21" calcext:value-type="float">
            <text:p>2206.21</text:p>
          </table:table-cell>
        </table:table-row>
        <table:table-row table:style-name="ro1">
          <table:table-cell office:value-type="float" office:value="13679299" calcext:value-type="float">
            <text:p>13679299</text:p>
          </table:table-cell>
          <table:table-cell table:formula="of:=[.A857]/1000/(60*60*24)" office:value-type="time" office:time-value="PT03H47M59.299S" calcext:value-type="time">
            <text:p>03:4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898.85" calcext:value-type="float">
            <text:p>1898.85</text:p>
          </table:table-cell>
          <table:table-cell office:value-type="float" office:value="2208.71" calcext:value-type="float">
            <text:p>2208.71</text:p>
          </table:table-cell>
        </table:table-row>
        <table:table-row table:style-name="ro1">
          <table:table-cell office:value-type="float" office:value="13695298" calcext:value-type="float">
            <text:p>13695298</text:p>
          </table:table-cell>
          <table:table-cell table:formula="of:=[.A858]/1000/(60*60*24)" office:value-type="time" office:time-value="PT03H48M15.298S" calcext:value-type="time">
            <text:p>03:4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901.07" calcext:value-type="float">
            <text:p>1901.07</text:p>
          </table:table-cell>
          <table:table-cell office:value-type="float" office:value="2211.21" calcext:value-type="float">
            <text:p>2211.21</text:p>
          </table:table-cell>
        </table:table-row>
        <table:table-row table:style-name="ro1">
          <table:table-cell office:value-type="float" office:value="13711299" calcext:value-type="float">
            <text:p>13711299</text:p>
          </table:table-cell>
          <table:table-cell table:formula="of:=[.A859]/1000/(60*60*24)" office:value-type="time" office:time-value="PT03H48M31.299S" calcext:value-type="time">
            <text:p>03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903.29" calcext:value-type="float">
            <text:p>1903.29</text:p>
          </table:table-cell>
          <table:table-cell office:value-type="float" office:value="2213.71" calcext:value-type="float">
            <text:p>2213.71</text:p>
          </table:table-cell>
        </table:table-row>
        <table:table-row table:style-name="ro1">
          <table:table-cell office:value-type="float" office:value="13727298" calcext:value-type="float">
            <text:p>13727298</text:p>
          </table:table-cell>
          <table:table-cell table:formula="of:=[.A860]/1000/(60*60*24)" office:value-type="time" office:time-value="PT03H48M47.298S" calcext:value-type="time">
            <text:p>03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05.51" calcext:value-type="float">
            <text:p>1905.51</text:p>
          </table:table-cell>
          <table:table-cell office:value-type="float" office:value="2216.2" calcext:value-type="float">
            <text:p>2216.2</text:p>
          </table:table-cell>
        </table:table-row>
        <table:table-row table:style-name="ro1">
          <table:table-cell office:value-type="float" office:value="13743298" calcext:value-type="float">
            <text:p>13743298</text:p>
          </table:table-cell>
          <table:table-cell table:formula="of:=[.A861]/1000/(60*60*24)" office:value-type="time" office:time-value="PT03H49M03.298S" calcext:value-type="time">
            <text:p>03:4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907.73" calcext:value-type="float">
            <text:p>1907.73</text:p>
          </table:table-cell>
          <table:table-cell office:value-type="float" office:value="2218.7" calcext:value-type="float">
            <text:p>2218.7</text:p>
          </table:table-cell>
        </table:table-row>
        <table:table-row table:style-name="ro1">
          <table:table-cell office:value-type="float" office:value="13759298" calcext:value-type="float">
            <text:p>13759298</text:p>
          </table:table-cell>
          <table:table-cell table:formula="of:=[.A862]/1000/(60*60*24)" office:value-type="time" office:time-value="PT03H49M19.298S" calcext:value-type="time">
            <text:p>03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909.95" calcext:value-type="float">
            <text:p>1909.95</text:p>
          </table:table-cell>
          <table:table-cell office:value-type="float" office:value="2221.2" calcext:value-type="float">
            <text:p>2221.2</text:p>
          </table:table-cell>
        </table:table-row>
        <table:table-row table:style-name="ro1">
          <table:table-cell office:value-type="float" office:value="13775298" calcext:value-type="float">
            <text:p>13775298</text:p>
          </table:table-cell>
          <table:table-cell table:formula="of:=[.A863]/1000/(60*60*24)" office:value-type="time" office:time-value="PT03H49M35.298S" calcext:value-type="time">
            <text:p>03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7" calcext:value-type="float">
            <text:p>562.07</text:p>
          </table:table-cell>
          <table:table-cell office:value-type="float" office:value="1912.17" calcext:value-type="float">
            <text:p>1912.17</text:p>
          </table:table-cell>
          <table:table-cell office:value-type="float" office:value="2223.7" calcext:value-type="float">
            <text:p>2223.7</text:p>
          </table:table-cell>
        </table:table-row>
        <table:table-row table:style-name="ro1">
          <table:table-cell office:value-type="float" office:value="13791298" calcext:value-type="float">
            <text:p>13791298</text:p>
          </table:table-cell>
          <table:table-cell table:formula="of:=[.A864]/1000/(60*60*24)" office:value-type="time" office:time-value="PT03H49M51.298S" calcext:value-type="time">
            <text:p>03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914.39" calcext:value-type="float">
            <text:p>1914.39</text:p>
          </table:table-cell>
          <table:table-cell office:value-type="float" office:value="2226.2" calcext:value-type="float">
            <text:p>2226.2</text:p>
          </table:table-cell>
        </table:table-row>
        <table:table-row table:style-name="ro1">
          <table:table-cell office:value-type="float" office:value="13807298" calcext:value-type="float">
            <text:p>13807298</text:p>
          </table:table-cell>
          <table:table-cell table:formula="of:=[.A865]/1000/(60*60*24)" office:value-type="time" office:time-value="PT03H50M07.298S" calcext:value-type="time">
            <text:p>03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916.61" calcext:value-type="float">
            <text:p>1916.61</text:p>
          </table:table-cell>
          <table:table-cell office:value-type="float" office:value="2228.69" calcext:value-type="float">
            <text:p>2228.69</text:p>
          </table:table-cell>
        </table:table-row>
        <table:table-row table:style-name="ro1">
          <table:table-cell office:value-type="float" office:value="13823298" calcext:value-type="float">
            <text:p>13823298</text:p>
          </table:table-cell>
          <table:table-cell table:formula="of:=[.A866]/1000/(60*60*24)" office:value-type="time" office:time-value="PT03H50M23.298S" calcext:value-type="time">
            <text:p>03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1.83" calcext:value-type="float">
            <text:p>561.83</text:p>
          </table:table-cell>
          <table:table-cell office:value-type="float" office:value="1918.83" calcext:value-type="float">
            <text:p>1918.83</text:p>
          </table:table-cell>
          <table:table-cell office:value-type="float" office:value="2231.19" calcext:value-type="float">
            <text:p>2231.19</text:p>
          </table:table-cell>
        </table:table-row>
        <table:table-row table:style-name="ro1">
          <table:table-cell office:value-type="float" office:value="13839298" calcext:value-type="float">
            <text:p>13839298</text:p>
          </table:table-cell>
          <table:table-cell table:formula="of:=[.A867]/1000/(60*60*24)" office:value-type="time" office:time-value="PT03H50M39.298S" calcext:value-type="time">
            <text:p>03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921.05" calcext:value-type="float">
            <text:p>1921.05</text:p>
          </table:table-cell>
          <table:table-cell office:value-type="float" office:value="2233.68" calcext:value-type="float">
            <text:p>2233.68</text:p>
          </table:table-cell>
        </table:table-row>
        <table:table-row table:style-name="ro1">
          <table:table-cell office:value-type="float" office:value="13855298" calcext:value-type="float">
            <text:p>13855298</text:p>
          </table:table-cell>
          <table:table-cell table:formula="of:=[.A868]/1000/(60*60*24)" office:value-type="time" office:time-value="PT03H50M55.298S" calcext:value-type="time">
            <text:p>03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923.27" calcext:value-type="float">
            <text:p>1923.27</text:p>
          </table:table-cell>
          <table:table-cell office:value-type="float" office:value="2236.18" calcext:value-type="float">
            <text:p>2236.18</text:p>
          </table:table-cell>
        </table:table-row>
        <table:table-row table:style-name="ro1">
          <table:table-cell office:value-type="float" office:value="13871298" calcext:value-type="float">
            <text:p>13871298</text:p>
          </table:table-cell>
          <table:table-cell table:formula="of:=[.A869]/1000/(60*60*24)" office:value-type="time" office:time-value="PT03H51M11.298S" calcext:value-type="time">
            <text:p>03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4" calcext:value-type="float">
            <text:p>560.64</text:p>
          </table:table-cell>
          <table:table-cell office:value-type="float" office:value="1925.49" calcext:value-type="float">
            <text:p>1925.49</text:p>
          </table:table-cell>
          <table:table-cell office:value-type="float" office:value="2238.67" calcext:value-type="float">
            <text:p>2238.67</text:p>
          </table:table-cell>
        </table:table-row>
        <table:table-row table:style-name="ro1">
          <table:table-cell office:value-type="float" office:value="13887298" calcext:value-type="float">
            <text:p>13887298</text:p>
          </table:table-cell>
          <table:table-cell table:formula="of:=[.A870]/1000/(60*60*24)" office:value-type="time" office:time-value="PT03H51M27.298S" calcext:value-type="time">
            <text:p>03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2" calcext:value-type="float">
            <text:p>560.22</text:p>
          </table:table-cell>
          <table:table-cell office:value-type="float" office:value="1927.71" calcext:value-type="float">
            <text:p>1927.71</text:p>
          </table:table-cell>
          <table:table-cell office:value-type="float" office:value="2241.17" calcext:value-type="float">
            <text:p>2241.17</text:p>
          </table:table-cell>
        </table:table-row>
        <table:table-row table:style-name="ro1">
          <table:table-cell office:value-type="float" office:value="13903299" calcext:value-type="float">
            <text:p>13903299</text:p>
          </table:table-cell>
          <table:table-cell table:formula="of:=[.A871]/1000/(60*60*24)" office:value-type="time" office:time-value="PT03H51M43.299S" calcext:value-type="time">
            <text:p>03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929.93" calcext:value-type="float">
            <text:p>1929.93</text:p>
          </table:table-cell>
          <table:table-cell office:value-type="float" office:value="2243.66" calcext:value-type="float">
            <text:p>2243.66</text:p>
          </table:table-cell>
        </table:table-row>
        <table:table-row table:style-name="ro1">
          <table:table-cell office:value-type="float" office:value="13919298" calcext:value-type="float">
            <text:p>13919298</text:p>
          </table:table-cell>
          <table:table-cell table:formula="of:=[.A872]/1000/(60*60*24)" office:value-type="time" office:time-value="PT03H51M59.298S" calcext:value-type="time">
            <text:p>03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932.15" calcext:value-type="float">
            <text:p>1932.15</text:p>
          </table:table-cell>
          <table:table-cell office:value-type="float" office:value="2246.15" calcext:value-type="float">
            <text:p>2246.15</text:p>
          </table:table-cell>
        </table:table-row>
        <table:table-row table:style-name="ro1">
          <table:table-cell office:value-type="float" office:value="13935298" calcext:value-type="float">
            <text:p>13935298</text:p>
          </table:table-cell>
          <table:table-cell table:formula="of:=[.A873]/1000/(60*60*24)" office:value-type="time" office:time-value="PT03H52M15.298S" calcext:value-type="time">
            <text:p>03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934.37" calcext:value-type="float">
            <text:p>1934.37</text:p>
          </table:table-cell>
          <table:table-cell office:value-type="float" office:value="2248.64" calcext:value-type="float">
            <text:p>2248.64</text:p>
          </table:table-cell>
        </table:table-row>
        <table:table-row table:style-name="ro1">
          <table:table-cell office:value-type="float" office:value="13951298" calcext:value-type="float">
            <text:p>13951298</text:p>
          </table:table-cell>
          <table:table-cell table:formula="of:=[.A874]/1000/(60*60*24)" office:value-type="time" office:time-value="PT03H52M31.298S" calcext:value-type="time">
            <text:p>03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936.58" calcext:value-type="float">
            <text:p>1936.58</text:p>
          </table:table-cell>
          <table:table-cell office:value-type="float" office:value="2251.13" calcext:value-type="float">
            <text:p>2251.13</text:p>
          </table:table-cell>
        </table:table-row>
        <table:table-row table:style-name="ro1">
          <table:table-cell office:value-type="float" office:value="13967299" calcext:value-type="float">
            <text:p>13967299</text:p>
          </table:table-cell>
          <table:table-cell table:formula="of:=[.A875]/1000/(60*60*24)" office:value-type="time" office:time-value="PT03H52M47.299S" calcext:value-type="time">
            <text:p>03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1938.8" calcext:value-type="float">
            <text:p>1938.8</text:p>
          </table:table-cell>
          <table:table-cell office:value-type="float" office:value="2253.62" calcext:value-type="float">
            <text:p>2253.62</text:p>
          </table:table-cell>
        </table:table-row>
        <table:table-row table:style-name="ro1">
          <table:table-cell office:value-type="float" office:value="13983298" calcext:value-type="float">
            <text:p>13983298</text:p>
          </table:table-cell>
          <table:table-cell table:formula="of:=[.A876]/1000/(60*60*24)" office:value-type="time" office:time-value="PT03H53M03.298S" calcext:value-type="time">
            <text:p>03:53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941.02" calcext:value-type="float">
            <text:p>1941.02</text:p>
          </table:table-cell>
          <table:table-cell office:value-type="float" office:value="2256.12" calcext:value-type="float">
            <text:p>2256.12</text:p>
          </table:table-cell>
        </table:table-row>
        <table:table-row table:style-name="ro1">
          <table:table-cell office:value-type="float" office:value="13999298" calcext:value-type="float">
            <text:p>13999298</text:p>
          </table:table-cell>
          <table:table-cell table:formula="of:=[.A877]/1000/(60*60*24)" office:value-type="time" office:time-value="PT03H53M19.298S" calcext:value-type="time">
            <text:p>03:53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943.24" calcext:value-type="float">
            <text:p>1943.24</text:p>
          </table:table-cell>
          <table:table-cell office:value-type="float" office:value="2258.61" calcext:value-type="float">
            <text:p>2258.61</text:p>
          </table:table-cell>
        </table:table-row>
        <table:table-row table:style-name="ro1">
          <table:table-cell office:value-type="float" office:value="14015298" calcext:value-type="float">
            <text:p>14015298</text:p>
          </table:table-cell>
          <table:table-cell table:formula="of:=[.A878]/1000/(60*60*24)" office:value-type="time" office:time-value="PT03H53M35.298S" calcext:value-type="time">
            <text:p>03:53:35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1.85" calcext:value-type="float">
            <text:p>561.85</text:p>
          </table:table-cell>
          <table:table-cell office:value-type="float" office:value="1945.47" calcext:value-type="float">
            <text:p>1945.47</text:p>
          </table:table-cell>
          <table:table-cell office:value-type="float" office:value="2261.1" calcext:value-type="float">
            <text:p>2261.1</text:p>
          </table:table-cell>
        </table:table-row>
        <table:table-row table:style-name="ro1">
          <table:table-cell office:value-type="float" office:value="14031299" calcext:value-type="float">
            <text:p>14031299</text:p>
          </table:table-cell>
          <table:table-cell table:formula="of:=[.A879]/1000/(60*60*24)" office:value-type="time" office:time-value="PT03H53M51.299S" calcext:value-type="time">
            <text:p>03:53:51</text:p>
          </table:table-cell>
          <table:table-cell office:value-type="float" office:value="1.12" calcext:value-type="float">
            <text:p>1.1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2.08" calcext:value-type="float">
            <text:p>562.08</text:p>
          </table:table-cell>
          <table:table-cell office:value-type="float" office:value="1947.69" calcext:value-type="float">
            <text:p>1947.69</text:p>
          </table:table-cell>
          <table:table-cell office:value-type="float" office:value="2263.6" calcext:value-type="float">
            <text:p>2263.6</text:p>
          </table:table-cell>
        </table:table-row>
        <table:table-row table:style-name="ro1">
          <table:table-cell office:value-type="float" office:value="14047299" calcext:value-type="float">
            <text:p>14047299</text:p>
          </table:table-cell>
          <table:table-cell table:formula="of:=[.A880]/1000/(60*60*24)" office:value-type="time" office:time-value="PT03H54M07.299S" calcext:value-type="time">
            <text:p>03:54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949.91" calcext:value-type="float">
            <text:p>1949.91</text:p>
          </table:table-cell>
          <table:table-cell office:value-type="float" office:value="2266.08" calcext:value-type="float">
            <text:p>2266.08</text:p>
          </table:table-cell>
        </table:table-row>
        <table:table-row table:style-name="ro1">
          <table:table-cell office:value-type="float" office:value="14063299" calcext:value-type="float">
            <text:p>14063299</text:p>
          </table:table-cell>
          <table:table-cell table:formula="of:=[.A881]/1000/(60*60*24)" office:value-type="time" office:time-value="PT03H54M23.299S" calcext:value-type="time">
            <text:p>03:54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2" calcext:value-type="float">
            <text:p>558.22</text:p>
          </table:table-cell>
          <table:table-cell office:value-type="float" office:value="1952.13" calcext:value-type="float">
            <text:p>1952.13</text:p>
          </table:table-cell>
          <table:table-cell office:value-type="float" office:value="2268.57" calcext:value-type="float">
            <text:p>2268.57</text:p>
          </table:table-cell>
        </table:table-row>
        <table:table-row table:style-name="ro1">
          <table:table-cell office:value-type="float" office:value="14079299" calcext:value-type="float">
            <text:p>14079299</text:p>
          </table:table-cell>
          <table:table-cell table:formula="of:=[.A882]/1000/(60*60*24)" office:value-type="time" office:time-value="PT03H54M39.299S" calcext:value-type="time">
            <text:p>03:54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" calcext:value-type="float">
            <text:p>560.5</text:p>
          </table:table-cell>
          <table:table-cell office:value-type="float" office:value="1954.35" calcext:value-type="float">
            <text:p>1954.35</text:p>
          </table:table-cell>
          <table:table-cell office:value-type="float" office:value="2271.06" calcext:value-type="float">
            <text:p>2271.06</text:p>
          </table:table-cell>
        </table:table-row>
        <table:table-row table:style-name="ro1">
          <table:table-cell office:value-type="float" office:value="14095298" calcext:value-type="float">
            <text:p>14095298</text:p>
          </table:table-cell>
          <table:table-cell table:formula="of:=[.A883]/1000/(60*60*24)" office:value-type="time" office:time-value="PT03H54M55.298S" calcext:value-type="time">
            <text:p>03:54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1" calcext:value-type="float">
            <text:p>560.51</text:p>
          </table:table-cell>
          <table:table-cell office:value-type="float" office:value="1956.57" calcext:value-type="float">
            <text:p>1956.57</text:p>
          </table:table-cell>
          <table:table-cell office:value-type="float" office:value="2273.54" calcext:value-type="float">
            <text:p>2273.54</text:p>
          </table:table-cell>
        </table:table-row>
        <table:table-row table:style-name="ro1">
          <table:table-cell office:value-type="float" office:value="14111299" calcext:value-type="float">
            <text:p>14111299</text:p>
          </table:table-cell>
          <table:table-cell table:formula="of:=[.A884]/1000/(60*60*24)" office:value-type="time" office:time-value="PT03H55M11.299S" calcext:value-type="time">
            <text:p>03:55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958.79" calcext:value-type="float">
            <text:p>1958.79</text:p>
          </table:table-cell>
          <table:table-cell office:value-type="float" office:value="2276.03" calcext:value-type="float">
            <text:p>2276.03</text:p>
          </table:table-cell>
        </table:table-row>
        <table:table-row table:style-name="ro1">
          <table:table-cell office:value-type="float" office:value="14127298" calcext:value-type="float">
            <text:p>14127298</text:p>
          </table:table-cell>
          <table:table-cell table:formula="of:=[.A885]/1000/(60*60*24)" office:value-type="time" office:time-value="PT03H55M27.298S" calcext:value-type="time">
            <text:p>03:55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2" calcext:value-type="float">
            <text:p>560.42</text:p>
          </table:table-cell>
          <table:table-cell office:value-type="float" office:value="1961.01" calcext:value-type="float">
            <text:p>1961.01</text:p>
          </table:table-cell>
          <table:table-cell office:value-type="float" office:value="2278.52" calcext:value-type="float">
            <text:p>2278.52</text:p>
          </table:table-cell>
        </table:table-row>
        <table:table-row table:style-name="ro1">
          <table:table-cell office:value-type="float" office:value="14143298" calcext:value-type="float">
            <text:p>14143298</text:p>
          </table:table-cell>
          <table:table-cell table:formula="of:=[.A886]/1000/(60*60*24)" office:value-type="time" office:time-value="PT03H55M43.298S" calcext:value-type="time">
            <text:p>03:55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963.23" calcext:value-type="float">
            <text:p>1963.23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159298" calcext:value-type="float">
            <text:p>14159298</text:p>
          </table:table-cell>
          <table:table-cell table:formula="of:=[.A887]/1000/(60*60*24)" office:value-type="time" office:time-value="PT03H55M59.298S" calcext:value-type="time">
            <text:p>03:55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965.45" calcext:value-type="float">
            <text:p>1965.45</text:p>
          </table:table-cell>
          <table:table-cell office:value-type="float" office:value="2283.48" calcext:value-type="float">
            <text:p>2283.48</text:p>
          </table:table-cell>
        </table:table-row>
        <table:table-row table:style-name="ro1">
          <table:table-cell office:value-type="float" office:value="14175298" calcext:value-type="float">
            <text:p>14175298</text:p>
          </table:table-cell>
          <table:table-cell table:formula="of:=[.A888]/1000/(60*60*24)" office:value-type="time" office:time-value="PT03H56M15.298S" calcext:value-type="time">
            <text:p>03:56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7" calcext:value-type="float">
            <text:p>557.97</text:p>
          </table:table-cell>
          <table:table-cell office:value-type="float" office:value="1967.67" calcext:value-type="float">
            <text:p>1967.67</text:p>
          </table:table-cell>
          <table:table-cell office:value-type="float" office:value="2285.96" calcext:value-type="float">
            <text:p>2285.96</text:p>
          </table:table-cell>
        </table:table-row>
        <table:table-row table:style-name="ro1">
          <table:table-cell office:value-type="float" office:value="14191299" calcext:value-type="float">
            <text:p>14191299</text:p>
          </table:table-cell>
          <table:table-cell table:formula="of:=[.A889]/1000/(60*60*24)" office:value-type="time" office:time-value="PT03H56M31.299S" calcext:value-type="time">
            <text:p>03:56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19" calcext:value-type="float">
            <text:p>558.19</text:p>
          </table:table-cell>
          <table:table-cell office:value-type="float" office:value="1969.89" calcext:value-type="float">
            <text:p>1969.89</text:p>
          </table:table-cell>
          <table:table-cell office:value-type="float" office:value="2288.45" calcext:value-type="float">
            <text:p>2288.45</text:p>
          </table:table-cell>
        </table:table-row>
        <table:table-row table:style-name="ro1">
          <table:table-cell office:value-type="float" office:value="14207298" calcext:value-type="float">
            <text:p>14207298</text:p>
          </table:table-cell>
          <table:table-cell table:formula="of:=[.A890]/1000/(60*60*24)" office:value-type="time" office:time-value="PT03H56M47.298S" calcext:value-type="time">
            <text:p>03:56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72.11" calcext:value-type="float">
            <text:p>1972.11</text:p>
          </table:table-cell>
          <table:table-cell office:value-type="float" office:value="2290.93" calcext:value-type="float">
            <text:p>2290.93</text:p>
          </table:table-cell>
        </table:table-row>
        <table:table-row table:style-name="ro1">
          <table:table-cell office:value-type="float" office:value="14223298" calcext:value-type="float">
            <text:p>14223298</text:p>
          </table:table-cell>
          <table:table-cell table:formula="of:=[.A891]/1000/(60*60*24)" office:value-type="time" office:time-value="PT03H57M03.298S" calcext:value-type="time">
            <text:p>03:57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974.32" calcext:value-type="float">
            <text:p>1974.32</text:p>
          </table:table-cell>
          <table:table-cell office:value-type="float" office:value="2293.41" calcext:value-type="float">
            <text:p>2293.41</text:p>
          </table:table-cell>
        </table:table-row>
        <table:table-row table:style-name="ro1">
          <table:table-cell office:value-type="float" office:value="14239298" calcext:value-type="float">
            <text:p>14239298</text:p>
          </table:table-cell>
          <table:table-cell table:formula="of:=[.A892]/1000/(60*60*24)" office:value-type="time" office:time-value="PT03H57M19.298S" calcext:value-type="time">
            <text:p>03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976.54" calcext:value-type="float">
            <text:p>1976.54</text:p>
          </table:table-cell>
          <table:table-cell office:value-type="float" office:value="2295.89" calcext:value-type="float">
            <text:p>2295.89</text:p>
          </table:table-cell>
        </table:table-row>
        <table:table-row table:style-name="ro1">
          <table:table-cell office:value-type="float" office:value="14255299" calcext:value-type="float">
            <text:p>14255299</text:p>
          </table:table-cell>
          <table:table-cell table:formula="of:=[.A893]/1000/(60*60*24)" office:value-type="time" office:time-value="PT03H57M35.299S" calcext:value-type="time">
            <text:p>03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978.76" calcext:value-type="float">
            <text:p>1978.76</text:p>
          </table:table-cell>
          <table:table-cell office:value-type="float" office:value="2298.37" calcext:value-type="float">
            <text:p>2298.37</text:p>
          </table:table-cell>
        </table:table-row>
        <table:table-row table:style-name="ro1">
          <table:table-cell office:value-type="float" office:value="14271299" calcext:value-type="float">
            <text:p>14271299</text:p>
          </table:table-cell>
          <table:table-cell table:formula="of:=[.A894]/1000/(60*60*24)" office:value-type="time" office:time-value="PT03H57M51.299S" calcext:value-type="time">
            <text:p>03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7" calcext:value-type="float">
            <text:p>557.97</text:p>
          </table:table-cell>
          <table:table-cell office:value-type="float" office:value="1980.98" calcext:value-type="float">
            <text:p>1980.98</text:p>
          </table:table-cell>
          <table:table-cell office:value-type="float" office:value="2300.85" calcext:value-type="float">
            <text:p>2300.85</text:p>
          </table:table-cell>
        </table:table-row>
        <table:table-row table:style-name="ro1">
          <table:table-cell office:value-type="float" office:value="14287298" calcext:value-type="float">
            <text:p>14287298</text:p>
          </table:table-cell>
          <table:table-cell table:formula="of:=[.A895]/1000/(60*60*24)" office:value-type="time" office:time-value="PT03H58M07.298S" calcext:value-type="time">
            <text:p>03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983.2" calcext:value-type="float">
            <text:p>1983.2</text:p>
          </table:table-cell>
          <table:table-cell office:value-type="float" office:value="2303.33" calcext:value-type="float">
            <text:p>2303.33</text:p>
          </table:table-cell>
        </table:table-row>
        <table:table-row table:style-name="ro1">
          <table:table-cell office:value-type="float" office:value="14303299" calcext:value-type="float">
            <text:p>14303299</text:p>
          </table:table-cell>
          <table:table-cell table:formula="of:=[.A896]/1000/(60*60*24)" office:value-type="time" office:time-value="PT03H58M23.299S" calcext:value-type="time">
            <text:p>03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9" calcext:value-type="float">
            <text:p>557.99</text:p>
          </table:table-cell>
          <table:table-cell office:value-type="float" office:value="1985.42" calcext:value-type="float">
            <text:p>1985.42</text:p>
          </table:table-cell>
          <table:table-cell office:value-type="float" office:value="2305.81" calcext:value-type="float">
            <text:p>2305.81</text:p>
          </table:table-cell>
        </table:table-row>
        <table:table-row table:style-name="ro1">
          <table:table-cell office:value-type="float" office:value="14319298" calcext:value-type="float">
            <text:p>14319298</text:p>
          </table:table-cell>
          <table:table-cell table:formula="of:=[.A897]/1000/(60*60*24)" office:value-type="time" office:time-value="PT03H58M39.298S" calcext:value-type="time">
            <text:p>03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87.64" calcext:value-type="float">
            <text:p>1987.64</text:p>
          </table:table-cell>
          <table:table-cell office:value-type="float" office:value="2308.29" calcext:value-type="float">
            <text:p>2308.29</text:p>
          </table:table-cell>
        </table:table-row>
        <table:table-row table:style-name="ro1">
          <table:table-cell office:value-type="float" office:value="14335298" calcext:value-type="float">
            <text:p>14335298</text:p>
          </table:table-cell>
          <table:table-cell table:formula="of:=[.A898]/1000/(60*60*24)" office:value-type="time" office:time-value="PT03H58M55.298S" calcext:value-type="time">
            <text:p>03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1989.86" calcext:value-type="float">
            <text:p>1989.86</text:p>
          </table:table-cell>
          <table:table-cell office:value-type="float" office:value="2310.77" calcext:value-type="float">
            <text:p>2310.77</text:p>
          </table:table-cell>
        </table:table-row>
        <table:table-row table:style-name="ro1">
          <table:table-cell office:value-type="float" office:value="14351298" calcext:value-type="float">
            <text:p>14351298</text:p>
          </table:table-cell>
          <table:table-cell table:formula="of:=[.A899]/1000/(60*60*24)" office:value-type="time" office:time-value="PT03H59M11.298S" calcext:value-type="time">
            <text:p>03:59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992.08" calcext:value-type="float">
            <text:p>1992.08</text:p>
          </table:table-cell>
          <table:table-cell office:value-type="float" office:value="2313.25" calcext:value-type="float">
            <text:p>2313.25</text:p>
          </table:table-cell>
        </table:table-row>
        <table:table-row table:style-name="ro1">
          <table:table-cell office:value-type="float" office:value="14367298" calcext:value-type="float">
            <text:p>14367298</text:p>
          </table:table-cell>
          <table:table-cell table:formula="of:=[.A900]/1000/(60*60*24)" office:value-type="time" office:time-value="PT03H59M27.298S" calcext:value-type="time">
            <text:p>03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994.3" calcext:value-type="float">
            <text:p>1994.3</text:p>
          </table:table-cell>
          <table:table-cell office:value-type="float" office:value="2315.73" calcext:value-type="float">
            <text:p>2315.73</text:p>
          </table:table-cell>
        </table:table-row>
        <table:table-row table:style-name="ro1">
          <table:table-cell office:value-type="float" office:value="14383299" calcext:value-type="float">
            <text:p>14383299</text:p>
          </table:table-cell>
          <table:table-cell table:formula="of:=[.A901]/1000/(60*60*24)" office:value-type="time" office:time-value="PT03H59M43.299S" calcext:value-type="time">
            <text:p>03:59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996.52" calcext:value-type="float">
            <text:p>1996.52</text:p>
          </table:table-cell>
          <table:table-cell office:value-type="float" office:value="2318.2" calcext:value-type="float">
            <text:p>2318.2</text:p>
          </table:table-cell>
        </table:table-row>
        <table:table-row table:style-name="ro1">
          <table:table-cell office:value-type="float" office:value="14399298" calcext:value-type="float">
            <text:p>14399298</text:p>
          </table:table-cell>
          <table:table-cell table:formula="of:=[.A902]/1000/(60*60*24)" office:value-type="time" office:time-value="PT03H59M59.298S" calcext:value-type="time">
            <text:p>03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8" calcext:value-type="float">
            <text:p>558.28</text:p>
          </table:table-cell>
          <table:table-cell office:value-type="float" office:value="1998.74" calcext:value-type="float">
            <text:p>1998.74</text:p>
          </table:table-cell>
          <table:table-cell office:value-type="float" office:value="2320.68" calcext:value-type="float">
            <text:p>2320.68</text:p>
          </table:table-cell>
        </table:table-row>
        <table:table-row table:style-name="ro1">
          <table:table-cell office:value-type="float" office:value="14415298" calcext:value-type="float">
            <text:p>14415298</text:p>
          </table:table-cell>
          <table:table-cell table:formula="of:=[.A903]/1000/(60*60*24)" office:value-type="time" office:time-value="PT04H00M15.298S" calcext:value-type="time">
            <text:p>04:00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2000.96" calcext:value-type="float">
            <text:p>2000.96</text:p>
          </table:table-cell>
          <table:table-cell office:value-type="float" office:value="2323.15" calcext:value-type="float">
            <text:p>2323.15</text:p>
          </table:table-cell>
        </table:table-row>
        <table:table-row table:style-name="ro1">
          <table:table-cell office:value-type="float" office:value="14431298" calcext:value-type="float">
            <text:p>14431298</text:p>
          </table:table-cell>
          <table:table-cell table:formula="of:=[.A904]/1000/(60*60*24)" office:value-type="time" office:time-value="PT04H00M31.298S" calcext:value-type="time">
            <text:p>04:00:31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8.14" calcext:value-type="float">
            <text:p>558.14</text:p>
          </table:table-cell>
          <table:table-cell office:value-type="float" office:value="2003.18" calcext:value-type="float">
            <text:p>2003.18</text:p>
          </table:table-cell>
          <table:table-cell office:value-type="float" office:value="2325.63" calcext:value-type="float">
            <text:p>2325.63</text:p>
          </table:table-cell>
        </table:table-row>
        <table:table-row table:style-name="ro1">
          <table:table-cell office:value-type="float" office:value="14447298" calcext:value-type="float">
            <text:p>14447298</text:p>
          </table:table-cell>
          <table:table-cell table:formula="of:=[.A905]/1000/(60*60*24)" office:value-type="time" office:time-value="PT04H00M47.298S" calcext:value-type="time">
            <text:p>04:00:47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5" calcext:value-type="float">
            <text:p>557.85</text:p>
          </table:table-cell>
          <table:table-cell office:value-type="float" office:value="2005.4" calcext:value-type="float">
            <text:p>2005.4</text:p>
          </table:table-cell>
          <table:table-cell office:value-type="float" office:value="2328.11" calcext:value-type="float">
            <text:p>2328.11</text:p>
          </table:table-cell>
        </table:table-row>
        <table:table-row table:style-name="ro1">
          <table:table-cell office:value-type="float" office:value="14463298" calcext:value-type="float">
            <text:p>14463298</text:p>
          </table:table-cell>
          <table:table-cell table:formula="of:=[.A906]/1000/(60*60*24)" office:value-type="time" office:time-value="PT04H01M03.298S" calcext:value-type="time">
            <text:p>04:01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07.62" calcext:value-type="float">
            <text:p>2007.62</text:p>
          </table:table-cell>
          <table:table-cell office:value-type="float" office:value="2330.59" calcext:value-type="float">
            <text:p>2330.59</text:p>
          </table:table-cell>
        </table:table-row>
        <table:table-row table:style-name="ro1">
          <table:table-cell office:value-type="float" office:value="14479298" calcext:value-type="float">
            <text:p>14479298</text:p>
          </table:table-cell>
          <table:table-cell table:formula="of:=[.A907]/1000/(60*60*24)" office:value-type="time" office:time-value="PT04H01M19.298S" calcext:value-type="time">
            <text:p>04:01:19</text:p>
          </table:table-cell>
          <table:table-cell office:value-type="float" office:value="1.11" calcext:value-type="float">
            <text:p>1.11</text:p>
          </table:table-cell>
          <table:table-cell office:value-type="float" office:value="498.92" calcext:value-type="float">
            <text:p>498.92</text:p>
          </table:table-cell>
          <table:table-cell office:value-type="float" office:value="555.77" calcext:value-type="float">
            <text:p>555.77</text:p>
          </table:table-cell>
          <table:table-cell office:value-type="float" office:value="2009.84" calcext:value-type="float">
            <text:p>2009.84</text:p>
          </table:table-cell>
          <table:table-cell office:value-type="float" office:value="2333.06" calcext:value-type="float">
            <text:p>2333.06</text:p>
          </table:table-cell>
        </table:table-row>
        <table:table-row table:style-name="ro1">
          <table:table-cell office:value-type="float" office:value="14495298" calcext:value-type="float">
            <text:p>14495298</text:p>
          </table:table-cell>
          <table:table-cell table:formula="of:=[.A908]/1000/(60*60*24)" office:value-type="time" office:time-value="PT04H01M35.298S" calcext:value-type="time">
            <text:p>04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8" calcext:value-type="float">
            <text:p>557.98</text:p>
          </table:table-cell>
          <table:table-cell office:value-type="float" office:value="2012.06" calcext:value-type="float">
            <text:p>2012.06</text:p>
          </table:table-cell>
          <table:table-cell office:value-type="float" office:value="2335.53" calcext:value-type="float">
            <text:p>2335.53</text:p>
          </table:table-cell>
        </table:table-row>
        <table:table-row table:style-name="ro1">
          <table:table-cell office:value-type="float" office:value="14511298" calcext:value-type="float">
            <text:p>14511298</text:p>
          </table:table-cell>
          <table:table-cell table:formula="of:=[.A909]/1000/(60*60*24)" office:value-type="time" office:time-value="PT04H01M51.298S" calcext:value-type="time">
            <text:p>04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6" calcext:value-type="float">
            <text:p>556.06</text:p>
          </table:table-cell>
          <table:table-cell office:value-type="float" office:value="2014.28" calcext:value-type="float">
            <text:p>2014.28</text:p>
          </table:table-cell>
          <table:table-cell office:value-type="float" office:value="2338.01" calcext:value-type="float">
            <text:p>2338.01</text:p>
          </table:table-cell>
        </table:table-row>
        <table:table-row table:style-name="ro1">
          <table:table-cell office:value-type="float" office:value="14527298" calcext:value-type="float">
            <text:p>14527298</text:p>
          </table:table-cell>
          <table:table-cell table:formula="of:=[.A910]/1000/(60*60*24)" office:value-type="time" office:time-value="PT04H02M07.298S" calcext:value-type="time">
            <text:p>04:02:07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5.69" calcext:value-type="float">
            <text:p>555.69</text:p>
          </table:table-cell>
          <table:table-cell office:value-type="float" office:value="2016.5" calcext:value-type="float">
            <text:p>2016.5</text:p>
          </table:table-cell>
          <table:table-cell office:value-type="float" office:value="2340.48" calcext:value-type="float">
            <text:p>2340.48</text:p>
          </table:table-cell>
        </table:table-row>
        <table:table-row table:style-name="ro1">
          <table:table-cell office:value-type="float" office:value="14543298" calcext:value-type="float">
            <text:p>14543298</text:p>
          </table:table-cell>
          <table:table-cell table:formula="of:=[.A911]/1000/(60*60*24)" office:value-type="time" office:time-value="PT04H02M23.298S" calcext:value-type="time">
            <text:p>04:02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8" calcext:value-type="float">
            <text:p>556.28</text:p>
          </table:table-cell>
          <table:table-cell office:value-type="float" office:value="2018.73" calcext:value-type="float">
            <text:p>2018.73</text:p>
          </table:table-cell>
          <table:table-cell office:value-type="float" office:value="2342.96" calcext:value-type="float">
            <text:p>2342.96</text:p>
          </table:table-cell>
        </table:table-row>
        <table:table-row table:style-name="ro1">
          <table:table-cell office:value-type="float" office:value="14559298" calcext:value-type="float">
            <text:p>14559298</text:p>
          </table:table-cell>
          <table:table-cell table:formula="of:=[.A912]/1000/(60*60*24)" office:value-type="time" office:time-value="PT04H02M39.298S" calcext:value-type="time">
            <text:p>04:02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6" calcext:value-type="float">
            <text:p>556.06</text:p>
          </table:table-cell>
          <table:table-cell office:value-type="float" office:value="2020.94" calcext:value-type="float">
            <text:p>2020.94</text:p>
          </table:table-cell>
          <table:table-cell office:value-type="float" office:value="2345.43" calcext:value-type="float">
            <text:p>2345.43</text:p>
          </table:table-cell>
        </table:table-row>
        <table:table-row table:style-name="ro1">
          <table:table-cell office:value-type="float" office:value="14575298" calcext:value-type="float">
            <text:p>14575298</text:p>
          </table:table-cell>
          <table:table-cell table:formula="of:=[.A913]/1000/(60*60*24)" office:value-type="time" office:time-value="PT04H02M55.298S" calcext:value-type="time">
            <text:p>04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023.16" calcext:value-type="float">
            <text:p>2023.16</text:p>
          </table:table-cell>
          <table:table-cell office:value-type="float" office:value="2347.9" calcext:value-type="float">
            <text:p>2347.9</text:p>
          </table:table-cell>
        </table:table-row>
        <table:table-row table:style-name="ro1">
          <table:table-cell office:value-type="float" office:value="14591298" calcext:value-type="float">
            <text:p>14591298</text:p>
          </table:table-cell>
          <table:table-cell table:formula="of:=[.A914]/1000/(60*60*24)" office:value-type="time" office:time-value="PT04H03M11.298S" calcext:value-type="time">
            <text:p>04:03:11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5.7" calcext:value-type="float">
            <text:p>555.7</text:p>
          </table:table-cell>
          <table:table-cell office:value-type="float" office:value="2025.39" calcext:value-type="float">
            <text:p>2025.39</text:p>
          </table:table-cell>
          <table:table-cell office:value-type="float" office:value="2350.37" calcext:value-type="float">
            <text:p>2350.37</text:p>
          </table:table-cell>
        </table:table-row>
        <table:table-row table:style-name="ro1">
          <table:table-cell office:value-type="float" office:value="14607299" calcext:value-type="float">
            <text:p>14607299</text:p>
          </table:table-cell>
          <table:table-cell table:formula="of:=[.A915]/1000/(60*60*24)" office:value-type="time" office:time-value="PT04H03M27.299S" calcext:value-type="time">
            <text:p>04:03:27</text:p>
          </table:table-cell>
          <table:table-cell office:value-type="float" office:value="1.11" calcext:value-type="float">
            <text:p>1.11</text:p>
          </table:table-cell>
          <table:table-cell office:value-type="float" office:value="500.52" calcext:value-type="float">
            <text:p>500.52</text:p>
          </table:table-cell>
          <table:table-cell office:value-type="float" office:value="555.63" calcext:value-type="float">
            <text:p>555.63</text:p>
          </table:table-cell>
          <table:table-cell office:value-type="float" office:value="2027.61" calcext:value-type="float">
            <text:p>2027.61</text:p>
          </table:table-cell>
          <table:table-cell office:value-type="float" office:value="2352.85" calcext:value-type="float">
            <text:p>2352.85</text:p>
          </table:table-cell>
        </table:table-row>
        <table:table-row table:style-name="ro1">
          <table:table-cell office:value-type="float" office:value="14623298" calcext:value-type="float">
            <text:p>14623298</text:p>
          </table:table-cell>
          <table:table-cell table:formula="of:=[.A916]/1000/(60*60*24)" office:value-type="time" office:time-value="PT04H03M43.298S" calcext:value-type="time">
            <text:p>04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8.15" calcext:value-type="float">
            <text:p>558.15</text:p>
          </table:table-cell>
          <table:table-cell office:value-type="float" office:value="2029.84" calcext:value-type="float">
            <text:p>2029.84</text:p>
          </table:table-cell>
          <table:table-cell office:value-type="float" office:value="2355.32" calcext:value-type="float">
            <text:p>2355.32</text:p>
          </table:table-cell>
        </table:table-row>
        <table:table-row table:style-name="ro1">
          <table:table-cell office:value-type="float" office:value="14639298" calcext:value-type="float">
            <text:p>14639298</text:p>
          </table:table-cell>
          <table:table-cell table:formula="of:=[.A917]/1000/(60*60*24)" office:value-type="time" office:time-value="PT04H03M59.298S" calcext:value-type="time">
            <text:p>04:03:59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5.7" calcext:value-type="float">
            <text:p>555.7</text:p>
          </table:table-cell>
          <table:table-cell office:value-type="float" office:value="2032.06" calcext:value-type="float">
            <text:p>2032.06</text:p>
          </table:table-cell>
          <table:table-cell office:value-type="float" office:value="2357.8" calcext:value-type="float">
            <text:p>2357.8</text:p>
          </table:table-cell>
        </table:table-row>
        <table:table-row table:style-name="ro1">
          <table:table-cell office:value-type="float" office:value="14655298" calcext:value-type="float">
            <text:p>14655298</text:p>
          </table:table-cell>
          <table:table-cell table:formula="of:=[.A918]/1000/(60*60*24)" office:value-type="time" office:time-value="PT04H04M15.298S" calcext:value-type="time">
            <text:p>04:04:15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5.93" calcext:value-type="float">
            <text:p>555.93</text:p>
          </table:table-cell>
          <table:table-cell office:value-type="float" office:value="2034.29" calcext:value-type="float">
            <text:p>2034.29</text:p>
          </table:table-cell>
          <table:table-cell office:value-type="float" office:value="2360.27" calcext:value-type="float">
            <text:p>2360.27</text:p>
          </table:table-cell>
        </table:table-row>
        <table:table-row table:style-name="ro1">
          <table:table-cell office:value-type="float" office:value="14671299" calcext:value-type="float">
            <text:p>14671299</text:p>
          </table:table-cell>
          <table:table-cell table:formula="of:=[.A919]/1000/(60*60*24)" office:value-type="time" office:time-value="PT04H04M31.299S" calcext:value-type="time">
            <text:p>04:04:31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5.83" calcext:value-type="float">
            <text:p>555.83</text:p>
          </table:table-cell>
          <table:table-cell office:value-type="float" office:value="2036.51" calcext:value-type="float">
            <text:p>2036.51</text:p>
          </table:table-cell>
          <table:table-cell office:value-type="float" office:value="2362.74" calcext:value-type="float">
            <text:p>2362.74</text:p>
          </table:table-cell>
        </table:table-row>
        <table:table-row table:style-name="ro1">
          <table:table-cell office:value-type="float" office:value="14687299" calcext:value-type="float">
            <text:p>14687299</text:p>
          </table:table-cell>
          <table:table-cell table:formula="of:=[.A920]/1000/(60*60*24)" office:value-type="time" office:time-value="PT04H04M47.299S" calcext:value-type="time">
            <text:p>04:04:47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7.93" calcext:value-type="float">
            <text:p>557.93</text:p>
          </table:table-cell>
          <table:table-cell office:value-type="float" office:value="2038.74" calcext:value-type="float">
            <text:p>2038.74</text:p>
          </table:table-cell>
          <table:table-cell office:value-type="float" office:value="2365.22" calcext:value-type="float">
            <text:p>2365.22</text:p>
          </table:table-cell>
        </table:table-row>
        <table:table-row table:style-name="ro1">
          <table:table-cell office:value-type="float" office:value="14703298" calcext:value-type="float">
            <text:p>14703298</text:p>
          </table:table-cell>
          <table:table-cell table:formula="of:=[.A921]/1000/(60*60*24)" office:value-type="time" office:time-value="PT04H05M03.298S" calcext:value-type="time">
            <text:p>04:05:03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5.92" calcext:value-type="float">
            <text:p>555.92</text:p>
          </table:table-cell>
          <table:table-cell office:value-type="float" office:value="2040.97" calcext:value-type="float">
            <text:p>2040.97</text:p>
          </table:table-cell>
          <table:table-cell office:value-type="float" office:value="2367.69" calcext:value-type="float">
            <text:p>2367.69</text:p>
          </table:table-cell>
        </table:table-row>
        <table:table-row table:style-name="ro1">
          <table:table-cell office:value-type="float" office:value="14719298" calcext:value-type="float">
            <text:p>14719298</text:p>
          </table:table-cell>
          <table:table-cell table:formula="of:=[.A922]/1000/(60*60*24)" office:value-type="time" office:time-value="PT04H05M19.298S" calcext:value-type="time">
            <text:p>04:05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043.19" calcext:value-type="float">
            <text:p>2043.19</text:p>
          </table:table-cell>
          <table:table-cell office:value-type="float" office:value="2370.16" calcext:value-type="float">
            <text:p>2370.16</text:p>
          </table:table-cell>
        </table:table-row>
        <table:table-row table:style-name="ro1">
          <table:table-cell office:value-type="float" office:value="14735298" calcext:value-type="float">
            <text:p>14735298</text:p>
          </table:table-cell>
          <table:table-cell table:formula="of:=[.A923]/1000/(60*60*24)" office:value-type="time" office:time-value="PT04H05M35.298S" calcext:value-type="time">
            <text:p>04:05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5.84" calcext:value-type="float">
            <text:p>555.84</text:p>
          </table:table-cell>
          <table:table-cell office:value-type="float" office:value="2045.41" calcext:value-type="float">
            <text:p>2045.41</text:p>
          </table:table-cell>
          <table:table-cell office:value-type="float" office:value="2372.62" calcext:value-type="float">
            <text:p>2372.62</text:p>
          </table:table-cell>
        </table:table-row>
        <table:table-row table:style-name="ro1">
          <table:table-cell office:value-type="float" office:value="14751298" calcext:value-type="float">
            <text:p>14751298</text:p>
          </table:table-cell>
          <table:table-cell table:formula="of:=[.A924]/1000/(60*60*24)" office:value-type="time" office:time-value="PT04H05M51.298S" calcext:value-type="time">
            <text:p>04:05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2047.63" calcext:value-type="float">
            <text:p>2047.63</text:p>
          </table:table-cell>
          <table:table-cell office:value-type="float" office:value="2375.08" calcext:value-type="float">
            <text:p>2375.08</text:p>
          </table:table-cell>
        </table:table-row>
        <table:table-row table:style-name="ro1">
          <table:table-cell office:value-type="float" office:value="14767298" calcext:value-type="float">
            <text:p>14767298</text:p>
          </table:table-cell>
          <table:table-cell table:formula="of:=[.A925]/1000/(60*60*24)" office:value-type="time" office:time-value="PT04H06M07.298S" calcext:value-type="time">
            <text:p>04:06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2049.85" calcext:value-type="float">
            <text:p>2049.85</text:p>
          </table:table-cell>
          <table:table-cell office:value-type="float" office:value="2377.55" calcext:value-type="float">
            <text:p>2377.55</text:p>
          </table:table-cell>
        </table:table-row>
        <table:table-row table:style-name="ro1">
          <table:table-cell office:value-type="float" office:value="14783298" calcext:value-type="float">
            <text:p>14783298</text:p>
          </table:table-cell>
          <table:table-cell table:formula="of:=[.A926]/1000/(60*60*24)" office:value-type="time" office:time-value="PT04H06M23.298S" calcext:value-type="time">
            <text:p>04:06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052.06" calcext:value-type="float">
            <text:p>2052.06</text:p>
          </table:table-cell>
          <table:table-cell office:value-type="float" office:value="2380.01" calcext:value-type="float">
            <text:p>2380.01</text:p>
          </table:table-cell>
        </table:table-row>
        <table:table-row table:style-name="ro1">
          <table:table-cell office:value-type="float" office:value="14799299" calcext:value-type="float">
            <text:p>14799299</text:p>
          </table:table-cell>
          <table:table-cell table:formula="of:=[.A927]/1000/(60*60*24)" office:value-type="time" office:time-value="PT04H06M39.299S" calcext:value-type="time">
            <text:p>04:06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29" calcext:value-type="float">
            <text:p>554.29</text:p>
          </table:table-cell>
          <table:table-cell office:value-type="float" office:value="2054.28" calcext:value-type="float">
            <text:p>2054.28</text:p>
          </table:table-cell>
          <table:table-cell office:value-type="float" office:value="2382.47" calcext:value-type="float">
            <text:p>2382.47</text:p>
          </table:table-cell>
        </table:table-row>
        <table:table-row table:style-name="ro1">
          <table:table-cell office:value-type="float" office:value="14815298" calcext:value-type="float">
            <text:p>14815298</text:p>
          </table:table-cell>
          <table:table-cell table:formula="of:=[.A928]/1000/(60*60*24)" office:value-type="time" office:time-value="PT04H06M55.298S" calcext:value-type="time">
            <text:p>04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056.5" calcext:value-type="float">
            <text:p>2056.5</text:p>
          </table:table-cell>
          <table:table-cell office:value-type="float" office:value="2384.94" calcext:value-type="float">
            <text:p>2384.94</text:p>
          </table:table-cell>
        </table:table-row>
        <table:table-row table:style-name="ro1">
          <table:table-cell office:value-type="float" office:value="14831298" calcext:value-type="float">
            <text:p>14831298</text:p>
          </table:table-cell>
          <table:table-cell table:formula="of:=[.A929]/1000/(60*60*24)" office:value-type="time" office:time-value="PT04H07M11.298S" calcext:value-type="time">
            <text:p>04:0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8" calcext:value-type="float">
            <text:p>551.98</text:p>
          </table:table-cell>
          <table:table-cell office:value-type="float" office:value="2058.72" calcext:value-type="float">
            <text:p>2058.72</text:p>
          </table:table-cell>
          <table:table-cell office:value-type="float" office:value="2387.4" calcext:value-type="float">
            <text:p>2387.4</text:p>
          </table:table-cell>
        </table:table-row>
        <table:table-row table:style-name="ro1">
          <table:table-cell office:value-type="float" office:value="14847298" calcext:value-type="float">
            <text:p>14847298</text:p>
          </table:table-cell>
          <table:table-cell table:formula="of:=[.A930]/1000/(60*60*24)" office:value-type="time" office:time-value="PT04H07M27.298S" calcext:value-type="time">
            <text:p>04:0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7" calcext:value-type="float">
            <text:p>552.07</text:p>
          </table:table-cell>
          <table:table-cell office:value-type="float" office:value="2060.94" calcext:value-type="float">
            <text:p>2060.94</text:p>
          </table:table-cell>
          <table:table-cell office:value-type="float" office:value="2389.86" calcext:value-type="float">
            <text:p>2389.86</text:p>
          </table:table-cell>
        </table:table-row>
        <table:table-row table:style-name="ro1">
          <table:table-cell office:value-type="float" office:value="14863298" calcext:value-type="float">
            <text:p>14863298</text:p>
          </table:table-cell>
          <table:table-cell table:formula="of:=[.A931]/1000/(60*60*24)" office:value-type="time" office:time-value="PT04H07M43.298S" calcext:value-type="time">
            <text:p>04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063.16" calcext:value-type="float">
            <text:p>2063.16</text:p>
          </table:table-cell>
          <table:table-cell office:value-type="float" office:value="2392.31" calcext:value-type="float">
            <text:p>2392.31</text:p>
          </table:table-cell>
        </table:table-row>
        <table:table-row table:style-name="ro1">
          <table:table-cell office:value-type="float" office:value="14879298" calcext:value-type="float">
            <text:p>14879298</text:p>
          </table:table-cell>
          <table:table-cell table:formula="of:=[.A932]/1000/(60*60*24)" office:value-type="time" office:time-value="PT04H07M59.298S" calcext:value-type="time">
            <text:p>04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065.38" calcext:value-type="float">
            <text:p>2065.38</text:p>
          </table:table-cell>
          <table:table-cell office:value-type="float" office:value="2394.77" calcext:value-type="float">
            <text:p>2394.77</text:p>
          </table:table-cell>
        </table:table-row>
        <table:table-row table:style-name="ro1">
          <table:table-cell office:value-type="float" office:value="14895299" calcext:value-type="float">
            <text:p>14895299</text:p>
          </table:table-cell>
          <table:table-cell table:formula="of:=[.A933]/1000/(60*60*24)" office:value-type="time" office:time-value="PT04H08M15.299S" calcext:value-type="time">
            <text:p>04:0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2067.6" calcext:value-type="float">
            <text:p>2067.6</text:p>
          </table:table-cell>
          <table:table-cell office:value-type="float" office:value="2397.23" calcext:value-type="float">
            <text:p>2397.23</text:p>
          </table:table-cell>
        </table:table-row>
        <table:table-row table:style-name="ro1">
          <table:table-cell office:value-type="float" office:value="14911298" calcext:value-type="float">
            <text:p>14911298</text:p>
          </table:table-cell>
          <table:table-cell table:formula="of:=[.A934]/1000/(60*60*24)" office:value-type="time" office:time-value="PT04H08M31.298S" calcext:value-type="time">
            <text:p>04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2069.82" calcext:value-type="float">
            <text:p>2069.82</text:p>
          </table:table-cell>
          <table:table-cell office:value-type="float" office:value="2399.69" calcext:value-type="float">
            <text:p>2399.69</text:p>
          </table:table-cell>
        </table:table-row>
        <table:table-row table:style-name="ro1">
          <table:table-cell office:value-type="float" office:value="14927298" calcext:value-type="float">
            <text:p>14927298</text:p>
          </table:table-cell>
          <table:table-cell table:formula="of:=[.A935]/1000/(60*60*24)" office:value-type="time" office:time-value="PT04H08M47.298S" calcext:value-type="time">
            <text:p>04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1.86" calcext:value-type="float">
            <text:p>551.86</text:p>
          </table:table-cell>
          <table:table-cell office:value-type="float" office:value="2072.04" calcext:value-type="float">
            <text:p>2072.04</text:p>
          </table:table-cell>
          <table:table-cell office:value-type="float" office:value="2402.14" calcext:value-type="float">
            <text:p>2402.14</text:p>
          </table:table-cell>
        </table:table-row>
        <table:table-row table:style-name="ro1">
          <table:table-cell office:value-type="float" office:value="14943298" calcext:value-type="float">
            <text:p>14943298</text:p>
          </table:table-cell>
          <table:table-cell table:formula="of:=[.A936]/1000/(60*60*24)" office:value-type="time" office:time-value="PT04H09M03.298S" calcext:value-type="time">
            <text:p>04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074.26" calcext:value-type="float">
            <text:p>2074.26</text:p>
          </table:table-cell>
          <table:table-cell office:value-type="float" office:value="2404.6" calcext:value-type="float">
            <text:p>2404.6</text:p>
          </table:table-cell>
        </table:table-row>
        <table:table-row table:style-name="ro1">
          <table:table-cell office:value-type="float" office:value="14959298" calcext:value-type="float">
            <text:p>14959298</text:p>
          </table:table-cell>
          <table:table-cell table:formula="of:=[.A937]/1000/(60*60*24)" office:value-type="time" office:time-value="PT04H09M19.298S" calcext:value-type="time">
            <text:p>04:09:19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3.7" calcext:value-type="float">
            <text:p>553.7</text:p>
          </table:table-cell>
          <table:table-cell office:value-type="float" office:value="2076.48" calcext:value-type="float">
            <text:p>2076.48</text:p>
          </table:table-cell>
          <table:table-cell office:value-type="float" office:value="2407.06" calcext:value-type="float">
            <text:p>2407.06</text:p>
          </table:table-cell>
        </table:table-row>
        <table:table-row table:style-name="ro1">
          <table:table-cell office:value-type="float" office:value="14975298" calcext:value-type="float">
            <text:p>14975298</text:p>
          </table:table-cell>
          <table:table-cell table:formula="of:=[.A938]/1000/(60*60*24)" office:value-type="time" office:time-value="PT04H09M35.298S" calcext:value-type="time">
            <text:p>04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4.04" calcext:value-type="float">
            <text:p>554.04</text:p>
          </table:table-cell>
          <table:table-cell office:value-type="float" office:value="2078.7" calcext:value-type="float">
            <text:p>2078.7</text:p>
          </table:table-cell>
          <table:table-cell office:value-type="float" office:value="2409.52" calcext:value-type="float">
            <text:p>2409.52</text:p>
          </table:table-cell>
        </table:table-row>
        <table:table-row table:style-name="ro1">
          <table:table-cell office:value-type="float" office:value="14991298" calcext:value-type="float">
            <text:p>14991298</text:p>
          </table:table-cell>
          <table:table-cell table:formula="of:=[.A939]/1000/(60*60*24)" office:value-type="time" office:time-value="PT04H09M51.298S" calcext:value-type="time">
            <text:p>04:09:51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0" calcext:value-type="float">
            <text:p>550</text:p>
          </table:table-cell>
          <table:table-cell office:value-type="float" office:value="2080.93" calcext:value-type="float">
            <text:p>2080.93</text:p>
          </table:table-cell>
          <table:table-cell office:value-type="float" office:value="2411.98" calcext:value-type="float">
            <text:p>2411.98</text:p>
          </table:table-cell>
        </table:table-row>
        <table:table-row table:style-name="ro1">
          <table:table-cell office:value-type="float" office:value="15007298" calcext:value-type="float">
            <text:p>15007298</text:p>
          </table:table-cell>
          <table:table-cell table:formula="of:=[.A940]/1000/(60*60*24)" office:value-type="time" office:time-value="PT04H10M07.298S" calcext:value-type="time">
            <text:p>04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083.15" calcext:value-type="float">
            <text:p>2083.15</text:p>
          </table:table-cell>
          <table:table-cell office:value-type="float" office:value="2414.43" calcext:value-type="float">
            <text:p>2414.43</text:p>
          </table:table-cell>
        </table:table-row>
        <table:table-row table:style-name="ro1">
          <table:table-cell office:value-type="float" office:value="15023298" calcext:value-type="float">
            <text:p>15023298</text:p>
          </table:table-cell>
          <table:table-cell table:formula="of:=[.A941]/1000/(60*60*24)" office:value-type="time" office:time-value="PT04H10M23.298S" calcext:value-type="time">
            <text:p>04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085.37" calcext:value-type="float">
            <text:p>2085.37</text:p>
          </table:table-cell>
          <table:table-cell office:value-type="float" office:value="2416.88" calcext:value-type="float">
            <text:p>2416.88</text:p>
          </table:table-cell>
        </table:table-row>
        <table:table-row table:style-name="ro1">
          <table:table-cell office:value-type="float" office:value="15039298" calcext:value-type="float">
            <text:p>15039298</text:p>
          </table:table-cell>
          <table:table-cell table:formula="of:=[.A942]/1000/(60*60*24)" office:value-type="time" office:time-value="PT04H10M39.298S" calcext:value-type="time">
            <text:p>04:10:3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2087.59" calcext:value-type="float">
            <text:p>2087.59</text:p>
          </table:table-cell>
          <table:table-cell office:value-type="float" office:value="2419.34" calcext:value-type="float">
            <text:p>2419.34</text:p>
          </table:table-cell>
        </table:table-row>
        <table:table-row table:style-name="ro1">
          <table:table-cell office:value-type="float" office:value="15055299" calcext:value-type="float">
            <text:p>15055299</text:p>
          </table:table-cell>
          <table:table-cell table:formula="of:=[.A943]/1000/(60*60*24)" office:value-type="time" office:time-value="PT04H10M55.299S" calcext:value-type="time">
            <text:p>04:10:55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9.99" calcext:value-type="float">
            <text:p>549.99</text:p>
          </table:table-cell>
          <table:table-cell office:value-type="float" office:value="2089.81" calcext:value-type="float">
            <text:p>2089.81</text:p>
          </table:table-cell>
          <table:table-cell office:value-type="float" office:value="2421.79" calcext:value-type="float">
            <text:p>2421.79</text:p>
          </table:table-cell>
        </table:table-row>
        <table:table-row table:style-name="ro1">
          <table:table-cell office:value-type="float" office:value="15071299" calcext:value-type="float">
            <text:p>15071299</text:p>
          </table:table-cell>
          <table:table-cell table:formula="of:=[.A944]/1000/(60*60*24)" office:value-type="time" office:time-value="PT04H11M11.299S" calcext:value-type="time">
            <text:p>04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2092.03" calcext:value-type="float">
            <text:p>2092.03</text:p>
          </table:table-cell>
          <table:table-cell office:value-type="float" office:value="2424.24" calcext:value-type="float">
            <text:p>2424.24</text:p>
          </table:table-cell>
        </table:table-row>
        <table:table-row table:style-name="ro1">
          <table:table-cell office:value-type="float" office:value="15087298" calcext:value-type="float">
            <text:p>15087298</text:p>
          </table:table-cell>
          <table:table-cell table:formula="of:=[.A945]/1000/(60*60*24)" office:value-type="time" office:time-value="PT04H11M27.298S" calcext:value-type="time">
            <text:p>04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" calcext:value-type="float">
            <text:p>552.2</text:p>
          </table:table-cell>
          <table:table-cell office:value-type="float" office:value="2094.25" calcext:value-type="float">
            <text:p>2094.25</text:p>
          </table:table-cell>
          <table:table-cell office:value-type="float" office:value="2426.69" calcext:value-type="float">
            <text:p>2426.69</text:p>
          </table:table-cell>
        </table:table-row>
        <table:table-row table:style-name="ro1">
          <table:table-cell office:value-type="float" office:value="15103299" calcext:value-type="float">
            <text:p>15103299</text:p>
          </table:table-cell>
          <table:table-cell table:formula="of:=[.A946]/1000/(60*60*24)" office:value-type="time" office:time-value="PT04H11M43.299S" calcext:value-type="time">
            <text:p>04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2096.46" calcext:value-type="float">
            <text:p>2096.46</text:p>
          </table:table-cell>
          <table:table-cell office:value-type="float" office:value="2429.13" calcext:value-type="float">
            <text:p>2429.13</text:p>
          </table:table-cell>
        </table:table-row>
        <table:table-row table:style-name="ro1">
          <table:table-cell office:value-type="float" office:value="15119298" calcext:value-type="float">
            <text:p>15119298</text:p>
          </table:table-cell>
          <table:table-cell table:formula="of:=[.A947]/1000/(60*60*24)" office:value-type="time" office:time-value="PT04H11M59.298S" calcext:value-type="time">
            <text:p>04:11:59</text:p>
          </table:table-cell>
          <table:table-cell office:value-type="float" office:value="1.1" calcext:value-type="float">
            <text:p>1.1</text:p>
          </table:table-cell>
          <table:table-cell office:value-type="float" office:value="500.4" calcext:value-type="float">
            <text:p>500.4</text:p>
          </table:table-cell>
          <table:table-cell office:value-type="float" office:value="551.49" calcext:value-type="float">
            <text:p>551.49</text:p>
          </table:table-cell>
          <table:table-cell office:value-type="float" office:value="2098.69" calcext:value-type="float">
            <text:p>2098.69</text:p>
          </table:table-cell>
          <table:table-cell office:value-type="float" office:value="2431.58" calcext:value-type="float">
            <text:p>2431.58</text:p>
          </table:table-cell>
        </table:table-row>
        <table:table-row table:style-name="ro1">
          <table:table-cell office:value-type="float" office:value="15135298" calcext:value-type="float">
            <text:p>15135298</text:p>
          </table:table-cell>
          <table:table-cell table:formula="of:=[.A948]/1000/(60*60*24)" office:value-type="time" office:time-value="PT04H12M15.298S" calcext:value-type="time">
            <text:p>04:12:15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1.85" calcext:value-type="float">
            <text:p>551.85</text:p>
          </table:table-cell>
          <table:table-cell office:value-type="float" office:value="2100.91" calcext:value-type="float">
            <text:p>2100.91</text:p>
          </table:table-cell>
          <table:table-cell office:value-type="float" office:value="2434.04" calcext:value-type="float">
            <text:p>2434.04</text:p>
          </table:table-cell>
        </table:table-row>
        <table:table-row table:style-name="ro1">
          <table:table-cell office:value-type="float" office:value="15151298" calcext:value-type="float">
            <text:p>15151298</text:p>
          </table:table-cell>
          <table:table-cell table:formula="of:=[.A949]/1000/(60*60*24)" office:value-type="time" office:time-value="PT04H12M31.298S" calcext:value-type="time">
            <text:p>04:12:31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1.83" calcext:value-type="float">
            <text:p>551.83</text:p>
          </table:table-cell>
          <table:table-cell office:value-type="float" office:value="2103.14" calcext:value-type="float">
            <text:p>2103.14</text:p>
          </table:table-cell>
          <table:table-cell office:value-type="float" office:value="2436.49" calcext:value-type="float">
            <text:p>2436.49</text:p>
          </table:table-cell>
        </table:table-row>
        <table:table-row table:style-name="ro1">
          <table:table-cell office:value-type="float" office:value="15167298" calcext:value-type="float">
            <text:p>15167298</text:p>
          </table:table-cell>
          <table:table-cell table:formula="of:=[.A950]/1000/(60*60*24)" office:value-type="time" office:time-value="PT04H12M47.298S" calcext:value-type="time">
            <text:p>04:12:47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4" calcext:value-type="float">
            <text:p>550.04</text:p>
          </table:table-cell>
          <table:table-cell office:value-type="float" office:value="2105.36" calcext:value-type="float">
            <text:p>2105.36</text:p>
          </table:table-cell>
          <table:table-cell office:value-type="float" office:value="2438.94" calcext:value-type="float">
            <text:p>2438.94</text:p>
          </table:table-cell>
        </table:table-row>
        <table:table-row table:style-name="ro1">
          <table:table-cell office:value-type="float" office:value="15183298" calcext:value-type="float">
            <text:p>15183298</text:p>
          </table:table-cell>
          <table:table-cell table:formula="of:=[.A951]/1000/(60*60*24)" office:value-type="time" office:time-value="PT04H13M03.298S" calcext:value-type="time">
            <text:p>04:13:03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1.84" calcext:value-type="float">
            <text:p>551.84</text:p>
          </table:table-cell>
          <table:table-cell office:value-type="float" office:value="2107.59" calcext:value-type="float">
            <text:p>2107.59</text:p>
          </table:table-cell>
          <table:table-cell office:value-type="float" office:value="2441.39" calcext:value-type="float">
            <text:p>2441.39</text:p>
          </table:table-cell>
        </table:table-row>
        <table:table-row table:style-name="ro1">
          <table:table-cell office:value-type="float" office:value="15199298" calcext:value-type="float">
            <text:p>15199298</text:p>
          </table:table-cell>
          <table:table-cell table:formula="of:=[.A952]/1000/(60*60*24)" office:value-type="time" office:time-value="PT04H13M19.298S" calcext:value-type="time">
            <text:p>04:13:1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2109.81" calcext:value-type="float">
            <text:p>2109.81</text:p>
          </table:table-cell>
          <table:table-cell office:value-type="float" office:value="2443.84" calcext:value-type="float">
            <text:p>2443.84</text:p>
          </table:table-cell>
        </table:table-row>
        <table:table-row table:style-name="ro1">
          <table:table-cell office:value-type="float" office:value="15215298" calcext:value-type="float">
            <text:p>15215298</text:p>
          </table:table-cell>
          <table:table-cell table:formula="of:=[.A953]/1000/(60*60*24)" office:value-type="time" office:time-value="PT04H13M35.298S" calcext:value-type="time">
            <text:p>04:13:3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2112.03" calcext:value-type="float">
            <text:p>2112.03</text:p>
          </table:table-cell>
          <table:table-cell office:value-type="float" office:value="2446.29" calcext:value-type="float">
            <text:p>2446.29</text:p>
          </table:table-cell>
        </table:table-row>
        <table:table-row table:style-name="ro1">
          <table:table-cell office:value-type="float" office:value="15231299" calcext:value-type="float">
            <text:p>15231299</text:p>
          </table:table-cell>
          <table:table-cell table:formula="of:=[.A954]/1000/(60*60*24)" office:value-type="time" office:time-value="PT04H13M51.299S" calcext:value-type="time">
            <text:p>04:13:5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2114.25" calcext:value-type="float">
            <text:p>2114.25</text:p>
          </table:table-cell>
          <table:table-cell office:value-type="float" office:value="2448.73" calcext:value-type="float">
            <text:p>2448.73</text:p>
          </table:table-cell>
        </table:table-row>
        <table:table-row table:style-name="ro1">
          <table:table-cell office:value-type="float" office:value="15247298" calcext:value-type="float">
            <text:p>15247298</text:p>
          </table:table-cell>
          <table:table-cell table:formula="of:=[.A955]/1000/(60*60*24)" office:value-type="time" office:time-value="PT04H14M07.298S" calcext:value-type="time">
            <text:p>04:14:07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48.53" calcext:value-type="float">
            <text:p>548.53</text:p>
          </table:table-cell>
          <table:table-cell office:value-type="float" office:value="2116.47" calcext:value-type="float">
            <text:p>2116.47</text:p>
          </table:table-cell>
          <table:table-cell office:value-type="float" office:value="2451.17" calcext:value-type="float">
            <text:p>2451.17</text:p>
          </table:table-cell>
        </table:table-row>
        <table:table-row table:style-name="ro1">
          <table:table-cell office:value-type="float" office:value="15263299" calcext:value-type="float">
            <text:p>15263299</text:p>
          </table:table-cell>
          <table:table-cell table:formula="of:=[.A956]/1000/(60*60*24)" office:value-type="time" office:time-value="PT04H14M23.299S" calcext:value-type="time">
            <text:p>04:14:23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2118.69" calcext:value-type="float">
            <text:p>2118.69</text:p>
          </table:table-cell>
          <table:table-cell office:value-type="float" office:value="2453.61" calcext:value-type="float">
            <text:p>2453.61</text:p>
          </table:table-cell>
        </table:table-row>
        <table:table-row table:style-name="ro1">
          <table:table-cell office:value-type="float" office:value="15279298" calcext:value-type="float">
            <text:p>15279298</text:p>
          </table:table-cell>
          <table:table-cell table:formula="of:=[.A957]/1000/(60*60*24)" office:value-type="time" office:time-value="PT04H14M39.298S" calcext:value-type="time">
            <text:p>04:14:39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2" calcext:value-type="float">
            <text:p>550.52</text:p>
          </table:table-cell>
          <table:table-cell office:value-type="float" office:value="2120.91" calcext:value-type="float">
            <text:p>2120.91</text:p>
          </table:table-cell>
          <table:table-cell office:value-type="float" office:value="2456.05" calcext:value-type="float">
            <text:p>2456.05</text:p>
          </table:table-cell>
        </table:table-row>
        <table:table-row table:style-name="ro1">
          <table:table-cell office:value-type="float" office:value="15295298" calcext:value-type="float">
            <text:p>15295298</text:p>
          </table:table-cell>
          <table:table-cell table:formula="of:=[.A958]/1000/(60*60*24)" office:value-type="time" office:time-value="PT04H14M55.298S" calcext:value-type="time">
            <text:p>04:14:5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2123.13" calcext:value-type="float">
            <text:p>2123.13</text:p>
          </table:table-cell>
          <table:table-cell office:value-type="float" office:value="2458.49" calcext:value-type="float">
            <text:p>2458.49</text:p>
          </table:table-cell>
        </table:table-row>
        <table:table-row table:style-name="ro1">
          <table:table-cell office:value-type="float" office:value="15311298" calcext:value-type="float">
            <text:p>15311298</text:p>
          </table:table-cell>
          <table:table-cell table:formula="of:=[.A959]/1000/(60*60*24)" office:value-type="time" office:time-value="PT04H15M11.298S" calcext:value-type="time">
            <text:p>04:15:1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" calcext:value-type="float">
            <text:p>548.3</text:p>
          </table:table-cell>
          <table:table-cell office:value-type="float" office:value="2125.35" calcext:value-type="float">
            <text:p>2125.35</text:p>
          </table:table-cell>
          <table:table-cell office:value-type="float" office:value="2460.93" calcext:value-type="float">
            <text:p>2460.93</text:p>
          </table:table-cell>
        </table:table-row>
        <table:table-row table:style-name="ro1">
          <table:table-cell office:value-type="float" office:value="15327298" calcext:value-type="float">
            <text:p>15327298</text:p>
          </table:table-cell>
          <table:table-cell table:formula="of:=[.A960]/1000/(60*60*24)" office:value-type="time" office:time-value="PT04H15M27.298S" calcext:value-type="time">
            <text:p>04:15:27</text:p>
          </table:table-cell>
          <table:table-cell office:value-type="float" office:value="1.1" calcext:value-type="float">
            <text:p>1.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9.82" calcext:value-type="float">
            <text:p>549.82</text:p>
          </table:table-cell>
          <table:table-cell office:value-type="float" office:value="2127.57" calcext:value-type="float">
            <text:p>2127.57</text:p>
          </table:table-cell>
          <table:table-cell office:value-type="float" office:value="2463.37" calcext:value-type="float">
            <text:p>2463.37</text:p>
          </table:table-cell>
        </table:table-row>
        <table:table-row table:style-name="ro1">
          <table:table-cell office:value-type="float" office:value="15343298" calcext:value-type="float">
            <text:p>15343298</text:p>
          </table:table-cell>
          <table:table-cell table:formula="of:=[.A961]/1000/(60*60*24)" office:value-type="time" office:time-value="PT04H15M43.298S" calcext:value-type="time">
            <text:p>04:15:43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6" calcext:value-type="float">
            <text:p>550.06</text:p>
          </table:table-cell>
          <table:table-cell office:value-type="float" office:value="2129.8" calcext:value-type="float">
            <text:p>2129.8</text:p>
          </table:table-cell>
          <table:table-cell office:value-type="float" office:value="2465.81" calcext:value-type="float">
            <text:p>2465.81</text:p>
          </table:table-cell>
        </table:table-row>
        <table:table-row table:style-name="ro1">
          <table:table-cell office:value-type="float" office:value="15359298" calcext:value-type="float">
            <text:p>15359298</text:p>
          </table:table-cell>
          <table:table-cell table:formula="of:=[.A962]/1000/(60*60*24)" office:value-type="time" office:time-value="PT04H15M59.298S" calcext:value-type="time">
            <text:p>04:15:59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7.83" calcext:value-type="float">
            <text:p>547.83</text:p>
          </table:table-cell>
          <table:table-cell office:value-type="float" office:value="2132.02" calcext:value-type="float">
            <text:p>2132.02</text:p>
          </table:table-cell>
          <table:table-cell office:value-type="float" office:value="2468.25" calcext:value-type="float">
            <text:p>2468.25</text:p>
          </table:table-cell>
        </table:table-row>
        <table:table-row table:style-name="ro1">
          <table:table-cell office:value-type="float" office:value="15375298" calcext:value-type="float">
            <text:p>15375298</text:p>
          </table:table-cell>
          <table:table-cell table:formula="of:=[.A963]/1000/(60*60*24)" office:value-type="time" office:time-value="PT04H16M15.298S" calcext:value-type="time">
            <text:p>04:16:15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2134.24" calcext:value-type="float">
            <text:p>2134.24</text:p>
          </table:table-cell>
          <table:table-cell office:value-type="float" office:value="2470.69" calcext:value-type="float">
            <text:p>2470.69</text:p>
          </table:table-cell>
        </table:table-row>
        <table:table-row table:style-name="ro1">
          <table:table-cell office:value-type="float" office:value="15391298" calcext:value-type="float">
            <text:p>15391298</text:p>
          </table:table-cell>
          <table:table-cell table:formula="of:=[.A964]/1000/(60*60*24)" office:value-type="time" office:time-value="PT04H16M31.298S" calcext:value-type="time">
            <text:p>04:16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136.46" calcext:value-type="float">
            <text:p>2136.46</text:p>
          </table:table-cell>
          <table:table-cell office:value-type="float" office:value="2473.12" calcext:value-type="float">
            <text:p>2473.12</text:p>
          </table:table-cell>
        </table:table-row>
        <table:table-row table:style-name="ro1">
          <table:table-cell office:value-type="float" office:value="15407298" calcext:value-type="float">
            <text:p>15407298</text:p>
          </table:table-cell>
          <table:table-cell table:formula="of:=[.A965]/1000/(60*60*24)" office:value-type="time" office:time-value="PT04H16M47.298S" calcext:value-type="time">
            <text:p>04:16:4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2138.68" calcext:value-type="float">
            <text:p>2138.68</text:p>
          </table:table-cell>
          <table:table-cell office:value-type="float" office:value="2475.56" calcext:value-type="float">
            <text:p>2475.56</text:p>
          </table:table-cell>
        </table:table-row>
        <table:table-row table:style-name="ro1">
          <table:table-cell office:value-type="float" office:value="15423298" calcext:value-type="float">
            <text:p>15423298</text:p>
          </table:table-cell>
          <table:table-cell table:formula="of:=[.A966]/1000/(60*60*24)" office:value-type="time" office:time-value="PT04H17M03.298S" calcext:value-type="time">
            <text:p>04:17:0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2140.9" calcext:value-type="float">
            <text:p>2140.9</text:p>
          </table:table-cell>
          <table:table-cell office:value-type="float" office:value="2477.99" calcext:value-type="float">
            <text:p>2477.99</text:p>
          </table:table-cell>
        </table:table-row>
        <table:table-row table:style-name="ro1">
          <table:table-cell office:value-type="float" office:value="15439299" calcext:value-type="float">
            <text:p>15439299</text:p>
          </table:table-cell>
          <table:table-cell table:formula="of:=[.A967]/1000/(60*60*24)" office:value-type="time" office:time-value="PT04H17M19.299S" calcext:value-type="time">
            <text:p>04:17:1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2143.12" calcext:value-type="float">
            <text:p>2143.12</text:p>
          </table:table-cell>
          <table:table-cell office:value-type="float" office:value="2480.42" calcext:value-type="float">
            <text:p>2480.42</text:p>
          </table:table-cell>
        </table:table-row>
        <table:table-row table:style-name="ro1">
          <table:table-cell office:value-type="float" office:value="15455298" calcext:value-type="float">
            <text:p>15455298</text:p>
          </table:table-cell>
          <table:table-cell table:formula="of:=[.A968]/1000/(60*60*24)" office:value-type="time" office:time-value="PT04H17M35.298S" calcext:value-type="time">
            <text:p>04:17:3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2145.34" calcext:value-type="float">
            <text:p>2145.34</text:p>
          </table:table-cell>
          <table:table-cell office:value-type="float" office:value="2482.85" calcext:value-type="float">
            <text:p>2482.85</text:p>
          </table:table-cell>
        </table:table-row>
        <table:table-row table:style-name="ro1">
          <table:table-cell office:value-type="float" office:value="15471298" calcext:value-type="float">
            <text:p>15471298</text:p>
          </table:table-cell>
          <table:table-cell table:formula="of:=[.A969]/1000/(60*60*24)" office:value-type="time" office:time-value="PT04H17M51.298S" calcext:value-type="time">
            <text:p>04:17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147.56" calcext:value-type="float">
            <text:p>2147.56</text:p>
          </table:table-cell>
          <table:table-cell office:value-type="float" office:value="2485.29" calcext:value-type="float">
            <text:p>2485.29</text:p>
          </table:table-cell>
        </table:table-row>
        <table:table-row table:style-name="ro1">
          <table:table-cell office:value-type="float" office:value="15487299" calcext:value-type="float">
            <text:p>15487299</text:p>
          </table:table-cell>
          <table:table-cell table:formula="of:=[.A970]/1000/(60*60*24)" office:value-type="time" office:time-value="PT04H18M07.299S" calcext:value-type="time">
            <text:p>04:18:07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7.99" calcext:value-type="float">
            <text:p>547.99</text:p>
          </table:table-cell>
          <table:table-cell office:value-type="float" office:value="2149.78" calcext:value-type="float">
            <text:p>2149.78</text:p>
          </table:table-cell>
          <table:table-cell office:value-type="float" office:value="2487.72" calcext:value-type="float">
            <text:p>2487.72</text:p>
          </table:table-cell>
        </table:table-row>
        <table:table-row table:style-name="ro1">
          <table:table-cell office:value-type="float" office:value="15503299" calcext:value-type="float">
            <text:p>15503299</text:p>
          </table:table-cell>
          <table:table-cell table:formula="of:=[.A971]/1000/(60*60*24)" office:value-type="time" office:time-value="PT04H18M23.299S" calcext:value-type="time">
            <text:p>04:18:2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29" calcext:value-type="float">
            <text:p>548.29</text:p>
          </table:table-cell>
          <table:table-cell office:value-type="float" office:value="2152" calcext:value-type="float">
            <text:p>2152</text:p>
          </table:table-cell>
          <table:table-cell office:value-type="float" office:value="2490.14" calcext:value-type="float">
            <text:p>2490.14</text:p>
          </table:table-cell>
        </table:table-row>
        <table:table-row table:style-name="ro1">
          <table:table-cell office:value-type="float" office:value="15519298" calcext:value-type="float">
            <text:p>15519298</text:p>
          </table:table-cell>
          <table:table-cell table:formula="of:=[.A972]/1000/(60*60*24)" office:value-type="time" office:time-value="PT04H18M39.298S" calcext:value-type="time">
            <text:p>04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.01" calcext:value-type="float">
            <text:p>546.01</text:p>
          </table:table-cell>
          <table:table-cell office:value-type="float" office:value="2154.22" calcext:value-type="float">
            <text:p>2154.22</text:p>
          </table:table-cell>
          <table:table-cell office:value-type="float" office:value="2492.57" calcext:value-type="float">
            <text:p>2492.57</text:p>
          </table:table-cell>
        </table:table-row>
        <table:table-row table:style-name="ro1">
          <table:table-cell office:value-type="float" office:value="15535298" calcext:value-type="float">
            <text:p>15535298</text:p>
          </table:table-cell>
          <table:table-cell table:formula="of:=[.A973]/1000/(60*60*24)" office:value-type="time" office:time-value="PT04H18M55.298S" calcext:value-type="time">
            <text:p>04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8" calcext:value-type="float">
            <text:p>546.08</text:p>
          </table:table-cell>
          <table:table-cell office:value-type="float" office:value="2156.44" calcext:value-type="float">
            <text:p>2156.44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5551298" calcext:value-type="float">
            <text:p>15551298</text:p>
          </table:table-cell>
          <table:table-cell table:formula="of:=[.A974]/1000/(60*60*24)" office:value-type="time" office:time-value="PT04H19M11.298S" calcext:value-type="time">
            <text:p>04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8.04" calcext:value-type="float">
            <text:p>548.04</text:p>
          </table:table-cell>
          <table:table-cell office:value-type="float" office:value="2158.66" calcext:value-type="float">
            <text:p>2158.66</text:p>
          </table:table-cell>
          <table:table-cell office:value-type="float" office:value="2497.43" calcext:value-type="float">
            <text:p>2497.43</text:p>
          </table:table-cell>
        </table:table-row>
        <table:table-row table:style-name="ro1">
          <table:table-cell office:value-type="float" office:value="15567298" calcext:value-type="float">
            <text:p>15567298</text:p>
          </table:table-cell>
          <table:table-cell table:formula="of:=[.A975]/1000/(60*60*24)" office:value-type="time" office:time-value="PT04H19M27.298S" calcext:value-type="time">
            <text:p>04:19:27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7.7" calcext:value-type="float">
            <text:p>547.7</text:p>
          </table:table-cell>
          <table:table-cell office:value-type="float" office:value="2160.88" calcext:value-type="float">
            <text:p>2160.88</text:p>
          </table:table-cell>
          <table:table-cell office:value-type="float" office:value="2499.86" calcext:value-type="float">
            <text:p>2499.86</text:p>
          </table:table-cell>
        </table:table-row>
        <table:table-row table:style-name="ro1">
          <table:table-cell office:value-type="float" office:value="15583298" calcext:value-type="float">
            <text:p>15583298</text:p>
          </table:table-cell>
          <table:table-cell table:formula="of:=[.A976]/1000/(60*60*24)" office:value-type="time" office:time-value="PT04H19M43.298S" calcext:value-type="time">
            <text:p>04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2163.1" calcext:value-type="float">
            <text:p>2163.1</text:p>
          </table:table-cell>
          <table:table-cell office:value-type="float" office:value="2502.29" calcext:value-type="float">
            <text:p>2502.29</text:p>
          </table:table-cell>
        </table:table-row>
        <table:table-row table:style-name="ro1">
          <table:table-cell office:value-type="float" office:value="15599298" calcext:value-type="float">
            <text:p>15599298</text:p>
          </table:table-cell>
          <table:table-cell table:formula="of:=[.A977]/1000/(60*60*24)" office:value-type="time" office:time-value="PT04H19M59.298S" calcext:value-type="time">
            <text:p>04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" calcext:value-type="float">
            <text:p>546</text:p>
          </table:table-cell>
          <table:table-cell office:value-type="float" office:value="2165.32" calcext:value-type="float">
            <text:p>2165.32</text:p>
          </table:table-cell>
          <table:table-cell office:value-type="float" office:value="2504.71" calcext:value-type="float">
            <text:p>2504.71</text:p>
          </table:table-cell>
        </table:table-row>
        <table:table-row table:style-name="ro1">
          <table:table-cell office:value-type="float" office:value="15615298" calcext:value-type="float">
            <text:p>15615298</text:p>
          </table:table-cell>
          <table:table-cell table:formula="of:=[.A978]/1000/(60*60*24)" office:value-type="time" office:time-value="PT04H20M15.298S" calcext:value-type="time">
            <text:p>04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1" calcext:value-type="float">
            <text:p>546.21</text:p>
          </table:table-cell>
          <table:table-cell office:value-type="float" office:value="2167.54" calcext:value-type="float">
            <text:p>2167.54</text:p>
          </table:table-cell>
          <table:table-cell office:value-type="float" office:value="2507.14" calcext:value-type="float">
            <text:p>2507.14</text:p>
          </table:table-cell>
        </table:table-row>
        <table:table-row table:style-name="ro1">
          <table:table-cell office:value-type="float" office:value="15631298" calcext:value-type="float">
            <text:p>15631298</text:p>
          </table:table-cell>
          <table:table-cell table:formula="of:=[.A979]/1000/(60*60*24)" office:value-type="time" office:time-value="PT04H20M31.298S" calcext:value-type="time">
            <text:p>04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" calcext:value-type="float">
            <text:p>546.3</text:p>
          </table:table-cell>
          <table:table-cell office:value-type="float" office:value="2169.76" calcext:value-type="float">
            <text:p>2169.76</text:p>
          </table:table-cell>
          <table:table-cell office:value-type="float" office:value="2509.56" calcext:value-type="float">
            <text:p>2509.56</text:p>
          </table:table-cell>
        </table:table-row>
        <table:table-row table:style-name="ro1">
          <table:table-cell office:value-type="float" office:value="15647298" calcext:value-type="float">
            <text:p>15647298</text:p>
          </table:table-cell>
          <table:table-cell table:formula="of:=[.A980]/1000/(60*60*24)" office:value-type="time" office:time-value="PT04H20M47.298S" calcext:value-type="time">
            <text:p>04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5.91" calcext:value-type="float">
            <text:p>545.91</text:p>
          </table:table-cell>
          <table:table-cell office:value-type="float" office:value="2171.98" calcext:value-type="float">
            <text:p>2171.98</text:p>
          </table:table-cell>
          <table:table-cell office:value-type="float" office:value="2511.98" calcext:value-type="float">
            <text:p>2511.98</text:p>
          </table:table-cell>
        </table:table-row>
        <table:table-row table:style-name="ro1">
          <table:table-cell office:value-type="float" office:value="15663298" calcext:value-type="float">
            <text:p>15663298</text:p>
          </table:table-cell>
          <table:table-cell table:formula="of:=[.A981]/1000/(60*60*24)" office:value-type="time" office:time-value="PT04H21M03.298S" calcext:value-type="time">
            <text:p>04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2" calcext:value-type="float">
            <text:p>545.82</text:p>
          </table:table-cell>
          <table:table-cell office:value-type="float" office:value="2174.21" calcext:value-type="float">
            <text:p>2174.21</text:p>
          </table:table-cell>
          <table:table-cell office:value-type="float" office:value="2514.41" calcext:value-type="float">
            <text:p>2514.41</text:p>
          </table:table-cell>
        </table:table-row>
        <table:table-row table:style-name="ro1">
          <table:table-cell office:value-type="float" office:value="15679298" calcext:value-type="float">
            <text:p>15679298</text:p>
          </table:table-cell>
          <table:table-cell table:formula="of:=[.A982]/1000/(60*60*24)" office:value-type="time" office:time-value="PT04H21M19.298S" calcext:value-type="time">
            <text:p>04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6.03" calcext:value-type="float">
            <text:p>546.03</text:p>
          </table:table-cell>
          <table:table-cell office:value-type="float" office:value="2176.44" calcext:value-type="float">
            <text:p>2176.44</text:p>
          </table:table-cell>
          <table:table-cell office:value-type="float" office:value="2516.84" calcext:value-type="float">
            <text:p>2516.84</text:p>
          </table:table-cell>
        </table:table-row>
        <table:table-row table:style-name="ro1">
          <table:table-cell office:value-type="float" office:value="15695298" calcext:value-type="float">
            <text:p>15695298</text:p>
          </table:table-cell>
          <table:table-cell table:formula="of:=[.A983]/1000/(60*60*24)" office:value-type="time" office:time-value="PT04H21M35.298S" calcext:value-type="time">
            <text:p>04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5.91" calcext:value-type="float">
            <text:p>545.91</text:p>
          </table:table-cell>
          <table:table-cell office:value-type="float" office:value="2178.66" calcext:value-type="float">
            <text:p>2178.66</text:p>
          </table:table-cell>
          <table:table-cell office:value-type="float" office:value="2519.26" calcext:value-type="float">
            <text:p>2519.26</text:p>
          </table:table-cell>
        </table:table-row>
        <table:table-row table:style-name="ro1">
          <table:table-cell office:value-type="float" office:value="15711298" calcext:value-type="float">
            <text:p>15711298</text:p>
          </table:table-cell>
          <table:table-cell table:formula="of:=[.A984]/1000/(60*60*24)" office:value-type="time" office:time-value="PT04H21M51.298S" calcext:value-type="time">
            <text:p>04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6.05" calcext:value-type="float">
            <text:p>546.05</text:p>
          </table:table-cell>
          <table:table-cell office:value-type="float" office:value="2180.89" calcext:value-type="float">
            <text:p>2180.89</text:p>
          </table:table-cell>
          <table:table-cell office:value-type="float" office:value="2521.69" calcext:value-type="float">
            <text:p>2521.69</text:p>
          </table:table-cell>
        </table:table-row>
        <table:table-row table:style-name="ro1">
          <table:table-cell office:value-type="float" office:value="15727298" calcext:value-type="float">
            <text:p>15727298</text:p>
          </table:table-cell>
          <table:table-cell table:formula="of:=[.A985]/1000/(60*60*24)" office:value-type="time" office:time-value="PT04H22M07.298S" calcext:value-type="time">
            <text:p>04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3.82" calcext:value-type="float">
            <text:p>543.82</text:p>
          </table:table-cell>
          <table:table-cell office:value-type="float" office:value="2183.11" calcext:value-type="float">
            <text:p>2183.11</text:p>
          </table:table-cell>
          <table:table-cell office:value-type="float" office:value="2524.11" calcext:value-type="float">
            <text:p>2524.11</text:p>
          </table:table-cell>
        </table:table-row>
        <table:table-row table:style-name="ro1">
          <table:table-cell office:value-type="float" office:value="15743299" calcext:value-type="float">
            <text:p>15743299</text:p>
          </table:table-cell>
          <table:table-cell table:formula="of:=[.A986]/1000/(60*60*24)" office:value-type="time" office:time-value="PT04H22M23.299S" calcext:value-type="time">
            <text:p>04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2" calcext:value-type="float">
            <text:p>545.82</text:p>
          </table:table-cell>
          <table:table-cell office:value-type="float" office:value="2185.34" calcext:value-type="float">
            <text:p>2185.34</text:p>
          </table:table-cell>
          <table:table-cell office:value-type="float" office:value="2526.53" calcext:value-type="float">
            <text:p>2526.53</text:p>
          </table:table-cell>
        </table:table-row>
        <table:table-row table:style-name="ro1">
          <table:table-cell office:value-type="float" office:value="15759298" calcext:value-type="float">
            <text:p>15759298</text:p>
          </table:table-cell>
          <table:table-cell table:formula="of:=[.A987]/1000/(60*60*24)" office:value-type="time" office:time-value="PT04H22M39.298S" calcext:value-type="time">
            <text:p>04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187.56" calcext:value-type="float">
            <text:p>2187.56</text:p>
          </table:table-cell>
          <table:table-cell office:value-type="float" office:value="2528.95" calcext:value-type="float">
            <text:p>2528.95</text:p>
          </table:table-cell>
        </table:table-row>
        <table:table-row table:style-name="ro1">
          <table:table-cell office:value-type="float" office:value="15775298" calcext:value-type="float">
            <text:p>15775298</text:p>
          </table:table-cell>
          <table:table-cell table:formula="of:=[.A988]/1000/(60*60*24)" office:value-type="time" office:time-value="PT04H22M55.298S" calcext:value-type="time">
            <text:p>04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" calcext:value-type="float">
            <text:p>544.1</text:p>
          </table:table-cell>
          <table:table-cell office:value-type="float" office:value="2189.78" calcext:value-type="float">
            <text:p>2189.78</text:p>
          </table:table-cell>
          <table:table-cell office:value-type="float" office:value="2531.37" calcext:value-type="float">
            <text:p>2531.37</text:p>
          </table:table-cell>
        </table:table-row>
        <table:table-row table:style-name="ro1">
          <table:table-cell office:value-type="float" office:value="15791298" calcext:value-type="float">
            <text:p>15791298</text:p>
          </table:table-cell>
          <table:table-cell table:formula="of:=[.A989]/1000/(60*60*24)" office:value-type="time" office:time-value="PT04H23M11.298S" calcext:value-type="time">
            <text:p>04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4" calcext:value-type="float">
            <text:p>544</text:p>
          </table:table-cell>
          <table:table-cell office:value-type="float" office:value="2192" calcext:value-type="float">
            <text:p>2192</text:p>
          </table:table-cell>
          <table:table-cell office:value-type="float" office:value="2533.78" calcext:value-type="float">
            <text:p>2533.78</text:p>
          </table:table-cell>
        </table:table-row>
        <table:table-row table:style-name="ro1">
          <table:table-cell office:value-type="float" office:value="15807298" calcext:value-type="float">
            <text:p>15807298</text:p>
          </table:table-cell>
          <table:table-cell table:formula="of:=[.A990]/1000/(60*60*24)" office:value-type="time" office:time-value="PT04H23M27.298S" calcext:value-type="time">
            <text:p>04:23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1" calcext:value-type="float">
            <text:p>540.31</text:p>
          </table:table-cell>
          <table:table-cell office:value-type="float" office:value="2194.22" calcext:value-type="float">
            <text:p>2194.22</text:p>
          </table:table-cell>
          <table:table-cell office:value-type="float" office:value="2536.19" calcext:value-type="float">
            <text:p>2536.19</text:p>
          </table:table-cell>
        </table:table-row>
        <table:table-row table:style-name="ro1">
          <table:table-cell office:value-type="float" office:value="15823298" calcext:value-type="float">
            <text:p>15823298</text:p>
          </table:table-cell>
          <table:table-cell table:formula="of:=[.A991]/1000/(60*60*24)" office:value-type="time" office:time-value="PT04H23M43.298S" calcext:value-type="time">
            <text:p>04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4" calcext:value-type="float">
            <text:p>542.44</text:p>
          </table:table-cell>
          <table:table-cell office:value-type="float" office:value="2196.44" calcext:value-type="float">
            <text:p>2196.44</text:p>
          </table:table-cell>
          <table:table-cell office:value-type="float" office:value="2538.6" calcext:value-type="float">
            <text:p>2538.6</text:p>
          </table:table-cell>
        </table:table-row>
        <table:table-row table:style-name="ro1">
          <table:table-cell office:value-type="float" office:value="15839298" calcext:value-type="float">
            <text:p>15839298</text:p>
          </table:table-cell>
          <table:table-cell table:formula="of:=[.A992]/1000/(60*60*24)" office:value-type="time" office:time-value="PT04H23M59.298S" calcext:value-type="time">
            <text:p>04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198.66" calcext:value-type="float">
            <text:p>2198.66</text:p>
          </table:table-cell>
          <table:table-cell office:value-type="float" office:value="2541.01" calcext:value-type="float">
            <text:p>2541.01</text:p>
          </table:table-cell>
        </table:table-row>
        <table:table-row table:style-name="ro1">
          <table:table-cell office:value-type="float" office:value="15855298" calcext:value-type="float">
            <text:p>15855298</text:p>
          </table:table-cell>
          <table:table-cell table:formula="of:=[.A993]/1000/(60*60*24)" office:value-type="time" office:time-value="PT04H24M15.298S" calcext:value-type="time">
            <text:p>04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200.88" calcext:value-type="float">
            <text:p>2200.88</text:p>
          </table:table-cell>
          <table:table-cell office:value-type="float" office:value="2543.42" calcext:value-type="float">
            <text:p>2543.42</text:p>
          </table:table-cell>
        </table:table-row>
        <table:table-row table:style-name="ro1">
          <table:table-cell office:value-type="float" office:value="15871298" calcext:value-type="float">
            <text:p>15871298</text:p>
          </table:table-cell>
          <table:table-cell table:formula="of:=[.A994]/1000/(60*60*24)" office:value-type="time" office:time-value="PT04H24M31.298S" calcext:value-type="time">
            <text:p>04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" calcext:value-type="float">
            <text:p>542</text:p>
          </table:table-cell>
          <table:table-cell office:value-type="float" office:value="2203.1" calcext:value-type="float">
            <text:p>2203.1</text:p>
          </table:table-cell>
          <table:table-cell office:value-type="float" office:value="2545.83" calcext:value-type="float">
            <text:p>2545.83</text:p>
          </table:table-cell>
        </table:table-row>
        <table:table-row table:style-name="ro1">
          <table:table-cell office:value-type="float" office:value="15887299" calcext:value-type="float">
            <text:p>15887299</text:p>
          </table:table-cell>
          <table:table-cell table:formula="of:=[.A995]/1000/(60*60*24)" office:value-type="time" office:time-value="PT04H24M47.299S" calcext:value-type="time">
            <text:p>04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" calcext:value-type="float">
            <text:p>542.3</text:p>
          </table:table-cell>
          <table:table-cell office:value-type="float" office:value="2205.32" calcext:value-type="float">
            <text:p>2205.32</text:p>
          </table:table-cell>
          <table:table-cell office:value-type="float" office:value="2548.24" calcext:value-type="float">
            <text:p>2548.24</text:p>
          </table:table-cell>
        </table:table-row>
        <table:table-row table:style-name="ro1">
          <table:table-cell office:value-type="float" office:value="15903298" calcext:value-type="float">
            <text:p>15903298</text:p>
          </table:table-cell>
          <table:table-cell table:formula="of:=[.A996]/1000/(60*60*24)" office:value-type="time" office:time-value="PT04H25M03.298S" calcext:value-type="time">
            <text:p>04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07.54" calcext:value-type="float">
            <text:p>2207.54</text:p>
          </table:table-cell>
          <table:table-cell office:value-type="float" office:value="2550.65" calcext:value-type="float">
            <text:p>2550.65</text:p>
          </table:table-cell>
        </table:table-row>
        <table:table-row table:style-name="ro1">
          <table:table-cell office:value-type="float" office:value="15919298" calcext:value-type="float">
            <text:p>15919298</text:p>
          </table:table-cell>
          <table:table-cell table:formula="of:=[.A997]/1000/(60*60*24)" office:value-type="time" office:time-value="PT04H25M19.298S" calcext:value-type="time">
            <text:p>04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09.76" calcext:value-type="float">
            <text:p>2209.76</text:p>
          </table:table-cell>
          <table:table-cell office:value-type="float" office:value="2553.06" calcext:value-type="float">
            <text:p>2553.06</text:p>
          </table:table-cell>
        </table:table-row>
        <table:table-row table:style-name="ro1">
          <table:table-cell office:value-type="float" office:value="15935298" calcext:value-type="float">
            <text:p>15935298</text:p>
          </table:table-cell>
          <table:table-cell table:formula="of:=[.A998]/1000/(60*60*24)" office:value-type="time" office:time-value="PT04H25M35.298S" calcext:value-type="time">
            <text:p>04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1" calcext:value-type="float">
            <text:p>542.1</text:p>
          </table:table-cell>
          <table:table-cell office:value-type="float" office:value="2211.97" calcext:value-type="float">
            <text:p>2211.97</text:p>
          </table:table-cell>
          <table:table-cell office:value-type="float" office:value="2555.46" calcext:value-type="float">
            <text:p>2555.46</text:p>
          </table:table-cell>
        </table:table-row>
        <table:table-row table:style-name="ro1">
          <table:table-cell office:value-type="float" office:value="15951298" calcext:value-type="float">
            <text:p>15951298</text:p>
          </table:table-cell>
          <table:table-cell table:formula="of:=[.A999]/1000/(60*60*24)" office:value-type="time" office:time-value="PT04H25M51.298S" calcext:value-type="time">
            <text:p>04:25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4" calcext:value-type="float">
            <text:p>542.24</text:p>
          </table:table-cell>
          <table:table-cell office:value-type="float" office:value="2214.19" calcext:value-type="float">
            <text:p>2214.19</text:p>
          </table:table-cell>
          <table:table-cell office:value-type="float" office:value="2557.87" calcext:value-type="float">
            <text:p>2557.87</text:p>
          </table:table-cell>
        </table:table-row>
        <table:table-row table:style-name="ro1">
          <table:table-cell office:value-type="float" office:value="15967298" calcext:value-type="float">
            <text:p>15967298</text:p>
          </table:table-cell>
          <table:table-cell table:formula="of:=[.A1000]/1000/(60*60*24)" office:value-type="time" office:time-value="PT04H26M07.298S" calcext:value-type="time">
            <text:p>04:26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0.02" calcext:value-type="float">
            <text:p>540.02</text:p>
          </table:table-cell>
          <table:table-cell office:value-type="float" office:value="2216.41" calcext:value-type="float">
            <text:p>2216.41</text:p>
          </table:table-cell>
          <table:table-cell office:value-type="float" office:value="2560.27" calcext:value-type="float">
            <text:p>2560.27</text:p>
          </table:table-cell>
        </table:table-row>
        <table:table-row table:style-name="ro1">
          <table:table-cell office:value-type="float" office:value="15983298" calcext:value-type="float">
            <text:p>15983298</text:p>
          </table:table-cell>
          <table:table-cell table:formula="of:=[.A1001]/1000/(60*60*24)" office:value-type="time" office:time-value="PT04H26M23.298S" calcext:value-type="time">
            <text:p>04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218.63" calcext:value-type="float">
            <text:p>2218.63</text:p>
          </table:table-cell>
          <table:table-cell office:value-type="float" office:value="2562.67" calcext:value-type="float">
            <text:p>2562.67</text:p>
          </table:table-cell>
        </table:table-row>
        <table:table-row table:style-name="ro1">
          <table:table-cell office:value-type="float" office:value="15999298" calcext:value-type="float">
            <text:p>15999298</text:p>
          </table:table-cell>
          <table:table-cell table:formula="of:=[.A1002]/1000/(60*60*24)" office:value-type="time" office:time-value="PT04H26M39.298S" calcext:value-type="time">
            <text:p>04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0.02" calcext:value-type="float">
            <text:p>540.02</text:p>
          </table:table-cell>
          <table:table-cell office:value-type="float" office:value="2220.85" calcext:value-type="float">
            <text:p>2220.85</text:p>
          </table:table-cell>
          <table:table-cell office:value-type="float" office:value="2565.07" calcext:value-type="float">
            <text:p>2565.07</text:p>
          </table:table-cell>
        </table:table-row>
        <table:table-row table:style-name="ro1">
          <table:table-cell office:value-type="float" office:value="16015298" calcext:value-type="float">
            <text:p>16015298</text:p>
          </table:table-cell>
          <table:table-cell table:formula="of:=[.A1003]/1000/(60*60*24)" office:value-type="time" office:time-value="PT04H26M55.298S" calcext:value-type="time">
            <text:p>04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" calcext:value-type="float">
            <text:p>540.1</text:p>
          </table:table-cell>
          <table:table-cell office:value-type="float" office:value="2223.07" calcext:value-type="float">
            <text:p>2223.07</text:p>
          </table:table-cell>
          <table:table-cell office:value-type="float" office:value="2567.47" calcext:value-type="float">
            <text:p>2567.47</text:p>
          </table:table-cell>
        </table:table-row>
        <table:table-row table:style-name="ro1">
          <table:table-cell office:value-type="float" office:value="16031298" calcext:value-type="float">
            <text:p>16031298</text:p>
          </table:table-cell>
          <table:table-cell table:formula="of:=[.A1004]/1000/(60*60*24)" office:value-type="time" office:time-value="PT04H27M11.298S" calcext:value-type="time">
            <text:p>04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225.29" calcext:value-type="float">
            <text:p>2225.29</text:p>
          </table:table-cell>
          <table:table-cell office:value-type="float" office:value="2569.87" calcext:value-type="float">
            <text:p>2569.87</text:p>
          </table:table-cell>
        </table:table-row>
        <table:table-row table:style-name="ro1">
          <table:table-cell office:value-type="float" office:value="16047298" calcext:value-type="float">
            <text:p>16047298</text:p>
          </table:table-cell>
          <table:table-cell table:formula="of:=[.A1005]/1000/(60*60*24)" office:value-type="time" office:time-value="PT04H27M27.298S" calcext:value-type="time">
            <text:p>04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27.51" calcext:value-type="float">
            <text:p>2227.51</text:p>
          </table:table-cell>
          <table:table-cell office:value-type="float" office:value="2572.27" calcext:value-type="float">
            <text:p>2572.27</text:p>
          </table:table-cell>
        </table:table-row>
        <table:table-row table:style-name="ro1">
          <table:table-cell office:value-type="float" office:value="16063298" calcext:value-type="float">
            <text:p>16063298</text:p>
          </table:table-cell>
          <table:table-cell table:formula="of:=[.A1006]/1000/(60*60*24)" office:value-type="time" office:time-value="PT04H27M43.298S" calcext:value-type="time">
            <text:p>04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229.73" calcext:value-type="float">
            <text:p>2229.73</text:p>
          </table:table-cell>
          <table:table-cell office:value-type="float" office:value="2574.66" calcext:value-type="float">
            <text:p>2574.66</text:p>
          </table:table-cell>
        </table:table-row>
        <table:table-row table:style-name="ro1">
          <table:table-cell office:value-type="float" office:value="16079298" calcext:value-type="float">
            <text:p>16079298</text:p>
          </table:table-cell>
          <table:table-cell table:formula="of:=[.A1007]/1000/(60*60*24)" office:value-type="time" office:time-value="PT04H27M59.298S" calcext:value-type="time">
            <text:p>04:27:59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9.82" calcext:value-type="float">
            <text:p>539.82</text:p>
          </table:table-cell>
          <table:table-cell office:value-type="float" office:value="2231.95" calcext:value-type="float">
            <text:p>2231.95</text:p>
          </table:table-cell>
          <table:table-cell office:value-type="float" office:value="2577.06" calcext:value-type="float">
            <text:p>2577.06</text:p>
          </table:table-cell>
        </table:table-row>
        <table:table-row table:style-name="ro1">
          <table:table-cell office:value-type="float" office:value="16095298" calcext:value-type="float">
            <text:p>16095298</text:p>
          </table:table-cell>
          <table:table-cell table:formula="of:=[.A1008]/1000/(60*60*24)" office:value-type="time" office:time-value="PT04H28M15.298S" calcext:value-type="time">
            <text:p>04:28:15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0.03" calcext:value-type="float">
            <text:p>540.03</text:p>
          </table:table-cell>
          <table:table-cell office:value-type="float" office:value="2234.18" calcext:value-type="float">
            <text:p>2234.18</text:p>
          </table:table-cell>
          <table:table-cell office:value-type="float" office:value="2579.46" calcext:value-type="float">
            <text:p>2579.46</text:p>
          </table:table-cell>
        </table:table-row>
        <table:table-row table:style-name="ro1">
          <table:table-cell office:value-type="float" office:value="16111299" calcext:value-type="float">
            <text:p>16111299</text:p>
          </table:table-cell>
          <table:table-cell table:formula="of:=[.A1009]/1000/(60*60*24)" office:value-type="time" office:time-value="PT04H28M31.299S" calcext:value-type="time">
            <text:p>04:28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2" calcext:value-type="float">
            <text:p>538.22</text:p>
          </table:table-cell>
          <table:table-cell office:value-type="float" office:value="2236.4" calcext:value-type="float">
            <text:p>2236.4</text:p>
          </table:table-cell>
          <table:table-cell office:value-type="float" office:value="2581.86" calcext:value-type="float">
            <text:p>2581.86</text:p>
          </table:table-cell>
        </table:table-row>
        <table:table-row table:style-name="ro1">
          <table:table-cell office:value-type="float" office:value="16127298" calcext:value-type="float">
            <text:p>16127298</text:p>
          </table:table-cell>
          <table:table-cell table:formula="of:=[.A1010]/1000/(60*60*24)" office:value-type="time" office:time-value="PT04H28M47.298S" calcext:value-type="time">
            <text:p>04:28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238.62" calcext:value-type="float">
            <text:p>2238.62</text:p>
          </table:table-cell>
          <table:table-cell office:value-type="float" office:value="2584.25" calcext:value-type="float">
            <text:p>2584.25</text:p>
          </table:table-cell>
        </table:table-row>
        <table:table-row table:style-name="ro1">
          <table:table-cell office:value-type="float" office:value="16143298" calcext:value-type="float">
            <text:p>16143298</text:p>
          </table:table-cell>
          <table:table-cell table:formula="of:=[.A1011]/1000/(60*60*24)" office:value-type="time" office:time-value="PT04H29M03.298S" calcext:value-type="time">
            <text:p>04:29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240.84" calcext:value-type="float">
            <text:p>2240.84</text:p>
          </table:table-cell>
          <table:table-cell office:value-type="float" office:value="2586.65" calcext:value-type="float">
            <text:p>2586.65</text:p>
          </table:table-cell>
        </table:table-row>
        <table:table-row table:style-name="ro1">
          <table:table-cell office:value-type="float" office:value="16159299" calcext:value-type="float">
            <text:p>16159299</text:p>
          </table:table-cell>
          <table:table-cell table:formula="of:=[.A1012]/1000/(60*60*24)" office:value-type="time" office:time-value="PT04H29M19.299S" calcext:value-type="time">
            <text:p>04:29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243.06" calcext:value-type="float">
            <text:p>2243.06</text:p>
          </table:table-cell>
          <table:table-cell office:value-type="float" office:value="2589.04" calcext:value-type="float">
            <text:p>2589.04</text:p>
          </table:table-cell>
        </table:table-row>
        <table:table-row table:style-name="ro1">
          <table:table-cell office:value-type="float" office:value="16175298" calcext:value-type="float">
            <text:p>16175298</text:p>
          </table:table-cell>
          <table:table-cell table:formula="of:=[.A1013]/1000/(60*60*24)" office:value-type="time" office:time-value="PT04H29M35.298S" calcext:value-type="time">
            <text:p>04:29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6" calcext:value-type="float">
            <text:p>538.46</text:p>
          </table:table-cell>
          <table:table-cell office:value-type="float" office:value="2245.28" calcext:value-type="float">
            <text:p>2245.28</text:p>
          </table:table-cell>
          <table:table-cell office:value-type="float" office:value="2591.43" calcext:value-type="float">
            <text:p>2591.43</text:p>
          </table:table-cell>
        </table:table-row>
        <table:table-row table:style-name="ro1">
          <table:table-cell office:value-type="float" office:value="16191299" calcext:value-type="float">
            <text:p>16191299</text:p>
          </table:table-cell>
          <table:table-cell table:formula="of:=[.A1014]/1000/(60*60*24)" office:value-type="time" office:time-value="PT04H29M51.299S" calcext:value-type="time">
            <text:p>04:29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2" calcext:value-type="float">
            <text:p>538.52</text:p>
          </table:table-cell>
          <table:table-cell office:value-type="float" office:value="2247.5" calcext:value-type="float">
            <text:p>2247.5</text:p>
          </table:table-cell>
          <table:table-cell office:value-type="float" office:value="2593.82" calcext:value-type="float">
            <text:p>2593.82</text:p>
          </table:table-cell>
        </table:table-row>
        <table:table-row table:style-name="ro1">
          <table:table-cell office:value-type="float" office:value="16207298" calcext:value-type="float">
            <text:p>16207298</text:p>
          </table:table-cell>
          <table:table-cell table:formula="of:=[.A1015]/1000/(60*60*24)" office:value-type="time" office:time-value="PT04H30M07.298S" calcext:value-type="time">
            <text:p>04:30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4" calcext:value-type="float">
            <text:p>538.34</text:p>
          </table:table-cell>
          <table:table-cell office:value-type="float" office:value="2249.72" calcext:value-type="float">
            <text:p>2249.72</text:p>
          </table:table-cell>
          <table:table-cell office:value-type="float" office:value="2596.21" calcext:value-type="float">
            <text:p>2596.21</text:p>
          </table:table-cell>
        </table:table-row>
        <table:table-row table:style-name="ro1">
          <table:table-cell office:value-type="float" office:value="16223298" calcext:value-type="float">
            <text:p>16223298</text:p>
          </table:table-cell>
          <table:table-cell table:formula="of:=[.A1016]/1000/(60*60*24)" office:value-type="time" office:time-value="PT04H30M23.298S" calcext:value-type="time">
            <text:p>04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7" calcext:value-type="float">
            <text:p>536.67</text:p>
          </table:table-cell>
          <table:table-cell office:value-type="float" office:value="2251.94" calcext:value-type="float">
            <text:p>2251.94</text:p>
          </table:table-cell>
          <table:table-cell office:value-type="float" office:value="2598.59" calcext:value-type="float">
            <text:p>2598.59</text:p>
          </table:table-cell>
        </table:table-row>
        <table:table-row table:style-name="ro1">
          <table:table-cell office:value-type="float" office:value="16239299" calcext:value-type="float">
            <text:p>16239299</text:p>
          </table:table-cell>
          <table:table-cell table:formula="of:=[.A1017]/1000/(60*60*24)" office:value-type="time" office:time-value="PT04H30M39.299S" calcext:value-type="time">
            <text:p>04:30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2254.16" calcext:value-type="float">
            <text:p>2254.16</text:p>
          </table:table-cell>
          <table:table-cell office:value-type="float" office:value="2600.98" calcext:value-type="float">
            <text:p>2600.98</text:p>
          </table:table-cell>
        </table:table-row>
        <table:table-row table:style-name="ro1">
          <table:table-cell office:value-type="float" office:value="16255299" calcext:value-type="float">
            <text:p>16255299</text:p>
          </table:table-cell>
          <table:table-cell table:formula="of:=[.A1018]/1000/(60*60*24)" office:value-type="time" office:time-value="PT04H30M55.299S" calcext:value-type="time">
            <text:p>04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1" calcext:value-type="float">
            <text:p>536.01</text:p>
          </table:table-cell>
          <table:table-cell office:value-type="float" office:value="2256.38" calcext:value-type="float">
            <text:p>2256.38</text:p>
          </table:table-cell>
          <table:table-cell office:value-type="float" office:value="2603.36" calcext:value-type="float">
            <text:p>2603.36</text:p>
          </table:table-cell>
        </table:table-row>
        <table:table-row table:style-name="ro1">
          <table:table-cell office:value-type="float" office:value="16271299" calcext:value-type="float">
            <text:p>16271299</text:p>
          </table:table-cell>
          <table:table-cell table:formula="of:=[.A1019]/1000/(60*60*24)" office:value-type="time" office:time-value="PT04H31M11.299S" calcext:value-type="time">
            <text:p>04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258.6" calcext:value-type="float">
            <text:p>2258.6</text:p>
          </table:table-cell>
          <table:table-cell office:value-type="float" office:value="2605.74" calcext:value-type="float">
            <text:p>2605.74</text:p>
          </table:table-cell>
        </table:table-row>
        <table:table-row table:style-name="ro1">
          <table:table-cell office:value-type="float" office:value="16287298" calcext:value-type="float">
            <text:p>16287298</text:p>
          </table:table-cell>
          <table:table-cell table:formula="of:=[.A1020]/1000/(60*60*24)" office:value-type="time" office:time-value="PT04H31M27.298S" calcext:value-type="time">
            <text:p>04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500.8" calcext:value-type="float">
            <text:p>500.8</text:p>
          </table:table-cell>
          <table:table-cell office:value-type="float" office:value="537.89" calcext:value-type="float">
            <text:p>537.89</text:p>
          </table:table-cell>
          <table:table-cell office:value-type="float" office:value="2260.82" calcext:value-type="float">
            <text:p>2260.82</text:p>
          </table:table-cell>
          <table:table-cell office:value-type="float" office:value="2608.13" calcext:value-type="float">
            <text:p>2608.13</text:p>
          </table:table-cell>
        </table:table-row>
        <table:table-row table:style-name="ro1">
          <table:table-cell office:value-type="float" office:value="16303298" calcext:value-type="float">
            <text:p>16303298</text:p>
          </table:table-cell>
          <table:table-cell table:formula="of:=[.A1021]/1000/(60*60*24)" office:value-type="time" office:time-value="PT04H31M43.298S" calcext:value-type="time">
            <text:p>04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501" calcext:value-type="float">
            <text:p>501</text:p>
          </table:table-cell>
          <table:table-cell office:value-type="float" office:value="536.1" calcext:value-type="float">
            <text:p>536.1</text:p>
          </table:table-cell>
          <table:table-cell office:value-type="float" office:value="2263.05" calcext:value-type="float">
            <text:p>2263.05</text:p>
          </table:table-cell>
          <table:table-cell office:value-type="float" office:value="2610.52" calcext:value-type="float">
            <text:p>2610.52</text:p>
          </table:table-cell>
        </table:table-row>
        <table:table-row table:style-name="ro1">
          <table:table-cell office:value-type="float" office:value="16319298" calcext:value-type="float">
            <text:p>16319298</text:p>
          </table:table-cell>
          <table:table-cell table:formula="of:=[.A1022]/1000/(60*60*24)" office:value-type="time" office:time-value="PT04H31M59.298S" calcext:value-type="time">
            <text:p>04:31:59</text:p>
          </table:table-cell>
          <table:table-cell office:value-type="float" office:value="1.07" calcext:value-type="float">
            <text:p>1.0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35.81" calcext:value-type="float">
            <text:p>535.81</text:p>
          </table:table-cell>
          <table:table-cell office:value-type="float" office:value="2265.27" calcext:value-type="float">
            <text:p>2265.27</text:p>
          </table:table-cell>
          <table:table-cell office:value-type="float" office:value="2612.9" calcext:value-type="float">
            <text:p>2612.9</text:p>
          </table:table-cell>
        </table:table-row>
        <table:table-row table:style-name="ro1">
          <table:table-cell office:value-type="float" office:value="16335298" calcext:value-type="float">
            <text:p>16335298</text:p>
          </table:table-cell>
          <table:table-cell table:formula="of:=[.A1023]/1000/(60*60*24)" office:value-type="time" office:time-value="PT04H32M15.298S" calcext:value-type="time">
            <text:p>04:32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2" calcext:value-type="float">
            <text:p>536.22</text:p>
          </table:table-cell>
          <table:table-cell office:value-type="float" office:value="2267.5" calcext:value-type="float">
            <text:p>2267.5</text:p>
          </table:table-cell>
          <table:table-cell office:value-type="float" office:value="2615.28" calcext:value-type="float">
            <text:p>2615.28</text:p>
          </table:table-cell>
        </table:table-row>
        <table:table-row table:style-name="ro1">
          <table:table-cell office:value-type="float" office:value="16351299" calcext:value-type="float">
            <text:p>16351299</text:p>
          </table:table-cell>
          <table:table-cell table:formula="of:=[.A1024]/1000/(60*60*24)" office:value-type="time" office:time-value="PT04H32M31.299S" calcext:value-type="time">
            <text:p>04:32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269.71" calcext:value-type="float">
            <text:p>2269.71</text:p>
          </table:table-cell>
          <table:table-cell office:value-type="float" office:value="2617.66" calcext:value-type="float">
            <text:p>2617.66</text:p>
          </table:table-cell>
        </table:table-row>
        <table:table-row table:style-name="ro1">
          <table:table-cell office:value-type="float" office:value="16367298" calcext:value-type="float">
            <text:p>16367298</text:p>
          </table:table-cell>
          <table:table-cell table:formula="of:=[.A1025]/1000/(60*60*24)" office:value-type="time" office:time-value="PT04H32M47.298S" calcext:value-type="time">
            <text:p>04:32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271.93" calcext:value-type="float">
            <text:p>2271.93</text:p>
          </table:table-cell>
          <table:table-cell office:value-type="float" office:value="2620.03" calcext:value-type="float">
            <text:p>2620.03</text:p>
          </table:table-cell>
        </table:table-row>
        <table:table-row table:style-name="ro1">
          <table:table-cell office:value-type="float" office:value="16383299" calcext:value-type="float">
            <text:p>16383299</text:p>
          </table:table-cell>
          <table:table-cell table:formula="of:=[.A1026]/1000/(60*60*24)" office:value-type="time" office:time-value="PT04H33M03.299S" calcext:value-type="time">
            <text:p>04:33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274.15" calcext:value-type="float">
            <text:p>2274.15</text:p>
          </table:table-cell>
          <table:table-cell office:value-type="float" office:value="2622.41" calcext:value-type="float">
            <text:p>2622.41</text:p>
          </table:table-cell>
        </table:table-row>
        <table:table-row table:style-name="ro1">
          <table:table-cell office:value-type="float" office:value="16399298" calcext:value-type="float">
            <text:p>16399298</text:p>
          </table:table-cell>
          <table:table-cell table:formula="of:=[.A1027]/1000/(60*60*24)" office:value-type="time" office:time-value="PT04H33M19.298S" calcext:value-type="time">
            <text:p>04:33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276.37" calcext:value-type="float">
            <text:p>2276.37</text:p>
          </table:table-cell>
          <table:table-cell office:value-type="float" office:value="2624.78" calcext:value-type="float">
            <text:p>2624.78</text:p>
          </table:table-cell>
        </table:table-row>
        <table:table-row table:style-name="ro1">
          <table:table-cell office:value-type="float" office:value="16415298" calcext:value-type="float">
            <text:p>16415298</text:p>
          </table:table-cell>
          <table:table-cell table:formula="of:=[.A1028]/1000/(60*60*24)" office:value-type="time" office:time-value="PT04H33M35.298S" calcext:value-type="time">
            <text:p>04:33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2.54" calcext:value-type="float">
            <text:p>532.54</text:p>
          </table:table-cell>
          <table:table-cell office:value-type="float" office:value="2278.59" calcext:value-type="float">
            <text:p>2278.59</text:p>
          </table:table-cell>
          <table:table-cell office:value-type="float" office:value="2627.15" calcext:value-type="float">
            <text:p>2627.15</text:p>
          </table:table-cell>
        </table:table-row>
        <table:table-row table:style-name="ro1">
          <table:table-cell office:value-type="float" office:value="16431299" calcext:value-type="float">
            <text:p>16431299</text:p>
          </table:table-cell>
          <table:table-cell table:formula="of:=[.A1029]/1000/(60*60*24)" office:value-type="time" office:time-value="PT04H33M51.299S" calcext:value-type="time">
            <text:p>04:33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280.81" calcext:value-type="float">
            <text:p>2280.81</text:p>
          </table:table-cell>
          <table:table-cell office:value-type="float" office:value="2629.52" calcext:value-type="float">
            <text:p>2629.52</text:p>
          </table:table-cell>
        </table:table-row>
        <table:table-row table:style-name="ro1">
          <table:table-cell office:value-type="float" office:value="16447298" calcext:value-type="float">
            <text:p>16447298</text:p>
          </table:table-cell>
          <table:table-cell table:formula="of:=[.A1030]/1000/(60*60*24)" office:value-type="time" office:time-value="PT04H34M07.298S" calcext:value-type="time">
            <text:p>04:34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283.03" calcext:value-type="float">
            <text:p>2283.03</text:p>
          </table:table-cell>
          <table:table-cell office:value-type="float" office:value="2631.89" calcext:value-type="float">
            <text:p>2631.89</text:p>
          </table:table-cell>
        </table:table-row>
        <table:table-row table:style-name="ro1">
          <table:table-cell office:value-type="float" office:value="16463298" calcext:value-type="float">
            <text:p>16463298</text:p>
          </table:table-cell>
          <table:table-cell table:formula="of:=[.A1031]/1000/(60*60*24)" office:value-type="time" office:time-value="PT04H34M23.298S" calcext:value-type="time">
            <text:p>04:34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285.25" calcext:value-type="float">
            <text:p>2285.25</text:p>
          </table:table-cell>
          <table:table-cell office:value-type="float" office:value="2634.26" calcext:value-type="float">
            <text:p>2634.26</text:p>
          </table:table-cell>
        </table:table-row>
        <table:table-row table:style-name="ro1">
          <table:table-cell office:value-type="float" office:value="16479298" calcext:value-type="float">
            <text:p>16479298</text:p>
          </table:table-cell>
          <table:table-cell table:formula="of:=[.A1032]/1000/(60*60*24)" office:value-type="time" office:time-value="PT04H34M39.298S" calcext:value-type="time">
            <text:p>04:34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0.03" calcext:value-type="float">
            <text:p>530.03</text:p>
          </table:table-cell>
          <table:table-cell office:value-type="float" office:value="2287.47" calcext:value-type="float">
            <text:p>2287.47</text:p>
          </table:table-cell>
          <table:table-cell office:value-type="float" office:value="2636.62" calcext:value-type="float">
            <text:p>2636.62</text:p>
          </table:table-cell>
        </table:table-row>
        <table:table-row table:style-name="ro1">
          <table:table-cell office:value-type="float" office:value="16495298" calcext:value-type="float">
            <text:p>16495298</text:p>
          </table:table-cell>
          <table:table-cell table:formula="of:=[.A1033]/1000/(60*60*24)" office:value-type="time" office:time-value="PT04H34M55.298S" calcext:value-type="time">
            <text:p>04:34:55</text:p>
          </table:table-cell>
          <table:table-cell office:value-type="float" office:value="1.07" calcext:value-type="float">
            <text:p>1.0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34.02" calcext:value-type="float">
            <text:p>534.02</text:p>
          </table:table-cell>
          <table:table-cell office:value-type="float" office:value="2289.69" calcext:value-type="float">
            <text:p>2289.69</text:p>
          </table:table-cell>
          <table:table-cell office:value-type="float" office:value="2638.99" calcext:value-type="float">
            <text:p>2638.99</text:p>
          </table:table-cell>
        </table:table-row>
        <table:table-row table:style-name="ro1">
          <table:table-cell office:value-type="float" office:value="16511298" calcext:value-type="float">
            <text:p>16511298</text:p>
          </table:table-cell>
          <table:table-cell table:formula="of:=[.A1034]/1000/(60*60*24)" office:value-type="time" office:time-value="PT04H35M11.298S" calcext:value-type="time">
            <text:p>04:35:11</text:p>
          </table:table-cell>
          <table:table-cell office:value-type="float" office:value="1.07" calcext:value-type="float">
            <text:p>1.07</text:p>
          </table:table-cell>
          <table:table-cell office:value-type="float" office:value="500.6" calcext:value-type="float">
            <text:p>500.6</text:p>
          </table:table-cell>
          <table:table-cell office:value-type="float" office:value="533.68" calcext:value-type="float">
            <text:p>533.68</text:p>
          </table:table-cell>
          <table:table-cell office:value-type="float" office:value="2291.92" calcext:value-type="float">
            <text:p>2291.92</text:p>
          </table:table-cell>
          <table:table-cell office:value-type="float" office:value="2641.36" calcext:value-type="float">
            <text:p>2641.36</text:p>
          </table:table-cell>
        </table:table-row>
        <table:table-row table:style-name="ro1">
          <table:table-cell office:value-type="float" office:value="16527298" calcext:value-type="float">
            <text:p>16527298</text:p>
          </table:table-cell>
          <table:table-cell table:formula="of:=[.A1035]/1000/(60*60*24)" office:value-type="time" office:time-value="PT04H35M27.298S" calcext:value-type="time">
            <text:p>04:35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4" calcext:value-type="float">
            <text:p>532.44</text:p>
          </table:table-cell>
          <table:table-cell office:value-type="float" office:value="2294.15" calcext:value-type="float">
            <text:p>2294.15</text:p>
          </table:table-cell>
          <table:table-cell office:value-type="float" office:value="2643.73" calcext:value-type="float">
            <text:p>2643.73</text:p>
          </table:table-cell>
        </table:table-row>
        <table:table-row table:style-name="ro1">
          <table:table-cell office:value-type="float" office:value="16543299" calcext:value-type="float">
            <text:p>16543299</text:p>
          </table:table-cell>
          <table:table-cell table:formula="of:=[.A1036]/1000/(60*60*24)" office:value-type="time" office:time-value="PT04H35M43.299S" calcext:value-type="time">
            <text:p>04:35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296.37" calcext:value-type="float">
            <text:p>2296.37</text:p>
          </table:table-cell>
          <table:table-cell office:value-type="float" office:value="2646.09" calcext:value-type="float">
            <text:p>2646.09</text:p>
          </table:table-cell>
        </table:table-row>
        <table:table-row table:style-name="ro1">
          <table:table-cell office:value-type="float" office:value="16559298" calcext:value-type="float">
            <text:p>16559298</text:p>
          </table:table-cell>
          <table:table-cell table:formula="of:=[.A1037]/1000/(60*60*24)" office:value-type="time" office:time-value="PT04H35M59.298S" calcext:value-type="time">
            <text:p>04:35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298.58" calcext:value-type="float">
            <text:p>2298.58</text:p>
          </table:table-cell>
          <table:table-cell office:value-type="float" office:value="2648.45" calcext:value-type="float">
            <text:p>2648.45</text:p>
          </table:table-cell>
        </table:table-row>
        <table:table-row table:style-name="ro1">
          <table:table-cell office:value-type="float" office:value="16575299" calcext:value-type="float">
            <text:p>16575299</text:p>
          </table:table-cell>
          <table:table-cell table:formula="of:=[.A1038]/1000/(60*60*24)" office:value-type="time" office:time-value="PT04H36M15.299S" calcext:value-type="time">
            <text:p>04:36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2" calcext:value-type="float">
            <text:p>530.32</text:p>
          </table:table-cell>
          <table:table-cell office:value-type="float" office:value="2300.8" calcext:value-type="float">
            <text:p>2300.8</text:p>
          </table:table-cell>
          <table:table-cell office:value-type="float" office:value="2650.8" calcext:value-type="float">
            <text:p>2650.8</text:p>
          </table:table-cell>
        </table:table-row>
        <table:table-row table:style-name="ro1">
          <table:table-cell office:value-type="float" office:value="16591298" calcext:value-type="float">
            <text:p>16591298</text:p>
          </table:table-cell>
          <table:table-cell table:formula="of:=[.A1039]/1000/(60*60*24)" office:value-type="time" office:time-value="PT04H36M31.298S" calcext:value-type="time">
            <text:p>04:36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3" calcext:value-type="float">
            <text:p>530.23</text:p>
          </table:table-cell>
          <table:table-cell office:value-type="float" office:value="2303.02" calcext:value-type="float">
            <text:p>2303.02</text:p>
          </table:table-cell>
          <table:table-cell office:value-type="float" office:value="2653.16" calcext:value-type="float">
            <text:p>2653.16</text:p>
          </table:table-cell>
        </table:table-row>
        <table:table-row table:style-name="ro1">
          <table:table-cell office:value-type="float" office:value="16607299" calcext:value-type="float">
            <text:p>16607299</text:p>
          </table:table-cell>
          <table:table-cell table:formula="of:=[.A1040]/1000/(60*60*24)" office:value-type="time" office:time-value="PT04H36M47.299S" calcext:value-type="time">
            <text:p>04:36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305.24" calcext:value-type="float">
            <text:p>2305.24</text:p>
          </table:table-cell>
          <table:table-cell office:value-type="float" office:value="2655.51" calcext:value-type="float">
            <text:p>2655.51</text:p>
          </table:table-cell>
        </table:table-row>
        <table:table-row table:style-name="ro1">
          <table:table-cell office:value-type="float" office:value="16623298" calcext:value-type="float">
            <text:p>16623298</text:p>
          </table:table-cell>
          <table:table-cell table:formula="of:=[.A1041]/1000/(60*60*24)" office:value-type="time" office:time-value="PT04H37M03.298S" calcext:value-type="time">
            <text:p>04:37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2" calcext:value-type="float">
            <text:p>528.32</text:p>
          </table:table-cell>
          <table:table-cell office:value-type="float" office:value="2307.46" calcext:value-type="float">
            <text:p>2307.46</text:p>
          </table:table-cell>
          <table:table-cell office:value-type="float" office:value="2657.86" calcext:value-type="float">
            <text:p>2657.86</text:p>
          </table:table-cell>
        </table:table-row>
        <table:table-row table:style-name="ro1">
          <table:table-cell office:value-type="float" office:value="16639299" calcext:value-type="float">
            <text:p>16639299</text:p>
          </table:table-cell>
          <table:table-cell table:formula="of:=[.A1042]/1000/(60*60*24)" office:value-type="time" office:time-value="PT04H37M19.299S" calcext:value-type="time">
            <text:p>04:37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3" calcext:value-type="float">
            <text:p>528.23</text:p>
          </table:table-cell>
          <table:table-cell office:value-type="float" office:value="2309.68" calcext:value-type="float">
            <text:p>2309.68</text:p>
          </table:table-cell>
          <table:table-cell office:value-type="float" office:value="2660.21" calcext:value-type="float">
            <text:p>2660.21</text:p>
          </table:table-cell>
        </table:table-row>
        <table:table-row table:style-name="ro1">
          <table:table-cell office:value-type="float" office:value="16655298" calcext:value-type="float">
            <text:p>16655298</text:p>
          </table:table-cell>
          <table:table-cell table:formula="of:=[.A1043]/1000/(60*60*24)" office:value-type="time" office:time-value="PT04H37M35.298S" calcext:value-type="time">
            <text:p>04:37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3" calcext:value-type="float">
            <text:p>528.33</text:p>
          </table:table-cell>
          <table:table-cell office:value-type="float" office:value="2311.9" calcext:value-type="float">
            <text:p>2311.9</text:p>
          </table:table-cell>
          <table:table-cell office:value-type="float" office:value="2662.56" calcext:value-type="float">
            <text:p>2662.56</text:p>
          </table:table-cell>
        </table:table-row>
        <table:table-row table:style-name="ro1">
          <table:table-cell office:value-type="float" office:value="16671298" calcext:value-type="float">
            <text:p>16671298</text:p>
          </table:table-cell>
          <table:table-cell table:formula="of:=[.A1044]/1000/(60*60*24)" office:value-type="time" office:time-value="PT04H37M51.298S" calcext:value-type="time">
            <text:p>04:37:51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7.8" calcext:value-type="float">
            <text:p>527.8</text:p>
          </table:table-cell>
          <table:table-cell office:value-type="float" office:value="2314.12" calcext:value-type="float">
            <text:p>2314.12</text:p>
          </table:table-cell>
          <table:table-cell office:value-type="float" office:value="2664.91" calcext:value-type="float">
            <text:p>2664.91</text:p>
          </table:table-cell>
        </table:table-row>
        <table:table-row table:style-name="ro1">
          <table:table-cell office:value-type="float" office:value="16687299" calcext:value-type="float">
            <text:p>16687299</text:p>
          </table:table-cell>
          <table:table-cell table:formula="of:=[.A1045]/1000/(60*60*24)" office:value-type="time" office:time-value="PT04H38M07.299S" calcext:value-type="time">
            <text:p>04:38:07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9.8" calcext:value-type="float">
            <text:p>529.8</text:p>
          </table:table-cell>
          <table:table-cell office:value-type="float" office:value="2316.35" calcext:value-type="float">
            <text:p>2316.35</text:p>
          </table:table-cell>
          <table:table-cell office:value-type="float" office:value="2667.27" calcext:value-type="float">
            <text:p>2667.27</text:p>
          </table:table-cell>
        </table:table-row>
        <table:table-row table:style-name="ro1">
          <table:table-cell office:value-type="float" office:value="16703298" calcext:value-type="float">
            <text:p>16703298</text:p>
          </table:table-cell>
          <table:table-cell table:formula="of:=[.A1046]/1000/(60*60*24)" office:value-type="time" office:time-value="PT04H38M23.298S" calcext:value-type="time">
            <text:p>04:38:23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7.67" calcext:value-type="float">
            <text:p>527.67</text:p>
          </table:table-cell>
          <table:table-cell office:value-type="float" office:value="2318.57" calcext:value-type="float">
            <text:p>2318.57</text:p>
          </table:table-cell>
          <table:table-cell office:value-type="float" office:value="2669.62" calcext:value-type="float">
            <text:p>2669.62</text:p>
          </table:table-cell>
        </table:table-row>
        <table:table-row table:style-name="ro1">
          <table:table-cell office:value-type="float" office:value="16719298" calcext:value-type="float">
            <text:p>16719298</text:p>
          </table:table-cell>
          <table:table-cell table:formula="of:=[.A1047]/1000/(60*60*24)" office:value-type="time" office:time-value="PT04H38M39.298S" calcext:value-type="time">
            <text:p>04:38:39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8.03" calcext:value-type="float">
            <text:p>528.03</text:p>
          </table:table-cell>
          <table:table-cell office:value-type="float" office:value="2320.8" calcext:value-type="float">
            <text:p>2320.8</text:p>
          </table:table-cell>
          <table:table-cell office:value-type="float" office:value="2671.97" calcext:value-type="float">
            <text:p>2671.97</text:p>
          </table:table-cell>
        </table:table-row>
        <table:table-row table:style-name="ro1">
          <table:table-cell office:value-type="float" office:value="16735299" calcext:value-type="float">
            <text:p>16735299</text:p>
          </table:table-cell>
          <table:table-cell table:formula="of:=[.A1048]/1000/(60*60*24)" office:value-type="time" office:time-value="PT04H38M55.299S" calcext:value-type="time">
            <text:p>04:38:55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7.8" calcext:value-type="float">
            <text:p>527.8</text:p>
          </table:table-cell>
          <table:table-cell office:value-type="float" office:value="2323.03" calcext:value-type="float">
            <text:p>2323.03</text:p>
          </table:table-cell>
          <table:table-cell office:value-type="float" office:value="2674.31" calcext:value-type="float">
            <text:p>2674.31</text:p>
          </table:table-cell>
        </table:table-row>
        <table:table-row table:style-name="ro1">
          <table:table-cell office:value-type="float" office:value="16751299" calcext:value-type="float">
            <text:p>16751299</text:p>
          </table:table-cell>
          <table:table-cell table:formula="of:=[.A1049]/1000/(60*60*24)" office:value-type="time" office:time-value="PT04H39M11.299S" calcext:value-type="time">
            <text:p>04:39:11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7.79" calcext:value-type="float">
            <text:p>527.79</text:p>
          </table:table-cell>
          <table:table-cell office:value-type="float" office:value="2325.25" calcext:value-type="float">
            <text:p>2325.25</text:p>
          </table:table-cell>
          <table:table-cell office:value-type="float" office:value="2676.66" calcext:value-type="float">
            <text:p>2676.66</text:p>
          </table:table-cell>
        </table:table-row>
        <table:table-row table:style-name="ro1">
          <table:table-cell office:value-type="float" office:value="16767299" calcext:value-type="float">
            <text:p>16767299</text:p>
          </table:table-cell>
          <table:table-cell table:formula="of:=[.A1050]/1000/(60*60*24)" office:value-type="time" office:time-value="PT04H39M27.299S" calcext:value-type="time">
            <text:p>04:39:27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5.88" calcext:value-type="float">
            <text:p>525.88</text:p>
          </table:table-cell>
          <table:table-cell office:value-type="float" office:value="2327.48" calcext:value-type="float">
            <text:p>2327.48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16783298" calcext:value-type="float">
            <text:p>16783298</text:p>
          </table:table-cell>
          <table:table-cell table:formula="of:=[.A1051]/1000/(60*60*24)" office:value-type="time" office:time-value="PT04H39M43.298S" calcext:value-type="time">
            <text:p>04:39:43</text:p>
          </table:table-cell>
          <table:table-cell office:value-type="float" office:value="1.05" calcext:value-type="float">
            <text:p>1.05</text:p>
          </table:table-cell>
          <table:table-cell office:value-type="float" office:value="500.8" calcext:value-type="float">
            <text:p>500.8</text:p>
          </table:table-cell>
          <table:table-cell office:value-type="float" office:value="525.88" calcext:value-type="float">
            <text:p>525.88</text:p>
          </table:table-cell>
          <table:table-cell office:value-type="float" office:value="2329.7" calcext:value-type="float">
            <text:p>2329.7</text:p>
          </table:table-cell>
          <table:table-cell office:value-type="float" office:value="2681.34" calcext:value-type="float">
            <text:p>2681.34</text:p>
          </table:table-cell>
        </table:table-row>
        <table:table-row table:style-name="ro1">
          <table:table-cell office:value-type="float" office:value="16799298" calcext:value-type="float">
            <text:p>16799298</text:p>
          </table:table-cell>
          <table:table-cell table:formula="of:=[.A1052]/1000/(60*60*24)" office:value-type="time" office:time-value="PT04H39M59.298S" calcext:value-type="time">
            <text:p>04:39:59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5.68" calcext:value-type="float">
            <text:p>525.68</text:p>
          </table:table-cell>
          <table:table-cell office:value-type="float" office:value="2331.93" calcext:value-type="float">
            <text:p>2331.93</text:p>
          </table:table-cell>
          <table:table-cell office:value-type="float" office:value="2683.68" calcext:value-type="float">
            <text:p>2683.68</text:p>
          </table:table-cell>
        </table:table-row>
        <table:table-row table:style-name="ro1">
          <table:table-cell office:value-type="float" office:value="16815298" calcext:value-type="float">
            <text:p>16815298</text:p>
          </table:table-cell>
          <table:table-cell table:formula="of:=[.A1053]/1000/(60*60*24)" office:value-type="time" office:time-value="PT04H40M15.298S" calcext:value-type="time">
            <text:p>04:40:15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6.02" calcext:value-type="float">
            <text:p>526.02</text:p>
          </table:table-cell>
          <table:table-cell office:value-type="float" office:value="2334.15" calcext:value-type="float">
            <text:p>2334.15</text:p>
          </table:table-cell>
          <table:table-cell office:value-type="float" office:value="2686.02" calcext:value-type="float">
            <text:p>2686.02</text:p>
          </table:table-cell>
        </table:table-row>
        <table:table-row table:style-name="ro1">
          <table:table-cell office:value-type="float" office:value="16831299" calcext:value-type="float">
            <text:p>16831299</text:p>
          </table:table-cell>
          <table:table-cell table:formula="of:=[.A1054]/1000/(60*60*24)" office:value-type="time" office:time-value="PT04H40M31.299S" calcext:value-type="time">
            <text:p>04:40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1" calcext:value-type="float">
            <text:p>522.11</text:p>
          </table:table-cell>
          <table:table-cell office:value-type="float" office:value="2336.37" calcext:value-type="float">
            <text:p>2336.37</text:p>
          </table:table-cell>
          <table:table-cell office:value-type="float" office:value="2688.34" calcext:value-type="float">
            <text:p>2688.34</text:p>
          </table:table-cell>
        </table:table-row>
        <table:table-row table:style-name="ro1">
          <table:table-cell office:value-type="float" office:value="16847299" calcext:value-type="float">
            <text:p>16847299</text:p>
          </table:table-cell>
          <table:table-cell table:formula="of:=[.A1055]/1000/(60*60*24)" office:value-type="time" office:time-value="PT04H40M47.299S" calcext:value-type="time">
            <text:p>04:40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6" calcext:value-type="float">
            <text:p>524.26</text:p>
          </table:table-cell>
          <table:table-cell office:value-type="float" office:value="2338.59" calcext:value-type="float">
            <text:p>2338.59</text:p>
          </table:table-cell>
          <table:table-cell office:value-type="float" office:value="2690.67" calcext:value-type="float">
            <text:p>2690.67</text:p>
          </table:table-cell>
        </table:table-row>
        <table:table-row table:style-name="ro1">
          <table:table-cell office:value-type="float" office:value="16863298" calcext:value-type="float">
            <text:p>16863298</text:p>
          </table:table-cell>
          <table:table-cell table:formula="of:=[.A1056]/1000/(60*60*24)" office:value-type="time" office:time-value="PT04H41M03.298S" calcext:value-type="time">
            <text:p>04:41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4" calcext:value-type="float">
            <text:p>522.24</text:p>
          </table:table-cell>
          <table:table-cell office:value-type="float" office:value="2340.81" calcext:value-type="float">
            <text:p>2340.81</text:p>
          </table:table-cell>
          <table:table-cell office:value-type="float" office:value="2692.99" calcext:value-type="float">
            <text:p>2692.99</text:p>
          </table:table-cell>
        </table:table-row>
        <table:table-row table:style-name="ro1">
          <table:table-cell office:value-type="float" office:value="16879298" calcext:value-type="float">
            <text:p>16879298</text:p>
          </table:table-cell>
          <table:table-cell table:formula="of:=[.A1057]/1000/(60*60*24)" office:value-type="time" office:time-value="PT04H41M19.298S" calcext:value-type="time">
            <text:p>04:41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5" calcext:value-type="float">
            <text:p>522.25</text:p>
          </table:table-cell>
          <table:table-cell office:value-type="float" office:value="2343.03" calcext:value-type="float">
            <text:p>2343.03</text:p>
          </table:table-cell>
          <table:table-cell office:value-type="float" office:value="2695.31" calcext:value-type="float">
            <text:p>2695.31</text:p>
          </table:table-cell>
        </table:table-row>
        <table:table-row table:style-name="ro1">
          <table:table-cell office:value-type="float" office:value="16895298" calcext:value-type="float">
            <text:p>16895298</text:p>
          </table:table-cell>
          <table:table-cell table:formula="of:=[.A1058]/1000/(60*60*24)" office:value-type="time" office:time-value="PT04H41M35.298S" calcext:value-type="time">
            <text:p>04:41:35</text:p>
          </table:table-cell>
          <table:table-cell office:value-type="float" office:value="1.05" calcext:value-type="float">
            <text:p>1.05</text:p>
          </table:table-cell>
          <table:table-cell office:value-type="float" office:value="500.6" calcext:value-type="float">
            <text:p>500.6</text:p>
          </table:table-cell>
          <table:table-cell office:value-type="float" office:value="523.66" calcext:value-type="float">
            <text:p>523.66</text:p>
          </table:table-cell>
          <table:table-cell office:value-type="float" office:value="2345.26" calcext:value-type="float">
            <text:p>2345.26</text:p>
          </table:table-cell>
          <table:table-cell office:value-type="float" office:value="2697.64" calcext:value-type="float">
            <text:p>2697.64</text:p>
          </table:table-cell>
        </table:table-row>
        <table:table-row table:style-name="ro1">
          <table:table-cell office:value-type="float" office:value="16911299" calcext:value-type="float">
            <text:p>16911299</text:p>
          </table:table-cell>
          <table:table-cell table:formula="of:=[.A1059]/1000/(60*60*24)" office:value-type="time" office:time-value="PT04H41M51.299S" calcext:value-type="time">
            <text:p>04:41:51</text:p>
          </table:table-cell>
          <table:table-cell office:value-type="float" office:value="1.05" calcext:value-type="float">
            <text:p>1.0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3.79" calcext:value-type="float">
            <text:p>523.79</text:p>
          </table:table-cell>
          <table:table-cell office:value-type="float" office:value="2347.48" calcext:value-type="float">
            <text:p>2347.48</text:p>
          </table:table-cell>
          <table:table-cell office:value-type="float" office:value="2699.96" calcext:value-type="float">
            <text:p>2699.96</text:p>
          </table:table-cell>
        </table:table-row>
        <table:table-row table:style-name="ro1">
          <table:table-cell office:value-type="float" office:value="16927298" calcext:value-type="float">
            <text:p>16927298</text:p>
          </table:table-cell>
          <table:table-cell table:formula="of:=[.A1060]/1000/(60*60*24)" office:value-type="time" office:time-value="PT04H42M07.298S" calcext:value-type="time">
            <text:p>04:42:07</text:p>
          </table:table-cell>
          <table:table-cell office:value-type="float" office:value="1.04" calcext:value-type="float">
            <text:p>1.04</text:p>
          </table:table-cell>
          <table:table-cell office:value-type="float" office:value="500.6" calcext:value-type="float">
            <text:p>500.6</text:p>
          </table:table-cell>
          <table:table-cell office:value-type="float" office:value="521.66" calcext:value-type="float">
            <text:p>521.66</text:p>
          </table:table-cell>
          <table:table-cell office:value-type="float" office:value="2349.71" calcext:value-type="float">
            <text:p>2349.71</text:p>
          </table:table-cell>
          <table:table-cell office:value-type="float" office:value="2702.28" calcext:value-type="float">
            <text:p>2702.28</text:p>
          </table:table-cell>
        </table:table-row>
        <table:table-row table:style-name="ro1">
          <table:table-cell office:value-type="float" office:value="16943298" calcext:value-type="float">
            <text:p>16943298</text:p>
          </table:table-cell>
          <table:table-cell table:formula="of:=[.A1061]/1000/(60*60*24)" office:value-type="time" office:time-value="PT04H42M23.298S" calcext:value-type="time">
            <text:p>04:42:23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351.93" calcext:value-type="float">
            <text:p>2351.93</text:p>
          </table:table-cell>
          <table:table-cell office:value-type="float" office:value="2704.6" calcext:value-type="float">
            <text:p>2704.6</text:p>
          </table:table-cell>
        </table:table-row>
        <table:table-row table:style-name="ro1">
          <table:table-cell office:value-type="float" office:value="16959298" calcext:value-type="float">
            <text:p>16959298</text:p>
          </table:table-cell>
          <table:table-cell table:formula="of:=[.A1062]/1000/(60*60*24)" office:value-type="time" office:time-value="PT04H42M39.298S" calcext:value-type="time">
            <text:p>04:42:39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5" calcext:value-type="float">
            <text:p>520.25</text:p>
          </table:table-cell>
          <table:table-cell office:value-type="float" office:value="2354.15" calcext:value-type="float">
            <text:p>2354.15</text:p>
          </table:table-cell>
          <table:table-cell office:value-type="float" office:value="2706.91" calcext:value-type="float">
            <text:p>2706.91</text:p>
          </table:table-cell>
        </table:table-row>
        <table:table-row table:style-name="ro1">
          <table:table-cell office:value-type="float" office:value="16975298" calcext:value-type="float">
            <text:p>16975298</text:p>
          </table:table-cell>
          <table:table-cell table:formula="of:=[.A1063]/1000/(60*60*24)" office:value-type="time" office:time-value="PT04H42M55.298S" calcext:value-type="time">
            <text:p>04:42:55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356.37" calcext:value-type="float">
            <text:p>2356.37</text:p>
          </table:table-cell>
          <table:table-cell office:value-type="float" office:value="2709.22" calcext:value-type="float">
            <text:p>2709.22</text:p>
          </table:table-cell>
        </table:table-row>
        <table:table-row table:style-name="ro1">
          <table:table-cell office:value-type="float" office:value="16991299" calcext:value-type="float">
            <text:p>16991299</text:p>
          </table:table-cell>
          <table:table-cell table:formula="of:=[.A1064]/1000/(60*60*24)" office:value-type="time" office:time-value="PT04H43M11.299S" calcext:value-type="time">
            <text:p>04:43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6" calcext:value-type="float">
            <text:p>520.26</text:p>
          </table:table-cell>
          <table:table-cell office:value-type="float" office:value="2358.59" calcext:value-type="float">
            <text:p>2358.59</text:p>
          </table:table-cell>
          <table:table-cell office:value-type="float" office:value="2711.52" calcext:value-type="float">
            <text:p>2711.52</text:p>
          </table:table-cell>
        </table:table-row>
        <table:table-row table:style-name="ro1">
          <table:table-cell office:value-type="float" office:value="17007298" calcext:value-type="float">
            <text:p>17007298</text:p>
          </table:table-cell>
          <table:table-cell table:formula="of:=[.A1065]/1000/(60*60*24)" office:value-type="time" office:time-value="PT04H43M27.298S" calcext:value-type="time">
            <text:p>04:43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360.81" calcext:value-type="float">
            <text:p>2360.81</text:p>
          </table:table-cell>
          <table:table-cell office:value-type="float" office:value="2713.83" calcext:value-type="float">
            <text:p>2713.83</text:p>
          </table:table-cell>
        </table:table-row>
        <table:table-row table:style-name="ro1">
          <table:table-cell office:value-type="float" office:value="17023299" calcext:value-type="float">
            <text:p>17023299</text:p>
          </table:table-cell>
          <table:table-cell table:formula="of:=[.A1066]/1000/(60*60*24)" office:value-type="time" office:time-value="PT04H43M43.299S" calcext:value-type="time">
            <text:p>04:43:43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363.03" calcext:value-type="float">
            <text:p>2363.03</text:p>
          </table:table-cell>
          <table:table-cell office:value-type="float" office:value="2716.13" calcext:value-type="float">
            <text:p>2716.13</text:p>
          </table:table-cell>
        </table:table-row>
        <table:table-row table:style-name="ro1">
          <table:table-cell office:value-type="float" office:value="17039299" calcext:value-type="float">
            <text:p>17039299</text:p>
          </table:table-cell>
          <table:table-cell table:formula="of:=[.A1067]/1000/(60*60*24)" office:value-type="time" office:time-value="PT04H43M59.299S" calcext:value-type="time">
            <text:p>04:43:59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365.25" calcext:value-type="float">
            <text:p>2365.25</text:p>
          </table:table-cell>
          <table:table-cell office:value-type="float" office:value="2718.43" calcext:value-type="float">
            <text:p>2718.43</text:p>
          </table:table-cell>
        </table:table-row>
        <table:table-row table:style-name="ro1">
          <table:table-cell office:value-type="float" office:value="17055299" calcext:value-type="float">
            <text:p>17055299</text:p>
          </table:table-cell>
          <table:table-cell table:formula="of:=[.A1068]/1000/(60*60*24)" office:value-type="time" office:time-value="PT04H44M15.299S" calcext:value-type="time">
            <text:p>04:44:15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6.26" calcext:value-type="float">
            <text:p>516.26</text:p>
          </table:table-cell>
          <table:table-cell office:value-type="float" office:value="2367.47" calcext:value-type="float">
            <text:p>2367.47</text:p>
          </table:table-cell>
          <table:table-cell office:value-type="float" office:value="2720.73" calcext:value-type="float">
            <text:p>2720.73</text:p>
          </table:table-cell>
        </table:table-row>
        <table:table-row table:style-name="ro1">
          <table:table-cell office:value-type="float" office:value="17071298" calcext:value-type="float">
            <text:p>17071298</text:p>
          </table:table-cell>
          <table:table-cell table:formula="of:=[.A1069]/1000/(60*60*24)" office:value-type="time" office:time-value="PT04H44M31.298S" calcext:value-type="time">
            <text:p>04:44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369.69" calcext:value-type="float">
            <text:p>2369.69</text:p>
          </table:table-cell>
          <table:table-cell office:value-type="float" office:value="2723.02" calcext:value-type="float">
            <text:p>2723.02</text:p>
          </table:table-cell>
        </table:table-row>
        <table:table-row table:style-name="ro1">
          <table:table-cell office:value-type="float" office:value="17087298" calcext:value-type="float">
            <text:p>17087298</text:p>
          </table:table-cell>
          <table:table-cell table:formula="of:=[.A1070]/1000/(60*60*24)" office:value-type="time" office:time-value="PT04H44M47.298S" calcext:value-type="time">
            <text:p>04:44:47</text:p>
          </table:table-cell>
          <table:table-cell office:value-type="float" office:value="1.03" calcext:value-type="float">
            <text:p>1.03</text:p>
          </table:table-cell>
          <table:table-cell office:value-type="float" office:value="500.6" calcext:value-type="float">
            <text:p>500.6</text:p>
          </table:table-cell>
          <table:table-cell office:value-type="float" office:value="515.66" calcext:value-type="float">
            <text:p>515.66</text:p>
          </table:table-cell>
          <table:table-cell office:value-type="float" office:value="2371.91" calcext:value-type="float">
            <text:p>2371.91</text:p>
          </table:table-cell>
          <table:table-cell office:value-type="float" office:value="2725.31" calcext:value-type="float">
            <text:p>2725.31</text:p>
          </table:table-cell>
        </table:table-row>
        <table:table-row table:style-name="ro1">
          <table:table-cell office:value-type="float" office:value="17103298" calcext:value-type="float">
            <text:p>17103298</text:p>
          </table:table-cell>
          <table:table-cell table:formula="of:=[.A1071]/1000/(60*60*24)" office:value-type="time" office:time-value="PT04H45M03.298S" calcext:value-type="time">
            <text:p>04:45:03</text:p>
          </table:table-cell>
          <table:table-cell office:value-type="float" office:value="1.03" calcext:value-type="float">
            <text:p>1.0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15.98" calcext:value-type="float">
            <text:p>515.98</text:p>
          </table:table-cell>
          <table:table-cell office:value-type="float" office:value="2374.13" calcext:value-type="float">
            <text:p>2374.13</text:p>
          </table:table-cell>
          <table:table-cell office:value-type="float" office:value="2727.61" calcext:value-type="float">
            <text:p>2727.61</text:p>
          </table:table-cell>
        </table:table-row>
        <table:table-row table:style-name="ro1">
          <table:table-cell office:value-type="float" office:value="17119298" calcext:value-type="float">
            <text:p>17119298</text:p>
          </table:table-cell>
          <table:table-cell table:formula="of:=[.A1072]/1000/(60*60*24)" office:value-type="time" office:time-value="PT04H45M19.298S" calcext:value-type="time">
            <text:p>04:45:19</text:p>
          </table:table-cell>
          <table:table-cell office:value-type="float" office:value="1.03" calcext:value-type="float">
            <text:p>1.0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5.79" calcext:value-type="float">
            <text:p>515.79</text:p>
          </table:table-cell>
          <table:table-cell office:value-type="float" office:value="2376.36" calcext:value-type="float">
            <text:p>2376.36</text:p>
          </table:table-cell>
          <table:table-cell office:value-type="float" office:value="2729.9" calcext:value-type="float">
            <text:p>2729.9</text:p>
          </table:table-cell>
        </table:table-row>
        <table:table-row table:style-name="ro1">
          <table:table-cell office:value-type="float" office:value="17135298" calcext:value-type="float">
            <text:p>17135298</text:p>
          </table:table-cell>
          <table:table-cell table:formula="of:=[.A1073]/1000/(60*60*24)" office:value-type="time" office:time-value="PT04H45M35.298S" calcext:value-type="time">
            <text:p>04:45:35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5" calcext:value-type="float">
            <text:p>514.55</text:p>
          </table:table-cell>
          <table:table-cell office:value-type="float" office:value="2378.58" calcext:value-type="float">
            <text:p>2378.58</text:p>
          </table:table-cell>
          <table:table-cell office:value-type="float" office:value="2732.18" calcext:value-type="float">
            <text:p>2732.18</text:p>
          </table:table-cell>
        </table:table-row>
        <table:table-row table:style-name="ro1">
          <table:table-cell office:value-type="float" office:value="17151298" calcext:value-type="float">
            <text:p>17151298</text:p>
          </table:table-cell>
          <table:table-cell table:formula="of:=[.A1074]/1000/(60*60*24)" office:value-type="time" office:time-value="PT04H45M51.298S" calcext:value-type="time">
            <text:p>04:45:51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7" calcext:value-type="float">
            <text:p>514.47</text:p>
          </table:table-cell>
          <table:table-cell office:value-type="float" office:value="2380.8" calcext:value-type="float">
            <text:p>2380.8</text:p>
          </table:table-cell>
          <table:table-cell office:value-type="float" office:value="2734.46" calcext:value-type="float">
            <text:p>2734.46</text:p>
          </table:table-cell>
        </table:table-row>
        <table:table-row table:style-name="ro1">
          <table:table-cell office:value-type="float" office:value="17167298" calcext:value-type="float">
            <text:p>17167298</text:p>
          </table:table-cell>
          <table:table-cell table:formula="of:=[.A1075]/1000/(60*60*24)" office:value-type="time" office:time-value="PT04H46M07.298S" calcext:value-type="time">
            <text:p>04:46:07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4" calcext:value-type="float">
            <text:p>512.34</text:p>
          </table:table-cell>
          <table:table-cell office:value-type="float" office:value="2383.02" calcext:value-type="float">
            <text:p>2383.02</text:p>
          </table:table-cell>
          <table:table-cell office:value-type="float" office:value="2736.74" calcext:value-type="float">
            <text:p>2736.74</text:p>
          </table:table-cell>
        </table:table-row>
        <table:table-row table:style-name="ro1">
          <table:table-cell office:value-type="float" office:value="17183298" calcext:value-type="float">
            <text:p>17183298</text:p>
          </table:table-cell>
          <table:table-cell table:formula="of:=[.A1076]/1000/(60*60*24)" office:value-type="time" office:time-value="PT04H46M23.298S" calcext:value-type="time">
            <text:p>04:46:2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385.24" calcext:value-type="float">
            <text:p>2385.24</text:p>
          </table:table-cell>
          <table:table-cell office:value-type="float" office:value="2739.02" calcext:value-type="float">
            <text:p>2739.02</text:p>
          </table:table-cell>
        </table:table-row>
        <table:table-row table:style-name="ro1">
          <table:table-cell office:value-type="float" office:value="17199298" calcext:value-type="float">
            <text:p>17199298</text:p>
          </table:table-cell>
          <table:table-cell table:formula="of:=[.A1077]/1000/(60*60*24)" office:value-type="time" office:time-value="PT04H46M39.298S" calcext:value-type="time">
            <text:p>04:46:39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2.05" calcext:value-type="float">
            <text:p>512.05</text:p>
          </table:table-cell>
          <table:table-cell office:value-type="float" office:value="2387.46" calcext:value-type="float">
            <text:p>2387.46</text:p>
          </table:table-cell>
          <table:table-cell office:value-type="float" office:value="2741.29" calcext:value-type="float">
            <text:p>2741.29</text:p>
          </table:table-cell>
        </table:table-row>
        <table:table-row table:style-name="ro1">
          <table:table-cell office:value-type="float" office:value="17215298" calcext:value-type="float">
            <text:p>17215298</text:p>
          </table:table-cell>
          <table:table-cell table:formula="of:=[.A1078]/1000/(60*60*24)" office:value-type="time" office:time-value="PT04H46M55.298S" calcext:value-type="time">
            <text:p>04:46:55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5" calcext:value-type="float">
            <text:p>510.15</text:p>
          </table:table-cell>
          <table:table-cell office:value-type="float" office:value="2389.68" calcext:value-type="float">
            <text:p>2389.68</text:p>
          </table:table-cell>
          <table:table-cell office:value-type="float" office:value="2743.56" calcext:value-type="float">
            <text:p>2743.56</text:p>
          </table:table-cell>
        </table:table-row>
        <table:table-row table:style-name="ro1">
          <table:table-cell office:value-type="float" office:value="17231298" calcext:value-type="float">
            <text:p>17231298</text:p>
          </table:table-cell>
          <table:table-cell table:formula="of:=[.A1079]/1000/(60*60*24)" office:value-type="time" office:time-value="PT04H47M11.298S" calcext:value-type="time">
            <text:p>04:47:11</text:p>
          </table:table-cell>
          <table:table-cell office:value-type="float" office:value="1.02" calcext:value-type="float">
            <text:p>1.02</text:p>
          </table:table-cell>
          <table:table-cell office:value-type="float" office:value="500.92" calcext:value-type="float">
            <text:p>500.92</text:p>
          </table:table-cell>
          <table:table-cell office:value-type="float" office:value="511.98" calcext:value-type="float">
            <text:p>511.98</text:p>
          </table:table-cell>
          <table:table-cell office:value-type="float" office:value="2391.9" calcext:value-type="float">
            <text:p>2391.9</text:p>
          </table:table-cell>
          <table:table-cell office:value-type="float" office:value="2745.82" calcext:value-type="float">
            <text:p>2745.82</text:p>
          </table:table-cell>
        </table:table-row>
        <table:table-row table:style-name="ro1">
          <table:table-cell office:value-type="float" office:value="17247298" calcext:value-type="float">
            <text:p>17247298</text:p>
          </table:table-cell>
          <table:table-cell table:formula="of:=[.A1080]/1000/(60*60*24)" office:value-type="time" office:time-value="PT04H47M27.298S" calcext:value-type="time">
            <text:p>04:47:27</text:p>
          </table:table-cell>
          <table:table-cell office:value-type="float" office:value="1.02" calcext:value-type="float">
            <text:p>1.02</text:p>
          </table:table-cell>
          <table:table-cell office:value-type="float" office:value="500.52" calcext:value-type="float">
            <text:p>500.52</text:p>
          </table:table-cell>
          <table:table-cell office:value-type="float" office:value="509.55" calcext:value-type="float">
            <text:p>509.55</text:p>
          </table:table-cell>
          <table:table-cell office:value-type="float" office:value="2394.13" calcext:value-type="float">
            <text:p>2394.13</text:p>
          </table:table-cell>
          <table:table-cell office:value-type="float" office:value="2748.09" calcext:value-type="float">
            <text:p>2748.09</text:p>
          </table:table-cell>
        </table:table-row>
        <table:table-row table:style-name="ro1">
          <table:table-cell office:value-type="float" office:value="17263298" calcext:value-type="float">
            <text:p>17263298</text:p>
          </table:table-cell>
          <table:table-cell table:formula="of:=[.A1081]/1000/(60*60*24)" office:value-type="time" office:time-value="PT04H47M43.298S" calcext:value-type="time">
            <text:p>04:47:43</text:p>
          </table:table-cell>
          <table:table-cell office:value-type="float" office:value="1.01" calcext:value-type="float">
            <text:p>1.01</text:p>
          </table:table-cell>
          <table:table-cell office:value-type="float" office:value="500.8" calcext:value-type="float">
            <text:p>500.8</text:p>
          </table:table-cell>
          <table:table-cell office:value-type="float" office:value="507.85" calcext:value-type="float">
            <text:p>507.85</text:p>
          </table:table-cell>
          <table:table-cell office:value-type="float" office:value="2396.35" calcext:value-type="float">
            <text:p>2396.35</text:p>
          </table:table-cell>
          <table:table-cell office:value-type="float" office:value="2750.36" calcext:value-type="float">
            <text:p>2750.36</text:p>
          </table:table-cell>
        </table:table-row>
        <table:table-row table:style-name="ro1">
          <table:table-cell office:value-type="float" office:value="17279298" calcext:value-type="float">
            <text:p>17279298</text:p>
          </table:table-cell>
          <table:table-cell table:formula="of:=[.A1082]/1000/(60*60*24)" office:value-type="time" office:time-value="PT04H47M59.298S" calcext:value-type="time">
            <text:p>04:47:59</text:p>
          </table:table-cell>
          <table:table-cell office:value-type="float" office:value="1.01" calcext:value-type="float">
            <text:p>1.01</text:p>
          </table:table-cell>
          <table:table-cell office:value-type="float" office:value="500.6" calcext:value-type="float">
            <text:p>500.6</text:p>
          </table:table-cell>
          <table:table-cell office:value-type="float" office:value="507.65" calcext:value-type="float">
            <text:p>507.65</text:p>
          </table:table-cell>
          <table:table-cell office:value-type="float" office:value="2398.58" calcext:value-type="float">
            <text:p>2398.58</text:p>
          </table:table-cell>
          <table:table-cell office:value-type="float" office:value="2752.62" calcext:value-type="float">
            <text:p>2752.62</text:p>
          </table:table-cell>
        </table:table-row>
        <table:table-row table:style-name="ro1">
          <table:table-cell office:value-type="float" office:value="17295298" calcext:value-type="float">
            <text:p>17295298</text:p>
          </table:table-cell>
          <table:table-cell table:formula="of:=[.A1083]/1000/(60*60*24)" office:value-type="time" office:time-value="PT04H48M15.298S" calcext:value-type="time">
            <text:p>04:48:15</text:p>
          </table:table-cell>
          <table:table-cell office:value-type="float" office:value="1.01" calcext:value-type="float">
            <text:p>1.0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07.77" calcext:value-type="float">
            <text:p>507.77</text:p>
          </table:table-cell>
          <table:table-cell office:value-type="float" office:value="2400.8" calcext:value-type="float">
            <text:p>2400.8</text:p>
          </table:table-cell>
          <table:table-cell office:value-type="float" office:value="2754.87" calcext:value-type="float">
            <text:p>2754.87</text:p>
          </table:table-cell>
        </table:table-row>
        <table:table-row table:style-name="ro1">
          <table:table-cell office:value-type="float" office:value="17311298" calcext:value-type="float">
            <text:p>17311298</text:p>
          </table:table-cell>
          <table:table-cell table:formula="of:=[.A1084]/1000/(60*60*24)" office:value-type="time" office:time-value="PT04H48M31.298S" calcext:value-type="time">
            <text:p>04:48:31</text:p>
          </table:table-cell>
          <table:table-cell office:value-type="float" office:value="1.01" calcext:value-type="float">
            <text:p>1.0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05.76" calcext:value-type="float">
            <text:p>505.76</text:p>
          </table:table-cell>
          <table:table-cell office:value-type="float" office:value="2403.03" calcext:value-type="float">
            <text:p>2403.03</text:p>
          </table:table-cell>
          <table:table-cell office:value-type="float" office:value="2757.12" calcext:value-type="float">
            <text:p>2757.12</text:p>
          </table:table-cell>
        </table:table-row>
        <table:table-row table:style-name="ro1">
          <table:table-cell office:value-type="float" office:value="17327299" calcext:value-type="float">
            <text:p>17327299</text:p>
          </table:table-cell>
          <table:table-cell table:formula="of:=[.A1085]/1000/(60*60*24)" office:value-type="time" office:time-value="PT04H48M47.299S" calcext:value-type="time">
            <text:p>04:48:47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4.28" calcext:value-type="float">
            <text:p>504.28</text:p>
          </table:table-cell>
          <table:table-cell office:value-type="float" office:value="2405.25" calcext:value-type="float">
            <text:p>2405.25</text:p>
          </table:table-cell>
          <table:table-cell office:value-type="float" office:value="2759.37" calcext:value-type="float">
            <text:p>2759.37</text:p>
          </table:table-cell>
        </table:table-row>
        <table:table-row table:style-name="ro1">
          <table:table-cell office:value-type="float" office:value="17343298" calcext:value-type="float">
            <text:p>17343298</text:p>
          </table:table-cell>
          <table:table-cell table:formula="of:=[.A1086]/1000/(60*60*24)" office:value-type="time" office:time-value="PT04H49M03.298S" calcext:value-type="time">
            <text:p>04:49:03</text:p>
          </table:table-cell>
          <table:table-cell office:value-type="float" office:value="1.01" calcext:value-type="float">
            <text:p>1.01</text:p>
          </table:table-cell>
          <table:table-cell office:value-type="float" office:value="499" calcext:value-type="float">
            <text:p>499</text:p>
          </table:table-cell>
          <table:table-cell office:value-type="float" office:value="503.97" calcext:value-type="float">
            <text:p>503.97</text:p>
          </table:table-cell>
          <table:table-cell office:value-type="float" office:value="2407.47" calcext:value-type="float">
            <text:p>2407.47</text:p>
          </table:table-cell>
          <table:table-cell office:value-type="float" office:value="2761.61" calcext:value-type="float">
            <text:p>2761.61</text:p>
          </table:table-cell>
        </table:table-row>
        <table:table-row table:style-name="ro1">
          <table:table-cell office:value-type="float" office:value="17359298" calcext:value-type="float">
            <text:p>17359298</text:p>
          </table:table-cell>
          <table:table-cell table:formula="of:=[.A1087]/1000/(60*60*24)" office:value-type="time" office:time-value="PT04H49M19.298S" calcext:value-type="time">
            <text:p>04:49:19</text:p>
          </table:table-cell>
          <table:table-cell office:value-type="float" office:value="1.01" calcext:value-type="float">
            <text:p>1.0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02.08" calcext:value-type="float">
            <text:p>502.08</text:p>
          </table:table-cell>
          <table:table-cell office:value-type="float" office:value="2409.69" calcext:value-type="float">
            <text:p>2409.69</text:p>
          </table:table-cell>
          <table:table-cell office:value-type="float" office:value="2763.85" calcext:value-type="float">
            <text:p>2763.85</text:p>
          </table:table-cell>
        </table:table-row>
        <table:table-row table:style-name="ro1">
          <table:table-cell office:value-type="float" office:value="17375299" calcext:value-type="float">
            <text:p>17375299</text:p>
          </table:table-cell>
          <table:table-cell table:formula="of:=[.A1088]/1000/(60*60*24)" office:value-type="time" office:time-value="PT04H49M35.299S" calcext:value-type="time">
            <text:p>04:49:35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2.38" calcext:value-type="float">
            <text:p>502.38</text:p>
          </table:table-cell>
          <table:table-cell office:value-type="float" office:value="2411.91" calcext:value-type="float">
            <text:p>2411.91</text:p>
          </table:table-cell>
          <table:table-cell office:value-type="float" office:value="2766.08" calcext:value-type="float">
            <text:p>2766.08</text:p>
          </table:table-cell>
        </table:table-row>
        <table:table-row table:style-name="ro1">
          <table:table-cell office:value-type="float" office:value="17391298" calcext:value-type="float">
            <text:p>17391298</text:p>
          </table:table-cell>
          <table:table-cell table:formula="of:=[.A1089]/1000/(60*60*24)" office:value-type="time" office:time-value="PT04H49M51.298S" calcext:value-type="time">
            <text:p>04:49:51</text:p>
          </table:table-cell>
          <table:table-cell office:value-type="float" office:value="1.01" calcext:value-type="float">
            <text:p>1.01</text:p>
          </table:table-cell>
          <table:table-cell office:value-type="float" office:value="499" calcext:value-type="float">
            <text:p>499</text:p>
          </table:table-cell>
          <table:table-cell office:value-type="float" office:value="501.94" calcext:value-type="float">
            <text:p>501.94</text:p>
          </table:table-cell>
          <table:table-cell office:value-type="float" office:value="2414.13" calcext:value-type="float">
            <text:p>2414.13</text:p>
          </table:table-cell>
          <table:table-cell office:value-type="float" office:value="2768.31" calcext:value-type="float">
            <text:p>2768.31</text:p>
          </table:table-cell>
        </table:table-row>
        <table:table-row table:style-name="ro1">
          <table:table-cell office:value-type="float" office:value="17407298" calcext:value-type="float">
            <text:p>17407298</text:p>
          </table:table-cell>
          <table:table-cell table:formula="of:=[.A1090]/1000/(60*60*24)" office:value-type="time" office:time-value="PT04H50M07.298S" calcext:value-type="time">
            <text:p>04:50:07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0.28" calcext:value-type="float">
            <text:p>500.28</text:p>
          </table:table-cell>
          <table:table-cell office:value-type="float" office:value="2416.35" calcext:value-type="float">
            <text:p>2416.35</text:p>
          </table:table-cell>
          <table:table-cell office:value-type="float" office:value="2770.54" calcext:value-type="float">
            <text:p>2770.54</text:p>
          </table:table-cell>
        </table:table-row>
        <table:table-row table:style-name="ro1">
          <table:table-cell office:value-type="float" office:value="17409298" calcext:value-type="float">
            <text:p>17409298</text:p>
          </table:table-cell>
          <table:table-cell table:formula="of:=[.A1091]/1000/(60*60*24)" office:value-type="time" office:time-value="PT04H50M09.298S" calcext:value-type="time">
            <text:p>04:50:09</text:p>
          </table:table-cell>
          <table:table-cell office:value-type="float" office:value="1" calcext:value-type="float">
            <text:p>1</text:p>
          </table:table-cell>
          <table:table-cell office:value-type="float" office:value="498.8" calcext:value-type="float">
            <text:p>498.8</text:p>
          </table:table-cell>
          <table:table-cell office:value-type="float" office:value="497.77" calcext:value-type="float">
            <text:p>497.77</text:p>
          </table:table-cell>
          <table:table-cell office:value-type="float" office:value="2416.62" calcext:value-type="float">
            <text:p>2416.62</text:p>
          </table:table-cell>
          <table:table-cell office:value-type="float" office:value="2770.82" calcext:value-type="float">
            <text:p>2770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 style:data-style-name="N2" text:time-value="22:35:53.2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7:15.085000000</dc:date>
    <meta:editing-duration>PT10M35S</meta:editing-duration>
    <meta:editing-cycles>2</meta:editing-cycles>
    <meta:generator>LibreOffice/7.0.0.3$Windows_X86_64 LibreOffice_project/8061b3e9204bef6b321a21033174034a5e2ea88e</meta:generator>
    <meta:document-statistic meta:table-count="1" meta:cell-count="76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5cm" svg:height="15.142cm" xlink:href=".." xlink:type="simple" chart:class="chart:line" chart:style-name="ch1">
        <chart:title svg:x="11.096cm" svg:y="0.438cm" chart:style-name="ch2">
          <text:p>MPower AA @0.2C #4</text:p>
        </chart:title>
        <chart:legend chart:legend-position="end" svg:x="24.35cm" svg:y="7.272cm" style:legend-expansion="high" chart:style-name="ch3"/>
        <chart:plot-area chart:style-name="ch4" table:cell-range-address="LOGGER03.B1:LOGGER03.C1091" chart:data-source-has-labels="both" svg:x="0.536cm" svg:y="1.519cm" svg:width="23.278cm" svg:height="13.321cm">
          <chart:coordinate-region svg:x="1.448cm" svg:y="1.519cm" svg:width="22.366cm" svg:height="11.992cm"/>
          <chart:axis chart:dimension="x" chart:name="primary-x" chart:style-name="ch5" chartooo:axis-type="auto">
            <chartooo:date-scale/>
            <chart:categories table:cell-range-address="LOGGER03.B2:LOGGER03.B10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091" chart:label-cell-address="LOGGER03.C1:LOGGER03.C1" chart:class="chart:line">
            <chart:data-point chart:repeated="10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091</svg:desc>
                </draw:g>
              </table:table-cell>
              <table:table-cell office:value-type="float" office:value="1.25">
                <text:p>1.25</text:p>
                <draw:g>
                  <svg:desc>LOGGER03.C2:LOGGER03.C1091</svg:desc>
                </draw:g>
              </table:table-cell>
            </table:table-row>
            <table:table-row>
              <table:table-cell office:value-type="float" office:value="0.000177060185185185">
                <text:p>0.00017706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36224537037037">
                <text:p>0.0003622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054744212962963">
                <text:p>0.0005474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732615740740741">
                <text:p>0.0007326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0917800925925926">
                <text:p>0.0009178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10298611111111">
                <text:p>0.00110298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2881712962963">
                <text:p>0.0012881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147335648148148">
                <text:p>0.0014733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165855324074074">
                <text:p>0.0016585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184372685185185">
                <text:p>0.0018437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02891203703704">
                <text:p>0.0020289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21409722222222">
                <text:p>0.0022140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39928240740741">
                <text:p>0.0023992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58446759259259">
                <text:p>0.0025844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76965277777778">
                <text:p>0.0027696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295483796296296">
                <text:p>0.0029548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314002314814815">
                <text:p>0.0031400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332520833333333">
                <text:p>0.0033252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351039351851852">
                <text:p>0.0035103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36955787037037">
                <text:p>0.0036955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388076388888889">
                <text:p>0.0038807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406594907407407">
                <text:p>0.0040659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425113425925926">
                <text:p>0.0042511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443631944444444">
                <text:p>0.0044363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462150462962963">
                <text:p>0.0046215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480668981481482">
                <text:p>0.004806689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4991875">
                <text:p>0.00499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517706018518519">
                <text:p>0.0051770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536224537037037">
                <text:p>0.0053622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554743055555556">
                <text:p>0.0055474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573262731481482">
                <text:p>0.0057326273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591780092592593">
                <text:p>0.0059178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610298611111111">
                <text:p>0.0061029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62881712962963">
                <text:p>0.0062881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647335648148148">
                <text:p>0.0064733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665855324074074">
                <text:p>0.006658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684372685185185">
                <text:p>0.0068437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02891203703704">
                <text:p>0.0070289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21409722222222">
                <text:p>0.0072140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39929398148148">
                <text:p>0.00739929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58446759259259">
                <text:p>0.0075844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776965277777778">
                <text:p>0.0077696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795483796296296">
                <text:p>0.0079548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814002314814815">
                <text:p>0.0081400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832520833333333">
                <text:p>0.0083252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851039351851852">
                <text:p>0.0085103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86955787037037">
                <text:p>0.0086955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888076388888889">
                <text:p>0.0088807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06594907407407">
                <text:p>0.0090659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25114583333333">
                <text:p>0.00925114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43631944444444">
                <text:p>0.0094363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62150462962963">
                <text:p>0.0096215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80670138888889">
                <text:p>0.00980670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09991875">
                <text:p>0.00999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01770601851852">
                <text:p>0.01017706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03622569444444">
                <text:p>0.0103622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05474305555556">
                <text:p>0.010547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07326273148148">
                <text:p>0.0107326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09178125">
                <text:p>0.010917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11029861111111">
                <text:p>0.01110298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12881712962963">
                <text:p>0.0112881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14733564814815">
                <text:p>0.01147335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16585416666667">
                <text:p>0.01165854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18437268518519">
                <text:p>0.01184372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028912037037">
                <text:p>0.01202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2141087962963">
                <text:p>0.012214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3992824074074">
                <text:p>0.01239928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5844675925926">
                <text:p>0.01258446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7696527777778">
                <text:p>0.01276965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2954837962963">
                <text:p>0.01295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1400231481481">
                <text:p>0.01314002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3252083333333">
                <text:p>0.01332520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5104050925926">
                <text:p>0.0135104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6955787037037">
                <text:p>0.0136955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3880775462963">
                <text:p>0.013880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40659490740741">
                <text:p>0.01406594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2511342592593">
                <text:p>0.01425113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4363310185185">
                <text:p>0.0144363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6215046296296">
                <text:p>0.01462150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8066898148148">
                <text:p>0.01480668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4991875">
                <text:p>0.01499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51770717592593">
                <text:p>0.0151770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3622453703704">
                <text:p>0.0153622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55474305555556">
                <text:p>0.01554743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57326157407407">
                <text:p>0.0157326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59178125">
                <text:p>0.015917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61029861111111">
                <text:p>0.01610298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62881712962963">
                <text:p>0.0162881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64733564814815">
                <text:p>0.01647335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66585416666667">
                <text:p>0.01665854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68437268518518">
                <text:p>0.01684372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0289236111111">
                <text:p>0.017028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2140972222222">
                <text:p>0.01721409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3992939814815">
                <text:p>0.017399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5844675925926">
                <text:p>0.01758446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7696643518519">
                <text:p>0.017769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7954837962963">
                <text:p>0.01795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81400231481481">
                <text:p>0.01814002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83252083333333">
                <text:p>0.01832520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85104050925926">
                <text:p>0.018510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86955902777778">
                <text:p>0.018695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88807638888889">
                <text:p>0.01888076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0659490740741">
                <text:p>0.01906594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2511458333333">
                <text:p>0.019251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4363194444444">
                <text:p>0.01943631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6215046296296">
                <text:p>0.01962150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8066898148148">
                <text:p>0.01980668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19991875">
                <text:p>0.01999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1770717592593">
                <text:p>0.020177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3622453703704">
                <text:p>0.02036224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5474421296296">
                <text:p>0.020547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7326157407407">
                <text:p>0.02073261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09178009259259">
                <text:p>0.020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11029976851852">
                <text:p>0.021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12881712962963">
                <text:p>0.021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14733680555556">
                <text:p>0.02147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16585416666667">
                <text:p>0.02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18437384259259">
                <text:p>0.02184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2028912037037">
                <text:p>0.02202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22141087962963">
                <text:p>0.02221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23992824074074">
                <text:p>0.022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25844675925926">
                <text:p>0.022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27696643518518">
                <text:p>0.022769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2954837962963">
                <text:p>0.02295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31400347222222">
                <text:p>0.02314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33252083333333">
                <text:p>0.023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35103935185185">
                <text:p>0.023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36955787037037">
                <text:p>0.023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38807638888889">
                <text:p>0.023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0659490740741">
                <text:p>0.024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2511458333333">
                <text:p>0.02425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4363194444444">
                <text:p>0.024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6215162037037">
                <text:p>0.02462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8066898148148">
                <text:p>0.024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4991875">
                <text:p>0.024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1770601851852">
                <text:p>0.02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3622453703704">
                <text:p>0.025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5474421296296">
                <text:p>0.02554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7326157407407">
                <text:p>0.025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59178009259259">
                <text:p>0.025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1029976851852">
                <text:p>0.026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2881712962963">
                <text:p>0.026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4733564814815">
                <text:p>0.026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6585416666667">
                <text:p>0.026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68437384259259">
                <text:p>0.02684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028912037037">
                <text:p>0.027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2140972222222">
                <text:p>0.027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3992939814815">
                <text:p>0.02739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5844675925926">
                <text:p>0.027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7696527777778">
                <text:p>0.027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7954837962963">
                <text:p>0.02795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1400231481481">
                <text:p>0.028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3252199074074">
                <text:p>0.028325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5104050925926">
                <text:p>0.02851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6955787037037">
                <text:p>0.028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8880775462963">
                <text:p>0.028880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0659490740741">
                <text:p>0.029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2511342592593">
                <text:p>0.029251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4363194444444">
                <text:p>0.029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6215162037037">
                <text:p>0.02962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8066898148148">
                <text:p>0.029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991875">
                <text:p>0.029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1770601851852">
                <text:p>0.030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3622453703704">
                <text:p>0.030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5474305555556">
                <text:p>0.030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7326273148148">
                <text:p>0.03073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09178125">
                <text:p>0.03091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1029861111111">
                <text:p>0.031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2881712962963">
                <text:p>0.031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4733564814815">
                <text:p>0.031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6585416666667">
                <text:p>0.03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8437268518519">
                <text:p>0.031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028912037037">
                <text:p>0.032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2140972222222">
                <text:p>0.032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3992824074074">
                <text:p>0.032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5844675925926">
                <text:p>0.032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7696643518519">
                <text:p>0.032769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54849537037">
                <text:p>0.032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1400231481481">
                <text:p>0.033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252083333333">
                <text:p>0.033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5103935185185">
                <text:p>0.033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6955787037037">
                <text:p>0.033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807638888889">
                <text:p>0.033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0659490740741">
                <text:p>0.034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511342592593">
                <text:p>0.034251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63194444444">
                <text:p>0.034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215046296296">
                <text:p>0.034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8066898148148">
                <text:p>0.034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918865740741">
                <text:p>0.03499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770601851852">
                <text:p>0.03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622453703704">
                <text:p>0.035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74305555556">
                <text:p>0.035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326157407407">
                <text:p>0.035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9178125">
                <text:p>0.03591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1029861111111">
                <text:p>0.036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881712962963">
                <text:p>0.036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733564814815">
                <text:p>0.036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585416666667">
                <text:p>0.036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37268518519">
                <text:p>0.036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8912037037">
                <text:p>0.037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140972222222">
                <text:p>0.037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92824074074">
                <text:p>0.037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844791666667">
                <text:p>0.03758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696527777778">
                <text:p>0.037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54849537037">
                <text:p>0.037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400347222222">
                <text:p>0.03814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252083333333">
                <text:p>0.038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5103935185185">
                <text:p>0.038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955787037037">
                <text:p>0.038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807638888889">
                <text:p>0.038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59490740741">
                <text:p>0.039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511342592593">
                <text:p>0.039251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363194444444">
                <text:p>0.039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215046296296">
                <text:p>0.039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66898148148">
                <text:p>0.039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918865740741">
                <text:p>0.03999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70601851852">
                <text:p>0.040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622453703704">
                <text:p>0.040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474305555556">
                <text:p>0.040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326273148148">
                <text:p>0.04073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78009259259">
                <text:p>0.040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1029976851852">
                <text:p>0.041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81712962963">
                <text:p>0.041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733564814815">
                <text:p>0.041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85416666667">
                <text:p>0.04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37268518519">
                <text:p>0.041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8912037037">
                <text:p>0.042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140972222222">
                <text:p>0.042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92939814815">
                <text:p>0.04239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844675925926">
                <text:p>0.042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96527777778">
                <text:p>0.042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54849537037">
                <text:p>0.042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400347222222">
                <text:p>0.043140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252083333333">
                <text:p>0.043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103935185185">
                <text:p>0.043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955787037037">
                <text:p>0.043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807638888889">
                <text:p>0.043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659490740741">
                <text:p>0.044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511458333333">
                <text:p>0.044251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63194444444">
                <text:p>0.044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215162037037">
                <text:p>0.044621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66898148148">
                <text:p>0.044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918865740741">
                <text:p>0.04499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70601851852">
                <text:p>0.04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622453703704">
                <text:p>0.045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474305555556">
                <text:p>0.045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326157407407">
                <text:p>0.045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78009259259">
                <text:p>0.045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1029976851852">
                <text:p>0.046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881828703704">
                <text:p>0.04628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733564814815">
                <text:p>0.046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85532407408">
                <text:p>0.046658553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437268518519">
                <text:p>0.046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8912037037">
                <text:p>0.047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141087962963">
                <text:p>0.04721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92824074074">
                <text:p>0.047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844791666667">
                <text:p>0.04758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96527777778">
                <text:p>0.047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54849537037">
                <text:p>0.047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400231481481">
                <text:p>0.048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252083333333">
                <text:p>0.048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104050925926">
                <text:p>0.04851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955902777778">
                <text:p>0.04869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807638888889">
                <text:p>0.048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659490740741">
                <text:p>0.049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511342592593">
                <text:p>0.049251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63310185185">
                <text:p>0.04943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215046296296">
                <text:p>0.049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066898148148">
                <text:p>0.049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91875">
                <text:p>0.049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70601851852">
                <text:p>0.050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622453703704">
                <text:p>0.050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74421296296">
                <text:p>0.05054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326157407407">
                <text:p>0.050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78009259259">
                <text:p>0.050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1029861111111">
                <text:p>0.051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81712962963">
                <text:p>0.051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733680555556">
                <text:p>0.05147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85416666667">
                <text:p>0.05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437268518519">
                <text:p>0.051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89236111111">
                <text:p>0.05202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140972222222">
                <text:p>0.052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92824074074">
                <text:p>0.052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844675925926">
                <text:p>0.052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96527777778">
                <text:p>0.052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54849537037">
                <text:p>0.052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400231481481">
                <text:p>0.053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252083333333">
                <text:p>0.053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104050925926">
                <text:p>0.053510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955787037037">
                <text:p>0.053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807638888889">
                <text:p>0.053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659490740741">
                <text:p>0.05406594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511342592593">
                <text:p>0.05425113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63194444445">
                <text:p>0.0544363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215046296296">
                <text:p>0.054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066898148148">
                <text:p>0.054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91875">
                <text:p>0.054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70601851852">
                <text:p>0.05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622453703704">
                <text:p>0.055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74305555556">
                <text:p>0.055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326157407407">
                <text:p>0.055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78009259259">
                <text:p>0.055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1029861111111">
                <text:p>0.056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81828703704">
                <text:p>0.05628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733680555556">
                <text:p>0.05647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85416666667">
                <text:p>0.056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437268518519">
                <text:p>0.05684372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89236111111">
                <text:p>0.05702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140972222222">
                <text:p>0.057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92939814815">
                <text:p>0.05739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844791666667">
                <text:p>0.05758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96527777778">
                <text:p>0.057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54837962963">
                <text:p>0.05795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400231481481">
                <text:p>0.058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252083333333">
                <text:p>0.058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103935185185">
                <text:p>0.058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955787037037">
                <text:p>0.058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807638888889">
                <text:p>0.058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659606481481">
                <text:p>0.059065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511342592593">
                <text:p>0.059251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594363310185185">
                <text:p>0.059436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215046296296">
                <text:p>0.059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66898148148">
                <text:p>0.059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91875">
                <text:p>0.059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70601851852">
                <text:p>0.060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622453703704">
                <text:p>0.060362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05474421296296">
                <text:p>0.060547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326157407407">
                <text:p>0.060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78009259259">
                <text:p>0.060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1029976851852">
                <text:p>0.061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81712962963">
                <text:p>0.061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733564814815">
                <text:p>0.0614733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16585416666667">
                <text:p>0.06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437384259259">
                <text:p>0.06184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8912037037">
                <text:p>0.06202891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141087962963">
                <text:p>0.062214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92824074074">
                <text:p>0.062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844791666667">
                <text:p>0.062584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96527777778">
                <text:p>0.062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54837962963">
                <text:p>0.06295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400231481481">
                <text:p>0.06314002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252083333333">
                <text:p>0.063325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5104050925926">
                <text:p>0.063510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36955787037037">
                <text:p>0.063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807638888889">
                <text:p>0.06388076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659606481481">
                <text:p>0.064065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511342592593">
                <text:p>0.064251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4363194444444">
                <text:p>0.064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215046296296">
                <text:p>0.064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66898148148">
                <text:p>0.06480668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91875">
                <text:p>0.064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70601851852">
                <text:p>0.06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622453703704">
                <text:p>0.065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74305555555">
                <text:p>0.065547430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326157407407">
                <text:p>0.065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78009259259">
                <text:p>0.065917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1029861111111">
                <text:p>0.066102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62881828703704">
                <text:p>0.066288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733564814815">
                <text:p>0.066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85416666667">
                <text:p>0.066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437384259259">
                <text:p>0.066843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0289236111111">
                <text:p>0.067028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140972222222">
                <text:p>0.067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92939814815">
                <text:p>0.06739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844675925926">
                <text:p>0.067584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77696527777778">
                <text:p>0.067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548379629629">
                <text:p>0.067954837962962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400231481481">
                <text:p>0.068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3252083333333">
                <text:p>0.068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103935185185">
                <text:p>0.068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86955787037037">
                <text:p>0.068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807638888889">
                <text:p>0.068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0659490740741">
                <text:p>0.069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2511342592593">
                <text:p>0.069251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4363194444445">
                <text:p>0.069436319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215046296296">
                <text:p>0.06962150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067013888889">
                <text:p>0.069806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1875">
                <text:p>0.06999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70717592593">
                <text:p>0.070177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22569444444">
                <text:p>0.07036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74305555556">
                <text:p>0.070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26157407407">
                <text:p>0.07073261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78125">
                <text:p>0.070917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029861111111">
                <text:p>0.071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81712962963">
                <text:p>0.071288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14733564814815">
                <text:p>0.071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85416666667">
                <text:p>0.071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37384259259">
                <text:p>0.071843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8912037037">
                <text:p>0.07202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2140972222222">
                <text:p>0.072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92939814815">
                <text:p>0.072399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844675925926">
                <text:p>0.07258446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96527777778">
                <text:p>0.07276965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54837962963">
                <text:p>0.072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1400231481481">
                <text:p>0.073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3252199074074">
                <text:p>0.073325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5103935185185">
                <text:p>0.07351039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955902777778">
                <text:p>0.073695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807754629629">
                <text:p>0.073880775462962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659490740741">
                <text:p>0.074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2511342592592">
                <text:p>0.07425113425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363194444444">
                <text:p>0.074436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6215046296296">
                <text:p>0.074621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8066898148148">
                <text:p>0.0748066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9918865740741">
                <text:p>0.074991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770601851852">
                <text:p>0.075177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3622569444444">
                <text:p>0.075362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74305555555">
                <text:p>0.0755474305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26273148148">
                <text:p>0.07573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9178125">
                <text:p>0.07591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1029861111111">
                <text:p>0.07610298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81712962963">
                <text:p>0.076288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4733680555556">
                <text:p>0.076473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85416666667">
                <text:p>0.07665854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37268518519">
                <text:p>0.0768437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0289120370371">
                <text:p>0.07702891203703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2140972222222">
                <text:p>0.077214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3992824074074">
                <text:p>0.077399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5844675925926">
                <text:p>0.077584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7696527777778">
                <text:p>0.077769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954849537037">
                <text:p>0.077954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400231481481">
                <text:p>0.078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3252083333333">
                <text:p>0.078325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5103935185185">
                <text:p>0.078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6955787037037">
                <text:p>0.0786955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807638888889">
                <text:p>0.078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0659606481481">
                <text:p>0.079065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2511342592593">
                <text:p>0.07925113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4363194444444">
                <text:p>0.07943631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15162037037">
                <text:p>0.079621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8066898148148">
                <text:p>0.0798066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991875">
                <text:p>0.079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1770717592592">
                <text:p>0.08017707175925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22453703704">
                <text:p>0.08036224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74305555556">
                <text:p>0.08054743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26273148148">
                <text:p>0.080732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78125">
                <text:p>0.08091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1029861111111">
                <text:p>0.081102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2881712962963">
                <text:p>0.081288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4733564814815">
                <text:p>0.08147335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85416666667">
                <text:p>0.081658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8437384259259">
                <text:p>0.081843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028912037037">
                <text:p>0.08202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140972222222">
                <text:p>0.08221409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92824074074">
                <text:p>0.08239928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844675925926">
                <text:p>0.082584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696643518518">
                <text:p>0.082769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54849537037">
                <text:p>0.082954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1400231481481">
                <text:p>0.083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3252083333333">
                <text:p>0.083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103935185185">
                <text:p>0.083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6955787037037">
                <text:p>0.083695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8807638888889">
                <text:p>0.083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0659490740741">
                <text:p>0.084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2511342592592">
                <text:p>0.08425113425925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4363310185185">
                <text:p>0.084436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6215162037037">
                <text:p>0.084621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8066898148148">
                <text:p>0.0848066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91875">
                <text:p>0.084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1770601851852">
                <text:p>0.08517706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22453703703">
                <text:p>0.085362245370370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5474305555556">
                <text:p>0.0855474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326157407407">
                <text:p>0.085732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9178009259259">
                <text:p>0.08591780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29976851852">
                <text:p>0.086102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81712962963">
                <text:p>0.0862881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33564814815">
                <text:p>0.0864733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6585416666667">
                <text:p>0.086658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8437268518519">
                <text:p>0.08684372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028912037037">
                <text:p>0.08702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2140972222222">
                <text:p>0.087214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92824074074">
                <text:p>0.087399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5844791666667">
                <text:p>0.087584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7696527777778">
                <text:p>0.087769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54837962963">
                <text:p>0.087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400231481481">
                <text:p>0.088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252083333333">
                <text:p>0.08832520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5103935185185">
                <text:p>0.088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6955787037037">
                <text:p>0.0886955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8807638888889">
                <text:p>0.088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659490740741">
                <text:p>0.089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511458333333">
                <text:p>0.089251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4363310185185">
                <text:p>0.089436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6215046296296">
                <text:p>0.089621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8066898148148">
                <text:p>0.08980668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91875">
                <text:p>0.089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1770601851852">
                <text:p>0.09017706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622453703704">
                <text:p>0.090362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5474305555556">
                <text:p>0.0905474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326157407407">
                <text:p>0.090732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9178009259259">
                <text:p>0.090917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1029861111111">
                <text:p>0.09110298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81712962963">
                <text:p>0.091288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733680555555">
                <text:p>0.0914733680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6585416666667">
                <text:p>0.091658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437268518518">
                <text:p>0.0918437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89236111111">
                <text:p>0.092028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2140972222222">
                <text:p>0.092214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92824074074">
                <text:p>0.092399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844675925926">
                <text:p>0.09258446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96527777778">
                <text:p>0.092769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548379629629">
                <text:p>0.09295483796296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400231481481">
                <text:p>0.093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252083333333">
                <text:p>0.093325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103935185185">
                <text:p>0.093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955902777778">
                <text:p>0.093695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807638888889">
                <text:p>0.093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659490740741">
                <text:p>0.094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511458333333">
                <text:p>0.094251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363194444444">
                <text:p>0.094436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215046296296">
                <text:p>0.09462150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067013888889">
                <text:p>0.094806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918865740741">
                <text:p>0.094991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70717592593">
                <text:p>0.095177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622453703704">
                <text:p>0.09536224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474305555556">
                <text:p>0.095547430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326157407407">
                <text:p>0.09573261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178009259259">
                <text:p>0.09591780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1029976851852">
                <text:p>0.096102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81712962963">
                <text:p>0.0962881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733564814815">
                <text:p>0.09647335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85416666667">
                <text:p>0.09665854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37268518518">
                <text:p>0.09684372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289236111111">
                <text:p>0.097028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140972222222">
                <text:p>0.09721409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3992824074074">
                <text:p>0.09739928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844791666666">
                <text:p>0.09758447916666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696527777778">
                <text:p>0.09776965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54837962963">
                <text:p>0.097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400231481481">
                <text:p>0.098140023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252083333333">
                <text:p>0.09832520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103935185185">
                <text:p>0.09851039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6955902777778">
                <text:p>0.098695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807638888889">
                <text:p>0.09888076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659490740741">
                <text:p>0.09906594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511342592592">
                <text:p>0.09925113425925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363194444444">
                <text:p>0.09943631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215162037037">
                <text:p>0.099621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067013888889">
                <text:p>0.099806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1875">
                <text:p>0.099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7060185185">
                <text:p>0.10017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224537037">
                <text:p>0.10036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7430555556">
                <text:p>0.10054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32615740741">
                <text:p>0.10073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17800925926">
                <text:p>0.100917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02986111111">
                <text:p>0.10110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8818287037">
                <text:p>0.10128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73356481481">
                <text:p>0.10147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58541666667">
                <text:p>0.10165854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43726851852">
                <text:p>0.10184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28912037037">
                <text:p>0.10202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14097222222">
                <text:p>0.10221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99282407407">
                <text:p>0.10239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84467592593">
                <text:p>0.10258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69652777778">
                <text:p>0.10276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54837962963">
                <text:p>0.102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40023148148">
                <text:p>0.10314002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25208333333">
                <text:p>0.10332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10393518519">
                <text:p>0.1035103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95578703704">
                <text:p>0.10369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80763888889">
                <text:p>0.1038807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65960648148">
                <text:p>0.10406596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51145833333">
                <text:p>0.10425114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436331018519">
                <text:p>0.10443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1516203704">
                <text:p>0.10462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806689814815">
                <text:p>0.10480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1875">
                <text:p>0.104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77060185185">
                <text:p>0.10517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224537037">
                <text:p>0.10536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4744212963">
                <text:p>0.10554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32615740741">
                <text:p>0.10573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78125">
                <text:p>0.105917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02986111111">
                <text:p>0.10610298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818287037">
                <text:p>0.10628818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73356481481">
                <text:p>0.10647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58541666667">
                <text:p>0.10665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843726851852">
                <text:p>0.10684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28912037037">
                <text:p>0.10702891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14097222222">
                <text:p>0.10721409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9282407407">
                <text:p>0.10739928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84467592593">
                <text:p>0.10758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69664351852">
                <text:p>0.10776966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54837962963">
                <text:p>0.107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40034722222">
                <text:p>0.10814003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25208333333">
                <text:p>0.10832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510393518519">
                <text:p>0.10851039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95578703704">
                <text:p>0.10869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80775462963">
                <text:p>0.108880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65949074074">
                <text:p>0.10906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51134259259">
                <text:p>0.10925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436331018519">
                <text:p>0.10943633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1516203704">
                <text:p>0.10962151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806689814815">
                <text:p>0.1098066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1875">
                <text:p>0.10999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7060185185">
                <text:p>0.1101770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224537037">
                <text:p>0.11036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47430555556">
                <text:p>0.11054743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2615740741">
                <text:p>0.1107326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917800925926">
                <text:p>0.11091780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2986111111">
                <text:p>0.11110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8171296296">
                <text:p>0.1112881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3356481481">
                <text:p>0.11147335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658553240741">
                <text:p>0.11165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43726851852">
                <text:p>0.11184372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028912037037">
                <text:p>0.112028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14108796296">
                <text:p>0.11221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9282407407">
                <text:p>0.11239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84467592593">
                <text:p>0.1125844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69652777778">
                <text:p>0.11276965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954837962963">
                <text:p>0.11295483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40023148148">
                <text:p>0.11314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25208333333">
                <text:p>0.11332520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510393518519">
                <text:p>0.113510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95578703704">
                <text:p>0.1136955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880763888889">
                <text:p>0.11388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65949074074">
                <text:p>0.1140659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251134259259">
                <text:p>0.11425113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436319444444">
                <text:p>0.11443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2150462963">
                <text:p>0.11462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4806701388889">
                <text:p>0.11480670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91886574074">
                <text:p>0.11499188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177060185185">
                <text:p>0.11517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6224537037">
                <text:p>0.11536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744212963">
                <text:p>0.11554744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5732615740741">
                <text:p>0.11573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7800925926">
                <text:p>0.11591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102986111111">
                <text:p>0.11610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818287037">
                <text:p>0.11628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73368055556">
                <text:p>0.11647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8553240741">
                <text:p>0.11665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43738425926">
                <text:p>0.11684373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8923611111">
                <text:p>0.11702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14097222222">
                <text:p>0.117214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9293981481">
                <text:p>0.11739929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84479166667">
                <text:p>0.11758447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9664351852">
                <text:p>0.11776966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54837962963">
                <text:p>0.11795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40023148148">
                <text:p>0.11814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25219907407">
                <text:p>0.11832521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8510405092593">
                <text:p>0.11851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95578703704">
                <text:p>0.118695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80763888889">
                <text:p>0.11888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65960648148">
                <text:p>0.11906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51134259259">
                <text:p>0.119251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6319444444">
                <text:p>0.11943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150462963">
                <text:p>0.11962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6689814815">
                <text:p>0.119806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91875">
                <text:p>0.11999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7060185185">
                <text:p>0.12017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224537037">
                <text:p>0.12036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7430555556">
                <text:p>0.120547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32615740741">
                <text:p>0.12073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7800925926">
                <text:p>0.12091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02986111111">
                <text:p>0.12110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818287037">
                <text:p>0.12128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73368055556">
                <text:p>0.12147336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8541666667">
                <text:p>0.12165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3726851852">
                <text:p>0.12184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8912037037">
                <text:p>0.122028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4097222222">
                <text:p>0.12221409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9282407407">
                <text:p>0.12239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4467592593">
                <text:p>0.122584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9652777778">
                <text:p>0.12276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4837962963">
                <text:p>0.12295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40023148148">
                <text:p>0.12314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25219907407">
                <text:p>0.12332521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10405092593">
                <text:p>0.12351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95578703704">
                <text:p>0.123695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80763888889">
                <text:p>0.12388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65949074074">
                <text:p>0.124065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51134259259">
                <text:p>0.124251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6319444444">
                <text:p>0.12443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150462963">
                <text:p>0.12462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6689814815">
                <text:p>0.124806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1875">
                <text:p>0.12499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7060185185">
                <text:p>0.12517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2256944444">
                <text:p>0.12536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744212963">
                <text:p>0.12554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732615740741">
                <text:p>0.12573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917800925926">
                <text:p>0.12591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2986111111">
                <text:p>0.12610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818287037">
                <text:p>0.12628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3356481481">
                <text:p>0.12647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8553240741">
                <text:p>0.12665855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3726851852">
                <text:p>0.12684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8923611111">
                <text:p>0.12702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4108796296">
                <text:p>0.12721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9282407407">
                <text:p>0.12739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4467592593">
                <text:p>0.127584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69652777778">
                <text:p>0.12776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4849537037">
                <text:p>0.127954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40023148148">
                <text:p>0.12814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25208333333">
                <text:p>0.128325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510405092593">
                <text:p>0.12851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695578703704">
                <text:p>0.12869557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80763888889">
                <text:p>0.12888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065949074074">
                <text:p>0.12906594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51145833333">
                <text:p>0.12925114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436319444444">
                <text:p>0.12943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621516203704">
                <text:p>0.12962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806689814815">
                <text:p>0.129806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991875">
                <text:p>0.12999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177071759259">
                <text:p>0.13017707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362256944444">
                <text:p>0.13036225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54744212963">
                <text:p>0.13054744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732615740741">
                <text:p>0.13073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09178125">
                <text:p>0.130917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102986111111">
                <text:p>0.13110298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288171296296">
                <text:p>0.13128817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473356481481">
                <text:p>0.13147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658541666667">
                <text:p>0.13165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1843726851852">
                <text:p>0.13184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028912037037">
                <text:p>0.13202891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214108796296">
                <text:p>0.13221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399282407407">
                <text:p>0.13239928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584467592593">
                <text:p>0.13258446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769652777778">
                <text:p>0.13276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2954837962963">
                <text:p>0.13295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140023148148">
                <text:p>0.13314002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325208333333">
                <text:p>0.133325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510405092593">
                <text:p>0.13351040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3695578703704">
                <text:p>0.13369557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80763888889">
                <text:p>0.13388076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065960648148">
                <text:p>0.13406596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251134259259">
                <text:p>0.13425113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436319444444">
                <text:p>0.13443631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621516203704">
                <text:p>0.13462151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806689814815">
                <text:p>0.13480668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4991886574074">
                <text:p>0.13499188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177060185185">
                <text:p>0.13517706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36224537037">
                <text:p>0.13536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547430555556">
                <text:p>0.13554743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732615740741">
                <text:p>0.13573261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5917800925926">
                <text:p>0.13591780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102986111111">
                <text:p>0.136102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28818287037">
                <text:p>0.13628818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473356481481">
                <text:p>0.13647335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658541666667">
                <text:p>0.13665854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843726851852">
                <text:p>0.13684372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028923611111">
                <text:p>0.13702892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214108796296">
                <text:p>0.13721410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399282407407">
                <text:p>0.137399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84479166667">
                <text:p>0.13758447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769652777778">
                <text:p>0.13776965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7954837962963">
                <text:p>0.13795483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140023148148">
                <text:p>0.138140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25208333333">
                <text:p>0.13832520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510393518519">
                <text:p>0.13851039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695590277778">
                <text:p>0.13869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880763888889">
                <text:p>0.13888076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065949074074">
                <text:p>0.139065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251134259259">
                <text:p>0.139251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436319444444">
                <text:p>0.13943631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62150462963">
                <text:p>0.13962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806689814815">
                <text:p>0.13980668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9991875">
                <text:p>0.13999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177071759259">
                <text:p>0.14017707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36224537037">
                <text:p>0.14036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54744212963">
                <text:p>0.14054744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732615740741">
                <text:p>0.140732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0917800925926">
                <text:p>0.140917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102986111111">
                <text:p>0.141102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288171296296">
                <text:p>0.141288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473356481481">
                <text:p>0.14147335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658541666667">
                <text:p>0.14165854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1843726851852">
                <text:p>0.14184372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028912037037">
                <text:p>0.142028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214097222222">
                <text:p>0.1422140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399282407407">
                <text:p>0.142399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584467592593">
                <text:p>0.142584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769652777778">
                <text:p>0.14276965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2954849537037">
                <text:p>0.142954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140034722222">
                <text:p>0.14314003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325208333333">
                <text:p>0.14332520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510393518518">
                <text:p>0.14351039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695590277778">
                <text:p>0.14369559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3880775462963">
                <text:p>0.143880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065949074074">
                <text:p>0.14406594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251134259259">
                <text:p>0.14425113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436331018519">
                <text:p>0.144436331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62150462963">
                <text:p>0.14462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4806689814815">
                <text:p>0.144806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91875">
                <text:p>0.14499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177060185185">
                <text:p>0.14517706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36224537037">
                <text:p>0.14536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547430555556">
                <text:p>0.14554743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732615740741">
                <text:p>0.14573261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5917800925926">
                <text:p>0.14591780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102986111111">
                <text:p>0.14610298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288171296296">
                <text:p>0.14628817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473368055556">
                <text:p>0.14647336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658553240741">
                <text:p>0.14665855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6843738425926">
                <text:p>0.14684373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028912037037">
                <text:p>0.14702891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214097222222">
                <text:p>0.14721409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399282407407">
                <text:p>0.14739928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584467592593">
                <text:p>0.14758446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7769652777778">
                <text:p>0.147769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4837962963">
                <text:p>0.147954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140023148148">
                <text:p>0.14814002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48325208333333">
                <text:p>0.148325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510393518519">
                <text:p>0.1485103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695590277778">
                <text:p>0.14869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880763888889">
                <text:p>0.148880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065960648148">
                <text:p>0.14906596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251134259259">
                <text:p>0.149251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436319444444">
                <text:p>0.149436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62150462963">
                <text:p>0.14962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806689814815">
                <text:p>0.149806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9991886574074">
                <text:p>0.14999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177060185185">
                <text:p>0.150177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36224537037">
                <text:p>0.150362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547430555556">
                <text:p>0.15054743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732627314815">
                <text:p>0.15073262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09178125">
                <text:p>0.15091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102986111111">
                <text:p>0.151102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288171296296">
                <text:p>0.1512881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473356481481">
                <text:p>0.15147335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658541666667">
                <text:p>0.15165854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1843726851852">
                <text:p>0.15184372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028912037037">
                <text:p>0.152028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214097222222">
                <text:p>0.152214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399282407407">
                <text:p>0.152399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584479166667">
                <text:p>0.15258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769652777778">
                <text:p>0.152769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2954837962963">
                <text:p>0.152954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140023148148">
                <text:p>0.153140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325208333333">
                <text:p>0.15332520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510405092593">
                <text:p>0.15351040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695578703704">
                <text:p>0.15369557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3880775462963">
                <text:p>0.153880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065949074074">
                <text:p>0.154065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251145833333">
                <text:p>0.15425114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436319444444">
                <text:p>0.154436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62150462963">
                <text:p>0.15462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806689814815">
                <text:p>0.154806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4991886574074">
                <text:p>0.15499188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177060185185">
                <text:p>0.155177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362256944444">
                <text:p>0.15536225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54744212963">
                <text:p>0.15554744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732615740741">
                <text:p>0.15573261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5917800925926">
                <text:p>0.15591780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102986111111">
                <text:p>0.15610298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288171296296">
                <text:p>0.15628817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473368055556">
                <text:p>0.15647336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658553240741">
                <text:p>0.15665855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6843738425926">
                <text:p>0.15684373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028912037037">
                <text:p>0.15702891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214097222222">
                <text:p>0.15721409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399282407407">
                <text:p>0.15739928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584479166667">
                <text:p>0.15758447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769652777778">
                <text:p>0.15776965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7954837962963">
                <text:p>0.15795483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140023148148">
                <text:p>0.15814002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325219907407">
                <text:p>0.15832521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510393518519">
                <text:p>0.15851039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695590277778">
                <text:p>0.15869559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8880763888889">
                <text:p>0.15888076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065949074074">
                <text:p>0.15906594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251134259259">
                <text:p>0.15925113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436319444444">
                <text:p>0.15943631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62150462963">
                <text:p>0.15962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806689814815">
                <text:p>0.15980668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59991875">
                <text:p>0.159991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177060185185">
                <text:p>0.16017706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36224537037">
                <text:p>0.16036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0547430555556">
                <text:p>0.16054743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0732615740741">
                <text:p>0.1607326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09178125">
                <text:p>0.160917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102986111111">
                <text:p>0.16110298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288171296296">
                <text:p>0.1612881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473356481481">
                <text:p>0.16147335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658553240741">
                <text:p>0.16165855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1843726851852">
                <text:p>0.161843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028912037037">
                <text:p>0.16202891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214097222222">
                <text:p>0.16221409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399293981482">
                <text:p>0.16239929398148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584479166667">
                <text:p>0.16258447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769664351852">
                <text:p>0.16276966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2954849537037">
                <text:p>0.162954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140023148148">
                <text:p>0.16314002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325219907407">
                <text:p>0.16332521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510393518519">
                <text:p>0.16351039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695578703704">
                <text:p>0.16369557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3880763888889">
                <text:p>0.16388076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065949074074">
                <text:p>0.16406594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251145833333">
                <text:p>0.16425114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436319444444">
                <text:p>0.16443631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62150462963">
                <text:p>0.164621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806689814815">
                <text:p>0.16480668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4991886574074">
                <text:p>0.16499188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177071759259">
                <text:p>0.16517707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36224537037">
                <text:p>0.16536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54744212963">
                <text:p>0.16554744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732615740741">
                <text:p>0.16573261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5917800925926">
                <text:p>0.16591780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102986111111">
                <text:p>0.166102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288171296296">
                <text:p>0.16628817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473368055556">
                <text:p>0.16647336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6658541666667">
                <text:p>0.16665854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6843726851852">
                <text:p>0.16684372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028912037037">
                <text:p>0.1670289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214097222222">
                <text:p>0.1672140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399282407407">
                <text:p>0.16739928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584467592593">
                <text:p>0.1675844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7769652777778">
                <text:p>0.16776965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7954837962963">
                <text:p>0.1679548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140023148148">
                <text:p>0.1681400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325208333333">
                <text:p>0.1683252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510393518518">
                <text:p>0.16851039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695578703704">
                <text:p>0.16869557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8880763888889">
                <text:p>0.168880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065960648148">
                <text:p>0.16906596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251134259259">
                <text:p>0.16925113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436319444444">
                <text:p>0.16943631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62150462963">
                <text:p>0.16962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806701388889">
                <text:p>0.169806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9991886574074">
                <text:p>0.169991886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177060185185">
                <text:p>0.17017706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36224537037">
                <text:p>0.170362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547430555556">
                <text:p>0.17054743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732615740741">
                <text:p>0.17073261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0917800925926">
                <text:p>0.17091780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102986111111">
                <text:p>0.17110298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28818287037">
                <text:p>0.17128818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473356481481">
                <text:p>0.17147335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658541666667">
                <text:p>0.17165854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1843726851852">
                <text:p>0.17184372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028912037037">
                <text:p>0.17202891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214097222222">
                <text:p>0.17221409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399293981481">
                <text:p>0.17239929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584467592593">
                <text:p>0.17258446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769652777778">
                <text:p>0.17276965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954837962963">
                <text:p>0.17295483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40023148148">
                <text:p>0.17314002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325208333333">
                <text:p>0.17332520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510393518519">
                <text:p>0.17351039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3695578703704">
                <text:p>0.17369557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80763888889">
                <text:p>0.17388076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065949074074">
                <text:p>0.17406594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251145833333">
                <text:p>0.1742511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4436331018519">
                <text:p>0.17443633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2150462963">
                <text:p>0.17462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806701388889">
                <text:p>0.17480670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991875">
                <text:p>0.174991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177060185185">
                <text:p>0.17517706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36224537037">
                <text:p>0.1753622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547430555556">
                <text:p>0.17554743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732615740741">
                <text:p>0.17573261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5917800925926">
                <text:p>0.17591780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102986111111">
                <text:p>0.17610298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28818287037">
                <text:p>0.17628818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473356481481">
                <text:p>0.17647335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658553240741">
                <text:p>0.17665855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6843726851852">
                <text:p>0.17684372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028912037037">
                <text:p>0.17702891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214097222222">
                <text:p>0.17721409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399282407407">
                <text:p>0.17739928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584467592593">
                <text:p>0.17758446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7769652777778">
                <text:p>0.1777696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7954837962963">
                <text:p>0.17795483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140023148148">
                <text:p>0.17814002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325208333333">
                <text:p>0.17832520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510393518519">
                <text:p>0.178510393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695590277778">
                <text:p>0.17869559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80763888889">
                <text:p>0.17888076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65949074074">
                <text:p>0.17906594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251145833333">
                <text:p>0.17925114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436331018519">
                <text:p>0.179436331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62150462963">
                <text:p>0.179621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806689814815">
                <text:p>0.17980668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9991875">
                <text:p>0.1799918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177060185185">
                <text:p>0.18017706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36224537037">
                <text:p>0.1803622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547430555556">
                <text:p>0.18054743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732615740741">
                <text:p>0.18073261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17800925926">
                <text:p>0.18091780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102986111111">
                <text:p>0.18110298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288171296296">
                <text:p>0.18128817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73356481481">
                <text:p>0.18147335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58541666667">
                <text:p>0.18165854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843726851852">
                <text:p>0.18184372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28912037037">
                <text:p>0.18202891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214108796296">
                <text:p>0.18221410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399282407407">
                <text:p>0.18239928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84467592593">
                <text:p>0.18258446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69652777778">
                <text:p>0.18276965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54837962963">
                <text:p>0.18295483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3140023148148">
                <text:p>0.18314002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25208333333">
                <text:p>0.18332520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510393518519">
                <text:p>0.18351039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695578703704">
                <text:p>0.18369557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80775462963">
                <text:p>0.183880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065949074074">
                <text:p>0.18406594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251134259259">
                <text:p>0.18425113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436319444444">
                <text:p>0.18443631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62150462963">
                <text:p>0.184621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806689814815">
                <text:p>0.18480668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991875">
                <text:p>0.1849918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177060185185">
                <text:p>0.18517706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36224537037">
                <text:p>0.1853622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547430555556">
                <text:p>0.185547430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732615740741">
                <text:p>0.18573261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917800925926">
                <text:p>0.18591780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102986111111">
                <text:p>0.18610298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88171296296">
                <text:p>0.18628817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473368055556">
                <text:p>0.186473368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658541666667">
                <text:p>0.186658541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843726851852">
                <text:p>0.186843726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028923611111">
                <text:p>0.18702892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214097222222">
                <text:p>0.187214097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399293981482">
                <text:p>0.18739929398148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584467592593">
                <text:p>0.18758446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769652777778">
                <text:p>0.18776965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954849537037">
                <text:p>0.1879548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8140034722222">
                <text:p>0.18814003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25219907407">
                <text:p>0.18832521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10393518519">
                <text:p>0.18851039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695578703704">
                <text:p>0.18869557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80763888889">
                <text:p>0.18888076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065949074074">
                <text:p>0.18906594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251145833333">
                <text:p>0.18925114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436319444444">
                <text:p>0.18943631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621516203704">
                <text:p>0.18962151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806689814815">
                <text:p>0.18980668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9991875">
                <text:p>0.1899918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177071759259">
                <text:p>0.19017707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36224537037">
                <text:p>0.1903622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547430555556">
                <text:p>0.19054743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0732615740741">
                <text:p>0.19073261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917800925926">
                <text:p>0.19091780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102986111111">
                <text:p>0.19110298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288171296296">
                <text:p>0.19128817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91473368055556">
                <text:p>0.191473368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658541666667">
                <text:p>0.191658541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1843738425926">
                <text:p>0.19184373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028912037037">
                <text:p>0.19202891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214108796296">
                <text:p>0.19221410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399282407407">
                <text:p>0.192399282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584479166667">
                <text:p>0.192584479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769652777778">
                <text:p>0.192769652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2954837962963">
                <text:p>0.19295483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140034722222">
                <text:p>0.19314003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3325208333333">
                <text:p>0.193325208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510393518518">
                <text:p>0.193510393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695590277778">
                <text:p>0.193695590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3880775462963">
                <text:p>0.19388077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065960648148">
                <text:p>0.194065960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251134259259">
                <text:p>0.194251134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436319444444">
                <text:p>0.194436319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62150462963">
                <text:p>0.1946215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806701388889">
                <text:p>0.194806701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4991886574074">
                <text:p>0.194991886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177060185185">
                <text:p>0.19517706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36224537037">
                <text:p>0.1953622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547430555556">
                <text:p>0.19554743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732627314815">
                <text:p>0.195732627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5917800925926">
                <text:p>0.195917800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102986111111">
                <text:p>0.196102986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288171296296">
                <text:p>0.19628817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473356481481">
                <text:p>0.196473356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658553240741">
                <text:p>0.196658553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6843726851852">
                <text:p>0.196843726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028923611111">
                <text:p>0.197028923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214108796296">
                <text:p>0.197214108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399293981481">
                <text:p>0.197399293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584467592593">
                <text:p>0.197584467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7769652777778">
                <text:p>0.197769652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7954837962963">
                <text:p>0.197954837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140023148148">
                <text:p>0.198140023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325208333333">
                <text:p>0.198325208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510393518519">
                <text:p>0.19851039351851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695578703704">
                <text:p>0.198695578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8880763888889">
                <text:p>0.198880763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065949074074">
                <text:p>0.199065949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9251134259259">
                <text:p>0.199251134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436319444444">
                <text:p>0.199436319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62150462963">
                <text:p>0.19962150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9806689814815">
                <text:p>0.199806689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9991875">
                <text:p>0.1999918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177060185185">
                <text:p>0.200177060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36224537037">
                <text:p>0.20036224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54744212963">
                <text:p>0.200547442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732615740741">
                <text:p>0.200732615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0917800925926">
                <text:p>0.2009178009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102997685185">
                <text:p>0.2011029976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288171296296">
                <text:p>0.201288171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01473356481481">
                <text:p>0.20147335648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0149650462963">
                <text:p>0.2014965046296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